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5.72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002cm"/>
    </style:style>
    <style:style style:name="co8" style:family="table-column">
      <style:table-column-properties fo:break-before="auto" style:column-width="7.7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65cm"/>
    </style:style>
    <style:style style:name="co11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2">
      <style:text-properties fo:font-weight="bold" style:font-weight-asian="bold" style:font-weight-complex="bold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/>
    <style:style style:name="ce6" style:family="table-cell" style:parent-style-name="Default" style:data-style-name="N10002"/>
    <style:style style:name="ce7" style:family="table-cell" style:parent-style-name="Default" style:data-style-name="N10000">
      <style:text-properties fo:font-weight="bold" style:font-weight-asian="bold" style:font-weight-complex="bold"/>
    </style:style>
    <style:style style:name="ce8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0002">
      <style:text-properties fo:font-weight="bold" style:font-weight-asian="bold" style:font-weight-complex="bold"/>
    </style:style>
    <style:style style:name="ce10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ce6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Tipo</text:p>
          </table:table-cell>
          <table:table-cell office:value-type="string" calcext:value-type="string">
            <text:p>Kcal reales</text:p>
          </table:table-cell>
          <table:table-cell table:style-name="ce1" office:value-type="string" calcext:value-type="string">
            <text:p>Kcal reale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3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7" office:value-type="string" calcext:value-type="string">
            <text:p>Hidratos (g) / 100g aliment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1.2" calcext:value-type="float">
            <text:p>61,2</text:p>
          </table:table-cell>
          <table:table-cell table:style-name="ce2" table:formula="of:=[.H2]*[.I2]/100" office:value-type="float" office:value="61.2" calcext:value-type="float">
            <text:p>61,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2];&quot;) (nombre &quot;;[.R2];&quot;) (grupo &quot;;[.D2];&quot;) (tipo &quot;;[.E2];&quot;) (racion &quot;;[.H2];&quot;) (kcal &quot;;[.I2];&quot;) (proteinas &quot;;[.J2];&quot;) (grasas &quot;;[.K2];&quot;) (hidratos &quot;;[.L2];&quot;) (desayuno &quot;;[.M2];&quot;) (almuerzo &quot;;[.N2];&quot;) (comida &quot;;[.O2];&quot;) (merienda &quot;;[.P2];&quot;) (cena &quot;;[.Q2];&quot;))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  <table:table-cell table:formula="of:=SUBSTITUTE([.S2];&quot;,&quot;;&quot;.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6.5" calcext:value-type="float">
            <text:p>76,5</text:p>
          </table:table-cell>
          <table:table-cell table:style-name="ce2" table:formula="of:=[.H3]*[.I3]/100" office:value-type="float" office:value="76.5" calcext:value-type="float">
            <text:p>76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3];&quot;) (nombre &quot;;[.R3];&quot;) (grupo &quot;;[.D3];&quot;) (tipo &quot;;[.E3];&quot;) (racion &quot;;[.H3];&quot;) (kcal &quot;;[.I3];&quot;) (proteinas &quot;;[.J3];&quot;) (grasas &quot;;[.K3];&quot;) (hidratos &quot;;[.L3];&quot;) (desayuno &quot;;[.M3];&quot;) (almuerzo &quot;;[.N3];&quot;) (comida &quot;;[.O3];&quot;) (merienda &quot;;[.P3];&quot;) (cena &quot;;[.Q3];&quot;))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  <table:table-cell table:formula="of:=SUBSTITUTE([.S3];&quot;,&quot;;&quot;.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53" calcext:value-type="float">
            <text:p>153</text:p>
          </table:table-cell>
          <table:table-cell table:style-name="ce2" table:formula="of:=[.H4]*[.I4]/100" office:value-type="float" office:value="153" calcext:value-type="float">
            <text:p>1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4];&quot;) (nombre &quot;;[.R4];&quot;) (grupo &quot;;[.D4];&quot;) (tipo &quot;;[.E4];&quot;) (racion &quot;;[.H4];&quot;) (kcal &quot;;[.I4];&quot;) (proteinas &quot;;[.J4];&quot;) (grasas &quot;;[.K4];&quot;) (hidratos &quot;;[.L4];&quot;) (desayuno &quot;;[.M4];&quot;) (almuerzo &quot;;[.N4];&quot;) (comida &quot;;[.O4];&quot;) (merienda &quot;;[.P4];&quot;) (cena &quot;;[.Q4];&quot;))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  <table:table-cell table:formula="of:=SUBSTITUTE([.S4];&quot;,&quot;;&quot;.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2.4" calcext:value-type="float">
            <text:p>122,4</text:p>
          </table:table-cell>
          <table:table-cell table:style-name="ce2" table:formula="of:=[.H5]*[.I5]/100" office:value-type="float" office:value="122.4" calcext:value-type="float">
            <text:p>122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5];&quot;) (nombre &quot;;[.R5];&quot;) (grupo &quot;;[.D5];&quot;) (tipo &quot;;[.E5];&quot;) (racion &quot;;[.H5];&quot;) (kcal &quot;;[.I5];&quot;) (proteinas &quot;;[.J5];&quot;) (grasas &quot;;[.K5];&quot;) (hidratos &quot;;[.L5];&quot;) (desayuno &quot;;[.M5];&quot;) (almuerzo &quot;;[.N5];&quot;) (comida &quot;;[.O5];&quot;) (merienda &quot;;[.P5];&quot;) (cena &quot;;[.Q5];&quot;))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  <table:table-cell table:formula="of:=SUBSTITUTE([.S5];&quot;,&quot;;&quot;.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1.8" calcext:value-type="float">
            <text:p>91,8</text:p>
          </table:table-cell>
          <table:table-cell table:style-name="ce2" table:formula="of:=[.H6]*[.I6]/100" office:value-type="float" office:value="91.8" calcext:value-type="float">
            <text:p>91,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6];&quot;) (nombre &quot;;[.R6];&quot;) (grupo &quot;;[.D6];&quot;) (tipo &quot;;[.E6];&quot;) (racion &quot;;[.H6];&quot;) (kcal &quot;;[.I6];&quot;) (proteinas &quot;;[.J6];&quot;) (grasas &quot;;[.K6];&quot;) (hidratos &quot;;[.L6];&quot;) (desayuno &quot;;[.M6];&quot;) (almuerzo &quot;;[.N6];&quot;) (comida &quot;;[.O6];&quot;) (merienda &quot;;[.P6];&quot;) (cena &quot;;[.Q6];&quot;))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  <table:table-cell table:formula="of:=SUBSTITUTE([.S6];&quot;,&quot;;&quot;.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1.4" calcext:value-type="float">
            <text:p>61,4</text:p>
          </table:table-cell>
          <table:table-cell table:style-name="ce2" table:formula="of:=[.H7]*[.I7]/100" office:value-type="float" office:value="61.4" calcext:value-type="float">
            <text:p>61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7];&quot;) (nombre &quot;;[.R7];&quot;) (grupo &quot;;[.D7];&quot;) (tipo &quot;;[.E7];&quot;) (racion &quot;;[.H7];&quot;) (kcal &quot;;[.I7];&quot;) (proteinas &quot;;[.J7];&quot;) (grasas &quot;;[.K7];&quot;) (hidratos &quot;;[.L7];&quot;) (desayuno &quot;;[.M7];&quot;) (almuerzo &quot;;[.N7];&quot;) (comida &quot;;[.O7];&quot;) (merienda &quot;;[.P7];&quot;) (cena &quot;;[.Q7];&quot;))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  <table:table-cell table:formula="of:=SUBSTITUTE([.S7];&quot;,&quot;;&quot;.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6.75" calcext:value-type="float">
            <text:p>76,75</text:p>
          </table:table-cell>
          <table:table-cell table:style-name="ce2" table:formula="of:=[.H8]*[.I8]/100" office:value-type="float" office:value="76.75" calcext:value-type="float">
            <text:p>76,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8];&quot;) (nombre &quot;;[.R8];&quot;) (grupo &quot;;[.D8];&quot;) (tipo &quot;;[.E8];&quot;) (racion &quot;;[.H8];&quot;) (kcal &quot;;[.I8];&quot;) (proteinas &quot;;[.J8];&quot;) (grasas &quot;;[.K8];&quot;) (hidratos &quot;;[.L8];&quot;) (desayuno &quot;;[.M8];&quot;) (almuerzo &quot;;[.N8];&quot;) (comida &quot;;[.O8];&quot;) (merienda &quot;;[.P8];&quot;) (cena &quot;;[.Q8];&quot;))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  <table:table-cell table:formula="of:=SUBSTITUTE([.S8];&quot;,&quot;;&quot;.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53.5" calcext:value-type="float">
            <text:p>153,5</text:p>
          </table:table-cell>
          <table:table-cell table:style-name="ce2" table:formula="of:=[.H9]*[.I9]/100" office:value-type="float" office:value="153.5" calcext:value-type="float">
            <text:p>153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9];&quot;) (nombre &quot;;[.R9];&quot;) (grupo &quot;;[.D9];&quot;) (tipo &quot;;[.E9];&quot;) (racion &quot;;[.H9];&quot;) (kcal &quot;;[.I9];&quot;) (proteinas &quot;;[.J9];&quot;) (grasas &quot;;[.K9];&quot;) (hidratos &quot;;[.L9];&quot;) (desayuno &quot;;[.M9];&quot;) (almuerzo &quot;;[.N9];&quot;) (comida &quot;;[.O9];&quot;) (merienda &quot;;[.P9];&quot;) (cena &quot;;[.Q9];&quot;))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  <table:table-cell table:formula="of:=SUBSTITUTE([.S9];&quot;,&quot;;&quot;.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2.8" calcext:value-type="float">
            <text:p>122,8</text:p>
          </table:table-cell>
          <table:table-cell table:style-name="ce2" table:formula="of:=[.H10]*[.I10]/100" office:value-type="float" office:value="122.8" calcext:value-type="float">
            <text:p>122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0];&quot;) (nombre &quot;;[.R10];&quot;) (grupo &quot;;[.D10];&quot;) (tipo &quot;;[.E10];&quot;) (racion &quot;;[.H10];&quot;) (kcal &quot;;[.I10];&quot;) (proteinas &quot;;[.J10];&quot;) (grasas &quot;;[.K10];&quot;) (hidratos &quot;;[.L10];&quot;) (desayuno &quot;;[.M10];&quot;) (almuerzo &quot;;[.N10];&quot;) (comida &quot;;[.O10];&quot;) (merienda &quot;;[.P10];&quot;) (cena &quot;;[.Q10];&quot;))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  <table:table-cell table:formula="of:=SUBSTITUTE([.S10];&quot;,&quot;;&quot;.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2.1" calcext:value-type="float">
            <text:p>92,1</text:p>
          </table:table-cell>
          <table:table-cell table:style-name="ce2" table:formula="of:=[.H11]*[.I11]/100" office:value-type="float" office:value="92.1" calcext:value-type="float">
            <text:p>92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1];&quot;) (nombre &quot;;[.R11];&quot;) (grupo &quot;;[.D11];&quot;) (tipo &quot;;[.E11];&quot;) (racion &quot;;[.H11];&quot;) (kcal &quot;;[.I11];&quot;) (proteinas &quot;;[.J11];&quot;) (grasas &quot;;[.K11];&quot;) (hidratos &quot;;[.L11];&quot;) (desayuno &quot;;[.M11];&quot;) (almuerzo &quot;;[.N11];&quot;) (comida &quot;;[.O11];&quot;) (merienda &quot;;[.P11];&quot;) (cena &quot;;[.Q11];&quot;))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  <table:table-cell table:formula="of:=SUBSTITUTE([.S11];&quot;,&quot;;&quot;.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2.6" calcext:value-type="float">
            <text:p>82,6</text:p>
          </table:table-cell>
          <table:table-cell table:style-name="ce2" table:formula="of:=[.H12]*[.I12]/100" office:value-type="float" office:value="82.6" calcext:value-type="float">
            <text:p>82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2];&quot;) (nombre &quot;;[.R12];&quot;) (grupo &quot;;[.D12];&quot;) (tipo &quot;;[.E12];&quot;) (racion &quot;;[.H12];&quot;) (kcal &quot;;[.I12];&quot;) (proteinas &quot;;[.J12];&quot;) (grasas &quot;;[.K12];&quot;) (hidratos &quot;;[.L12];&quot;) (desayuno &quot;;[.M12];&quot;) (almuerzo &quot;;[.N12];&quot;) (comida &quot;;[.O12];&quot;) (merienda &quot;;[.P12];&quot;) (cena &quot;;[.Q12];&quot;))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  <table:table-cell table:formula="of:=SUBSTITUTE([.S12];&quot;,&quot;;&quot;.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06.5" calcext:value-type="float">
            <text:p>206,5</text:p>
          </table:table-cell>
          <table:table-cell table:style-name="ce2" table:formula="of:=[.H13]*[.I13]/100" office:value-type="float" office:value="206.5" calcext:value-type="float">
            <text:p>206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3];&quot;) (nombre &quot;;[.R13];&quot;) (grupo &quot;;[.D13];&quot;) (tipo &quot;;[.E13];&quot;) (racion &quot;;[.H13];&quot;) (kcal &quot;;[.I13];&quot;) (proteinas &quot;;[.J13];&quot;) (grasas &quot;;[.K13];&quot;) (hidratos &quot;;[.L13];&quot;) (desayuno &quot;;[.M13];&quot;) (almuerzo &quot;;[.N13];&quot;) (comida &quot;;[.O13];&quot;) (merienda &quot;;[.P13];&quot;) (cena &quot;;[.Q13];&quot;))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  <table:table-cell table:formula="of:=SUBSTITUTE([.S13];&quot;,&quot;;&quot;.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65.2" calcext:value-type="float">
            <text:p>165,2</text:p>
          </table:table-cell>
          <table:table-cell table:style-name="ce2" table:formula="of:=[.H14]*[.I14]/100" office:value-type="float" office:value="165.2" calcext:value-type="float">
            <text:p>165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4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4];&quot;) (nombre &quot;;[.R14];&quot;) (grupo &quot;;[.D14];&quot;) (tipo &quot;;[.E14];&quot;) (racion &quot;;[.H14];&quot;) (kcal &quot;;[.I14];&quot;) (proteinas &quot;;[.J14];&quot;) (grasas &quot;;[.K14];&quot;) (hidratos &quot;;[.L14];&quot;) (desayuno &quot;;[.M14];&quot;) (almuerzo &quot;;[.N14];&quot;) (comida &quot;;[.O14];&quot;) (merienda &quot;;[.P14];&quot;) (cena &quot;;[.Q14];&quot;))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  <table:table-cell table:formula="of:=SUBSTITUTE([.S14];&quot;,&quot;;&quot;.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03.25" calcext:value-type="float">
            <text:p>103,25</text:p>
          </table:table-cell>
          <table:table-cell table:style-name="ce2" table:formula="of:=[.H15]*[.I15]/100" office:value-type="float" office:value="103.25" calcext:value-type="float">
            <text:p>103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5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5];&quot;) (nombre &quot;;[.R15];&quot;) (grupo &quot;;[.D15];&quot;) (tipo &quot;;[.E15];&quot;) (racion &quot;;[.H15];&quot;) (kcal &quot;;[.I15];&quot;) (proteinas &quot;;[.J15];&quot;) (grasas &quot;;[.K15];&quot;) (hidratos &quot;;[.L15];&quot;) (desayuno &quot;;[.M15];&quot;) (almuerzo &quot;;[.N15];&quot;) (comida &quot;;[.O15];&quot;) (merienda &quot;;[.P15];&quot;) (cena &quot;;[.Q15];&quot;))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  <table:table-cell table:formula="of:=SUBSTITUTE([.S15];&quot;,&quot;;&quot;.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3.9" calcext:value-type="float">
            <text:p>123,9</text:p>
          </table:table-cell>
          <table:table-cell table:style-name="ce2" table:formula="of:=[.H16]*[.I16]/100" office:value-type="float" office:value="123.9" calcext:value-type="float">
            <text:p>123,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6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6];&quot;) (nombre &quot;;[.R16];&quot;) (grupo &quot;;[.D16];&quot;) (tipo &quot;;[.E16];&quot;) (racion &quot;;[.H16];&quot;) (kcal &quot;;[.I16];&quot;) (proteinas &quot;;[.J16];&quot;) (grasas &quot;;[.K16];&quot;) (hidratos &quot;;[.L16];&quot;) (desayuno &quot;;[.M16];&quot;) (almuerzo &quot;;[.N16];&quot;) (comida &quot;;[.O16];&quot;) (merienda &quot;;[.P16];&quot;) (cena &quot;;[.Q16];&quot;))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  <table:table-cell table:formula="of:=SUBSTITUTE([.S16];&quot;,&quot;;&quot;.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2" calcext:value-type="float">
            <text:p>72</text:p>
          </table:table-cell>
          <table:table-cell table:style-name="ce2" table:formula="of:=[.H17]*[.I17]/100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7];&quot;) (nombre &quot;;[.R17];&quot;) (grupo &quot;;[.D17];&quot;) (tipo &quot;;[.E17];&quot;) (racion &quot;;[.H17];&quot;) (kcal &quot;;[.I17];&quot;) (proteinas &quot;;[.J17];&quot;) (grasas &quot;;[.K17];&quot;) (hidratos &quot;;[.L17];&quot;) (desayuno &quot;;[.M17];&quot;) (almuerzo &quot;;[.N17];&quot;) (comida &quot;;[.O17];&quot;) (merienda &quot;;[.P17];&quot;) (cena &quot;;[.Q17];&quot;))&quot;)" office:value-type="string" office:string-value="(alimento (id 16) (nombre requeson) (grupo 1) (tipo plasticos) (racion 75) (kcal 96) (proteinas 13,6) (grasas 4) (hidratos 1,4) (desayuno si) (almuerzo si) (comida si) (merienda si) (cena si))" calcext:value-type="string">
            <text:p>(alimento (id 16) (nombre requeson) (grupo 1) (tipo plasticos) (racion 75) (kcal 96) (proteinas 13,6) (grasas 4) (hidratos 1,4) (desayuno si) (almuerzo si) (comida si) (merienda si) (cena si))</text:p>
          </table:table-cell>
          <table:table-cell table:formula="of:=SUBSTITUTE([.S17];&quot;,&quot;;&quot;.&quot;)" office:value-type="string" office:string-value="(alimento (id 16) (nombre requeson) (grupo 1) (tipo plasticos) (racion 75) (kcal 96) (proteinas 13.6) (grasas 4) (hidratos 1.4) (desayuno si) (almuerzo si) (comida si) (merienda si) (cena si))" calcext:value-type="string">
            <text:p>(alimento (id 16) (nombre requeson) (grupo 1) (tipo plasticos) (racion 7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44" calcext:value-type="float">
            <text:p>144</text:p>
          </table:table-cell>
          <table:table-cell table:style-name="ce2" table:formula="of:=[.H18]*[.I18]/100" office:value-type="float" office:value="144" calcext:value-type="float">
            <text:p>1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8];&quot;) (nombre &quot;;[.R18];&quot;) (grupo &quot;;[.D18];&quot;) (tipo &quot;;[.E18];&quot;) (racion &quot;;[.H18];&quot;) (kcal &quot;;[.I18];&quot;) (proteinas &quot;;[.J18];&quot;) (grasas &quot;;[.K18];&quot;) (hidratos &quot;;[.L18];&quot;) (desayuno &quot;;[.M18];&quot;) (almuerzo &quot;;[.N18];&quot;) (comida &quot;;[.O18];&quot;) (merienda &quot;;[.P18];&quot;) (cena &quot;;[.Q18];&quot;))&quot;)" office:value-type="string" office:string-value="(alimento (id 17) (nombre requeson) (grupo 1) (tipo plasticos) (racion 150) (kcal 96) (proteinas 13,6) (grasas 4) (hidratos 1,4) (desayuno si) (almuerzo si) (comida si) (merienda si) (cena si))" calcext:value-type="string">
            <text:p>(alimento (id 17) (nombre requeson) (grupo 1) (tipo plasticos) (racion 150) (kcal 96) (proteinas 13,6) (grasas 4) (hidratos 1,4) (desayuno si) (almuerzo si) (comida si) (merienda si) (cena si))</text:p>
          </table:table-cell>
          <table:table-cell table:formula="of:=SUBSTITUTE([.S18];&quot;,&quot;;&quot;.&quot;)" office:value-type="string" office:string-value="(alimento (id 17) (nombre requeson) (grupo 1) (tipo plasticos) (racion 150) (kcal 96) (proteinas 13.6) (grasas 4) (hidratos 1.4) (desayuno si) (almuerzo si) (comida si) (merienda si) (cena si))" calcext:value-type="string">
            <text:p>(alimento (id 17) (nombre requeson) (grupo 1) (tipo plasticos) (racion 1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0" calcext:value-type="float">
            <text:p>120</text:p>
          </table:table-cell>
          <table:table-cell table:style-name="ce2" table:formula="of:=[.H19]*[.I19]/100" office:value-type="float" office:value="120" calcext:value-type="float">
            <text:p>1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9];&quot;) (nombre &quot;;[.R19];&quot;) (grupo &quot;;[.D19];&quot;) (tipo &quot;;[.E19];&quot;) (racion &quot;;[.H19];&quot;) (kcal &quot;;[.I19];&quot;) (proteinas &quot;;[.J19];&quot;) (grasas &quot;;[.K19];&quot;) (hidratos &quot;;[.L19];&quot;) (desayuno &quot;;[.M19];&quot;) (almuerzo &quot;;[.N19];&quot;) (comida &quot;;[.O19];&quot;) (merienda &quot;;[.P19];&quot;) (cena &quot;;[.Q19];&quot;))&quot;)" office:value-type="string" office:string-value="(alimento (id 18) (nombre requeson) (grupo 1) (tipo plasticos) (racion 125) (kcal 96) (proteinas 13,6) (grasas 4) (hidratos 1,4) (desayuno si) (almuerzo si) (comida si) (merienda si) (cena si))" calcext:value-type="string">
            <text:p>(alimento (id 18) (nombre requeson) (grupo 1) (tipo plasticos) (racion 125) (kcal 96) (proteinas 13,6) (grasas 4) (hidratos 1,4) (desayuno si) (almuerzo si) (comida si) (merienda si) (cena si))</text:p>
          </table:table-cell>
          <table:table-cell table:formula="of:=SUBSTITUTE([.S19];&quot;,&quot;;&quot;.&quot;)" office:value-type="string" office:string-value="(alimento (id 18) (nombre requeson) (grupo 1) (tipo plasticos) (racion 125) (kcal 96) (proteinas 13.6) (grasas 4) (hidratos 1.4) (desayuno si) (almuerzo si) (comida si) (merienda si) (cena si))" calcext:value-type="string">
            <text:p>(alimento (id 18) (nombre requeson) (grupo 1) (tipo plasticos) (racion 12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8" calcext:value-type="float">
            <text:p>48</text:p>
          </table:table-cell>
          <table:table-cell table:style-name="ce2" table:formula="of:=[.H20]*[.I20]/100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0];&quot;) (nombre &quot;;[.R20];&quot;) (grupo &quot;;[.D20];&quot;) (tipo &quot;;[.E20];&quot;) (racion &quot;;[.H20];&quot;) (kcal &quot;;[.I20];&quot;) (proteinas &quot;;[.J20];&quot;) (grasas &quot;;[.K20];&quot;) (hidratos &quot;;[.L20];&quot;) (desayuno &quot;;[.M20];&quot;) (almuerzo &quot;;[.N20];&quot;) (comida &quot;;[.O20];&quot;) (merienda &quot;;[.P20];&quot;) (cena &quot;;[.Q20];&quot;))&quot;)" office:value-type="string" office:string-value="(alimento (id 19) (nombre requeson) (grupo 1) (tipo plasticos) (racion 50) (kcal 96) (proteinas 13,6) (grasas 4) (hidratos 1,4) (desayuno si) (almuerzo si) (comida si) (merienda si) (cena si))" calcext:value-type="string">
            <text:p>(alimento (id 19) (nombre requeson) (grupo 1) (tipo plasticos) (racion 50) (kcal 96) (proteinas 13,6) (grasas 4) (hidratos 1,4) (desayuno si) (almuerzo si) (comida si) (merienda si) (cena si))</text:p>
          </table:table-cell>
          <table:table-cell table:formula="of:=SUBSTITUTE([.S20];&quot;,&quot;;&quot;.&quot;)" office:value-type="string" office:string-value="(alimento (id 19) (nombre requeson) (grupo 1) (tipo plasticos) (racion 50) (kcal 96) (proteinas 13.6) (grasas 4) (hidratos 1.4) (desayuno si) (almuerzo si) (comida si) (merienda si) (cena si))" calcext:value-type="string">
            <text:p>(alimento (id 19) (nombre requeson) (grupo 1) (tipo plasticos) (racion 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6" calcext:value-type="float">
            <text:p>96</text:p>
          </table:table-cell>
          <table:table-cell table:style-name="ce2" table:formula="of:=[.H21]*[.I21]/100" office:value-type="float" office:value="96" calcext:value-type="float">
            <text:p>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1];&quot;) (nombre &quot;;[.R21];&quot;) (grupo &quot;;[.D21];&quot;) (tipo &quot;;[.E21];&quot;) (racion &quot;;[.H21];&quot;) (kcal &quot;;[.I21];&quot;) (proteinas &quot;;[.J21];&quot;) (grasas &quot;;[.K21];&quot;) (hidratos &quot;;[.L21];&quot;) (desayuno &quot;;[.M21];&quot;) (almuerzo &quot;;[.N21];&quot;) (comida &quot;;[.O21];&quot;) (merienda &quot;;[.P21];&quot;) (cena &quot;;[.Q21];&quot;))&quot;)" office:value-type="string" office:string-value="(alimento (id 20) (nombre requeson) (grupo 1) (tipo plasticos) (racion 100) (kcal 96) (proteinas 13,6) (grasas 4) (hidratos 1,4) (desayuno si) (almuerzo si) (comida si) (merienda si) (cena si))" calcext:value-type="string">
            <text:p>(alimento (id 20) (nombre requeson) (grupo 1) (tipo plasticos) (racion 100) (kcal 96) (proteinas 13,6) (grasas 4) (hidratos 1,4) (desayuno si) (almuerzo si) (comida si) (merienda si) (cena si))</text:p>
          </table:table-cell>
          <table:table-cell table:formula="of:=SUBSTITUTE([.S21];&quot;,&quot;;&quot;.&quot;)" office:value-type="string" office:string-value="(alimento (id 20) (nombre requeson) (grupo 1) (tipo plasticos) (racion 100) (kcal 96) (proteinas 13.6) (grasas 4) (hidratos 1.4) (desayuno si) (almuerzo si) (comida si) (merienda si) (cena si))" calcext:value-type="string">
            <text:p>(alimento (id 20) (nombre requeson) (grupo 1) (tipo plasticos) (racion 10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0" calcext:value-type="float">
            <text:p>120</text:p>
          </table:table-cell>
          <table:table-cell table:style-name="ce2" table:formula="of:=[.H22]*[.I22]/100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2];&quot;) (nombre &quot;;[.R22];&quot;) (grupo &quot;;[.D22];&quot;) (tipo &quot;;[.E22];&quot;) (racion &quot;;[.H22];&quot;) (kcal &quot;;[.I22];&quot;) (proteinas &quot;;[.J22];&quot;) (grasas &quot;;[.K22];&quot;) (hidratos &quot;;[.L22];&quot;) (desayuno &quot;;[.M22];&quot;) (almuerzo &quot;;[.N22];&quot;) (comida &quot;;[.O22];&quot;) (merienda &quot;;[.P22];&quot;) (cena &quot;;[.Q22];&quot;))&quot;)" office:value-type="string" office:string-value="(alimento (id 21) (nombre queso-philadelphia) (grupo 1) (tipo plasticos) (racion 60) (kcal 200) (proteinas 10) (grasas 16,6) (hidratos 6,6) (desayuno si) (almuerzo si) (comida si) (merienda si) (cena si))" calcext:value-type="string">
            <text:p>(alimento (id 21) (nombre queso-philadelphia) (grupo 1) (tipo plasticos) (racion 60) (kcal 200) (proteinas 10) (grasas 16,6) (hidratos 6,6) (desayuno si) (almuerzo si) (comida si) (merienda si) (cena si))</text:p>
          </table:table-cell>
          <table:table-cell table:formula="of:=SUBSTITUTE([.S22];&quot;,&quot;;&quot;.&quot;)" office:value-type="string" office:string-value="(alimento (id 21) (nombre queso-philadelphia) (grupo 1) (tipo plasticos) (racion 60) (kcal 200) (proteinas 10) (grasas 16.6) (hidratos 6.6) (desayuno si) (almuerzo si) (comida si) (merienda si) (cena si))" calcext:value-type="string">
            <text:p>(alimento (id 21) (nombre queso-philadelphia) (grupo 1) (tipo plasticos) (racion 6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table:style-name="ce2" table:formula="of:=[.H23]*[.I23]/100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3];&quot;) (nombre &quot;;[.R23];&quot;) (grupo &quot;;[.D23];&quot;) (tipo &quot;;[.E23];&quot;) (racion &quot;;[.H23];&quot;) (kcal &quot;;[.I23];&quot;) (proteinas &quot;;[.J23];&quot;) (grasas &quot;;[.K23];&quot;) (hidratos &quot;;[.L23];&quot;) (desayuno &quot;;[.M23];&quot;) (almuerzo &quot;;[.N23];&quot;) (comida &quot;;[.O23];&quot;) (merienda &quot;;[.P23];&quot;) (cena &quot;;[.Q23];&quot;))&quot;)" office:value-type="string" office:string-value="(alimento (id 22) (nombre queso-philadelphia) (grupo 1) (tipo plasticos) (racion 50) (kcal 200) (proteinas 10) (grasas 16,6) (hidratos 6,6) (desayuno si) (almuerzo si) (comida si) (merienda si) (cena si))" calcext:value-type="string">
            <text:p>(alimento (id 22) (nombre queso-philadelphia) (grupo 1) (tipo plasticos) (racion 50) (kcal 200) (proteinas 10) (grasas 16,6) (hidratos 6,6) (desayuno si) (almuerzo si) (comida si) (merienda si) (cena si))</text:p>
          </table:table-cell>
          <table:table-cell table:formula="of:=SUBSTITUTE([.S23];&quot;,&quot;;&quot;.&quot;)" office:value-type="string" office:string-value="(alimento (id 22) (nombre queso-philadelphia) (grupo 1) (tipo plasticos) (racion 50) (kcal 200) (proteinas 10) (grasas 16.6) (hidratos 6.6) (desayuno si) (almuerzo si) (comida si) (merienda si) (cena si))" calcext:value-type="string">
            <text:p>(alimento (id 22) (nombre queso-philadelphia) (grupo 1) (tipo plasticos) (racion 5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0" calcext:value-type="float">
            <text:p>80</text:p>
          </table:table-cell>
          <table:table-cell table:style-name="ce2" table:formula="of:=[.H24]*[.I24]/100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4];&quot;) (nombre &quot;;[.R24];&quot;) (grupo &quot;;[.D24];&quot;) (tipo &quot;;[.E24];&quot;) (racion &quot;;[.H24];&quot;) (kcal &quot;;[.I24];&quot;) (proteinas &quot;;[.J24];&quot;) (grasas &quot;;[.K24];&quot;) (hidratos &quot;;[.L24];&quot;) (desayuno &quot;;[.M24];&quot;) (almuerzo &quot;;[.N24];&quot;) (comida &quot;;[.O24];&quot;) (merienda &quot;;[.P24];&quot;) (cena &quot;;[.Q24];&quot;))&quot;)" office:value-type="string" office:string-value="(alimento (id 23) (nombre queso-philadelphia) (grupo 1) (tipo plasticos) (racion 40) (kcal 200) (proteinas 10) (grasas 16,6) (hidratos 6,6) (desayuno si) (almuerzo si) (comida si) (merienda si) (cena si))" calcext:value-type="string">
            <text:p>(alimento (id 23) (nombre queso-philadelphia) (grupo 1) (tipo plasticos) (racion 40) (kcal 200) (proteinas 10) (grasas 16,6) (hidratos 6,6) (desayuno si) (almuerzo si) (comida si) (merienda si) (cena si))</text:p>
          </table:table-cell>
          <table:table-cell table:formula="of:=SUBSTITUTE([.S24];&quot;,&quot;;&quot;.&quot;)" office:value-type="string" office:string-value="(alimento (id 23) (nombre queso-philadelphia) (grupo 1) (tipo plasticos) (racion 40) (kcal 200) (proteinas 10) (grasas 16.6) (hidratos 6.6) (desayuno si) (almuerzo si) (comida si) (merienda si) (cena si))" calcext:value-type="string">
            <text:p>(alimento (id 23) (nombre queso-philadelphia) (grupo 1) (tipo plasticos) (racion 4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0" calcext:value-type="float">
            <text:p>60</text:p>
          </table:table-cell>
          <table:table-cell table:style-name="ce2" table:formula="of:=[.H25]*[.I25]/100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5];&quot;) (nombre &quot;;[.R25];&quot;) (grupo &quot;;[.D25];&quot;) (tipo &quot;;[.E25];&quot;) (racion &quot;;[.H25];&quot;) (kcal &quot;;[.I25];&quot;) (proteinas &quot;;[.J25];&quot;) (grasas &quot;;[.K25];&quot;) (hidratos &quot;;[.L25];&quot;) (desayuno &quot;;[.M25];&quot;) (almuerzo &quot;;[.N25];&quot;) (comida &quot;;[.O25];&quot;) (merienda &quot;;[.P25];&quot;) (cena &quot;;[.Q25];&quot;))&quot;)" office:value-type="string" office:string-value="(alimento (id 24) (nombre queso-philadelphia) (grupo 1) (tipo plasticos) (racion 30) (kcal 200) (proteinas 10) (grasas 16,6) (hidratos 6,6) (desayuno si) (almuerzo si) (comida si) (merienda si) (cena si))" calcext:value-type="string">
            <text:p>(alimento (id 24) (nombre queso-philadelphia) (grupo 1) (tipo plasticos) (racion 30) (kcal 200) (proteinas 10) (grasas 16,6) (hidratos 6,6) (desayuno si) (almuerzo si) (comida si) (merienda si) (cena si))</text:p>
          </table:table-cell>
          <table:table-cell table:formula="of:=SUBSTITUTE([.S25];&quot;,&quot;;&quot;.&quot;)" office:value-type="string" office:string-value="(alimento (id 24) (nombre queso-philadelphia) (grupo 1) (tipo plasticos) (racion 30) (kcal 200) (proteinas 10) (grasas 16.6) (hidratos 6.6) (desayuno si) (almuerzo si) (comida si) (merienda si) (cena si))" calcext:value-type="string">
            <text:p>(alimento (id 24) (nombre queso-philadelphia) (grupo 1) (tipo plasticos) (racion 3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0" calcext:value-type="float">
            <text:p>40</text:p>
          </table:table-cell>
          <table:table-cell table:style-name="ce2" table:formula="of:=[.H26]*[.I26]/100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6];&quot;) (nombre &quot;;[.R26];&quot;) (grupo &quot;;[.D26];&quot;) (tipo &quot;;[.E26];&quot;) (racion &quot;;[.H26];&quot;) (kcal &quot;;[.I26];&quot;) (proteinas &quot;;[.J26];&quot;) (grasas &quot;;[.K26];&quot;) (hidratos &quot;;[.L26];&quot;) (desayuno &quot;;[.M26];&quot;) (almuerzo &quot;;[.N26];&quot;) (comida &quot;;[.O26];&quot;) (merienda &quot;;[.P26];&quot;) (cena &quot;;[.Q26];&quot;))&quot;)" office:value-type="string" office:string-value="(alimento (id 25) (nombre queso-philadelphia) (grupo 1) (tipo plasticos) (racion 20) (kcal 200) (proteinas 10) (grasas 16,6) (hidratos 6,6) (desayuno si) (almuerzo si) (comida si) (merienda si) (cena si))" calcext:value-type="string">
            <text:p>(alimento (id 25) (nombre queso-philadelphia) (grupo 1) (tipo plasticos) (racion 20) (kcal 200) (proteinas 10) (grasas 16,6) (hidratos 6,6) (desayuno si) (almuerzo si) (comida si) (merienda si) (cena si))</text:p>
          </table:table-cell>
          <table:table-cell table:formula="of:=SUBSTITUTE([.S26];&quot;,&quot;;&quot;.&quot;)" office:value-type="string" office:string-value="(alimento (id 25) (nombre queso-philadelphia) (grupo 1) (tipo plasticos) (racion 20) (kcal 200) (proteinas 10) (grasas 16.6) (hidratos 6.6) (desayuno si) (almuerzo si) (comida si) (merienda si) (cena si))" calcext:value-type="string">
            <text:p>(alimento (id 25) (nombre queso-philadelphia) (grupo 1) (tipo plasticos) (racion 20) (kcal 200) (proteinas 10) (grasas 16.6) (hidratos 6.6) (desayuno si) (almuerzo si) (comida si) (merienda si) (cena si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9.5" calcext:value-type="float">
            <text:p>59,5</text:p>
          </table:table-cell>
          <table:table-cell table:style-name="ce2" table:formula="of:=[.H27]*[.I27]/100" office:value-type="float" office:value="59.5" calcext:value-type="float">
            <text:p>59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7];&quot;) (nombre &quot;;[.R27];&quot;) (grupo &quot;;[.D27];&quot;) (tipo &quot;;[.E27];&quot;) (racion &quot;;[.H27];&quot;) (kcal &quot;;[.I27];&quot;) (proteinas &quot;;[.J27];&quot;) (grasas &quot;;[.K27];&quot;) (hidratos &quot;;[.L27];&quot;) (desayuno &quot;;[.M27];&quot;) (almuerzo &quot;;[.N27];&quot;) (comida &quot;;[.O27];&quot;) (merienda &quot;;[.P27];&quot;) (cena &quot;;[.Q27];&quot;))&quot;)" office:value-type="string" office:string-value="(alimento (id 26) (nombre yogur-descr-saborizado) (grupo 1) (tipo plasticos) (racion 175) (kcal 34) (proteinas 3,6) (grasas 0,05) (hidratos 4,4) (desayuno si) (almuerzo si) (comida si) (merienda si) (cena si))" calcext:value-type="string">
            <text:p>(alimento (id 26) (nombre yogur-descr-saborizado) (grupo 1) (tipo plasticos) (racion 175) (kcal 34) (proteinas 3,6) (grasas 0,05) (hidratos 4,4) (desayuno si) (almuerzo si) (comida si) (merienda si) (cena si))</text:p>
          </table:table-cell>
          <table:table-cell table:formula="of:=SUBSTITUTE([.S27];&quot;,&quot;;&quot;.&quot;)" office:value-type="string" office:string-value="(alimento (id 26) (nombre yogur-descr-saborizado) (grupo 1) (tipo plasticos) (racion 175) (kcal 34) (proteinas 3.6) (grasas 0.05) (hidratos 4.4) (desayuno si) (almuerzo si) (comida si) (merienda si) (cena si))" calcext:value-type="string">
            <text:p>(alimento (id 26) (nombre yogur-descr-saborizado) (grupo 1) (tipo plasticos) (racion 175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1" calcext:value-type="float">
            <text:p>51</text:p>
          </table:table-cell>
          <table:table-cell table:style-name="ce2" table:formula="of:=[.H28]*[.I28]/100" office:value-type="float" office:value="51" calcext:value-type="float">
            <text:p>5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8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8];&quot;) (nombre &quot;;[.R28];&quot;) (grupo &quot;;[.D28];&quot;) (tipo &quot;;[.E28];&quot;) (racion &quot;;[.H28];&quot;) (kcal &quot;;[.I28];&quot;) (proteinas &quot;;[.J28];&quot;) (grasas &quot;;[.K28];&quot;) (hidratos &quot;;[.L28];&quot;) (desayuno &quot;;[.M28];&quot;) (almuerzo &quot;;[.N28];&quot;) (comida &quot;;[.O28];&quot;) (merienda &quot;;[.P28];&quot;) (cena &quot;;[.Q28];&quot;))&quot;)" office:value-type="string" office:string-value="(alimento (id 27) (nombre yogur-descr-saborizado) (grupo 1) (tipo plasticos) (racion 150) (kcal 34) (proteinas 3,6) (grasas 0,05) (hidratos 4,4) (desayuno si) (almuerzo si) (comida si) (merienda si) (cena si))" calcext:value-type="string">
            <text:p>(alimento (id 27) (nombre yogur-descr-saborizado) (grupo 1) (tipo plasticos) (racion 150) (kcal 34) (proteinas 3,6) (grasas 0,05) (hidratos 4,4) (desayuno si) (almuerzo si) (comida si) (merienda si) (cena si))</text:p>
          </table:table-cell>
          <table:table-cell table:formula="of:=SUBSTITUTE([.S28];&quot;,&quot;;&quot;.&quot;)" office:value-type="string" office:string-value="(alimento (id 27) (nombre yogur-descr-saborizado) (grupo 1) (tipo plasticos) (racion 150) (kcal 34) (proteinas 3.6) (grasas 0.05) (hidratos 4.4) (desayuno si) (almuerzo si) (comida si) (merienda si) (cena si))" calcext:value-type="string">
            <text:p>(alimento (id 27) (nombre yogur-descr-saborizado) (grupo 1) (tipo plasticos) (racion 1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7" calcext:value-type="float">
            <text:p>17</text:p>
          </table:table-cell>
          <table:table-cell table:style-name="ce2" table:formula="of:=[.H29]*[.I29]/100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9];&quot;) (nombre &quot;;[.R29];&quot;) (grupo &quot;;[.D29];&quot;) (tipo &quot;;[.E29];&quot;) (racion &quot;;[.H29];&quot;) (kcal &quot;;[.I29];&quot;) (proteinas &quot;;[.J29];&quot;) (grasas &quot;;[.K29];&quot;) (hidratos &quot;;[.L29];&quot;) (desayuno &quot;;[.M29];&quot;) (almuerzo &quot;;[.N29];&quot;) (comida &quot;;[.O29];&quot;) (merienda &quot;;[.P29];&quot;) (cena &quot;;[.Q29];&quot;))&quot;)" office:value-type="string" office:string-value="(alimento (id 28) (nombre yogur-descr-saborizado) (grupo 1) (tipo plasticos) (racion 50) (kcal 34) (proteinas 3,6) (grasas 0,05) (hidratos 4,4) (desayuno si) (almuerzo si) (comida si) (merienda si) (cena si))" calcext:value-type="string">
            <text:p>(alimento (id 28) (nombre yogur-descr-saborizado) (grupo 1) (tipo plasticos) (racion 50) (kcal 34) (proteinas 3,6) (grasas 0,05) (hidratos 4,4) (desayuno si) (almuerzo si) (comida si) (merienda si) (cena si))</text:p>
          </table:table-cell>
          <table:table-cell table:formula="of:=SUBSTITUTE([.S29];&quot;,&quot;;&quot;.&quot;)" office:value-type="string" office:string-value="(alimento (id 28) (nombre yogur-descr-saborizado) (grupo 1) (tipo plasticos) (racion 50) (kcal 34) (proteinas 3.6) (grasas 0.05) (hidratos 4.4) (desayuno si) (almuerzo si) (comida si) (merienda si) (cena si))" calcext:value-type="string">
            <text:p>(alimento (id 28) (nombre yogur-descr-saborizado) (grupo 1) (tipo plasticos) (racion 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8" calcext:value-type="float">
            <text:p>68</text:p>
          </table:table-cell>
          <table:table-cell table:style-name="ce2" table:formula="of:=[.H30]*[.I30]/100" office:value-type="float" office:value="68" calcext:value-type="float">
            <text:p>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0];&quot;) (nombre &quot;;[.R30];&quot;) (grupo &quot;;[.D30];&quot;) (tipo &quot;;[.E30];&quot;) (racion &quot;;[.H30];&quot;) (kcal &quot;;[.I30];&quot;) (proteinas &quot;;[.J30];&quot;) (grasas &quot;;[.K30];&quot;) (hidratos &quot;;[.L30];&quot;) (desayuno &quot;;[.M30];&quot;) (almuerzo &quot;;[.N30];&quot;) (comida &quot;;[.O30];&quot;) (merienda &quot;;[.P30];&quot;) (cena &quot;;[.Q30];&quot;))&quot;)" office:value-type="string" office:string-value="(alimento (id 29) (nombre yogur-descr-saborizado) (grupo 1) (tipo plasticos) (racion 200) (kcal 34) (proteinas 3,6) (grasas 0,05) (hidratos 4,4) (desayuno si) (almuerzo si) (comida si) (merienda si) (cena si))" calcext:value-type="string">
            <text:p>(alimento (id 29) (nombre yogur-descr-saborizado) (grupo 1) (tipo plasticos) (racion 200) (kcal 34) (proteinas 3,6) (grasas 0,05) (hidratos 4,4) (desayuno si) (almuerzo si) (comida si) (merienda si) (cena si))</text:p>
          </table:table-cell>
          <table:table-cell table:formula="of:=SUBSTITUTE([.S30];&quot;,&quot;;&quot;.&quot;)" office:value-type="string" office:string-value="(alimento (id 29) (nombre yogur-descr-saborizado) (grupo 1) (tipo plasticos) (racion 200) (kcal 34) (proteinas 3.6) (grasas 0.05) (hidratos 4.4) (desayuno si) (almuerzo si) (comida si) (merienda si) (cena si))" calcext:value-type="string">
            <text:p>(alimento (id 29) (nombre yogur-descr-saborizado) (grupo 1) (tipo plasticos) (racion 20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4" calcext:value-type="float">
            <text:p>34</text:p>
          </table:table-cell>
          <table:table-cell table:style-name="ce2" table:formula="of:=[.H31]*[.I31]/100" office:value-type="float" office:value="34" calcext:value-type="float">
            <text:p>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1];&quot;) (nombre &quot;;[.R31];&quot;) (grupo &quot;;[.D31];&quot;) (tipo &quot;;[.E31];&quot;) (racion &quot;;[.H31];&quot;) (kcal &quot;;[.I31];&quot;) (proteinas &quot;;[.J31];&quot;) (grasas &quot;;[.K31];&quot;) (hidratos &quot;;[.L31];&quot;) (desayuno &quot;;[.M31];&quot;) (almuerzo &quot;;[.N31];&quot;) (comida &quot;;[.O31];&quot;) (merienda &quot;;[.P31];&quot;) (cena &quot;;[.Q31];&quot;))&quot;)" office:value-type="string" office:string-value="(alimento (id 30) (nombre yogur-descr-saborizado) (grupo 1) (tipo plasticos) (racion 100) (kcal 34) (proteinas 3,6) (grasas 0,05) (hidratos 4,4) (desayuno si) (almuerzo si) (comida si) (merienda si) (cena si))" calcext:value-type="string">
            <text:p>(alimento (id 30) (nombre yogur-descr-saborizado) (grupo 1) (tipo plasticos) (racion 100) (kcal 34) (proteinas 3,6) (grasas 0,05) (hidratos 4,4) (desayuno si) (almuerzo si) (comida si) (merienda si) (cena si))</text:p>
          </table:table-cell>
          <table:table-cell table:formula="of:=SUBSTITUTE([.S31];&quot;,&quot;;&quot;.&quot;)" office:value-type="string" office:string-value="(alimento (id 30) (nombre yogur-descr-saborizado) (grupo 1) (tipo plasticos) (racion 100) (kcal 34) (proteinas 3.6) (grasas 0.05) (hidratos 4.4) (desayuno si) (almuerzo si) (comida si) (merienda si) (cena si))" calcext:value-type="string">
            <text:p>(alimento (id 30) (nombre yogur-descr-saborizado) (grupo 1) (tipo plasticos) (racion 100) (kcal 34) (proteinas 3.6) (grasas 0.05) (hidratos 4.4) (desayuno si) (almuerzo si) (comida si) (merienda si) (cena si)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7.75" calcext:value-type="float">
            <text:p>57,75</text:p>
          </table:table-cell>
          <table:table-cell table:style-name="ce2" table:formula="of:=[.H32]*[.I32]/100" office:value-type="float" office:value="57.75" calcext:value-type="float">
            <text:p>57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2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2];&quot;) (nombre &quot;;[.R32];&quot;) (grupo &quot;;[.D32];&quot;) (tipo &quot;;[.E32];&quot;) (racion &quot;;[.H32];&quot;) (kcal &quot;;[.I32];&quot;) (proteinas &quot;;[.J32];&quot;) (grasas &quot;;[.K32];&quot;) (hidratos &quot;;[.L32];&quot;) (desayuno &quot;;[.M32];&quot;) (almuerzo &quot;;[.N32];&quot;) (comida &quot;;[.O32];&quot;) (merienda &quot;;[.P32];&quot;) (cena &quot;;[.Q32];&quot;))&quot;)" office:value-type="string" office:string-value="(alimento (id 31) (nombre leche-desnatada) (grupo 1) (tipo plasticos) (racion 175) (kcal 33) (proteinas 3,4) (grasas 0,2) (hidratos 4,7) (desayuno si) (almuerzo no) (comida no) (merienda no) (cena no))" calcext:value-type="string">
            <text:p>(alimento (id 31) (nombre leche-desnatada) (grupo 1) (tipo plasticos) (racion 175) (kcal 33) (proteinas 3,4) (grasas 0,2) (hidratos 4,7) (desayuno si) (almuerzo no) (comida no) (merienda no) (cena no))</text:p>
          </table:table-cell>
          <table:table-cell table:formula="of:=SUBSTITUTE([.S32];&quot;,&quot;;&quot;.&quot;)" office:value-type="string" office:string-value="(alimento (id 31) (nombre leche-desnatada) (grupo 1) (tipo plasticos) (racion 175) (kcal 33) (proteinas 3.4) (grasas 0.2) (hidratos 4.7) (desayuno si) (almuerzo no) (comida no) (merienda no) (cena no))" calcext:value-type="string">
            <text:p>(alimento (id 31) (nombre leche-desnatada) (grupo 1) (tipo plasticos) (racion 17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1.25" calcext:value-type="float">
            <text:p>41,25</text:p>
          </table:table-cell>
          <table:table-cell table:style-name="ce2" table:formula="of:=[.H33]*[.I33]/100" office:value-type="float" office:value="41.25" calcext:value-type="float">
            <text:p>4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3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3];&quot;) (nombre &quot;;[.R33];&quot;) (grupo &quot;;[.D33];&quot;) (tipo &quot;;[.E33];&quot;) (racion &quot;;[.H33];&quot;) (kcal &quot;;[.I33];&quot;) (proteinas &quot;;[.J33];&quot;) (grasas &quot;;[.K33];&quot;) (hidratos &quot;;[.L33];&quot;) (desayuno &quot;;[.M33];&quot;) (almuerzo &quot;;[.N33];&quot;) (comida &quot;;[.O33];&quot;) (merienda &quot;;[.P33];&quot;) (cena &quot;;[.Q33];&quot;))&quot;)" office:value-type="string" office:string-value="(alimento (id 32) (nombre leche-desnatada) (grupo 1) (tipo plasticos) (racion 125) (kcal 33) (proteinas 3,4) (grasas 0,2) (hidratos 4,7) (desayuno si) (almuerzo no) (comida no) (merienda no) (cena no))" calcext:value-type="string">
            <text:p>(alimento (id 32) (nombre leche-desnatada) (grupo 1) (tipo plasticos) (racion 125) (kcal 33) (proteinas 3,4) (grasas 0,2) (hidratos 4,7) (desayuno si) (almuerzo no) (comida no) (merienda no) (cena no))</text:p>
          </table:table-cell>
          <table:table-cell table:formula="of:=SUBSTITUTE([.S33];&quot;,&quot;;&quot;.&quot;)" office:value-type="string" office:string-value="(alimento (id 32) (nombre leche-desnatada) (grupo 1) (tipo plasticos) (racion 125) (kcal 33) (proteinas 3.4) (grasas 0.2) (hidratos 4.7) (desayuno si) (almuerzo no) (comida no) (merienda no) (cena no))" calcext:value-type="string">
            <text:p>(alimento (id 32) (nombre leche-desnatada) (grupo 1) (tipo plasticos) (racion 12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9.5" calcext:value-type="float">
            <text:p>49,5</text:p>
          </table:table-cell>
          <table:table-cell table:style-name="ce2" table:formula="of:=[.H34]*[.I34]/100" office:value-type="float" office:value="49.5" calcext:value-type="float">
            <text:p>4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4];&quot;) (nombre &quot;;[.R34];&quot;) (grupo &quot;;[.D34];&quot;) (tipo &quot;;[.E34];&quot;) (racion &quot;;[.H34];&quot;) (kcal &quot;;[.I34];&quot;) (proteinas &quot;;[.J34];&quot;) (grasas &quot;;[.K34];&quot;) (hidratos &quot;;[.L34];&quot;) (desayuno &quot;;[.M34];&quot;) (almuerzo &quot;;[.N34];&quot;) (comida &quot;;[.O34];&quot;) (merienda &quot;;[.P34];&quot;) (cena &quot;;[.Q34];&quot;))&quot;)" office:value-type="string" office:string-value="(alimento (id 33) (nombre leche-desnatada) (grupo 1) (tipo plasticos) (racion 150) (kcal 33) (proteinas 3,4) (grasas 0,2) (hidratos 4,7) (desayuno si) (almuerzo no) (comida no) (merienda no) (cena no))" calcext:value-type="string">
            <text:p>(alimento (id 33) (nombre leche-desnatada) (grupo 1) (tipo plasticos) (racion 150) (kcal 33) (proteinas 3,4) (grasas 0,2) (hidratos 4,7) (desayuno si) (almuerzo no) (comida no) (merienda no) (cena no))</text:p>
          </table:table-cell>
          <table:table-cell table:formula="of:=SUBSTITUTE([.S34];&quot;,&quot;;&quot;.&quot;)" office:value-type="string" office:string-value="(alimento (id 33) (nombre leche-desnatada) (grupo 1) (tipo plasticos) (racion 150) (kcal 33) (proteinas 3.4) (grasas 0.2) (hidratos 4.7) (desayuno si) (almuerzo no) (comida no) (merienda no) (cena no))" calcext:value-type="string">
            <text:p>(alimento (id 33) (nombre leche-desnatada) (grupo 1) (tipo plasticos) (racion 15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3" calcext:value-type="float">
            <text:p>33</text:p>
          </table:table-cell>
          <table:table-cell table:style-name="ce2" table:formula="of:=[.H35]*[.I35]/100" office:value-type="float" office:value="33" calcext:value-type="float">
            <text:p>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5];&quot;) (nombre &quot;;[.R35];&quot;) (grupo &quot;;[.D35];&quot;) (tipo &quot;;[.E35];&quot;) (racion &quot;;[.H35];&quot;) (kcal &quot;;[.I35];&quot;) (proteinas &quot;;[.J35];&quot;) (grasas &quot;;[.K35];&quot;) (hidratos &quot;;[.L35];&quot;) (desayuno &quot;;[.M35];&quot;) (almuerzo &quot;;[.N35];&quot;) (comida &quot;;[.O35];&quot;) (merienda &quot;;[.P35];&quot;) (cena &quot;;[.Q35];&quot;))&quot;)" office:value-type="string" office:string-value="(alimento (id 34) (nombre leche-desnatada) (grupo 1) (tipo plasticos) (racion 100) (kcal 33) (proteinas 3,4) (grasas 0,2) (hidratos 4,7) (desayuno si) (almuerzo no) (comida no) (merienda no) (cena no))" calcext:value-type="string">
            <text:p>(alimento (id 34) (nombre leche-desnatada) (grupo 1) (tipo plasticos) (racion 100) (kcal 33) (proteinas 3,4) (grasas 0,2) (hidratos 4,7) (desayuno si) (almuerzo no) (comida no) (merienda no) (cena no))</text:p>
          </table:table-cell>
          <table:table-cell table:formula="of:=SUBSTITUTE([.S35];&quot;,&quot;;&quot;.&quot;)" office:value-type="string" office:string-value="(alimento (id 34) (nombre leche-desnatada) (grupo 1) (tipo plasticos) (racion 100) (kcal 33) (proteinas 3.4) (grasas 0.2) (hidratos 4.7) (desayuno si) (almuerzo no) (comida no) (merienda no) (cena no))" calcext:value-type="string">
            <text:p>(alimento (id 34) (nombre leche-desnatada) (grupo 1) (tipo plasticos) (racion 1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6" calcext:value-type="float">
            <text:p>66</text:p>
          </table:table-cell>
          <table:table-cell table:style-name="ce2" table:formula="of:=[.H36]*[.I36]/100" office:value-type="float" office:value="66" calcext:value-type="float">
            <text:p>6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6];&quot;) (nombre &quot;;[.R36];&quot;) (grupo &quot;;[.D36];&quot;) (tipo &quot;;[.E36];&quot;) (racion &quot;;[.H36];&quot;) (kcal &quot;;[.I36];&quot;) (proteinas &quot;;[.J36];&quot;) (grasas &quot;;[.K36];&quot;) (hidratos &quot;;[.L36];&quot;) (desayuno &quot;;[.M36];&quot;) (almuerzo &quot;;[.N36];&quot;) (comida &quot;;[.O36];&quot;) (merienda &quot;;[.P36];&quot;) (cena &quot;;[.Q36];&quot;))&quot;)" office:value-type="string" office:string-value="(alimento (id 35) (nombre leche-desnatada) (grupo 1) (tipo plasticos) (racion 200) (kcal 33) (proteinas 3,4) (grasas 0,2) (hidratos 4,7) (desayuno si) (almuerzo no) (comida no) (merienda no) (cena no))" calcext:value-type="string">
            <text:p>(alimento (id 35) (nombre leche-desnatada) (grupo 1) (tipo plasticos) (racion 200) (kcal 33) (proteinas 3,4) (grasas 0,2) (hidratos 4,7) (desayuno si) (almuerzo no) (comida no) (merienda no) (cena no))</text:p>
          </table:table-cell>
          <table:table-cell table:formula="of:=SUBSTITUTE([.S36];&quot;,&quot;;&quot;.&quot;)" office:value-type="string" office:string-value="(alimento (id 35) (nombre leche-desnatada) (grupo 1) (tipo plasticos) (racion 200) (kcal 33) (proteinas 3.4) (grasas 0.2) (hidratos 4.7) (desayuno si) (almuerzo no) (comida no) (merienda no) (cena no))" calcext:value-type="string">
            <text:p>(alimento (id 35) (nombre leche-desnatada) (grupo 1) (tipo plasticos) (racion 2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4" calcext:value-type="float">
            <text:p>54</text:p>
          </table:table-cell>
          <table:table-cell table:style-name="ce2" table:formula="of:=[.H37]*[.I37]/100" office:value-type="float" office:value="54" calcext:value-type="float">
            <text:p>5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7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7];&quot;) (nombre &quot;;[.R37];&quot;) (grupo &quot;;[.D37];&quot;) (tipo &quot;;[.E37];&quot;) (racion &quot;;[.H37];&quot;) (kcal &quot;;[.I37];&quot;) (proteinas &quot;;[.J37];&quot;) (grasas &quot;;[.K37];&quot;) (hidratos &quot;;[.L37];&quot;) (desayuno &quot;;[.M37];&quot;) (almuerzo &quot;;[.N37];&quot;) (comida &quot;;[.O37];&quot;) (merienda &quot;;[.P37];&quot;) (cena &quot;;[.Q37];&quot;))&quot;)" office:value-type="string" office:string-value="(alimento (id 36) (nombre yogur-desnatado) (grupo 1) (tipo plasticos) (racion 150) (kcal 36) (proteinas 3,3) (grasas 0,9) (hidratos 4) (desayuno si) (almuerzo si) (comida si) (merienda si) (cena si))" calcext:value-type="string">
            <text:p>(alimento (id 36) (nombre yogur-desnatado) (grupo 1) (tipo plasticos) (racion 150) (kcal 36) (proteinas 3,3) (grasas 0,9) (hidratos 4) (desayuno si) (almuerzo si) (comida si) (merienda si) (cena si))</text:p>
          </table:table-cell>
          <table:table-cell table:formula="of:=SUBSTITUTE([.S37];&quot;,&quot;;&quot;.&quot;)" office:value-type="string" office:string-value="(alimento (id 36) (nombre yogur-desnatado) (grupo 1) (tipo plasticos) (racion 150) (kcal 36) (proteinas 3.3) (grasas 0.9) (hidratos 4) (desayuno si) (almuerzo si) (comida si) (merienda si) (cena si))" calcext:value-type="string">
            <text:p>(alimento (id 36) (nombre yogur-desnatado) (grupo 1) (tipo plasticos) (racion 1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5" calcext:value-type="float">
            <text:p>45</text:p>
          </table:table-cell>
          <table:table-cell table:style-name="ce2" table:formula="of:=[.H38]*[.I38]/100"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8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8];&quot;) (nombre &quot;;[.R38];&quot;) (grupo &quot;;[.D38];&quot;) (tipo &quot;;[.E38];&quot;) (racion &quot;;[.H38];&quot;) (kcal &quot;;[.I38];&quot;) (proteinas &quot;;[.J38];&quot;) (grasas &quot;;[.K38];&quot;) (hidratos &quot;;[.L38];&quot;) (desayuno &quot;;[.M38];&quot;) (almuerzo &quot;;[.N38];&quot;) (comida &quot;;[.O38];&quot;) (merienda &quot;;[.P38];&quot;) (cena &quot;;[.Q38];&quot;))&quot;)" office:value-type="string" office:string-value="(alimento (id 37) (nombre yogur-desnatado) (grupo 1) (tipo plasticos) (racion 125) (kcal 36) (proteinas 3,3) (grasas 0,9) (hidratos 4) (desayuno si) (almuerzo si) (comida si) (merienda si) (cena si))" calcext:value-type="string">
            <text:p>(alimento (id 37) (nombre yogur-desnatado) (grupo 1) (tipo plasticos) (racion 125) (kcal 36) (proteinas 3,3) (grasas 0,9) (hidratos 4) (desayuno si) (almuerzo si) (comida si) (merienda si) (cena si))</text:p>
          </table:table-cell>
          <table:table-cell table:formula="of:=SUBSTITUTE([.S38];&quot;,&quot;;&quot;.&quot;)" office:value-type="string" office:string-value="(alimento (id 37) (nombre yogur-desnatado) (grupo 1) (tipo plasticos) (racion 125) (kcal 36) (proteinas 3.3) (grasas 0.9) (hidratos 4) (desayuno si) (almuerzo si) (comida si) (merienda si) (cena si))" calcext:value-type="string">
            <text:p>(alimento (id 37) (nombre yogur-desnatado) (grupo 1) (tipo plasticos) (racion 125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8" calcext:value-type="float">
            <text:p>18</text:p>
          </table:table-cell>
          <table:table-cell table:style-name="ce2" table:formula="of:=[.H39]*[.I39]/100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9];&quot;) (nombre &quot;;[.R39];&quot;) (grupo &quot;;[.D39];&quot;) (tipo &quot;;[.E39];&quot;) (racion &quot;;[.H39];&quot;) (kcal &quot;;[.I39];&quot;) (proteinas &quot;;[.J39];&quot;) (grasas &quot;;[.K39];&quot;) (hidratos &quot;;[.L39];&quot;) (desayuno &quot;;[.M39];&quot;) (almuerzo &quot;;[.N39];&quot;) (comida &quot;;[.O39];&quot;) (merienda &quot;;[.P39];&quot;) (cena &quot;;[.Q39];&quot;))&quot;)" office:value-type="string" office:string-value="(alimento (id 38) (nombre yogur-desnatado) (grupo 1) (tipo plasticos) (racion 50) (kcal 36) (proteinas 3,3) (grasas 0,9) (hidratos 4) (desayuno si) (almuerzo si) (comida si) (merienda si) (cena si))" calcext:value-type="string">
            <text:p>(alimento (id 38) (nombre yogur-desnatado) (grupo 1) (tipo plasticos) (racion 50) (kcal 36) (proteinas 3,3) (grasas 0,9) (hidratos 4) (desayuno si) (almuerzo si) (comida si) (merienda si) (cena si))</text:p>
          </table:table-cell>
          <table:table-cell table:formula="of:=SUBSTITUTE([.S39];&quot;,&quot;;&quot;.&quot;)" office:value-type="string" office:string-value="(alimento (id 38) (nombre yogur-desnatado) (grupo 1) (tipo plasticos) (racion 50) (kcal 36) (proteinas 3.3) (grasas 0.9) (hidratos 4) (desayuno si) (almuerzo si) (comida si) (merienda si) (cena si))" calcext:value-type="string">
            <text:p>(alimento (id 38) (nombre yogur-desnatado) (grupo 1) (tipo plasticos) (racion 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2" calcext:value-type="float">
            <text:p>72</text:p>
          </table:table-cell>
          <table:table-cell table:style-name="ce2" table:formula="of:=[.H40]*[.I40]/100" office:value-type="float" office:value="72" calcext:value-type="float">
            <text:p>7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0];&quot;) (nombre &quot;;[.R40];&quot;) (grupo &quot;;[.D40];&quot;) (tipo &quot;;[.E40];&quot;) (racion &quot;;[.H40];&quot;) (kcal &quot;;[.I40];&quot;) (proteinas &quot;;[.J40];&quot;) (grasas &quot;;[.K40];&quot;) (hidratos &quot;;[.L40];&quot;) (desayuno &quot;;[.M40];&quot;) (almuerzo &quot;;[.N40];&quot;) (comida &quot;;[.O40];&quot;) (merienda &quot;;[.P40];&quot;) (cena &quot;;[.Q40];&quot;))&quot;)" office:value-type="string" office:string-value="(alimento (id 39) (nombre yogur-desnatado) (grupo 1) (tipo plasticos) (racion 200) (kcal 36) (proteinas 3,3) (grasas 0,9) (hidratos 4) (desayuno si) (almuerzo si) (comida si) (merienda si) (cena si))" calcext:value-type="string">
            <text:p>(alimento (id 39) (nombre yogur-desnatado) (grupo 1) (tipo plasticos) (racion 200) (kcal 36) (proteinas 3,3) (grasas 0,9) (hidratos 4) (desayuno si) (almuerzo si) (comida si) (merienda si) (cena si))</text:p>
          </table:table-cell>
          <table:table-cell table:formula="of:=SUBSTITUTE([.S40];&quot;,&quot;;&quot;.&quot;)" office:value-type="string" office:string-value="(alimento (id 39) (nombre yogur-desnatado) (grupo 1) (tipo plasticos) (racion 200) (kcal 36) (proteinas 3.3) (grasas 0.9) (hidratos 4) (desayuno si) (almuerzo si) (comida si) (merienda si) (cena si))" calcext:value-type="string">
            <text:p>(alimento (id 39) (nombre yogur-desnatado) (grupo 1) (tipo plasticos) (racion 2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6" calcext:value-type="float">
            <text:p>36</text:p>
          </table:table-cell>
          <table:table-cell table:style-name="ce2" table:formula="of:=[.H41]*[.I41]/100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1];&quot;) (nombre &quot;;[.R41];&quot;) (grupo &quot;;[.D41];&quot;) (tipo &quot;;[.E41];&quot;) (racion &quot;;[.H41];&quot;) (kcal &quot;;[.I41];&quot;) (proteinas &quot;;[.J41];&quot;) (grasas &quot;;[.K41];&quot;) (hidratos &quot;;[.L41];&quot;) (desayuno &quot;;[.M41];&quot;) (almuerzo &quot;;[.N41];&quot;) (comida &quot;;[.O41];&quot;) (merienda &quot;;[.P41];&quot;) (cena &quot;;[.Q41];&quot;))&quot;)" office:value-type="string" office:string-value="(alimento (id 40) (nombre yogur-desnatado) (grupo 1) (tipo plasticos) (racion 100) (kcal 36) (proteinas 3,3) (grasas 0,9) (hidratos 4) (desayuno si) (almuerzo si) (comida si) (merienda si) (cena si))" calcext:value-type="string">
            <text:p>(alimento (id 40) (nombre yogur-desnatado) (grupo 1) (tipo plasticos) (racion 100) (kcal 36) (proteinas 3,3) (grasas 0,9) (hidratos 4) (desayuno si) (almuerzo si) (comida si) (merienda si) (cena si))</text:p>
          </table:table-cell>
          <table:table-cell table:formula="of:=SUBSTITUTE([.S41];&quot;,&quot;;&quot;.&quot;)" office:value-type="string" office:string-value="(alimento (id 40) (nombre yogur-desnatado) (grupo 1) (tipo plasticos) (racion 100) (kcal 36) (proteinas 3.3) (grasas 0.9) (hidratos 4) (desayuno si) (almuerzo si) (comida si) (merienda si) (cena si))" calcext:value-type="string">
            <text:p>(alimento (id 40) (nombre yogur-desnatado) (grupo 1) (tipo plasticos) (racion 1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0" calcext:value-type="float">
            <text:p>60</text:p>
          </table:table-cell>
          <table:table-cell table:style-name="ce2" table:formula="of:=[.H42]*[.I42]/100" office:value-type="float" office:value="60" calcext:value-type="float">
            <text:p>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2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2];&quot;) (nombre &quot;;[.R42];&quot;) (grupo &quot;;[.D42];&quot;) (tipo &quot;;[.E42];&quot;) (racion &quot;;[.H42];&quot;) (kcal &quot;;[.I42];&quot;) (proteinas &quot;;[.J42];&quot;) (grasas &quot;;[.K42];&quot;) (hidratos &quot;;[.L42];&quot;) (desayuno &quot;;[.M42];&quot;) (almuerzo &quot;;[.N42];&quot;) (comida &quot;;[.O42];&quot;) (merienda &quot;;[.P42];&quot;) (cena &quot;;[.Q42];&quot;))&quot;)" office:value-type="string" office:string-value="(alimento (id 41) (nombre yogur-con-cereales) (grupo 1) (tipo plasticos) (racion 125) (kcal 48) (proteinas 3) (grasas 0,05) (hidratos 9) (desayuno si) (almuerzo si) (comida si) (merienda si) (cena si))" calcext:value-type="string">
            <text:p>(alimento (id 41) (nombre yogur-con-cereales) (grupo 1) (tipo plasticos) (racion 125) (kcal 48) (proteinas 3) (grasas 0,05) (hidratos 9) (desayuno si) (almuerzo si) (comida si) (merienda si) (cena si))</text:p>
          </table:table-cell>
          <table:table-cell table:formula="of:=SUBSTITUTE([.S42];&quot;,&quot;;&quot;.&quot;)" office:value-type="string" office:string-value="(alimento (id 41) (nombre yogur-con-cereales) (grupo 1) (tipo plasticos) (racion 125) (kcal 48) (proteinas 3) (grasas 0.05) (hidratos 9) (desayuno si) (almuerzo si) (comida si) (merienda si) (cena si))" calcext:value-type="string">
            <text:p>(alimento (id 41) (nombre yogur-con-cereales) (grupo 1) (tipo plasticos) (racion 125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4" calcext:value-type="float">
            <text:p>24</text:p>
          </table:table-cell>
          <table:table-cell table:style-name="ce2" table:formula="of:=[.H43]*[.I43]/100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3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3];&quot;) (nombre &quot;;[.R43];&quot;) (grupo &quot;;[.D43];&quot;) (tipo &quot;;[.E43];&quot;) (racion &quot;;[.H43];&quot;) (kcal &quot;;[.I43];&quot;) (proteinas &quot;;[.J43];&quot;) (grasas &quot;;[.K43];&quot;) (hidratos &quot;;[.L43];&quot;) (desayuno &quot;;[.M43];&quot;) (almuerzo &quot;;[.N43];&quot;) (comida &quot;;[.O43];&quot;) (merienda &quot;;[.P43];&quot;) (cena &quot;;[.Q43];&quot;))&quot;)" office:value-type="string" office:string-value="(alimento (id 42) (nombre yogur-con-cereales) (grupo 1) (tipo plasticos) (racion 50) (kcal 48) (proteinas 3) (grasas 0,05) (hidratos 9) (desayuno si) (almuerzo si) (comida si) (merienda si) (cena si))" calcext:value-type="string">
            <text:p>(alimento (id 42) (nombre yogur-con-cereales) (grupo 1) (tipo plasticos) (racion 50) (kcal 48) (proteinas 3) (grasas 0,05) (hidratos 9) (desayuno si) (almuerzo si) (comida si) (merienda si) (cena si))</text:p>
          </table:table-cell>
          <table:table-cell table:formula="of:=SUBSTITUTE([.S43];&quot;,&quot;;&quot;.&quot;)" office:value-type="string" office:string-value="(alimento (id 42) (nombre yogur-con-cereales) (grupo 1) (tipo plasticos) (racion 50) (kcal 48) (proteinas 3) (grasas 0.05) (hidratos 9) (desayuno si) (almuerzo si) (comida si) (merienda si) (cena si))" calcext:value-type="string">
            <text:p>(alimento (id 42) (nombre yogur-con-cereales) (grupo 1) (tipo plasticos) (racion 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2" calcext:value-type="float">
            <text:p>72</text:p>
          </table:table-cell>
          <table:table-cell table:style-name="ce2" table:formula="of:=[.H44]*[.I44]/100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4];&quot;) (nombre &quot;;[.R44];&quot;) (grupo &quot;;[.D44];&quot;) (tipo &quot;;[.E44];&quot;) (racion &quot;;[.H44];&quot;) (kcal &quot;;[.I44];&quot;) (proteinas &quot;;[.J44];&quot;) (grasas &quot;;[.K44];&quot;) (hidratos &quot;;[.L44];&quot;) (desayuno &quot;;[.M44];&quot;) (almuerzo &quot;;[.N44];&quot;) (comida &quot;;[.O44];&quot;) (merienda &quot;;[.P44];&quot;) (cena &quot;;[.Q44];&quot;))&quot;)" office:value-type="string" office:string-value="(alimento (id 43) (nombre yogur-con-cereales) (grupo 1) (tipo plasticos) (racion 150) (kcal 48) (proteinas 3) (grasas 0,05) (hidratos 9) (desayuno si) (almuerzo si) (comida si) (merienda si) (cena si))" calcext:value-type="string">
            <text:p>(alimento (id 43) (nombre yogur-con-cereales) (grupo 1) (tipo plasticos) (racion 150) (kcal 48) (proteinas 3) (grasas 0,05) (hidratos 9) (desayuno si) (almuerzo si) (comida si) (merienda si) (cena si))</text:p>
          </table:table-cell>
          <table:table-cell table:formula="of:=SUBSTITUTE([.S44];&quot;,&quot;;&quot;.&quot;)" office:value-type="string" office:string-value="(alimento (id 43) (nombre yogur-con-cereales) (grupo 1) (tipo plasticos) (racion 150) (kcal 48) (proteinas 3) (grasas 0.05) (hidratos 9) (desayuno si) (almuerzo si) (comida si) (merienda si) (cena si))" calcext:value-type="string">
            <text:p>(alimento (id 43) (nombre yogur-con-cereales) (grupo 1) (tipo plasticos) (racion 1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6" calcext:value-type="float">
            <text:p>96</text:p>
          </table:table-cell>
          <table:table-cell table:style-name="ce2" table:formula="of:=[.H45]*[.I45]/100" office:value-type="float" office:value="96" calcext:value-type="float">
            <text:p>9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5];&quot;) (nombre &quot;;[.R45];&quot;) (grupo &quot;;[.D45];&quot;) (tipo &quot;;[.E45];&quot;) (racion &quot;;[.H45];&quot;) (kcal &quot;;[.I45];&quot;) (proteinas &quot;;[.J45];&quot;) (grasas &quot;;[.K45];&quot;) (hidratos &quot;;[.L45];&quot;) (desayuno &quot;;[.M45];&quot;) (almuerzo &quot;;[.N45];&quot;) (comida &quot;;[.O45];&quot;) (merienda &quot;;[.P45];&quot;) (cena &quot;;[.Q45];&quot;))&quot;)" office:value-type="string" office:string-value="(alimento (id 44) (nombre yogur-con-cereales) (grupo 1) (tipo plasticos) (racion 200) (kcal 48) (proteinas 3) (grasas 0,05) (hidratos 9) (desayuno si) (almuerzo si) (comida si) (merienda si) (cena si))" calcext:value-type="string">
            <text:p>(alimento (id 44) (nombre yogur-con-cereales) (grupo 1) (tipo plasticos) (racion 200) (kcal 48) (proteinas 3) (grasas 0,05) (hidratos 9) (desayuno si) (almuerzo si) (comida si) (merienda si) (cena si))</text:p>
          </table:table-cell>
          <table:table-cell table:formula="of:=SUBSTITUTE([.S45];&quot;,&quot;;&quot;.&quot;)" office:value-type="string" office:string-value="(alimento (id 44) (nombre yogur-con-cereales) (grupo 1) (tipo plasticos) (racion 200) (kcal 48) (proteinas 3) (grasas 0.05) (hidratos 9) (desayuno si) (almuerzo si) (comida si) (merienda si) (cena si))" calcext:value-type="string">
            <text:p>(alimento (id 44) (nombre yogur-con-cereales) (grupo 1) (tipo plasticos) (racion 2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8" calcext:value-type="float">
            <text:p>48</text:p>
          </table:table-cell>
          <table:table-cell table:style-name="ce2" table:formula="of:=[.H46]*[.I46]/100" office:value-type="float" office:value="48" calcext:value-type="float">
            <text:p>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6];&quot;) (nombre &quot;;[.R46];&quot;) (grupo &quot;;[.D46];&quot;) (tipo &quot;;[.E46];&quot;) (racion &quot;;[.H46];&quot;) (kcal &quot;;[.I46];&quot;) (proteinas &quot;;[.J46];&quot;) (grasas &quot;;[.K46];&quot;) (hidratos &quot;;[.L46];&quot;) (desayuno &quot;;[.M46];&quot;) (almuerzo &quot;;[.N46];&quot;) (comida &quot;;[.O46];&quot;) (merienda &quot;;[.P46];&quot;) (cena &quot;;[.Q46];&quot;))&quot;)" office:value-type="string" office:string-value="(alimento (id 45) (nombre yogur-con-cereales) (grupo 1) (tipo plasticos) (racion 100) (kcal 48) (proteinas 3) (grasas 0,05) (hidratos 9) (desayuno si) (almuerzo si) (comida si) (merienda si) (cena si))" calcext:value-type="string">
            <text:p>(alimento (id 45) (nombre yogur-con-cereales) (grupo 1) (tipo plasticos) (racion 100) (kcal 48) (proteinas 3) (grasas 0,05) (hidratos 9) (desayuno si) (almuerzo si) (comida si) (merienda si) (cena si))</text:p>
          </table:table-cell>
          <table:table-cell table:formula="of:=SUBSTITUTE([.S46];&quot;,&quot;;&quot;.&quot;)" office:value-type="string" office:string-value="(alimento (id 45) (nombre yogur-con-cereales) (grupo 1) (tipo plasticos) (racion 100) (kcal 48) (proteinas 3) (grasas 0.05) (hidratos 9) (desayuno si) (almuerzo si) (comida si) (merienda si) (cena si))" calcext:value-type="string">
            <text:p>(alimento (id 45) (nombre yogur-con-cereales) (grupo 1) (tipo plasticos) (racion 1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11.25" calcext:value-type="float">
            <text:p>111,25</text:p>
          </table:table-cell>
          <table:table-cell table:style-name="ce2" table:formula="of:=[.H47]*[.I47]/100" office:value-type="float" office:value="111.25" calcext:value-type="float">
            <text:p>11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7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7];&quot;) (nombre &quot;;[.R47];&quot;) (grupo &quot;;[.D47];&quot;) (tipo &quot;;[.E47];&quot;) (racion &quot;;[.H47];&quot;) (kcal &quot;;[.I47];&quot;) (proteinas &quot;;[.J47];&quot;) (grasas &quot;;[.K47];&quot;) (hidratos &quot;;[.L47];&quot;) (desayuno &quot;;[.M47];&quot;) (almuerzo &quot;;[.N47];&quot;) (comida &quot;;[.O47];&quot;) (merienda &quot;;[.P47];&quot;) (cena &quot;;[.Q47];&quot;))&quot;)" office:value-type="string" office:string-value="(alimento (id 46) (nombre yogur-con-frutas) (grupo 1) (tipo plasticos) (racion 125) (kcal 89) (proteinas 2,8) (grasas 3,3) (hidratos 12,6) (desayuno si) (almuerzo si) (comida si) (merienda si) (cena si))" calcext:value-type="string">
            <text:p>(alimento (id 46) (nombre yogur-con-frutas) (grupo 1) (tipo plasticos) (racion 125) (kcal 89) (proteinas 2,8) (grasas 3,3) (hidratos 12,6) (desayuno si) (almuerzo si) (comida si) (merienda si) (cena si))</text:p>
          </table:table-cell>
          <table:table-cell table:formula="of:=SUBSTITUTE([.S47];&quot;,&quot;;&quot;.&quot;)" office:value-type="string" office:string-value="(alimento (id 46) (nombre yogur-con-frutas) (grupo 1) (tipo plasticos) (racion 125) (kcal 89) (proteinas 2.8) (grasas 3.3) (hidratos 12.6) (desayuno si) (almuerzo si) (comida si) (merienda si) (cena si))" calcext:value-type="string">
            <text:p>(alimento (id 46) (nombre yogur-con-frutas) (grupo 1) (tipo plasticos) (racion 125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4.5" calcext:value-type="float">
            <text:p>44,5</text:p>
          </table:table-cell>
          <table:table-cell table:style-name="ce2" table:formula="of:=[.H48]*[.I48]/100" office:value-type="float" office:value="44.5" calcext:value-type="float">
            <text:p>44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8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8];&quot;) (nombre &quot;;[.R48];&quot;) (grupo &quot;;[.D48];&quot;) (tipo &quot;;[.E48];&quot;) (racion &quot;;[.H48];&quot;) (kcal &quot;;[.I48];&quot;) (proteinas &quot;;[.J48];&quot;) (grasas &quot;;[.K48];&quot;) (hidratos &quot;;[.L48];&quot;) (desayuno &quot;;[.M48];&quot;) (almuerzo &quot;;[.N48];&quot;) (comida &quot;;[.O48];&quot;) (merienda &quot;;[.P48];&quot;) (cena &quot;;[.Q48];&quot;))&quot;)" office:value-type="string" office:string-value="(alimento (id 47) (nombre yogur-con-frutas) (grupo 1) (tipo plasticos) (racion 50) (kcal 89) (proteinas 2,8) (grasas 3,3) (hidratos 12,6) (desayuno si) (almuerzo si) (comida si) (merienda si) (cena si))" calcext:value-type="string">
            <text:p>(alimento (id 47) (nombre yogur-con-frutas) (grupo 1) (tipo plasticos) (racion 50) (kcal 89) (proteinas 2,8) (grasas 3,3) (hidratos 12,6) (desayuno si) (almuerzo si) (comida si) (merienda si) (cena si))</text:p>
          </table:table-cell>
          <table:table-cell table:formula="of:=SUBSTITUTE([.S48];&quot;,&quot;;&quot;.&quot;)" office:value-type="string" office:string-value="(alimento (id 47) (nombre yogur-con-frutas) (grupo 1) (tipo plasticos) (racion 50) (kcal 89) (proteinas 2.8) (grasas 3.3) (hidratos 12.6) (desayuno si) (almuerzo si) (comida si) (merienda si) (cena si))" calcext:value-type="string">
            <text:p>(alimento (id 47) (nombre yogur-con-frutas) (grupo 1) (tipo plasticos) (racion 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33.5" calcext:value-type="float">
            <text:p>133,5</text:p>
          </table:table-cell>
          <table:table-cell table:style-name="ce2" table:formula="of:=[.H49]*[.I49]/100" office:value-type="float" office:value="133.5" calcext:value-type="float">
            <text:p>13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9];&quot;) (nombre &quot;;[.R49];&quot;) (grupo &quot;;[.D49];&quot;) (tipo &quot;;[.E49];&quot;) (racion &quot;;[.H49];&quot;) (kcal &quot;;[.I49];&quot;) (proteinas &quot;;[.J49];&quot;) (grasas &quot;;[.K49];&quot;) (hidratos &quot;;[.L49];&quot;) (desayuno &quot;;[.M49];&quot;) (almuerzo &quot;;[.N49];&quot;) (comida &quot;;[.O49];&quot;) (merienda &quot;;[.P49];&quot;) (cena &quot;;[.Q49];&quot;))&quot;)" office:value-type="string" office:string-value="(alimento (id 48) (nombre yogur-con-frutas) (grupo 1) (tipo plasticos) (racion 150) (kcal 89) (proteinas 2,8) (grasas 3,3) (hidratos 12,6) (desayuno si) (almuerzo si) (comida si) (merienda si) (cena si))" calcext:value-type="string">
            <text:p>(alimento (id 48) (nombre yogur-con-frutas) (grupo 1) (tipo plasticos) (racion 150) (kcal 89) (proteinas 2,8) (grasas 3,3) (hidratos 12,6) (desayuno si) (almuerzo si) (comida si) (merienda si) (cena si))</text:p>
          </table:table-cell>
          <table:table-cell table:formula="of:=SUBSTITUTE([.S49];&quot;,&quot;;&quot;.&quot;)" office:value-type="string" office:string-value="(alimento (id 48) (nombre yogur-con-frutas) (grupo 1) (tipo plasticos) (racion 150) (kcal 89) (proteinas 2.8) (grasas 3.3) (hidratos 12.6) (desayuno si) (almuerzo si) (comida si) (merienda si) (cena si))" calcext:value-type="string">
            <text:p>(alimento (id 48) (nombre yogur-con-frutas) (grupo 1) (tipo plasticos) (racion 1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78" calcext:value-type="float">
            <text:p>178</text:p>
          </table:table-cell>
          <table:table-cell table:style-name="ce2" table:formula="of:=[.H50]*[.I50]/100" office:value-type="float" office:value="178" calcext:value-type="float">
            <text:p>17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0];&quot;) (nombre &quot;;[.R50];&quot;) (grupo &quot;;[.D50];&quot;) (tipo &quot;;[.E50];&quot;) (racion &quot;;[.H50];&quot;) (kcal &quot;;[.I50];&quot;) (proteinas &quot;;[.J50];&quot;) (grasas &quot;;[.K50];&quot;) (hidratos &quot;;[.L50];&quot;) (desayuno &quot;;[.M50];&quot;) (almuerzo &quot;;[.N50];&quot;) (comida &quot;;[.O50];&quot;) (merienda &quot;;[.P50];&quot;) (cena &quot;;[.Q50];&quot;))&quot;)" office:value-type="string" office:string-value="(alimento (id 49) (nombre yogur-con-frutas) (grupo 1) (tipo plasticos) (racion 200) (kcal 89) (proteinas 2,8) (grasas 3,3) (hidratos 12,6) (desayuno si) (almuerzo si) (comida si) (merienda si) (cena si))" calcext:value-type="string">
            <text:p>(alimento (id 49) (nombre yogur-con-frutas) (grupo 1) (tipo plasticos) (racion 200) (kcal 89) (proteinas 2,8) (grasas 3,3) (hidratos 12,6) (desayuno si) (almuerzo si) (comida si) (merienda si) (cena si))</text:p>
          </table:table-cell>
          <table:table-cell table:formula="of:=SUBSTITUTE([.S50];&quot;,&quot;;&quot;.&quot;)" office:value-type="string" office:string-value="(alimento (id 49) (nombre yogur-con-frutas) (grupo 1) (tipo plasticos) (racion 200) (kcal 89) (proteinas 2.8) (grasas 3.3) (hidratos 12.6) (desayuno si) (almuerzo si) (comida si) (merienda si) (cena si))" calcext:value-type="string">
            <text:p>(alimento (id 49) (nombre yogur-con-frutas) (grupo 1) (tipo plasticos) (racion 2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9" calcext:value-type="float">
            <text:p>89</text:p>
          </table:table-cell>
          <table:table-cell table:style-name="ce2" table:formula="of:=[.H51]*[.I51]/100" office:value-type="float" office:value="89" calcext:value-type="float">
            <text:p>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1];&quot;) (nombre &quot;;[.R51];&quot;) (grupo &quot;;[.D51];&quot;) (tipo &quot;;[.E51];&quot;) (racion &quot;;[.H51];&quot;) (kcal &quot;;[.I51];&quot;) (proteinas &quot;;[.J51];&quot;) (grasas &quot;;[.K51];&quot;) (hidratos &quot;;[.L51];&quot;) (desayuno &quot;;[.M51];&quot;) (almuerzo &quot;;[.N51];&quot;) (comida &quot;;[.O51];&quot;) (merienda &quot;;[.P51];&quot;) (cena &quot;;[.Q51];&quot;))&quot;)" office:value-type="string" office:string-value="(alimento (id 50) (nombre yogur-con-frutas) (grupo 1) (tipo plasticos) (racion 100) (kcal 89) (proteinas 2,8) (grasas 3,3) (hidratos 12,6) (desayuno si) (almuerzo si) (comida si) (merienda si) (cena si))" calcext:value-type="string">
            <text:p>(alimento (id 50) (nombre yogur-con-frutas) (grupo 1) (tipo plasticos) (racion 100) (kcal 89) (proteinas 2,8) (grasas 3,3) (hidratos 12,6) (desayuno si) (almuerzo si) (comida si) (merienda si) (cena si))</text:p>
          </table:table-cell>
          <table:table-cell table:formula="of:=SUBSTITUTE([.S51];&quot;,&quot;;&quot;.&quot;)" office:value-type="string" office:string-value="(alimento (id 50) (nombre yogur-con-frutas) (grupo 1) (tipo plasticos) (racion 100) (kcal 89) (proteinas 2.8) (grasas 3.3) (hidratos 12.6) (desayuno si) (almuerzo si) (comida si) (merienda si) (cena si))" calcext:value-type="string">
            <text:p>(alimento (id 50) (nombre yogur-con-frutas) (grupo 1) (tipo plasticos) (racion 1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02.5" calcext:value-type="float">
            <text:p>202,5</text:p>
          </table:table-cell>
          <table:table-cell table:style-name="ce2" table:formula="of:=[.H52]*[.I52]/100"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2];&quot;) (nombre &quot;;[.R52];&quot;) (grupo &quot;;[.D52];&quot;) (tipo &quot;;[.E52];&quot;) (racion &quot;;[.H52];&quot;) (kcal &quot;;[.I52];&quot;) (proteinas &quot;;[.J52];&quot;) (grasas &quot;;[.K52];&quot;) (hidratos &quot;;[.L52];&quot;) (desayuno &quot;;[.M52];&quot;) (almuerzo &quot;;[.N52];&quot;) (comida &quot;;[.O52];&quot;) (merienda &quot;;[.P52];&quot;) (cena &quot;;[.Q52];&quot;))&quot;)" office:value-type="string" office:string-value="(alimento (id 51) (nombre huevo-entero) (grupo 2) (tipo plasticos) (racion 125) (kcal 156) (proteinas 13) (grasas 11,1) (hidratos 0) (desayuno si) (almuerzo si) (comida si) (merienda si) (cena si))" calcext:value-type="string">
            <text:p>(alimento (id 51) (nombre huevo-entero) (grupo 2) (tipo plasticos) (racion 125) (kcal 156) (proteinas 13) (grasas 11,1) (hidratos 0) (desayuno si) (almuerzo si) (comida si) (merienda si) (cena si))</text:p>
          </table:table-cell>
          <table:table-cell table:formula="of:=SUBSTITUTE([.S52];&quot;,&quot;;&quot;.&quot;)" office:value-type="string" office:string-value="(alimento (id 51) (nombre huevo-entero) (grupo 2) (tipo plasticos) (racion 125) (kcal 156) (proteinas 13) (grasas 11.1) (hidratos 0) (desayuno si) (almuerzo si) (comida si) (merienda si) (cena si))" calcext:value-type="string">
            <text:p>(alimento (id 51) (nombre huevo-entero) (grupo 2) (tipo plasticos) (racion 125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9.6" calcext:value-type="float">
            <text:p>129,6</text:p>
          </table:table-cell>
          <table:table-cell table:style-name="ce2" table:formula="of:=[.H53]*[.I53]/100" office:value-type="float" office:value="124.8" calcext:value-type="float">
            <text:p>124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3];&quot;) (nombre &quot;;[.R53];&quot;) (grupo &quot;;[.D53];&quot;) (tipo &quot;;[.E53];&quot;) (racion &quot;;[.H53];&quot;) (kcal &quot;;[.I53];&quot;) (proteinas &quot;;[.J53];&quot;) (grasas &quot;;[.K53];&quot;) (hidratos &quot;;[.L53];&quot;) (desayuno &quot;;[.M53];&quot;) (almuerzo &quot;;[.N53];&quot;) (comida &quot;;[.O53];&quot;) (merienda &quot;;[.P53];&quot;) (cena &quot;;[.Q53];&quot;))&quot;)" office:value-type="string" office:string-value="(alimento (id 52) (nombre huevo-entero) (grupo 2) (tipo plasticos) (racion 80) (kcal 156) (proteinas 13) (grasas 11,1) (hidratos 0) (desayuno si) (almuerzo si) (comida si) (merienda si) (cena si))" calcext:value-type="string">
            <text:p>(alimento (id 52) (nombre huevo-entero) (grupo 2) (tipo plasticos) (racion 80) (kcal 156) (proteinas 13) (grasas 11,1) (hidratos 0) (desayuno si) (almuerzo si) (comida si) (merienda si) (cena si))</text:p>
          </table:table-cell>
          <table:table-cell table:formula="of:=SUBSTITUTE([.S53];&quot;,&quot;;&quot;.&quot;)" office:value-type="string" office:string-value="(alimento (id 52) (nombre huevo-entero) (grupo 2) (tipo plasticos) (racion 80) (kcal 156) (proteinas 13) (grasas 11.1) (hidratos 0) (desayuno si) (almuerzo si) (comida si) (merienda si) (cena si))" calcext:value-type="string">
            <text:p>(alimento (id 52) (nombre huevo-entero) (grupo 2) (tipo plasticos) (racion 8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43" calcext:value-type="float">
            <text:p>243</text:p>
          </table:table-cell>
          <table:table-cell table:style-name="ce2" table:formula="of:=[.H54]*[.I54]/100" office:value-type="float" office:value="234" calcext:value-type="float">
            <text:p>23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4];&quot;) (nombre &quot;;[.R54];&quot;) (grupo &quot;;[.D54];&quot;) (tipo &quot;;[.E54];&quot;) (racion &quot;;[.H54];&quot;) (kcal &quot;;[.I54];&quot;) (proteinas &quot;;[.J54];&quot;) (grasas &quot;;[.K54];&quot;) (hidratos &quot;;[.L54];&quot;) (desayuno &quot;;[.M54];&quot;) (almuerzo &quot;;[.N54];&quot;) (comida &quot;;[.O54];&quot;) (merienda &quot;;[.P54];&quot;) (cena &quot;;[.Q54];&quot;))&quot;)" office:value-type="string" office:string-value="(alimento (id 53) (nombre huevo-entero) (grupo 2) (tipo plasticos) (racion 150) (kcal 156) (proteinas 13) (grasas 11,1) (hidratos 0) (desayuno si) (almuerzo si) (comida si) (merienda si) (cena si))" calcext:value-type="string">
            <text:p>(alimento (id 53) (nombre huevo-entero) (grupo 2) (tipo plasticos) (racion 150) (kcal 156) (proteinas 13) (grasas 11,1) (hidratos 0) (desayuno si) (almuerzo si) (comida si) (merienda si) (cena si))</text:p>
          </table:table-cell>
          <table:table-cell table:formula="of:=SUBSTITUTE([.S54];&quot;,&quot;;&quot;.&quot;)" office:value-type="string" office:string-value="(alimento (id 53) (nombre huevo-entero) (grupo 2) (tipo plasticos) (racion 150) (kcal 156) (proteinas 13) (grasas 11.1) (hidratos 0) (desayuno si) (almuerzo si) (comida si) (merienda si) (cena si))" calcext:value-type="string">
            <text:p>(alimento (id 53) (nombre huevo-entero) (grupo 2) (tipo plasticos) (racion 1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62" calcext:value-type="float">
            <text:p>162</text:p>
          </table:table-cell>
          <table:table-cell table:style-name="ce2" table:formula="of:=[.H55]*[.I55]/100" office:value-type="float" office:value="156" calcext:value-type="float">
            <text:p>1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5];&quot;) (nombre &quot;;[.R55];&quot;) (grupo &quot;;[.D55];&quot;) (tipo &quot;;[.E55];&quot;) (racion &quot;;[.H55];&quot;) (kcal &quot;;[.I55];&quot;) (proteinas &quot;;[.J55];&quot;) (grasas &quot;;[.K55];&quot;) (hidratos &quot;;[.L55];&quot;) (desayuno &quot;;[.M55];&quot;) (almuerzo &quot;;[.N55];&quot;) (comida &quot;;[.O55];&quot;) (merienda &quot;;[.P55];&quot;) (cena &quot;;[.Q55];&quot;))&quot;)" office:value-type="string" office:string-value="(alimento (id 54) (nombre huevo-entero) (grupo 2) (tipo plasticos) (racion 100) (kcal 156) (proteinas 13) (grasas 11,1) (hidratos 0) (desayuno si) (almuerzo si) (comida si) (merienda si) (cena si))" calcext:value-type="string">
            <text:p>(alimento (id 54) (nombre huevo-entero) (grupo 2) (tipo plasticos) (racion 100) (kcal 156) (proteinas 13) (grasas 11,1) (hidratos 0) (desayuno si) (almuerzo si) (comida si) (merienda si) (cena si))</text:p>
          </table:table-cell>
          <table:table-cell table:formula="of:=SUBSTITUTE([.S55];&quot;,&quot;;&quot;.&quot;)" office:value-type="string" office:string-value="(alimento (id 54) (nombre huevo-entero) (grupo 2) (tipo plasticos) (racion 100) (kcal 156) (proteinas 13) (grasas 11.1) (hidratos 0) (desayuno si) (almuerzo si) (comida si) (merienda si) (cena si))" calcext:value-type="string">
            <text:p>(alimento (id 54) (nombre huevo-entero) (grupo 2) (tipo plasticos) (racion 10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1" calcext:value-type="float">
            <text:p>81</text:p>
          </table:table-cell>
          <table:table-cell table:style-name="ce2" table:formula="of:=[.H56]*[.I56]/100" office:value-type="float" office:value="78" calcext:value-type="float">
            <text:p>7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6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6];&quot;) (nombre &quot;;[.R56];&quot;) (grupo &quot;;[.D56];&quot;) (tipo &quot;;[.E56];&quot;) (racion &quot;;[.H56];&quot;) (kcal &quot;;[.I56];&quot;) (proteinas &quot;;[.J56];&quot;) (grasas &quot;;[.K56];&quot;) (hidratos &quot;;[.L56];&quot;) (desayuno &quot;;[.M56];&quot;) (almuerzo &quot;;[.N56];&quot;) (comida &quot;;[.O56];&quot;) (merienda &quot;;[.P56];&quot;) (cena &quot;;[.Q56];&quot;))&quot;)" office:value-type="string" office:string-value="(alimento (id 55) (nombre huevo-entero) (grupo 2) (tipo plasticos) (racion 50) (kcal 156) (proteinas 13) (grasas 11,1) (hidratos 0) (desayuno si) (almuerzo si) (comida si) (merienda si) (cena si))" calcext:value-type="string">
            <text:p>(alimento (id 55) (nombre huevo-entero) (grupo 2) (tipo plasticos) (racion 50) (kcal 156) (proteinas 13) (grasas 11,1) (hidratos 0) (desayuno si) (almuerzo si) (comida si) (merienda si) (cena si))</text:p>
          </table:table-cell>
          <table:table-cell table:formula="of:=SUBSTITUTE([.S56];&quot;,&quot;;&quot;.&quot;)" office:value-type="string" office:string-value="(alimento (id 55) (nombre huevo-entero) (grupo 2) (tipo plasticos) (racion 50) (kcal 156) (proteinas 13) (grasas 11.1) (hidratos 0) (desayuno si) (almuerzo si) (comida si) (merienda si) (cena si))" calcext:value-type="string">
            <text:p>(alimento (id 55) (nombre huevo-entero) (grupo 2) (tipo plasticos) (racion 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71.5" calcext:value-type="float">
            <text:p>171,5</text:p>
          </table:table-cell>
          <table:table-cell table:style-name="ce2" table:formula="of:=[.H57]*[.I57]/100" office:value-type="float" office:value="143.5" calcext:value-type="float">
            <text:p>143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7];&quot;) (nombre &quot;;[.R57];&quot;) (grupo &quot;;[.D57];&quot;) (tipo &quot;;[.E57];&quot;) (racion &quot;;[.H57];&quot;) (kcal &quot;;[.I57];&quot;) (proteinas &quot;;[.J57];&quot;) (grasas &quot;;[.K57];&quot;) (hidratos &quot;;[.L57];&quot;) (desayuno &quot;;[.M57];&quot;) (almuerzo &quot;;[.N57];&quot;) (comida &quot;;[.O57];&quot;) (merienda &quot;;[.P57];&quot;) (cena &quot;;[.Q57];&quot;))&quot;)" office:value-type="string" office:string-value="(alimento (id 56) (nombre lubina) (grupo 2) (tipo plasticos) (racion 175) (kcal 82) (proteinas 16,6) (grasas 1,5) (hidratos 0,6) (desayuno no) (almuerzo no) (comida si) (merienda no) (cena si))" calcext:value-type="string">
            <text:p>(alimento (id 56) (nombre lubina) (grupo 2) (tipo plasticos) (racion 175) (kcal 82) (proteinas 16,6) (grasas 1,5) (hidratos 0,6) (desayuno no) (almuerzo no) (comida si) (merienda no) (cena si))</text:p>
          </table:table-cell>
          <table:table-cell table:formula="of:=SUBSTITUTE([.S57];&quot;,&quot;;&quot;.&quot;)" office:value-type="string" office:string-value="(alimento (id 56) (nombre lubina) (grupo 2) (tipo plasticos) (racion 175) (kcal 82) (proteinas 16.6) (grasas 1.5) (hidratos 0.6) (desayuno no) (almuerzo no) (comida si) (merienda no) (cena si))" calcext:value-type="string">
            <text:p>(alimento (id 56) (nombre lubina) (grupo 2) (tipo plasticos) (racion 175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8.4" calcext:value-type="float">
            <text:p>78,4</text:p>
          </table:table-cell>
          <table:table-cell table:style-name="ce2" table:formula="of:=[.H58]*[.I58]/100" office:value-type="float" office:value="164" calcext:value-type="float">
            <text:p>1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8];&quot;) (nombre &quot;;[.R58];&quot;) (grupo &quot;;[.D58];&quot;) (tipo &quot;;[.E58];&quot;) (racion &quot;;[.H58];&quot;) (kcal &quot;;[.I58];&quot;) (proteinas &quot;;[.J58];&quot;) (grasas &quot;;[.K58];&quot;) (hidratos &quot;;[.L58];&quot;) (desayuno &quot;;[.M58];&quot;) (almuerzo &quot;;[.N58];&quot;) (comida &quot;;[.O58];&quot;) (merienda &quot;;[.P58];&quot;) (cena &quot;;[.Q58];&quot;))&quot;)" office:value-type="string" office:string-value="(alimento (id 57) (nombre lubina) (grupo 2) (tipo plasticos) (racion 200) (kcal 82) (proteinas 16,6) (grasas 1,5) (hidratos 0,6) (desayuno no) (almuerzo no) (comida si) (merienda no) (cena si))" calcext:value-type="string">
            <text:p>(alimento (id 57) (nombre lubina) (grupo 2) (tipo plasticos) (racion 200) (kcal 82) (proteinas 16,6) (grasas 1,5) (hidratos 0,6) (desayuno no) (almuerzo no) (comida si) (merienda no) (cena si))</text:p>
          </table:table-cell>
          <table:table-cell table:formula="of:=SUBSTITUTE([.S58];&quot;,&quot;;&quot;.&quot;)" office:value-type="string" office:string-value="(alimento (id 57) (nombre lubina) (grupo 2) (tipo plasticos) (racion 200) (kcal 82) (proteinas 16.6) (grasas 1.5) (hidratos 0.6) (desayuno no) (almuerzo no) (comida si) (merienda no) (cena si))" calcext:value-type="string">
            <text:p>(alimento (id 57) (nombre lubina) (grupo 2) (tipo plasticos) (racion 2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47" calcext:value-type="float">
            <text:p>147</text:p>
          </table:table-cell>
          <table:table-cell table:style-name="ce2" table:formula="of:=[.H59]*[.I59]/100" office:value-type="float" office:value="65.6" calcext:value-type="float">
            <text:p>65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9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9];&quot;) (nombre &quot;;[.R59];&quot;) (grupo &quot;;[.D59];&quot;) (tipo &quot;;[.E59];&quot;) (racion &quot;;[.H59];&quot;) (kcal &quot;;[.I59];&quot;) (proteinas &quot;;[.J59];&quot;) (grasas &quot;;[.K59];&quot;) (hidratos &quot;;[.L59];&quot;) (desayuno &quot;;[.M59];&quot;) (almuerzo &quot;;[.N59];&quot;) (comida &quot;;[.O59];&quot;) (merienda &quot;;[.P59];&quot;) (cena &quot;;[.Q59];&quot;))&quot;)" office:value-type="string" office:string-value="(alimento (id 58) (nombre lubina) (grupo 2) (tipo plasticos) (racion 80) (kcal 82) (proteinas 16,6) (grasas 1,5) (hidratos 0,6) (desayuno no) (almuerzo no) (comida si) (merienda no) (cena si))" calcext:value-type="string">
            <text:p>(alimento (id 58) (nombre lubina) (grupo 2) (tipo plasticos) (racion 80) (kcal 82) (proteinas 16,6) (grasas 1,5) (hidratos 0,6) (desayuno no) (almuerzo no) (comida si) (merienda no) (cena si))</text:p>
          </table:table-cell>
          <table:table-cell table:formula="of:=SUBSTITUTE([.S59];&quot;,&quot;;&quot;.&quot;)" office:value-type="string" office:string-value="(alimento (id 58) (nombre lubina) (grupo 2) (tipo plasticos) (racion 80) (kcal 82) (proteinas 16.6) (grasas 1.5) (hidratos 0.6) (desayuno no) (almuerzo no) (comida si) (merienda no) (cena si))" calcext:value-type="string">
            <text:p>(alimento (id 58) (nombre lubina) (grupo 2) (tipo plasticos) (racion 8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8" calcext:value-type="float">
            <text:p>98</text:p>
          </table:table-cell>
          <table:table-cell table:style-name="ce2" table:formula="of:=[.H60]*[.I60]/100" office:value-type="float" office:value="123" calcext:value-type="float">
            <text:p>1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0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0];&quot;) (nombre &quot;;[.R60];&quot;) (grupo &quot;;[.D60];&quot;) (tipo &quot;;[.E60];&quot;) (racion &quot;;[.H60];&quot;) (kcal &quot;;[.I60];&quot;) (proteinas &quot;;[.J60];&quot;) (grasas &quot;;[.K60];&quot;) (hidratos &quot;;[.L60];&quot;) (desayuno &quot;;[.M60];&quot;) (almuerzo &quot;;[.N60];&quot;) (comida &quot;;[.O60];&quot;) (merienda &quot;;[.P60];&quot;) (cena &quot;;[.Q60];&quot;))&quot;)" office:value-type="string" office:string-value="(alimento (id 59) (nombre lubina) (grupo 2) (tipo plasticos) (racion 150) (kcal 82) (proteinas 16,6) (grasas 1,5) (hidratos 0,6) (desayuno no) (almuerzo no) (comida si) (merienda no) (cena si))" calcext:value-type="string">
            <text:p>(alimento (id 59) (nombre lubina) (grupo 2) (tipo plasticos) (racion 150) (kcal 82) (proteinas 16,6) (grasas 1,5) (hidratos 0,6) (desayuno no) (almuerzo no) (comida si) (merienda no) (cena si))</text:p>
          </table:table-cell>
          <table:table-cell table:formula="of:=SUBSTITUTE([.S60];&quot;,&quot;;&quot;.&quot;)" office:value-type="string" office:string-value="(alimento (id 59) (nombre lubina) (grupo 2) (tipo plasticos) (racion 150) (kcal 82) (proteinas 16.6) (grasas 1.5) (hidratos 0.6) (desayuno no) (almuerzo no) (comida si) (merienda no) (cena si))" calcext:value-type="string">
            <text:p>(alimento (id 59) (nombre lubina) (grupo 2) (tipo plasticos) (racion 15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0" calcext:value-type="float">
            <text:p>80</text:p>
          </table:table-cell>
          <table:table-cell table:style-name="ce2" table:formula="of:=[.H61]*[.I61]/100" office:value-type="float" office:value="82" calcext:value-type="float">
            <text:p>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1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1];&quot;) (nombre &quot;;[.R61];&quot;) (grupo &quot;;[.D61];&quot;) (tipo &quot;;[.E61];&quot;) (racion &quot;;[.H61];&quot;) (kcal &quot;;[.I61];&quot;) (proteinas &quot;;[.J61];&quot;) (grasas &quot;;[.K61];&quot;) (hidratos &quot;;[.L61];&quot;) (desayuno &quot;;[.M61];&quot;) (almuerzo &quot;;[.N61];&quot;) (comida &quot;;[.O61];&quot;) (merienda &quot;;[.P61];&quot;) (cena &quot;;[.Q61];&quot;))&quot;)" office:value-type="string" office:string-value="(alimento (id 60) (nombre lubina) (grupo 2) (tipo plasticos) (racion 100) (kcal 82) (proteinas 16,6) (grasas 1,5) (hidratos 0,6) (desayuno no) (almuerzo no) (comida si) (merienda no) (cena si))" calcext:value-type="string">
            <text:p>(alimento (id 60) (nombre lubina) (grupo 2) (tipo plasticos) (racion 100) (kcal 82) (proteinas 16,6) (grasas 1,5) (hidratos 0,6) (desayuno no) (almuerzo no) (comida si) (merienda no) (cena si))</text:p>
          </table:table-cell>
          <table:table-cell table:formula="of:=SUBSTITUTE([.S61];&quot;,&quot;;&quot;.&quot;)" office:value-type="string" office:string-value="(alimento (id 60) (nombre lubina) (grupo 2) (tipo plasticos) (racion 100) (kcal 82) (proteinas 16.6) (grasas 1.5) (hidratos 0.6) (desayuno no) (almuerzo no) (comida si) (merienda no) (cena si))" calcext:value-type="string">
            <text:p>(alimento (id 60) (nombre lubina) (grupo 2) (tipo plasticos) (racion 1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1.2" calcext:value-type="float">
            <text:p>51,2</text:p>
          </table:table-cell>
          <table:table-cell table:style-name="ce2" table:formula="of:=[.H62]*[.I62]/100" office:value-type="float" office:value="88.75" calcext:value-type="float">
            <text:p>8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2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2];&quot;) (nombre &quot;;[.R62];&quot;) (grupo &quot;;[.D62];&quot;) (tipo &quot;;[.E62];&quot;) (racion &quot;;[.H62];&quot;) (kcal &quot;;[.I62];&quot;) (proteinas &quot;;[.J62];&quot;) (grasas &quot;;[.K62];&quot;) (hidratos &quot;;[.L62];&quot;) (desayuno &quot;;[.M62];&quot;) (almuerzo &quot;;[.N62];&quot;) (comida &quot;;[.O62];&quot;) (merienda &quot;;[.P62];&quot;) (cena &quot;;[.Q62];&quot;))&quot;)" office:value-type="string" office:string-value="(alimento (id 61) (nombre merluza) (grupo 2) (tipo plasticos) (racion 125) (kcal 71) (proteinas 17) (grasas 0,3) (hidratos 0) (desayuno no) (almuerzo no) (comida si) (merienda no) (cena si))" calcext:value-type="string">
            <text:p>(alimento (id 61) (nombre merluza) (grupo 2) (tipo plasticos) (racion 125) (kcal 71) (proteinas 17) (grasas 0,3) (hidratos 0) (desayuno no) (almuerzo no) (comida si) (merienda no) (cena si))</text:p>
          </table:table-cell>
          <table:table-cell table:formula="of:=SUBSTITUTE([.S62];&quot;,&quot;;&quot;.&quot;)" office:value-type="string" office:string-value="(alimento (id 61) (nombre merluza) (grupo 2) (tipo plasticos) (racion 125) (kcal 71) (proteinas 17) (grasas 0.3) (hidratos 0) (desayuno no) (almuerzo no) (comida si) (merienda no) (cena si))" calcext:value-type="string">
            <text:p>(alimento (id 61) (nombre merluza) (grupo 2) (tipo plasticos) (racion 125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6" calcext:value-type="float">
            <text:p>96</text:p>
          </table:table-cell>
          <table:table-cell table:style-name="ce2" table:formula="of:=[.H63]*[.I63]/100" office:value-type="float" office:value="142" calcext:value-type="float">
            <text:p>14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3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3];&quot;) (nombre &quot;;[.R63];&quot;) (grupo &quot;;[.D63];&quot;) (tipo &quot;;[.E63];&quot;) (racion &quot;;[.H63];&quot;) (kcal &quot;;[.I63];&quot;) (proteinas &quot;;[.J63];&quot;) (grasas &quot;;[.K63];&quot;) (hidratos &quot;;[.L63];&quot;) (desayuno &quot;;[.M63];&quot;) (almuerzo &quot;;[.N63];&quot;) (comida &quot;;[.O63];&quot;) (merienda &quot;;[.P63];&quot;) (cena &quot;;[.Q63];&quot;))&quot;)" office:value-type="string" office:string-value="(alimento (id 62) (nombre merluza) (grupo 2) (tipo plasticos) (racion 200) (kcal 71) (proteinas 17) (grasas 0,3) (hidratos 0) (desayuno no) (almuerzo no) (comida si) (merienda no) (cena si))" calcext:value-type="string">
            <text:p>(alimento (id 62) (nombre merluza) (grupo 2) (tipo plasticos) (racion 200) (kcal 71) (proteinas 17) (grasas 0,3) (hidratos 0) (desayuno no) (almuerzo no) (comida si) (merienda no) (cena si))</text:p>
          </table:table-cell>
          <table:table-cell table:formula="of:=SUBSTITUTE([.S63];&quot;,&quot;;&quot;.&quot;)" office:value-type="string" office:string-value="(alimento (id 62) (nombre merluza) (grupo 2) (tipo plasticos) (racion 200) (kcal 71) (proteinas 17) (grasas 0.3) (hidratos 0) (desayuno no) (almuerzo no) (comida si) (merienda no) (cena si))" calcext:value-type="string">
            <text:p>(alimento (id 62) (nombre merluza) (grupo 2) (tipo plasticos) (racion 2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4" calcext:value-type="float">
            <text:p>64</text:p>
          </table:table-cell>
          <table:table-cell table:style-name="ce2" table:formula="of:=[.H64]*[.I64]/100" office:value-type="float" office:value="56.8" calcext:value-type="float">
            <text:p>56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4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4];&quot;) (nombre &quot;;[.R64];&quot;) (grupo &quot;;[.D64];&quot;) (tipo &quot;;[.E64];&quot;) (racion &quot;;[.H64];&quot;) (kcal &quot;;[.I64];&quot;) (proteinas &quot;;[.J64];&quot;) (grasas &quot;;[.K64];&quot;) (hidratos &quot;;[.L64];&quot;) (desayuno &quot;;[.M64];&quot;) (almuerzo &quot;;[.N64];&quot;) (comida &quot;;[.O64];&quot;) (merienda &quot;;[.P64];&quot;) (cena &quot;;[.Q64];&quot;))&quot;)" office:value-type="string" office:string-value="(alimento (id 63) (nombre merluza) (grupo 2) (tipo plasticos) (racion 80) (kcal 71) (proteinas 17) (grasas 0,3) (hidratos 0) (desayuno no) (almuerzo no) (comida si) (merienda no) (cena si))" calcext:value-type="string">
            <text:p>(alimento (id 63) (nombre merluza) (grupo 2) (tipo plasticos) (racion 80) (kcal 71) (proteinas 17) (grasas 0,3) (hidratos 0) (desayuno no) (almuerzo no) (comida si) (merienda no) (cena si))</text:p>
          </table:table-cell>
          <table:table-cell table:formula="of:=SUBSTITUTE([.S64];&quot;,&quot;;&quot;.&quot;)" office:value-type="string" office:string-value="(alimento (id 63) (nombre merluza) (grupo 2) (tipo plasticos) (racion 80) (kcal 71) (proteinas 17) (grasas 0.3) (hidratos 0) (desayuno no) (almuerzo no) (comida si) (merienda no) (cena si))" calcext:value-type="string">
            <text:p>(alimento (id 63) (nombre merluza) (grupo 2) (tipo plasticos) (racion 8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38.75" calcext:value-type="float">
            <text:p>238,75</text:p>
          </table:table-cell>
          <table:table-cell table:style-name="ce2" table:formula="of:=[.H65]*[.I65]/100" office:value-type="float" office:value="106.5" calcext:value-type="float">
            <text:p>10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5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5];&quot;) (nombre &quot;;[.R65];&quot;) (grupo &quot;;[.D65];&quot;) (tipo &quot;;[.E65];&quot;) (racion &quot;;[.H65];&quot;) (kcal &quot;;[.I65];&quot;) (proteinas &quot;;[.J65];&quot;) (grasas &quot;;[.K65];&quot;) (hidratos &quot;;[.L65];&quot;) (desayuno &quot;;[.M65];&quot;) (almuerzo &quot;;[.N65];&quot;) (comida &quot;;[.O65];&quot;) (merienda &quot;;[.P65];&quot;) (cena &quot;;[.Q65];&quot;))&quot;)" office:value-type="string" office:string-value="(alimento (id 64) (nombre merluza) (grupo 2) (tipo plasticos) (racion 150) (kcal 71) (proteinas 17) (grasas 0,3) (hidratos 0) (desayuno no) (almuerzo no) (comida si) (merienda no) (cena si))" calcext:value-type="string">
            <text:p>(alimento (id 64) (nombre merluza) (grupo 2) (tipo plasticos) (racion 150) (kcal 71) (proteinas 17) (grasas 0,3) (hidratos 0) (desayuno no) (almuerzo no) (comida si) (merienda no) (cena si))</text:p>
          </table:table-cell>
          <table:table-cell table:formula="of:=SUBSTITUTE([.S65];&quot;,&quot;;&quot;.&quot;)" office:value-type="string" office:string-value="(alimento (id 64) (nombre merluza) (grupo 2) (tipo plasticos) (racion 150) (kcal 71) (proteinas 17) (grasas 0.3) (hidratos 0) (desayuno no) (almuerzo no) (comida si) (merienda no) (cena si))" calcext:value-type="string">
            <text:p>(alimento (id 64) (nombre merluza) (grupo 2) (tipo plasticos) (racion 15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52.8" calcext:value-type="float">
            <text:p>152,8</text:p>
          </table:table-cell>
          <table:table-cell table:style-name="ce2" table:formula="of:=[.H66]*[.I66]/100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6];&quot;) (nombre &quot;;[.R66];&quot;) (grupo &quot;;[.D66];&quot;) (tipo &quot;;[.E66];&quot;) (racion &quot;;[.H66];&quot;) (kcal &quot;;[.I66];&quot;) (proteinas &quot;;[.J66];&quot;) (grasas &quot;;[.K66];&quot;) (hidratos &quot;;[.L66];&quot;) (desayuno &quot;;[.M66];&quot;) (almuerzo &quot;;[.N66];&quot;) (comida &quot;;[.O66];&quot;) (merienda &quot;;[.P66];&quot;) (cena &quot;;[.Q66];&quot;))&quot;)" office:value-type="string" office:string-value="(alimento (id 65) (nombre merluza) (grupo 2) (tipo plasticos) (racion 100) (kcal 71) (proteinas 17) (grasas 0,3) (hidratos 0) (desayuno no) (almuerzo no) (comida si) (merienda no) (cena si))" calcext:value-type="string">
            <text:p>(alimento (id 65) (nombre merluza) (grupo 2) (tipo plasticos) (racion 100) (kcal 71) (proteinas 17) (grasas 0,3) (hidratos 0) (desayuno no) (almuerzo no) (comida si) (merienda no) (cena si))</text:p>
          </table:table-cell>
          <table:table-cell table:formula="of:=SUBSTITUTE([.S66];&quot;,&quot;;&quot;.&quot;)" office:value-type="string" office:string-value="(alimento (id 65) (nombre merluza) (grupo 2) (tipo plasticos) (racion 100) (kcal 71) (proteinas 17) (grasas 0.3) (hidratos 0) (desayuno no) (almuerzo no) (comida si) (merienda no) (cena si))" calcext:value-type="string">
            <text:p>(alimento (id 65) (nombre merluza) (grupo 2) (tipo plasticos) (racion 1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86.5" calcext:value-type="float">
            <text:p>286,5</text:p>
          </table:table-cell>
          <table:table-cell table:style-name="ce2" table:formula="of:=[.H67]*[.I67]/100" office:value-type="float" office:value="220" calcext:value-type="float">
            <text:p>2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7];&quot;) (nombre &quot;;[.R67];&quot;) (grupo &quot;;[.D67];&quot;) (tipo &quot;;[.E67];&quot;) (racion &quot;;[.H67];&quot;) (kcal &quot;;[.I67];&quot;) (proteinas &quot;;[.J67];&quot;) (grasas &quot;;[.K67];&quot;) (hidratos &quot;;[.L67];&quot;) (desayuno &quot;;[.M67];&quot;) (almuerzo &quot;;[.N67];&quot;) (comida &quot;;[.O67];&quot;) (merienda &quot;;[.P67];&quot;) (cena &quot;;[.Q67];&quot;))&quot;)" office:value-type="string" office:string-value="(alimento (id 66) (nombre salmon) (grupo 2) (tipo plasticos) (racion 125) (kcal 176) (proteinas 18,4) (grasas 12) (hidratos 0) (desayuno no) (almuerzo no) (comida si) (merienda no) (cena si))" calcext:value-type="string">
            <text:p>(alimento (id 66) (nombre salmon) (grupo 2) (tipo plasticos) (racion 125) (kcal 176) (proteinas 18,4) (grasas 12) (hidratos 0) (desayuno no) (almuerzo no) (comida si) (merienda no) (cena si))</text:p>
          </table:table-cell>
          <table:table-cell table:formula="of:=SUBSTITUTE([.S67];&quot;,&quot;;&quot;.&quot;)" office:value-type="string" office:string-value="(alimento (id 66) (nombre salmon) (grupo 2) (tipo plasticos) (racion 125) (kcal 176) (proteinas 18.4) (grasas 12) (hidratos 0) (desayuno no) (almuerzo no) (comida si) (merienda no) (cena si))" calcext:value-type="string">
            <text:p>(alimento (id 66) (nombre salmon) (grupo 2) (tipo plasticos) (racion 125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91" calcext:value-type="float">
            <text:p>191</text:p>
          </table:table-cell>
          <table:table-cell table:style-name="ce2" table:formula="of:=[.H68]*[.I68]/100" office:value-type="float" office:value="352" calcext:value-type="float">
            <text:p>3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8];&quot;) (nombre &quot;;[.R68];&quot;) (grupo &quot;;[.D68];&quot;) (tipo &quot;;[.E68];&quot;) (racion &quot;;[.H68];&quot;) (kcal &quot;;[.I68];&quot;) (proteinas &quot;;[.J68];&quot;) (grasas &quot;;[.K68];&quot;) (hidratos &quot;;[.L68];&quot;) (desayuno &quot;;[.M68];&quot;) (almuerzo &quot;;[.N68];&quot;) (comida &quot;;[.O68];&quot;) (merienda &quot;;[.P68];&quot;) (cena &quot;;[.Q68];&quot;))&quot;)" office:value-type="string" office:string-value="(alimento (id 67) (nombre salmon) (grupo 2) (tipo plasticos) (racion 200) (kcal 176) (proteinas 18,4) (grasas 12) (hidratos 0) (desayuno no) (almuerzo no) (comida si) (merienda no) (cena si))" calcext:value-type="string">
            <text:p>(alimento (id 67) (nombre salmon) (grupo 2) (tipo plasticos) (racion 200) (kcal 176) (proteinas 18,4) (grasas 12) (hidratos 0) (desayuno no) (almuerzo no) (comida si) (merienda no) (cena si))</text:p>
          </table:table-cell>
          <table:table-cell table:formula="of:=SUBSTITUTE([.S68];&quot;,&quot;;&quot;.&quot;)" office:value-type="string" office:string-value="(alimento (id 67) (nombre salmon) (grupo 2) (tipo plasticos) (racion 200) (kcal 176) (proteinas 18.4) (grasas 12) (hidratos 0) (desayuno no) (almuerzo no) (comida si) (merienda no) (cena si))" calcext:value-type="string">
            <text:p>(alimento (id 67) (nombre salmon) (grupo 2) (tipo plasticos) (racion 2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16.6" calcext:value-type="float">
            <text:p>216,6</text:p>
          </table:table-cell>
          <table:table-cell table:style-name="ce2" table:formula="of:=[.H69]*[.I69]/100" office:value-type="float" office:value="140.8" calcext:value-type="float">
            <text:p>140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9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9];&quot;) (nombre &quot;;[.R69];&quot;) (grupo &quot;;[.D69];&quot;) (tipo &quot;;[.E69];&quot;) (racion &quot;;[.H69];&quot;) (kcal &quot;;[.I69];&quot;) (proteinas &quot;;[.J69];&quot;) (grasas &quot;;[.K69];&quot;) (hidratos &quot;;[.L69];&quot;) (desayuno &quot;;[.M69];&quot;) (almuerzo &quot;;[.N69];&quot;) (comida &quot;;[.O69];&quot;) (merienda &quot;;[.P69];&quot;) (cena &quot;;[.Q69];&quot;))&quot;)" office:value-type="string" office:string-value="(alimento (id 68) (nombre salmon) (grupo 2) (tipo plasticos) (racion 80) (kcal 176) (proteinas 18,4) (grasas 12) (hidratos 0) (desayuno no) (almuerzo no) (comida si) (merienda no) (cena si))" calcext:value-type="string">
            <text:p>(alimento (id 68) (nombre salmon) (grupo 2) (tipo plasticos) (racion 80) (kcal 176) (proteinas 18,4) (grasas 12) (hidratos 0) (desayuno no) (almuerzo no) (comida si) (merienda no) (cena si))</text:p>
          </table:table-cell>
          <table:table-cell table:formula="of:=SUBSTITUTE([.S69];&quot;,&quot;;&quot;.&quot;)" office:value-type="string" office:string-value="(alimento (id 68) (nombre salmon) (grupo 2) (tipo plasticos) (racion 80) (kcal 176) (proteinas 18.4) (grasas 12) (hidratos 0) (desayuno no) (almuerzo no) (comida si) (merienda no) (cena si))" calcext:value-type="string">
            <text:p>(alimento (id 68) (nombre salmon) (grupo 2) (tipo plasticos) (racion 8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80.5" calcext:value-type="float">
            <text:p>180,5</text:p>
          </table:table-cell>
          <table:table-cell table:style-name="ce2" table:formula="of:=[.H70]*[.I70]/100" office:value-type="float" office:value="264" calcext:value-type="float">
            <text:p>26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0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0];&quot;) (nombre &quot;;[.R70];&quot;) (grupo &quot;;[.D70];&quot;) (tipo &quot;;[.E70];&quot;) (racion &quot;;[.H70];&quot;) (kcal &quot;;[.I70];&quot;) (proteinas &quot;;[.J70];&quot;) (grasas &quot;;[.K70];&quot;) (hidratos &quot;;[.L70];&quot;) (desayuno &quot;;[.M70];&quot;) (almuerzo &quot;;[.N70];&quot;) (comida &quot;;[.O70];&quot;) (merienda &quot;;[.P70];&quot;) (cena &quot;;[.Q70];&quot;))&quot;)" office:value-type="string" office:string-value="(alimento (id 69) (nombre salmon) (grupo 2) (tipo plasticos) (racion 150) (kcal 176) (proteinas 18,4) (grasas 12) (hidratos 0) (desayuno no) (almuerzo no) (comida si) (merienda no) (cena si))" calcext:value-type="string">
            <text:p>(alimento (id 69) (nombre salmon) (grupo 2) (tipo plasticos) (racion 150) (kcal 176) (proteinas 18,4) (grasas 12) (hidratos 0) (desayuno no) (almuerzo no) (comida si) (merienda no) (cena si))</text:p>
          </table:table-cell>
          <table:table-cell table:formula="of:=SUBSTITUTE([.S70];&quot;,&quot;;&quot;.&quot;)" office:value-type="string" office:string-value="(alimento (id 69) (nombre salmon) (grupo 2) (tipo plasticos) (racion 150) (kcal 176) (proteinas 18.4) (grasas 12) (hidratos 0) (desayuno no) (almuerzo no) (comida si) (merienda no) (cena si))" calcext:value-type="string">
            <text:p>(alimento (id 69) (nombre salmon) (grupo 2) (tipo plasticos) (racion 15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44.4" calcext:value-type="float">
            <text:p>144,4</text:p>
          </table:table-cell>
          <table:table-cell table:style-name="ce2" table:formula="of:=[.H71]*[.I71]/100" office:value-type="float" office:value="176" calcext:value-type="float">
            <text:p>1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1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1];&quot;) (nombre &quot;;[.R71];&quot;) (grupo &quot;;[.D71];&quot;) (tipo &quot;;[.E71];&quot;) (racion &quot;;[.H71];&quot;) (kcal &quot;;[.I71];&quot;) (proteinas &quot;;[.J71];&quot;) (grasas &quot;;[.K71];&quot;) (hidratos &quot;;[.L71];&quot;) (desayuno &quot;;[.M71];&quot;) (almuerzo &quot;;[.N71];&quot;) (comida &quot;;[.O71];&quot;) (merienda &quot;;[.P71];&quot;) (cena &quot;;[.Q71];&quot;))&quot;)" office:value-type="string" office:string-value="(alimento (id 70) (nombre salmon) (grupo 2) (tipo plasticos) (racion 100) (kcal 176) (proteinas 18,4) (grasas 12) (hidratos 0) (desayuno no) (almuerzo no) (comida si) (merienda no) (cena si))" calcext:value-type="string">
            <text:p>(alimento (id 70) (nombre salmon) (grupo 2) (tipo plasticos) (racion 100) (kcal 176) (proteinas 18,4) (grasas 12) (hidratos 0) (desayuno no) (almuerzo no) (comida si) (merienda no) (cena si))</text:p>
          </table:table-cell>
          <table:table-cell table:formula="of:=SUBSTITUTE([.S71];&quot;,&quot;;&quot;.&quot;)" office:value-type="string" office:string-value="(alimento (id 70) (nombre salmon) (grupo 2) (tipo plasticos) (racion 100) (kcal 176) (proteinas 18.4) (grasas 12) (hidratos 0) (desayuno no) (almuerzo no) (comida si) (merienda no) (cena si))" calcext:value-type="string">
            <text:p>(alimento (id 70) (nombre salmon) (grupo 2) (tipo plasticos) (racion 1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08.3" calcext:value-type="float">
            <text:p>108,3</text:p>
          </table:table-cell>
          <table:table-cell table:style-name="ce2" table:formula="of:=[.H72]*[.I72]/100" office:value-type="float" office:value="216.6" calcext:value-type="float">
            <text:p>216,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2];&quot;) (nombre &quot;;[.R72];&quot;) (grupo &quot;;[.D72];&quot;) (tipo &quot;;[.E72];&quot;) (racion &quot;;[.H72];&quot;) (kcal &quot;;[.I72];&quot;) (proteinas &quot;;[.J72];&quot;) (grasas &quot;;[.K72];&quot;) (hidratos &quot;;[.L72];&quot;) (desayuno &quot;;[.M72];&quot;) (almuerzo &quot;;[.N72];&quot;) (comida &quot;;[.O72];&quot;) (merienda &quot;;[.P72];&quot;) (cena &quot;;[.Q72];&quot;))&quot;)" office:value-type="string" office:string-value="(alimento (id 71) (nombre lacon) (grupo 2) (tipo plasticos) (racion 60) (kcal 361) (proteinas 19,2) (grasas 31,6) (hidratos 0) (desayuno si) (almuerzo si) (comida si) (merienda si) (cena si))" calcext:value-type="string">
            <text:p>(alimento (id 71) (nombre lacon) (grupo 2) (tipo plasticos) (racion 60) (kcal 361) (proteinas 19,2) (grasas 31,6) (hidratos 0) (desayuno si) (almuerzo si) (comida si) (merienda si) (cena si))</text:p>
          </table:table-cell>
          <table:table-cell table:formula="of:=SUBSTITUTE([.S72];&quot;,&quot;;&quot;.&quot;)" office:value-type="string" office:string-value="(alimento (id 71) (nombre lacon) (grupo 2) (tipo plasticos) (racion 60) (kcal 361) (proteinas 19.2) (grasas 31.6) (hidratos 0) (desayuno si) (almuerzo si) (comida si) (merienda si) (cena si))" calcext:value-type="string">
            <text:p>(alimento (id 71) (nombre lacon) (grupo 2) (tipo plasticos) (racion 6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90.25" calcext:value-type="float">
            <text:p>90,25</text:p>
          </table:table-cell>
          <table:table-cell table:style-name="ce2" table:formula="of:=[.H73]*[.I73]/100" office:value-type="float" office:value="180.5" calcext:value-type="float">
            <text:p>18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3];&quot;) (nombre &quot;;[.R73];&quot;) (grupo &quot;;[.D73];&quot;) (tipo &quot;;[.E73];&quot;) (racion &quot;;[.H73];&quot;) (kcal &quot;;[.I73];&quot;) (proteinas &quot;;[.J73];&quot;) (grasas &quot;;[.K73];&quot;) (hidratos &quot;;[.L73];&quot;) (desayuno &quot;;[.M73];&quot;) (almuerzo &quot;;[.N73];&quot;) (comida &quot;;[.O73];&quot;) (merienda &quot;;[.P73];&quot;) (cena &quot;;[.Q73];&quot;))&quot;)" office:value-type="string" office:string-value="(alimento (id 72) (nombre lacon) (grupo 2) (tipo plasticos) (racion 50) (kcal 361) (proteinas 19,2) (grasas 31,6) (hidratos 0) (desayuno si) (almuerzo si) (comida si) (merienda si) (cena si))" calcext:value-type="string">
            <text:p>(alimento (id 72) (nombre lacon) (grupo 2) (tipo plasticos) (racion 50) (kcal 361) (proteinas 19,2) (grasas 31,6) (hidratos 0) (desayuno si) (almuerzo si) (comida si) (merienda si) (cena si))</text:p>
          </table:table-cell>
          <table:table-cell table:formula="of:=SUBSTITUTE([.S73];&quot;,&quot;;&quot;.&quot;)" office:value-type="string" office:string-value="(alimento (id 72) (nombre lacon) (grupo 2) (tipo plasticos) (racion 50) (kcal 361) (proteinas 19.2) (grasas 31.6) (hidratos 0) (desayuno si) (almuerzo si) (comida si) (merienda si) (cena si))" calcext:value-type="string">
            <text:p>(alimento (id 72) (nombre lacon) (grupo 2) (tipo plasticos) (racion 5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4.8" calcext:value-type="float">
            <text:p>124,8</text:p>
          </table:table-cell>
          <table:table-cell table:style-name="ce2" table:formula="of:=[.H74]*[.I74]/100" office:value-type="float" office:value="144.4" calcext:value-type="float">
            <text:p>144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4];&quot;) (nombre &quot;;[.R74];&quot;) (grupo &quot;;[.D74];&quot;) (tipo &quot;;[.E74];&quot;) (racion &quot;;[.H74];&quot;) (kcal &quot;;[.I74];&quot;) (proteinas &quot;;[.J74];&quot;) (grasas &quot;;[.K74];&quot;) (hidratos &quot;;[.L74];&quot;) (desayuno &quot;;[.M74];&quot;) (almuerzo &quot;;[.N74];&quot;) (comida &quot;;[.O74];&quot;) (merienda &quot;;[.P74];&quot;) (cena &quot;;[.Q74];&quot;))&quot;)" office:value-type="string" office:string-value="(alimento (id 73) (nombre lacon) (grupo 2) (tipo plasticos) (racion 40) (kcal 361) (proteinas 19,2) (grasas 31,6) (hidratos 0) (desayuno si) (almuerzo si) (comida si) (merienda si) (cena si))" calcext:value-type="string">
            <text:p>(alimento (id 73) (nombre lacon) (grupo 2) (tipo plasticos) (racion 40) (kcal 361) (proteinas 19,2) (grasas 31,6) (hidratos 0) (desayuno si) (almuerzo si) (comida si) (merienda si) (cena si))</text:p>
          </table:table-cell>
          <table:table-cell table:formula="of:=SUBSTITUTE([.S74];&quot;,&quot;;&quot;.&quot;)" office:value-type="string" office:string-value="(alimento (id 73) (nombre lacon) (grupo 2) (tipo plasticos) (racion 40) (kcal 361) (proteinas 19.2) (grasas 31.6) (hidratos 0) (desayuno si) (almuerzo si) (comida si) (merienda si) (cena si))" calcext:value-type="string">
            <text:p>(alimento (id 73) (nombre lacon) (grupo 2) (tipo plasticos) (racion 4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34" calcext:value-type="float">
            <text:p>234</text:p>
          </table:table-cell>
          <table:table-cell table:style-name="ce2" table:formula="of:=[.H75]*[.I75]/100" office:value-type="float" office:value="108.3" calcext:value-type="float">
            <text:p>108,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5];&quot;) (nombre &quot;;[.R75];&quot;) (grupo &quot;;[.D75];&quot;) (tipo &quot;;[.E75];&quot;) (racion &quot;;[.H75];&quot;) (kcal &quot;;[.I75];&quot;) (proteinas &quot;;[.J75];&quot;) (grasas &quot;;[.K75];&quot;) (hidratos &quot;;[.L75];&quot;) (desayuno &quot;;[.M75];&quot;) (almuerzo &quot;;[.N75];&quot;) (comida &quot;;[.O75];&quot;) (merienda &quot;;[.P75];&quot;) (cena &quot;;[.Q75];&quot;))&quot;)" office:value-type="string" office:string-value="(alimento (id 74) (nombre lacon) (grupo 2) (tipo plasticos) (racion 30) (kcal 361) (proteinas 19,2) (grasas 31,6) (hidratos 0) (desayuno si) (almuerzo si) (comida si) (merienda si) (cena si))" calcext:value-type="string">
            <text:p>(alimento (id 74) (nombre lacon) (grupo 2) (tipo plasticos) (racion 30) (kcal 361) (proteinas 19,2) (grasas 31,6) (hidratos 0) (desayuno si) (almuerzo si) (comida si) (merienda si) (cena si))</text:p>
          </table:table-cell>
          <table:table-cell table:formula="of:=SUBSTITUTE([.S75];&quot;,&quot;;&quot;.&quot;)" office:value-type="string" office:string-value="(alimento (id 74) (nombre lacon) (grupo 2) (tipo plasticos) (racion 30) (kcal 361) (proteinas 19.2) (grasas 31.6) (hidratos 0) (desayuno si) (almuerzo si) (comida si) (merienda si) (cena si))" calcext:value-type="string">
            <text:p>(alimento (id 74) (nombre lacon) (grupo 2) (tipo plasticos) (racion 3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8" calcext:value-type="float">
            <text:p>78</text:p>
          </table:table-cell>
          <table:table-cell table:style-name="ce2" table:formula="of:=[.H76]*[.I76]/100" office:value-type="float" office:value="90.25" calcext:value-type="float">
            <text:p>90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6];&quot;) (nombre &quot;;[.R76];&quot;) (grupo &quot;;[.D76];&quot;) (tipo &quot;;[.E76];&quot;) (racion &quot;;[.H76];&quot;) (kcal &quot;;[.I76];&quot;) (proteinas &quot;;[.J76];&quot;) (grasas &quot;;[.K76];&quot;) (hidratos &quot;;[.L76];&quot;) (desayuno &quot;;[.M76];&quot;) (almuerzo &quot;;[.N76];&quot;) (comida &quot;;[.O76];&quot;) (merienda &quot;;[.P76];&quot;) (cena &quot;;[.Q76];&quot;))&quot;)" office:value-type="string" office:string-value="(alimento (id 75) (nombre lacon) (grupo 2) (tipo plasticos) (racion 25) (kcal 361) (proteinas 19,2) (grasas 31,6) (hidratos 0) (desayuno si) (almuerzo si) (comida si) (merienda si) (cena si))" calcext:value-type="string">
            <text:p>(alimento (id 75) (nombre lacon) (grupo 2) (tipo plasticos) (racion 25) (kcal 361) (proteinas 19,2) (grasas 31,6) (hidratos 0) (desayuno si) (almuerzo si) (comida si) (merienda si) (cena si))</text:p>
          </table:table-cell>
          <table:table-cell table:formula="of:=SUBSTITUTE([.S76];&quot;,&quot;;&quot;.&quot;)" office:value-type="string" office:string-value="(alimento (id 75) (nombre lacon) (grupo 2) (tipo plasticos) (racion 25) (kcal 361) (proteinas 19.2) (grasas 31.6) (hidratos 0) (desayuno si) (almuerzo si) (comida si) (merienda si) (cena si))" calcext:value-type="string">
            <text:p>(alimento (id 75) (nombre lacon) (grupo 2) (tipo plasticos) (racion 25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95" calcext:value-type="float">
            <text:p>195</text:p>
          </table:table-cell>
          <table:table-cell table:style-name="ce2" table:formula="of:=[.H77]*[.I77]/100" office:value-type="float" office:value="116.8" calcext:value-type="float">
            <text:p>116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7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7];&quot;) (nombre &quot;;[.R77];&quot;) (grupo &quot;;[.D77];&quot;) (tipo &quot;;[.E77];&quot;) (racion &quot;;[.H77];&quot;) (kcal &quot;;[.I77];&quot;) (proteinas &quot;;[.J77];&quot;) (grasas &quot;;[.K77];&quot;) (hidratos &quot;;[.L77];&quot;) (desayuno &quot;;[.M77];&quot;) (almuerzo &quot;;[.N77];&quot;) (comida &quot;;[.O77];&quot;) (merienda &quot;;[.P77];&quot;) (cena &quot;;[.Q77];&quot;))&quot;)" office:value-type="string" office:string-value="(alimento (id 76) (nombre cerdo-carne-magra) (grupo 2) (tipo plasticos) (racion 80) (kcal 146) (proteinas 19,9) (grasas 6,8) (hidratos 0) (desayuno no) (almuerzo no) (comida si) (merienda no) (cena si))" calcext:value-type="string">
            <text:p>(alimento (id 76) (nombre cerdo-carne-magra) (grupo 2) (tipo plasticos) (racion 80) (kcal 146) (proteinas 19,9) (grasas 6,8) (hidratos 0) (desayuno no) (almuerzo no) (comida si) (merienda no) (cena si))</text:p>
          </table:table-cell>
          <table:table-cell table:formula="of:=SUBSTITUTE([.S77];&quot;,&quot;;&quot;.&quot;)" office:value-type="string" office:string-value="(alimento (id 76) (nombre cerdo-carne-magra) (grupo 2) (tipo plasticos) (racion 80) (kcal 146) (proteinas 19.9) (grasas 6.8) (hidratos 0) (desayuno no) (almuerzo no) (comida si) (merienda no) (cena si))" calcext:value-type="string">
            <text:p>(alimento (id 76) (nombre cerdo-carne-magra) (grupo 2) (tipo plasticos) (racion 8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56" calcext:value-type="float">
            <text:p>156</text:p>
          </table:table-cell>
          <table:table-cell table:style-name="ce2" table:formula="of:=[.H78]*[.I78]/100" office:value-type="float" office:value="219" calcext:value-type="float">
            <text:p>2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8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8];&quot;) (nombre &quot;;[.R78];&quot;) (grupo &quot;;[.D78];&quot;) (tipo &quot;;[.E78];&quot;) (racion &quot;;[.H78];&quot;) (kcal &quot;;[.I78];&quot;) (proteinas &quot;;[.J78];&quot;) (grasas &quot;;[.K78];&quot;) (hidratos &quot;;[.L78];&quot;) (desayuno &quot;;[.M78];&quot;) (almuerzo &quot;;[.N78];&quot;) (comida &quot;;[.O78];&quot;) (merienda &quot;;[.P78];&quot;) (cena &quot;;[.Q78];&quot;))&quot;)" office:value-type="string" office:string-value="(alimento (id 77) (nombre cerdo-carne-magra) (grupo 2) (tipo plasticos) (racion 150) (kcal 146) (proteinas 19,9) (grasas 6,8) (hidratos 0) (desayuno no) (almuerzo no) (comida si) (merienda no) (cena si))" calcext:value-type="string">
            <text:p>(alimento (id 77) (nombre cerdo-carne-magra) (grupo 2) (tipo plasticos) (racion 150) (kcal 146) (proteinas 19,9) (grasas 6,8) (hidratos 0) (desayuno no) (almuerzo no) (comida si) (merienda no) (cena si))</text:p>
          </table:table-cell>
          <table:table-cell table:formula="of:=SUBSTITUTE([.S78];&quot;,&quot;;&quot;.&quot;)" office:value-type="string" office:string-value="(alimento (id 77) (nombre cerdo-carne-magra) (grupo 2) (tipo plasticos) (racion 150) (kcal 146) (proteinas 19.9) (grasas 6.8) (hidratos 0) (desayuno no) (almuerzo no) (comida si) (merienda no) (cena si))" calcext:value-type="string">
            <text:p>(alimento (id 77) (nombre cerdo-carne-magra) (grupo 2) (tipo plasticos) (racion 1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21.5" calcext:value-type="float">
            <text:p>121,5</text:p>
          </table:table-cell>
          <table:table-cell table:style-name="ce2" table:formula="of:=[.H79]*[.I79]/100" office:value-type="float" office:value="73" calcext:value-type="float">
            <text:p>7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9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9];&quot;) (nombre &quot;;[.R79];&quot;) (grupo &quot;;[.D79];&quot;) (tipo &quot;;[.E79];&quot;) (racion &quot;;[.H79];&quot;) (kcal &quot;;[.I79];&quot;) (proteinas &quot;;[.J79];&quot;) (grasas &quot;;[.K79];&quot;) (hidratos &quot;;[.L79];&quot;) (desayuno &quot;;[.M79];&quot;) (almuerzo &quot;;[.N79];&quot;) (comida &quot;;[.O79];&quot;) (merienda &quot;;[.P79];&quot;) (cena &quot;;[.Q79];&quot;))&quot;)" office:value-type="string" office:string-value="(alimento (id 78) (nombre cerdo-carne-magra) (grupo 2) (tipo plasticos) (racion 50) (kcal 146) (proteinas 19,9) (grasas 6,8) (hidratos 0) (desayuno no) (almuerzo no) (comida si) (merienda no) (cena si))" calcext:value-type="string">
            <text:p>(alimento (id 78) (nombre cerdo-carne-magra) (grupo 2) (tipo plasticos) (racion 50) (kcal 146) (proteinas 19,9) (grasas 6,8) (hidratos 0) (desayuno no) (almuerzo no) (comida si) (merienda no) (cena si))</text:p>
          </table:table-cell>
          <table:table-cell table:formula="of:=SUBSTITUTE([.S79];&quot;,&quot;;&quot;.&quot;)" office:value-type="string" office:string-value="(alimento (id 78) (nombre cerdo-carne-magra) (grupo 2) (tipo plasticos) (racion 50) (kcal 146) (proteinas 19.9) (grasas 6.8) (hidratos 0) (desayuno no) (almuerzo no) (comida si) (merienda no) (cena si))" calcext:value-type="string">
            <text:p>(alimento (id 78) (nombre cerdo-carne-magra) (grupo 2) (tipo plasticos) (racion 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94.4" calcext:value-type="float">
            <text:p>194,4</text:p>
          </table:table-cell>
          <table:table-cell table:style-name="ce2" table:formula="of:=[.H80]*[.I80]/100" office:value-type="float" office:value="182.5" calcext:value-type="float">
            <text:p>18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0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0];&quot;) (nombre &quot;;[.R80];&quot;) (grupo &quot;;[.D80];&quot;) (tipo &quot;;[.E80];&quot;) (racion &quot;;[.H80];&quot;) (kcal &quot;;[.I80];&quot;) (proteinas &quot;;[.J80];&quot;) (grasas &quot;;[.K80];&quot;) (hidratos &quot;;[.L80];&quot;) (desayuno &quot;;[.M80];&quot;) (almuerzo &quot;;[.N80];&quot;) (comida &quot;;[.O80];&quot;) (merienda &quot;;[.P80];&quot;) (cena &quot;;[.Q80];&quot;))&quot;)" office:value-type="string" office:string-value="(alimento (id 79) (nombre cerdo-carne-magra) (grupo 2) (tipo plasticos) (racion 125) (kcal 146) (proteinas 19,9) (grasas 6,8) (hidratos 0) (desayuno no) (almuerzo no) (comida si) (merienda no) (cena si))" calcext:value-type="string">
            <text:p>(alimento (id 79) (nombre cerdo-carne-magra) (grupo 2) (tipo plasticos) (racion 125) (kcal 146) (proteinas 19,9) (grasas 6,8) (hidratos 0) (desayuno no) (almuerzo no) (comida si) (merienda no) (cena si))</text:p>
          </table:table-cell>
          <table:table-cell table:formula="of:=SUBSTITUTE([.S80];&quot;,&quot;;&quot;.&quot;)" office:value-type="string" office:string-value="(alimento (id 79) (nombre cerdo-carne-magra) (grupo 2) (tipo plasticos) (racion 125) (kcal 146) (proteinas 19.9) (grasas 6.8) (hidratos 0) (desayuno no) (almuerzo no) (comida si) (merienda no) (cena si))" calcext:value-type="string">
            <text:p>(alimento (id 79) (nombre cerdo-carne-magra) (grupo 2) (tipo plasticos) (racion 125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03.75" calcext:value-type="float">
            <text:p>303,75</text:p>
          </table:table-cell>
          <table:table-cell table:style-name="ce2" table:formula="of:=[.H81]*[.I81]/100" office:value-type="float" office:value="146" calcext:value-type="float">
            <text:p>1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1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1];&quot;) (nombre &quot;;[.R81];&quot;) (grupo &quot;;[.D81];&quot;) (tipo &quot;;[.E81];&quot;) (racion &quot;;[.H81];&quot;) (kcal &quot;;[.I81];&quot;) (proteinas &quot;;[.J81];&quot;) (grasas &quot;;[.K81];&quot;) (hidratos &quot;;[.L81];&quot;) (desayuno &quot;;[.M81];&quot;) (almuerzo &quot;;[.N81];&quot;) (comida &quot;;[.O81];&quot;) (merienda &quot;;[.P81];&quot;) (cena &quot;;[.Q81];&quot;))&quot;)" office:value-type="string" office:string-value="(alimento (id 80) (nombre cerdo-carne-magra) (grupo 2) (tipo plasticos) (racion 100) (kcal 146) (proteinas 19,9) (grasas 6,8) (hidratos 0) (desayuno no) (almuerzo no) (comida si) (merienda no) (cena si))" calcext:value-type="string">
            <text:p>(alimento (id 80) (nombre cerdo-carne-magra) (grupo 2) (tipo plasticos) (racion 100) (kcal 146) (proteinas 19,9) (grasas 6,8) (hidratos 0) (desayuno no) (almuerzo no) (comida si) (merienda no) (cena si))</text:p>
          </table:table-cell>
          <table:table-cell table:formula="of:=SUBSTITUTE([.S81];&quot;,&quot;;&quot;.&quot;)" office:value-type="string" office:string-value="(alimento (id 80) (nombre cerdo-carne-magra) (grupo 2) (tipo plasticos) (racion 100) (kcal 146) (proteinas 19.9) (grasas 6.8) (hidratos 0) (desayuno no) (almuerzo no) (comida si) (merienda no) (cena si))" calcext:value-type="string">
            <text:p>(alimento (id 80) (nombre cerdo-carne-magra) (grupo 2) (tipo plasticos) (racion 10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64.5" calcext:value-type="float">
            <text:p>364,5</text:p>
          </table:table-cell>
          <table:table-cell table:style-name="ce2" table:formula="of:=[.H82]*[.I82]/100" office:value-type="float" office:value="121.5" calcext:value-type="float">
            <text:p>12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2];&quot;) (nombre &quot;;[.R82];&quot;) (grupo &quot;;[.D82];&quot;) (tipo &quot;;[.E82];&quot;) (racion &quot;;[.H82];&quot;) (kcal &quot;;[.I82];&quot;) (proteinas &quot;;[.J82];&quot;) (grasas &quot;;[.K82];&quot;) (hidratos &quot;;[.L82];&quot;) (desayuno &quot;;[.M82];&quot;) (almuerzo &quot;;[.N82];&quot;) (comida &quot;;[.O82];&quot;) (merienda &quot;;[.P82];&quot;) (cena &quot;;[.Q82];&quot;))&quot;)" office:value-type="string" office:string-value="(alimento (id 81) (nombre salchicha-frankfurt) (grupo 2) (tipo plasticos) (racion 50) (kcal 243) (proteinas 13,1) (grasas 20) (hidratos 1,4) (desayuno no) (almuerzo no) (comida si) (merienda no) (cena si))" calcext:value-type="string">
            <text:p>(alimento (id 81) (nombre salchicha-frankfurt) (grupo 2) (tipo plasticos) (racion 50) (kcal 243) (proteinas 13,1) (grasas 20) (hidratos 1,4) (desayuno no) (almuerzo no) (comida si) (merienda no) (cena si))</text:p>
          </table:table-cell>
          <table:table-cell table:formula="of:=SUBSTITUTE([.S82];&quot;,&quot;;&quot;.&quot;)" office:value-type="string" office:string-value="(alimento (id 81) (nombre salchicha-frankfurt) (grupo 2) (tipo plasticos) (racion 50) (kcal 243) (proteinas 13.1) (grasas 20) (hidratos 1.4) (desayuno no) (almuerzo no) (comida si) (merienda no) (cena si))" calcext:value-type="string">
            <text:p>(alimento (id 81) (nombre salchicha-frankfurt) (grupo 2) (tipo plasticos) (racion 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243" calcext:value-type="float">
            <text:p>243</text:p>
          </table:table-cell>
          <table:table-cell table:style-name="ce2" table:formula="of:=[.H83]*[.I83]/100" office:value-type="float" office:value="194.4" calcext:value-type="float">
            <text:p>194,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3];&quot;) (nombre &quot;;[.R83];&quot;) (grupo &quot;;[.D83];&quot;) (tipo &quot;;[.E83];&quot;) (racion &quot;;[.H83];&quot;) (kcal &quot;;[.I83];&quot;) (proteinas &quot;;[.J83];&quot;) (grasas &quot;;[.K83];&quot;) (hidratos &quot;;[.L83];&quot;) (desayuno &quot;;[.M83];&quot;) (almuerzo &quot;;[.N83];&quot;) (comida &quot;;[.O83];&quot;) (merienda &quot;;[.P83];&quot;) (cena &quot;;[.Q83];&quot;))&quot;)" office:value-type="string" office:string-value="(alimento (id 82) (nombre salchicha-frankfurt) (grupo 2) (tipo plasticos) (racion 80) (kcal 243) (proteinas 13,1) (grasas 20) (hidratos 1,4) (desayuno no) (almuerzo no) (comida si) (merienda no) (cena si))" calcext:value-type="string">
            <text:p>(alimento (id 82) (nombre salchicha-frankfurt) (grupo 2) (tipo plasticos) (racion 80) (kcal 243) (proteinas 13,1) (grasas 20) (hidratos 1,4) (desayuno no) (almuerzo no) (comida si) (merienda no) (cena si))</text:p>
          </table:table-cell>
          <table:table-cell table:formula="of:=SUBSTITUTE([.S83];&quot;,&quot;;&quot;.&quot;)" office:value-type="string" office:string-value="(alimento (id 82) (nombre salchicha-frankfurt) (grupo 2) (tipo plasticos) (racion 80) (kcal 243) (proteinas 13.1) (grasas 20) (hidratos 1.4) (desayuno no) (almuerzo no) (comida si) (merienda no) (cena si))" calcext:value-type="string">
            <text:p>(alimento (id 82) (nombre salchicha-frankfurt) (grupo 2) (tipo plasticos) (racion 8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2" calcext:value-type="float">
            <text:p>72</text:p>
          </table:table-cell>
          <table:table-cell table:style-name="ce2" table:formula="of:=[.H84]*[.I84]/100" office:value-type="float" office:value="303.75" calcext:value-type="float">
            <text:p>30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4];&quot;) (nombre &quot;;[.R84];&quot;) (grupo &quot;;[.D84];&quot;) (tipo &quot;;[.E84];&quot;) (racion &quot;;[.H84];&quot;) (kcal &quot;;[.I84];&quot;) (proteinas &quot;;[.J84];&quot;) (grasas &quot;;[.K84];&quot;) (hidratos &quot;;[.L84];&quot;) (desayuno &quot;;[.M84];&quot;) (almuerzo &quot;;[.N84];&quot;) (comida &quot;;[.O84];&quot;) (merienda &quot;;[.P84];&quot;) (cena &quot;;[.Q84];&quot;))&quot;)" office:value-type="string" office:string-value="(alimento (id 83) (nombre salchicha-frankfurt) (grupo 2) (tipo plasticos) (racion 125) (kcal 243) (proteinas 13,1) (grasas 20) (hidratos 1,4) (desayuno no) (almuerzo no) (comida si) (merienda no) (cena si))" calcext:value-type="string">
            <text:p>(alimento (id 83) (nombre salchicha-frankfurt) (grupo 2) (tipo plasticos) (racion 125) (kcal 243) (proteinas 13,1) (grasas 20) (hidratos 1,4) (desayuno no) (almuerzo no) (comida si) (merienda no) (cena si))</text:p>
          </table:table-cell>
          <table:table-cell table:formula="of:=SUBSTITUTE([.S84];&quot;,&quot;;&quot;.&quot;)" office:value-type="string" office:string-value="(alimento (id 83) (nombre salchicha-frankfurt) (grupo 2) (tipo plasticos) (racion 125) (kcal 243) (proteinas 13.1) (grasas 20) (hidratos 1.4) (desayuno no) (almuerzo no) (comida si) (merienda no) (cena si))" calcext:value-type="string">
            <text:p>(alimento (id 83) (nombre salchicha-frankfurt) (grupo 2) (tipo plasticos) (racion 125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0" calcext:value-type="float">
            <text:p>60</text:p>
          </table:table-cell>
          <table:table-cell table:style-name="ce2" table:formula="of:=[.H85]*[.I85]/100" office:value-type="float" office:value="364.5" calcext:value-type="float">
            <text:p>364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5];&quot;) (nombre &quot;;[.R85];&quot;) (grupo &quot;;[.D85];&quot;) (tipo &quot;;[.E85];&quot;) (racion &quot;;[.H85];&quot;) (kcal &quot;;[.I85];&quot;) (proteinas &quot;;[.J85];&quot;) (grasas &quot;;[.K85];&quot;) (hidratos &quot;;[.L85];&quot;) (desayuno &quot;;[.M85];&quot;) (almuerzo &quot;;[.N85];&quot;) (comida &quot;;[.O85];&quot;) (merienda &quot;;[.P85];&quot;) (cena &quot;;[.Q85];&quot;))&quot;)" office:value-type="string" office:string-value="(alimento (id 84) (nombre salchicha-frankfurt) (grupo 2) (tipo plasticos) (racion 150) (kcal 243) (proteinas 13,1) (grasas 20) (hidratos 1,4) (desayuno no) (almuerzo no) (comida si) (merienda no) (cena si))" calcext:value-type="string">
            <text:p>(alimento (id 84) (nombre salchicha-frankfurt) (grupo 2) (tipo plasticos) (racion 150) (kcal 243) (proteinas 13,1) (grasas 20) (hidratos 1,4) (desayuno no) (almuerzo no) (comida si) (merienda no) (cena si))</text:p>
          </table:table-cell>
          <table:table-cell table:formula="of:=SUBSTITUTE([.S85];&quot;,&quot;;&quot;.&quot;)" office:value-type="string" office:string-value="(alimento (id 84) (nombre salchicha-frankfurt) (grupo 2) (tipo plasticos) (racion 150) (kcal 243) (proteinas 13.1) (grasas 20) (hidratos 1.4) (desayuno no) (almuerzo no) (comida si) (merienda no) (cena si))" calcext:value-type="string">
            <text:p>(alimento (id 84) (nombre salchicha-frankfurt) (grupo 2) (tipo plasticos) (racion 1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48" calcext:value-type="float">
            <text:p>48</text:p>
          </table:table-cell>
          <table:table-cell table:style-name="ce2" table:formula="of:=[.H86]*[.I86]/100" office:value-type="float" office:value="243" calcext:value-type="float">
            <text:p>2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6];&quot;) (nombre &quot;;[.R86];&quot;) (grupo &quot;;[.D86];&quot;) (tipo &quot;;[.E86];&quot;) (racion &quot;;[.H86];&quot;) (kcal &quot;;[.I86];&quot;) (proteinas &quot;;[.J86];&quot;) (grasas &quot;;[.K86];&quot;) (hidratos &quot;;[.L86];&quot;) (desayuno &quot;;[.M86];&quot;) (almuerzo &quot;;[.N86];&quot;) (comida &quot;;[.O86];&quot;) (merienda &quot;;[.P86];&quot;) (cena &quot;;[.Q86];&quot;))&quot;)" office:value-type="string" office:string-value="(alimento (id 85) (nombre salchicha-frankfurt) (grupo 2) (tipo plasticos) (racion 100) (kcal 243) (proteinas 13,1) (grasas 20) (hidratos 1,4) (desayuno no) (almuerzo no) (comida si) (merienda no) (cena si))" calcext:value-type="string">
            <text:p>(alimento (id 85) (nombre salchicha-frankfurt) (grupo 2) (tipo plasticos) (racion 100) (kcal 243) (proteinas 13,1) (grasas 20) (hidratos 1,4) (desayuno no) (almuerzo no) (comida si) (merienda no) (cena si))</text:p>
          </table:table-cell>
          <table:table-cell table:formula="of:=SUBSTITUTE([.S86];&quot;,&quot;;&quot;.&quot;)" office:value-type="string" office:string-value="(alimento (id 85) (nombre salchicha-frankfurt) (grupo 2) (tipo plasticos) (racion 100) (kcal 243) (proteinas 13.1) (grasas 20) (hidratos 1.4) (desayuno no) (almuerzo no) (comida si) (merienda no) (cena si))" calcext:value-type="string">
            <text:p>(alimento (id 85) (nombre salchicha-frankfurt) (grupo 2) (tipo plasticos) (racion 10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6" calcext:value-type="float">
            <text:p>36</text:p>
          </table:table-cell>
          <table:table-cell table:style-name="ce2" table:formula="of:=[.H87]*[.I87]/100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7];&quot;) (nombre &quot;;[.R87];&quot;) (grupo &quot;;[.D87];&quot;) (tipo &quot;;[.E87];&quot;) (racion &quot;;[.H87];&quot;) (kcal &quot;;[.I87];&quot;) (proteinas &quot;;[.J87];&quot;) (grasas &quot;;[.K87];&quot;) (hidratos &quot;;[.L87];&quot;) (desayuno &quot;;[.M87];&quot;) (almuerzo &quot;;[.N87];&quot;) (comida &quot;;[.O87];&quot;) (merienda &quot;;[.P87];&quot;) (cena &quot;;[.Q87];&quot;))&quot;)" office:value-type="string" office:string-value="(alimento (id 86) (nombre jamon-cocido) (grupo 2) (tipo plasticos) (racion 60) (kcal 120) (proteinas 18,4) (grasas 5,1) (hidratos 0) (desayuno si) (almuerzo si) (comida no) (merienda si) (cena si))" calcext:value-type="string">
            <text:p>(alimento (id 86) (nombre jamon-cocido) (grupo 2) (tipo plasticos) (racion 60) (kcal 120) (proteinas 18,4) (grasas 5,1) (hidratos 0) (desayuno si) (almuerzo si) (comida no) (merienda si) (cena si))</text:p>
          </table:table-cell>
          <table:table-cell table:formula="of:=SUBSTITUTE([.S87];&quot;,&quot;;&quot;.&quot;)" office:value-type="string" office:string-value="(alimento (id 86) (nombre jamon-cocido) (grupo 2) (tipo plasticos) (racion 60) (kcal 120) (proteinas 18.4) (grasas 5.1) (hidratos 0) (desayuno si) (almuerzo si) (comida no) (merienda si) (cena si))" calcext:value-type="string">
            <text:p>(alimento (id 86) (nombre jamon-cocido) (grupo 2) (tipo plasticos) (racion 6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0" calcext:value-type="float">
            <text:p>30</text:p>
          </table:table-cell>
          <table:table-cell table:style-name="ce2" table:formula="of:=[.H88]*[.I88]/100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8];&quot;) (nombre &quot;;[.R88];&quot;) (grupo &quot;;[.D88];&quot;) (tipo &quot;;[.E88];&quot;) (racion &quot;;[.H88];&quot;) (kcal &quot;;[.I88];&quot;) (proteinas &quot;;[.J88];&quot;) (grasas &quot;;[.K88];&quot;) (hidratos &quot;;[.L88];&quot;) (desayuno &quot;;[.M88];&quot;) (almuerzo &quot;;[.N88];&quot;) (comida &quot;;[.O88];&quot;) (merienda &quot;;[.P88];&quot;) (cena &quot;;[.Q88];&quot;))&quot;)" office:value-type="string" office:string-value="(alimento (id 87) (nombre jamon-cocido) (grupo 2) (tipo plasticos) (racion 50) (kcal 120) (proteinas 18,4) (grasas 5,1) (hidratos 0) (desayuno si) (almuerzo si) (comida no) (merienda si) (cena si))" calcext:value-type="string">
            <text:p>(alimento (id 87) (nombre jamon-cocido) (grupo 2) (tipo plasticos) (racion 50) (kcal 120) (proteinas 18,4) (grasas 5,1) (hidratos 0) (desayuno si) (almuerzo si) (comida no) (merienda si) (cena si))</text:p>
          </table:table-cell>
          <table:table-cell table:formula="of:=SUBSTITUTE([.S88];&quot;,&quot;;&quot;.&quot;)" office:value-type="string" office:string-value="(alimento (id 87) (nombre jamon-cocido) (grupo 2) (tipo plasticos) (racion 50) (kcal 120) (proteinas 18.4) (grasas 5.1) (hidratos 0) (desayuno si) (almuerzo si) (comida no) (merienda si) (cena si))" calcext:value-type="string">
            <text:p>(alimento (id 87) (nombre jamon-cocido) (grupo 2) (tipo plasticos) (racion 5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69.5" calcext:value-type="float">
            <text:p>169,5</text:p>
          </table:table-cell>
          <table:table-cell table:style-name="ce2" table:formula="of:=[.H89]*[.I89]/100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9];&quot;) (nombre &quot;;[.R89];&quot;) (grupo &quot;;[.D89];&quot;) (tipo &quot;;[.E89];&quot;) (racion &quot;;[.H89];&quot;) (kcal &quot;;[.I89];&quot;) (proteinas &quot;;[.J89];&quot;) (grasas &quot;;[.K89];&quot;) (hidratos &quot;;[.L89];&quot;) (desayuno &quot;;[.M89];&quot;) (almuerzo &quot;;[.N89];&quot;) (comida &quot;;[.O89];&quot;) (merienda &quot;;[.P89];&quot;) (cena &quot;;[.Q89];&quot;))&quot;)" office:value-type="string" office:string-value="(alimento (id 88) (nombre jamon-cocido) (grupo 2) (tipo plasticos) (racion 40) (kcal 120) (proteinas 18,4) (grasas 5,1) (hidratos 0) (desayuno si) (almuerzo si) (comida no) (merienda si) (cena si))" calcext:value-type="string">
            <text:p>(alimento (id 88) (nombre jamon-cocido) (grupo 2) (tipo plasticos) (racion 40) (kcal 120) (proteinas 18,4) (grasas 5,1) (hidratos 0) (desayuno si) (almuerzo si) (comida no) (merienda si) (cena si))</text:p>
          </table:table-cell>
          <table:table-cell table:formula="of:=SUBSTITUTE([.S89];&quot;,&quot;;&quot;.&quot;)" office:value-type="string" office:string-value="(alimento (id 88) (nombre jamon-cocido) (grupo 2) (tipo plasticos) (racion 40) (kcal 120) (proteinas 18.4) (grasas 5.1) (hidratos 0) (desayuno si) (almuerzo si) (comida no) (merienda si) (cena si))" calcext:value-type="string">
            <text:p>(alimento (id 88) (nombre jamon-cocido) (grupo 2) (tipo plasticos) (racion 4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41.25" calcext:value-type="float">
            <text:p>141,25</text:p>
          </table:table-cell>
          <table:table-cell table:style-name="ce2" table:formula="of:=[.H90]*[.I90]/100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0];&quot;) (nombre &quot;;[.R90];&quot;) (grupo &quot;;[.D90];&quot;) (tipo &quot;;[.E90];&quot;) (racion &quot;;[.H90];&quot;) (kcal &quot;;[.I90];&quot;) (proteinas &quot;;[.J90];&quot;) (grasas &quot;;[.K90];&quot;) (hidratos &quot;;[.L90];&quot;) (desayuno &quot;;[.M90];&quot;) (almuerzo &quot;;[.N90];&quot;) (comida &quot;;[.O90];&quot;) (merienda &quot;;[.P90];&quot;) (cena &quot;;[.Q90];&quot;))&quot;)" office:value-type="string" office:string-value="(alimento (id 89) (nombre jamon-cocido) (grupo 2) (tipo plasticos) (racion 30) (kcal 120) (proteinas 18,4) (grasas 5,1) (hidratos 0) (desayuno si) (almuerzo si) (comida no) (merienda si) (cena si))" calcext:value-type="string">
            <text:p>(alimento (id 89) (nombre jamon-cocido) (grupo 2) (tipo plasticos) (racion 30) (kcal 120) (proteinas 18,4) (grasas 5,1) (hidratos 0) (desayuno si) (almuerzo si) (comida no) (merienda si) (cena si))</text:p>
          </table:table-cell>
          <table:table-cell table:formula="of:=SUBSTITUTE([.S90];&quot;,&quot;;&quot;.&quot;)" office:value-type="string" office:string-value="(alimento (id 89) (nombre jamon-cocido) (grupo 2) (tipo plasticos) (racion 30) (kcal 120) (proteinas 18.4) (grasas 5.1) (hidratos 0) (desayuno si) (almuerzo si) (comida no) (merienda si) (cena si))" calcext:value-type="string">
            <text:p>(alimento (id 89) (nombre jamon-cocido) (grupo 2) (tipo plasticos) (racion 3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13" calcext:value-type="float">
            <text:p>113</text:p>
          </table:table-cell>
          <table:table-cell table:style-name="ce2" table:formula="of:=[.H91]*[.I91]/100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1];&quot;) (nombre &quot;;[.R91];&quot;) (grupo &quot;;[.D91];&quot;) (tipo &quot;;[.E91];&quot;) (racion &quot;;[.H91];&quot;) (kcal &quot;;[.I91];&quot;) (proteinas &quot;;[.J91];&quot;) (grasas &quot;;[.K91];&quot;) (hidratos &quot;;[.L91];&quot;) (desayuno &quot;;[.M91];&quot;) (almuerzo &quot;;[.N91];&quot;) (comida &quot;;[.O91];&quot;) (merienda &quot;;[.P91];&quot;) (cena &quot;;[.Q91];&quot;))&quot;)" office:value-type="string" office:string-value="(alimento (id 90) (nombre jamon-cocido) (grupo 2) (tipo plasticos) (racion 25) (kcal 120) (proteinas 18,4) (grasas 5,1) (hidratos 0) (desayuno si) (almuerzo si) (comida no) (merienda si) (cena si))" calcext:value-type="string">
            <text:p>(alimento (id 90) (nombre jamon-cocido) (grupo 2) (tipo plasticos) (racion 25) (kcal 120) (proteinas 18,4) (grasas 5,1) (hidratos 0) (desayuno si) (almuerzo si) (comida no) (merienda si) (cena si))</text:p>
          </table:table-cell>
          <table:table-cell table:formula="of:=SUBSTITUTE([.S91];&quot;,&quot;;&quot;.&quot;)" office:value-type="string" office:string-value="(alimento (id 90) (nombre jamon-cocido) (grupo 2) (tipo plasticos) (racion 25) (kcal 120) (proteinas 18.4) (grasas 5.1) (hidratos 0) (desayuno si) (almuerzo si) (comida no) (merienda si) (cena si))" calcext:value-type="string">
            <text:p>(alimento (id 90) (nombre jamon-cocido) (grupo 2) (tipo plasticos) (racion 25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4.75" calcext:value-type="float">
            <text:p>84,75</text:p>
          </table:table-cell>
          <table:table-cell table:style-name="ce2" table:formula="of:=[.H92]*[.I92]/100" office:value-type="float" office:value="162" calcext:value-type="float">
            <text:p>1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2];&quot;) (nombre &quot;;[.R92];&quot;) (grupo &quot;;[.D92];&quot;) (tipo &quot;;[.E92];&quot;) (racion &quot;;[.H92];&quot;) (kcal &quot;;[.I92];&quot;) (proteinas &quot;;[.J92];&quot;) (grasas &quot;;[.K92];&quot;) (hidratos &quot;;[.L92];&quot;) (desayuno &quot;;[.M92];&quot;) (almuerzo &quot;;[.N92];&quot;) (comida &quot;;[.O92];&quot;) (merienda &quot;;[.P92];&quot;) (cena &quot;;[.Q92];&quot;))&quot;)" office:value-type="string" office:string-value="(alimento (id 91) (nombre pollo-pechuga) (grupo 2) (tipo plasticos) (racion 150) (kcal 108) (proteinas 22,4) (grasas 2,1) (hidratos 0) (desayuno no) (almuerzo si) (comida si) (merienda no) (cena si))" calcext:value-type="string">
            <text:p>(alimento (id 91) (nombre pollo-pechuga) (grupo 2) (tipo plasticos) (racion 150) (kcal 108) (proteinas 22,4) (grasas 2,1) (hidratos 0) (desayuno no) (almuerzo si) (comida si) (merienda no) (cena si))</text:p>
          </table:table-cell>
          <table:table-cell table:formula="of:=SUBSTITUTE([.S92];&quot;,&quot;;&quot;.&quot;)" office:value-type="string" office:string-value="(alimento (id 91) (nombre pollo-pechuga) (grupo 2) (tipo plasticos) (racion 150) (kcal 108) (proteinas 22.4) (grasas 2.1) (hidratos 0) (desayuno no) (almuerzo si) (comida si) (merienda no) (cena si))" calcext:value-type="string">
            <text:p>(alimento (id 91) (nombre pollo-pechuga) (grupo 2) (tipo plasticos) (racion 1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6.5" calcext:value-type="float">
            <text:p>56,5</text:p>
          </table:table-cell>
          <table:table-cell table:style-name="ce2" table:formula="of:=[.H93]*[.I93]/100" office:value-type="float" office:value="135" calcext:value-type="float">
            <text:p>13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3];&quot;) (nombre &quot;;[.R93];&quot;) (grupo &quot;;[.D93];&quot;) (tipo &quot;;[.E93];&quot;) (racion &quot;;[.H93];&quot;) (kcal &quot;;[.I93];&quot;) (proteinas &quot;;[.J93];&quot;) (grasas &quot;;[.K93];&quot;) (hidratos &quot;;[.L93];&quot;) (desayuno &quot;;[.M93];&quot;) (almuerzo &quot;;[.N93];&quot;) (comida &quot;;[.O93];&quot;) (merienda &quot;;[.P93];&quot;) (cena &quot;;[.Q93];&quot;))&quot;)" office:value-type="string" office:string-value="(alimento (id 92) (nombre pollo-pechuga) (grupo 2) (tipo plasticos) (racion 125) (kcal 108) (proteinas 22,4) (grasas 2,1) (hidratos 0) (desayuno no) (almuerzo si) (comida si) (merienda no) (cena si))" calcext:value-type="string">
            <text:p>(alimento (id 92) (nombre pollo-pechuga) (grupo 2) (tipo plasticos) (racion 125) (kcal 108) (proteinas 22,4) (grasas 2,1) (hidratos 0) (desayuno no) (almuerzo si) (comida si) (merienda no) (cena si))</text:p>
          </table:table-cell>
          <table:table-cell table:formula="of:=SUBSTITUTE([.S93];&quot;,&quot;;&quot;.&quot;)" office:value-type="string" office:string-value="(alimento (id 92) (nombre pollo-pechuga) (grupo 2) (tipo plasticos) (racion 125) (kcal 108) (proteinas 22.4) (grasas 2.1) (hidratos 0) (desayuno no) (almuerzo si) (comida si) (merienda no) (cena si))" calcext:value-type="string">
            <text:p>(alimento (id 92) (nombre pollo-pechuga) (grupo 2) (tipo plasticos) (racion 12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63.75" calcext:value-type="float">
            <text:p>163,75</text:p>
          </table:table-cell>
          <table:table-cell table:style-name="ce2" table:formula="of:=[.H94]*[.I94]/100" office:value-type="float" office:value="108" calcext:value-type="float">
            <text:p>1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4];&quot;) (nombre &quot;;[.R94];&quot;) (grupo &quot;;[.D94];&quot;) (tipo &quot;;[.E94];&quot;) (racion &quot;;[.H94];&quot;) (kcal &quot;;[.I94];&quot;) (proteinas &quot;;[.J94];&quot;) (grasas &quot;;[.K94];&quot;) (hidratos &quot;;[.L94];&quot;) (desayuno &quot;;[.M94];&quot;) (almuerzo &quot;;[.N94];&quot;) (comida &quot;;[.O94];&quot;) (merienda &quot;;[.P94];&quot;) (cena &quot;;[.Q94];&quot;))&quot;)" office:value-type="string" office:string-value="(alimento (id 93) (nombre pollo-pechuga) (grupo 2) (tipo plasticos) (racion 100) (kcal 108) (proteinas 22,4) (grasas 2,1) (hidratos 0) (desayuno no) (almuerzo si) (comida si) (merienda no) (cena si))" calcext:value-type="string">
            <text:p>(alimento (id 93) (nombre pollo-pechuga) (grupo 2) (tipo plasticos) (racion 100) (kcal 108) (proteinas 22,4) (grasas 2,1) (hidratos 0) (desayuno no) (almuerzo si) (comida si) (merienda no) (cena si))</text:p>
          </table:table-cell>
          <table:table-cell table:formula="of:=SUBSTITUTE([.S94];&quot;,&quot;;&quot;.&quot;)" office:value-type="string" office:string-value="(alimento (id 93) (nombre pollo-pechuga) (grupo 2) (tipo plasticos) (racion 100) (kcal 108) (proteinas 22.4) (grasas 2.1) (hidratos 0) (desayuno no) (almuerzo si) (comida si) (merienda no) (cena si))" calcext:value-type="string">
            <text:p>(alimento (id 93) (nombre pollo-pechuga) (grupo 2) (tipo plasticos) (racion 10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96.5" calcext:value-type="float">
            <text:p>196,5</text:p>
          </table:table-cell>
          <table:table-cell table:style-name="ce2" table:formula="of:=[.H95]*[.I95]/100" office:value-type="float" office:value="81" calcext:value-type="float">
            <text:p>8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5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5];&quot;) (nombre &quot;;[.R95];&quot;) (grupo &quot;;[.D95];&quot;) (tipo &quot;;[.E95];&quot;) (racion &quot;;[.H95];&quot;) (kcal &quot;;[.I95];&quot;) (proteinas &quot;;[.J95];&quot;) (grasas &quot;;[.K95];&quot;) (hidratos &quot;;[.L95];&quot;) (desayuno &quot;;[.M95];&quot;) (almuerzo &quot;;[.N95];&quot;) (comida &quot;;[.O95];&quot;) (merienda &quot;;[.P95];&quot;) (cena &quot;;[.Q95];&quot;))&quot;)" office:value-type="string" office:string-value="(alimento (id 94) (nombre pollo-pechuga) (grupo 2) (tipo plasticos) (racion 75) (kcal 108) (proteinas 22,4) (grasas 2,1) (hidratos 0) (desayuno no) (almuerzo si) (comida si) (merienda no) (cena si))" calcext:value-type="string">
            <text:p>(alimento (id 94) (nombre pollo-pechuga) (grupo 2) (tipo plasticos) (racion 75) (kcal 108) (proteinas 22,4) (grasas 2,1) (hidratos 0) (desayuno no) (almuerzo si) (comida si) (merienda no) (cena si))</text:p>
          </table:table-cell>
          <table:table-cell table:formula="of:=SUBSTITUTE([.S95];&quot;,&quot;;&quot;.&quot;)" office:value-type="string" office:string-value="(alimento (id 94) (nombre pollo-pechuga) (grupo 2) (tipo plasticos) (racion 75) (kcal 108) (proteinas 22.4) (grasas 2.1) (hidratos 0) (desayuno no) (almuerzo si) (comida si) (merienda no) (cena si))" calcext:value-type="string">
            <text:p>(alimento (id 94) (nombre pollo-pechuga) (grupo 2) (tipo plasticos) (racion 7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131" calcext:value-type="float">
            <text:p>131</text:p>
          </table:table-cell>
          <table:table-cell table:style-name="ce2" table:formula="of:=[.H96]*[.I96]/100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6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6];&quot;) (nombre &quot;;[.R96];&quot;) (grupo &quot;;[.D96];&quot;) (tipo &quot;;[.E96];&quot;) (racion &quot;;[.H96];&quot;) (kcal &quot;;[.I96];&quot;) (proteinas &quot;;[.J96];&quot;) (grasas &quot;;[.K96];&quot;) (hidratos &quot;;[.L96];&quot;) (desayuno &quot;;[.M96];&quot;) (almuerzo &quot;;[.N96];&quot;) (comida &quot;;[.O96];&quot;) (merienda &quot;;[.P96];&quot;) (cena &quot;;[.Q96];&quot;))&quot;)" office:value-type="string" office:string-value="(alimento (id 95) (nombre pollo-pechuga) (grupo 2) (tipo plasticos) (racion 50) (kcal 108) (proteinas 22,4) (grasas 2,1) (hidratos 0) (desayuno no) (almuerzo si) (comida si) (merienda no) (cena si))" calcext:value-type="string">
            <text:p>(alimento (id 95) (nombre pollo-pechuga) (grupo 2) (tipo plasticos) (racion 50) (kcal 108) (proteinas 22,4) (grasas 2,1) (hidratos 0) (desayuno no) (almuerzo si) (comida si) (merienda no) (cena si))</text:p>
          </table:table-cell>
          <table:table-cell table:formula="of:=SUBSTITUTE([.S96];&quot;,&quot;;&quot;.&quot;)" office:value-type="string" office:string-value="(alimento (id 95) (nombre pollo-pechuga) (grupo 2) (tipo plasticos) (racion 50) (kcal 108) (proteinas 22.4) (grasas 2.1) (hidratos 0) (desayuno no) (almuerzo si) (comida si) (merienda no) (cena si))" calcext:value-type="string">
            <text:p>(alimento (id 95) (nombre pollo-pechuga) (grupo 2) (tipo plasticos) (racion 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65.5" calcext:value-type="float">
            <text:p>65,5</text:p>
          </table:table-cell>
          <table:table-cell table:style-name="ce2" table:formula="of:=[.H97]*[.I97]/100" office:value-type="float" office:value="163.75" calcext:value-type="float">
            <text:p>16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7];&quot;) (nombre &quot;;[.R97];&quot;) (grupo &quot;;[.D97];&quot;) (tipo &quot;;[.E97];&quot;) (racion &quot;;[.H97];&quot;) (kcal &quot;;[.I97];&quot;) (proteinas &quot;;[.J97];&quot;) (grasas &quot;;[.K97];&quot;) (hidratos &quot;;[.L97];&quot;) (desayuno &quot;;[.M97];&quot;) (almuerzo &quot;;[.N97];&quot;) (comida &quot;;[.O97];&quot;) (merienda &quot;;[.P97];&quot;) (cena &quot;;[.Q97];&quot;))&quot;)" office:value-type="string" office:string-value="(alimento (id 96) (nombre filete-de-ternera) (grupo 2) (tipo plasticos) (racion 125) (kcal 131) (proteinas 18,6) (grasas 6,2) (hidratos 0) (desayuno no) (almuerzo no) (comida si) (merienda no) (cena si))" calcext:value-type="string">
            <text:p>(alimento (id 96) (nombre filete-de-ternera) (grupo 2) (tipo plasticos) (racion 125) (kcal 131) (proteinas 18,6) (grasas 6,2) (hidratos 0) (desayuno no) (almuerzo no) (comida si) (merienda no) (cena si))</text:p>
          </table:table-cell>
          <table:table-cell table:formula="of:=SUBSTITUTE([.S97];&quot;,&quot;;&quot;.&quot;)" office:value-type="string" office:string-value="(alimento (id 96) (nombre filete-de-ternera) (grupo 2) (tipo plasticos) (racion 125) (kcal 131) (proteinas 18.6) (grasas 6.2) (hidratos 0) (desayuno no) (almuerzo no) (comida si) (merienda no) (cena si))" calcext:value-type="string">
            <text:p>(alimento (id 96) (nombre filete-de-ternera) (grupo 2) (tipo plasticos) (racion 125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88.5" calcext:value-type="float">
            <text:p>88,5</text:p>
          </table:table-cell>
          <table:table-cell table:style-name="ce2" table:formula="of:=[.H98]*[.I98]/100" office:value-type="float" office:value="262" calcext:value-type="float">
            <text:p>2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8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8];&quot;) (nombre &quot;;[.R98];&quot;) (grupo &quot;;[.D98];&quot;) (tipo &quot;;[.E98];&quot;) (racion &quot;;[.H98];&quot;) (kcal &quot;;[.I98];&quot;) (proteinas &quot;;[.J98];&quot;) (grasas &quot;;[.K98];&quot;) (hidratos &quot;;[.L98];&quot;) (desayuno &quot;;[.M98];&quot;) (almuerzo &quot;;[.N98];&quot;) (comida &quot;;[.O98];&quot;) (merienda &quot;;[.P98];&quot;) (cena &quot;;[.Q98];&quot;))&quot;)" office:value-type="string" office:string-value="(alimento (id 97) (nombre filete-de-ternera) (grupo 2) (tipo plasticos) (racion 200) (kcal 131) (proteinas 18,6) (grasas 6,2) (hidratos 0) (desayuno no) (almuerzo no) (comida si) (merienda no) (cena si))" calcext:value-type="string">
            <text:p>(alimento (id 97) (nombre filete-de-ternera) (grupo 2) (tipo plasticos) (racion 200) (kcal 131) (proteinas 18,6) (grasas 6,2) (hidratos 0) (desayuno no) (almuerzo no) (comida si) (merienda no) (cena si))</text:p>
          </table:table-cell>
          <table:table-cell table:formula="of:=SUBSTITUTE([.S98];&quot;,&quot;;&quot;.&quot;)" office:value-type="string" office:string-value="(alimento (id 97) (nombre filete-de-ternera) (grupo 2) (tipo plasticos) (racion 200) (kcal 131) (proteinas 18.6) (grasas 6.2) (hidratos 0) (desayuno no) (almuerzo no) (comida si) (merienda no) (cena si))" calcext:value-type="string">
            <text:p>(alimento (id 97) (nombre filete-de-ternera) (grupo 2) (tipo plasticos) (racion 2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70.8" calcext:value-type="float">
            <text:p>70,8</text:p>
          </table:table-cell>
          <table:table-cell table:style-name="ce2" table:formula="of:=[.H99]*[.I99]/100" office:value-type="float" office:value="196.5" calcext:value-type="float">
            <text:p>19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9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9];&quot;) (nombre &quot;;[.R99];&quot;) (grupo &quot;;[.D99];&quot;) (tipo &quot;;[.E99];&quot;) (racion &quot;;[.H99];&quot;) (kcal &quot;;[.I99];&quot;) (proteinas &quot;;[.J99];&quot;) (grasas &quot;;[.K99];&quot;) (hidratos &quot;;[.L99];&quot;) (desayuno &quot;;[.M99];&quot;) (almuerzo &quot;;[.N99];&quot;) (comida &quot;;[.O99];&quot;) (merienda &quot;;[.P99];&quot;) (cena &quot;;[.Q99];&quot;))&quot;)" office:value-type="string" office:string-value="(alimento (id 98) (nombre filete-de-ternera) (grupo 2) (tipo plasticos) (racion 150) (kcal 131) (proteinas 18,6) (grasas 6,2) (hidratos 0) (desayuno no) (almuerzo no) (comida si) (merienda no) (cena si))" calcext:value-type="string">
            <text:p>(alimento (id 98) (nombre filete-de-ternera) (grupo 2) (tipo plasticos) (racion 150) (kcal 131) (proteinas 18,6) (grasas 6,2) (hidratos 0) (desayuno no) (almuerzo no) (comida si) (merienda no) (cena si))</text:p>
          </table:table-cell>
          <table:table-cell table:formula="of:=SUBSTITUTE([.S99];&quot;,&quot;;&quot;.&quot;)" office:value-type="string" office:string-value="(alimento (id 98) (nombre filete-de-ternera) (grupo 2) (tipo plasticos) (racion 150) (kcal 131) (proteinas 18.6) (grasas 6.2) (hidratos 0) (desayuno no) (almuerzo no) (comida si) (merienda no) (cena si))" calcext:value-type="string">
            <text:p>(alimento (id 98) (nombre filete-de-ternera) (grupo 2) (tipo plasticos) (racion 1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53.1" calcext:value-type="float">
            <text:p>53,1</text:p>
          </table:table-cell>
          <table:table-cell table:style-name="ce2" table:formula="of:=[.H100]*[.I100]/100" office:value-type="float" office:value="131" calcext:value-type="float">
            <text:p>1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0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0];&quot;) (nombre &quot;;[.R100];&quot;) (grupo &quot;;[.D100];&quot;) (tipo &quot;;[.E100];&quot;) (racion &quot;;[.H100];&quot;) (kcal &quot;;[.I100];&quot;) (proteinas &quot;;[.J100];&quot;) (grasas &quot;;[.K100];&quot;) (hidratos &quot;;[.L100];&quot;) (desayuno &quot;;[.M100];&quot;) (almuerzo &quot;;[.N100];&quot;) (comida &quot;;[.O100];&quot;) (merienda &quot;;[.P100];&quot;) (cena &quot;;[.Q100];&quot;))&quot;)" office:value-type="string" office:string-value="(alimento (id 99) (nombre filete-de-ternera) (grupo 2) (tipo plasticos) (racion 100) (kcal 131) (proteinas 18,6) (grasas 6,2) (hidratos 0) (desayuno no) (almuerzo no) (comida si) (merienda no) (cena si))" calcext:value-type="string">
            <text:p>(alimento (id 99) (nombre filete-de-ternera) (grupo 2) (tipo plasticos) (racion 100) (kcal 131) (proteinas 18,6) (grasas 6,2) (hidratos 0) (desayuno no) (almuerzo no) (comida si) (merienda no) (cena si))</text:p>
          </table:table-cell>
          <table:table-cell table:formula="of:=SUBSTITUTE([.S100];&quot;,&quot;;&quot;.&quot;)" office:value-type="string" office:string-value="(alimento (id 99) (nombre filete-de-ternera) (grupo 2) (tipo plasticos) (racion 100) (kcal 131) (proteinas 18.6) (grasas 6.2) (hidratos 0) (desayuno no) (almuerzo no) (comida si) (merienda no) (cena si))" calcext:value-type="string">
            <text:p>(alimento (id 99) (nombre filete-de-ternera) (grupo 2) (tipo plasticos) (racion 1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office:value-type="float" office:value="35.4" calcext:value-type="float">
            <text:p>35,4</text:p>
          </table:table-cell>
          <table:table-cell table:style-name="ce2" table:formula="of:=[.H101]*[.I101]/100" office:value-type="float" office:value="65.5" calcext:value-type="float">
            <text:p>65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1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1];&quot;) (nombre &quot;;[.R101];&quot;) (grupo &quot;;[.D101];&quot;) (tipo &quot;;[.E101];&quot;) (racion &quot;;[.H101];&quot;) (kcal &quot;;[.I101];&quot;) (proteinas &quot;;[.J101];&quot;) (grasas &quot;;[.K101];&quot;) (hidratos &quot;;[.L101];&quot;) (desayuno &quot;;[.M101];&quot;) (almuerzo &quot;;[.N101];&quot;) (comida &quot;;[.O101];&quot;) (merienda &quot;;[.P101];&quot;) (cena &quot;;[.Q101];&quot;))&quot;)" office:value-type="string" office:string-value="(alimento (id 100) (nombre filete-de-ternera) (grupo 2) (tipo plasticos) (racion 50) (kcal 131) (proteinas 18,6) (grasas 6,2) (hidratos 0) (desayuno no) (almuerzo no) (comida si) (merienda no) (cena si))" calcext:value-type="string">
            <text:p>(alimento (id 100) (nombre filete-de-ternera) (grupo 2) (tipo plasticos) (racion 50) (kcal 131) (proteinas 18,6) (grasas 6,2) (hidratos 0) (desayuno no) (almuerzo no) (comida si) (merienda no) (cena si))</text:p>
          </table:table-cell>
          <table:table-cell table:formula="of:=SUBSTITUTE([.S101];&quot;,&quot;;&quot;.&quot;)" office:value-type="string" office:string-value="(alimento (id 100) (nombre filete-de-ternera) (grupo 2) (tipo plasticos) (racion 50) (kcal 131) (proteinas 18.6) (grasas 6.2) (hidratos 0) (desayuno no) (almuerzo no) (comida si) (merienda no) (cena si))" calcext:value-type="string">
            <text:p>(alimento (id 100) (nombre filete-de-ternera) (grupo 2) (tipo plasticos) (racion 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8.5" calcext:value-type="float">
            <text:p>88,5</text:p>
          </table:table-cell>
          <table:table-cell table:style-name="ce2" table:formula="of:=[.H102]*[.I102]/100" office:value-type="float" office:value="88.5" calcext:value-type="float">
            <text:p>8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2];&quot;) (nombre &quot;;[.R102];&quot;) (grupo &quot;;[.D102];&quot;) (tipo &quot;;[.E102];&quot;) (racion &quot;;[.H102];&quot;) (kcal &quot;;[.I102];&quot;) (proteinas &quot;;[.J102];&quot;) (grasas &quot;;[.K102];&quot;) (hidratos &quot;;[.L102];&quot;) (desayuno &quot;;[.M102];&quot;) (almuerzo &quot;;[.N102];&quot;) (comida &quot;;[.O102];&quot;) (merienda &quot;;[.P102];&quot;) (cena &quot;;[.Q102];&quot;))&quot;)" office:value-type="string" office:string-value="(alimento (id 101) (nombre ciruela-pasa) (grupo 3) (tipo energeticos) (racion 50) (kcal 177) (proteinas 2,2) (grasas 0,5) (hidratos 43,7) (desayuno si) (almuerzo si) (comida si) (merienda si) (cena si))" calcext:value-type="string">
            <text:p>(alimento (id 101) (nombre ciruela-pasa) (grupo 3) (tipo energeticos) (racion 50) (kcal 177) (proteinas 2,2) (grasas 0,5) (hidratos 43,7) (desayuno si) (almuerzo si) (comida si) (merienda si) (cena si))</text:p>
          </table:table-cell>
          <table:table-cell table:formula="of:=SUBSTITUTE([.S102];&quot;,&quot;;&quot;.&quot;)" office:value-type="string" office:string-value="(alimento (id 101) (nombre ciruela-pasa) (grupo 3) (tipo energeticos) (racion 50) (kcal 177) (proteinas 2.2) (grasas 0.5) (hidratos 43.7) (desayuno si) (almuerzo si) (comida si) (merienda si) (cena si))" calcext:value-type="string">
            <text:p>(alimento (id 101) (nombre ciruela-pasa) (grupo 3) (tipo energeticos) (racion 5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0.8" calcext:value-type="float">
            <text:p>70,8</text:p>
          </table:table-cell>
          <table:table-cell table:style-name="ce2" table:formula="of:=[.H103]*[.I103]/100" office:value-type="float" office:value="70.8" calcext:value-type="float">
            <text:p>70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3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3];&quot;) (nombre &quot;;[.R103];&quot;) (grupo &quot;;[.D103];&quot;) (tipo &quot;;[.E103];&quot;) (racion &quot;;[.H103];&quot;) (kcal &quot;;[.I103];&quot;) (proteinas &quot;;[.J103];&quot;) (grasas &quot;;[.K103];&quot;) (hidratos &quot;;[.L103];&quot;) (desayuno &quot;;[.M103];&quot;) (almuerzo &quot;;[.N103];&quot;) (comida &quot;;[.O103];&quot;) (merienda &quot;;[.P103];&quot;) (cena &quot;;[.Q103];&quot;))&quot;)" office:value-type="string" office:string-value="(alimento (id 102) (nombre ciruela-pasa) (grupo 3) (tipo energeticos) (racion 40) (kcal 177) (proteinas 2,2) (grasas 0,5) (hidratos 43,7) (desayuno si) (almuerzo si) (comida si) (merienda si) (cena si))" calcext:value-type="string">
            <text:p>(alimento (id 102) (nombre ciruela-pasa) (grupo 3) (tipo energeticos) (racion 40) (kcal 177) (proteinas 2,2) (grasas 0,5) (hidratos 43,7) (desayuno si) (almuerzo si) (comida si) (merienda si) (cena si))</text:p>
          </table:table-cell>
          <table:table-cell table:formula="of:=SUBSTITUTE([.S103];&quot;,&quot;;&quot;.&quot;)" office:value-type="string" office:string-value="(alimento (id 102) (nombre ciruela-pasa) (grupo 3) (tipo energeticos) (racion 40) (kcal 177) (proteinas 2.2) (grasas 0.5) (hidratos 43.7) (desayuno si) (almuerzo si) (comida si) (merienda si) (cena si))" calcext:value-type="string">
            <text:p>(alimento (id 102) (nombre ciruela-pasa) (grupo 3) (tipo energeticos) (racion 4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3.1" calcext:value-type="float">
            <text:p>53,1</text:p>
          </table:table-cell>
          <table:table-cell table:style-name="ce2" table:formula="of:=[.H104]*[.I104]/100" office:value-type="float" office:value="53.1" calcext:value-type="float">
            <text:p>53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4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4];&quot;) (nombre &quot;;[.R104];&quot;) (grupo &quot;;[.D104];&quot;) (tipo &quot;;[.E104];&quot;) (racion &quot;;[.H104];&quot;) (kcal &quot;;[.I104];&quot;) (proteinas &quot;;[.J104];&quot;) (grasas &quot;;[.K104];&quot;) (hidratos &quot;;[.L104];&quot;) (desayuno &quot;;[.M104];&quot;) (almuerzo &quot;;[.N104];&quot;) (comida &quot;;[.O104];&quot;) (merienda &quot;;[.P104];&quot;) (cena &quot;;[.Q104];&quot;))&quot;)" office:value-type="string" office:string-value="(alimento (id 103) (nombre ciruela-pasa) (grupo 3) (tipo energeticos) (racion 30) (kcal 177) (proteinas 2,2) (grasas 0,5) (hidratos 43,7) (desayuno si) (almuerzo si) (comida si) (merienda si) (cena si))" calcext:value-type="string">
            <text:p>(alimento (id 103) (nombre ciruela-pasa) (grupo 3) (tipo energeticos) (racion 30) (kcal 177) (proteinas 2,2) (grasas 0,5) (hidratos 43,7) (desayuno si) (almuerzo si) (comida si) (merienda si) (cena si))</text:p>
          </table:table-cell>
          <table:table-cell table:formula="of:=SUBSTITUTE([.S104];&quot;,&quot;;&quot;.&quot;)" office:value-type="string" office:string-value="(alimento (id 103) (nombre ciruela-pasa) (grupo 3) (tipo energeticos) (racion 30) (kcal 177) (proteinas 2.2) (grasas 0.5) (hidratos 43.7) (desayuno si) (almuerzo si) (comida si) (merienda si) (cena si))" calcext:value-type="string">
            <text:p>(alimento (id 103) (nombre ciruela-pasa) (grupo 3) (tipo energeticos) (racion 3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5.4" calcext:value-type="float">
            <text:p>35,4</text:p>
          </table:table-cell>
          <table:table-cell table:style-name="ce2" table:formula="of:=[.H105]*[.I105]/100" office:value-type="float" office:value="35.4" calcext:value-type="float">
            <text:p>35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5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5];&quot;) (nombre &quot;;[.R105];&quot;) (grupo &quot;;[.D105];&quot;) (tipo &quot;;[.E105];&quot;) (racion &quot;;[.H105];&quot;) (kcal &quot;;[.I105];&quot;) (proteinas &quot;;[.J105];&quot;) (grasas &quot;;[.K105];&quot;) (hidratos &quot;;[.L105];&quot;) (desayuno &quot;;[.M105];&quot;) (almuerzo &quot;;[.N105];&quot;) (comida &quot;;[.O105];&quot;) (merienda &quot;;[.P105];&quot;) (cena &quot;;[.Q105];&quot;))&quot;)" office:value-type="string" office:string-value="(alimento (id 104) (nombre ciruela-pasa) (grupo 3) (tipo energeticos) (racion 20) (kcal 177) (proteinas 2,2) (grasas 0,5) (hidratos 43,7) (desayuno si) (almuerzo si) (comida si) (merienda si) (cena si))" calcext:value-type="string">
            <text:p>(alimento (id 104) (nombre ciruela-pasa) (grupo 3) (tipo energeticos) (racion 20) (kcal 177) (proteinas 2,2) (grasas 0,5) (hidratos 43,7) (desayuno si) (almuerzo si) (comida si) (merienda si) (cena si))</text:p>
          </table:table-cell>
          <table:table-cell table:formula="of:=SUBSTITUTE([.S105];&quot;,&quot;;&quot;.&quot;)" office:value-type="string" office:string-value="(alimento (id 104) (nombre ciruela-pasa) (grupo 3) (tipo energeticos) (racion 20) (kcal 177) (proteinas 2.2) (grasas 0.5) (hidratos 43.7) (desayuno si) (almuerzo si) (comida si) (merienda si) (cena si))" calcext:value-type="string">
            <text:p>(alimento (id 104) (nombre ciruela-pasa) (grupo 3) (tipo energeticos) (racion 2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7.7" calcext:value-type="float">
            <text:p>17,7</text:p>
          </table:table-cell>
          <table:table-cell table:style-name="ce2" table:formula="of:=[.H106]*[.I106]/100" office:value-type="float" office:value="17.7" calcext:value-type="float">
            <text:p>17,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6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6];&quot;) (nombre &quot;;[.R106];&quot;) (grupo &quot;;[.D106];&quot;) (tipo &quot;;[.E106];&quot;) (racion &quot;;[.H106];&quot;) (kcal &quot;;[.I106];&quot;) (proteinas &quot;;[.J106];&quot;) (grasas &quot;;[.K106];&quot;) (hidratos &quot;;[.L106];&quot;) (desayuno &quot;;[.M106];&quot;) (almuerzo &quot;;[.N106];&quot;) (comida &quot;;[.O106];&quot;) (merienda &quot;;[.P106];&quot;) (cena &quot;;[.Q106];&quot;))&quot;)" office:value-type="string" office:string-value="(alimento (id 105) (nombre ciruela-pasa) (grupo 3) (tipo energeticos) (racion 10) (kcal 177) (proteinas 2,2) (grasas 0,5) (hidratos 43,7) (desayuno si) (almuerzo si) (comida si) (merienda si) (cena si))" calcext:value-type="string">
            <text:p>(alimento (id 105) (nombre ciruela-pasa) (grupo 3) (tipo energeticos) (racion 10) (kcal 177) (proteinas 2,2) (grasas 0,5) (hidratos 43,7) (desayuno si) (almuerzo si) (comida si) (merienda si) (cena si))</text:p>
          </table:table-cell>
          <table:table-cell table:formula="of:=SUBSTITUTE([.S106];&quot;,&quot;;&quot;.&quot;)" office:value-type="string" office:string-value="(alimento (id 105) (nombre ciruela-pasa) (grupo 3) (tipo energeticos) (racion 10) (kcal 177) (proteinas 2.2) (grasas 0.5) (hidratos 43.7) (desayuno si) (almuerzo si) (comida si) (merienda si) (cena si))" calcext:value-type="string">
            <text:p>(alimento (id 105) (nombre ciruela-pasa) (grupo 3) (tipo energeticos) (racion 1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0" calcext:value-type="float">
            <text:p>180</text:p>
          </table:table-cell>
          <table:table-cell table:style-name="ce2" table:formula="of:=[.H107]*[.I107]/100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7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7];&quot;) (nombre &quot;;[.R107];&quot;) (grupo &quot;;[.D107];&quot;) (tipo &quot;;[.E107];&quot;) (racion &quot;;[.H107];&quot;) (kcal &quot;;[.I107];&quot;) (proteinas &quot;;[.J107];&quot;) (grasas &quot;;[.K107];&quot;) (hidratos &quot;;[.L107];&quot;) (desayuno &quot;;[.M107];&quot;) (almuerzo &quot;;[.N107];&quot;) (comida &quot;;[.O107];&quot;) (merienda &quot;;[.P107];&quot;) (cena &quot;;[.Q107];&quot;))&quot;)" office:value-type="string" office:string-value="(alimento (id 106) (nombre garbanzos-cocidos) (grupo 3) (tipo energeticos) (racion 200) (kcal 90) (proteinas 4) (grasas 3,4) (hidratos 10) (desayuno no) (almuerzo no) (comida si) (merienda no) (cena no))" calcext:value-type="string">
            <text:p>(alimento (id 106) (nombre garbanzos-cocidos) (grupo 3) (tipo energeticos) (racion 200) (kcal 90) (proteinas 4) (grasas 3,4) (hidratos 10) (desayuno no) (almuerzo no) (comida si) (merienda no) (cena no))</text:p>
          </table:table-cell>
          <table:table-cell table:formula="of:=SUBSTITUTE([.S107];&quot;,&quot;;&quot;.&quot;)" office:value-type="string" office:string-value="(alimento (id 106) (nombre garbanzos-cocidos) (grupo 3) (tipo energeticos) (racion 200) (kcal 90) (proteinas 4) (grasas 3.4) (hidratos 10) (desayuno no) (almuerzo no) (comida si) (merienda no) (cena no))" calcext:value-type="string">
            <text:p>(alimento (id 106) (nombre garbanzos-cocidos) (grupo 3) (tipo energeticos) (racion 2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12.5" calcext:value-type="float">
            <text:p>112,5</text:p>
          </table:table-cell>
          <table:table-cell table:style-name="ce2" table:formula="of:=[.H108]*[.I108]/100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8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8];&quot;) (nombre &quot;;[.R108];&quot;) (grupo &quot;;[.D108];&quot;) (tipo &quot;;[.E108];&quot;) (racion &quot;;[.H108];&quot;) (kcal &quot;;[.I108];&quot;) (proteinas &quot;;[.J108];&quot;) (grasas &quot;;[.K108];&quot;) (hidratos &quot;;[.L108];&quot;) (desayuno &quot;;[.M108];&quot;) (almuerzo &quot;;[.N108];&quot;) (comida &quot;;[.O108];&quot;) (merienda &quot;;[.P108];&quot;) (cena &quot;;[.Q108];&quot;))&quot;)" office:value-type="string" office:string-value="(alimento (id 107) (nombre garbanzos-cocidos) (grupo 3) (tipo energeticos) (racion 125) (kcal 90) (proteinas 4) (grasas 3,4) (hidratos 10) (desayuno no) (almuerzo no) (comida si) (merienda no) (cena no))" calcext:value-type="string">
            <text:p>(alimento (id 107) (nombre garbanzos-cocidos) (grupo 3) (tipo energeticos) (racion 125) (kcal 90) (proteinas 4) (grasas 3,4) (hidratos 10) (desayuno no) (almuerzo no) (comida si) (merienda no) (cena no))</text:p>
          </table:table-cell>
          <table:table-cell table:formula="of:=SUBSTITUTE([.S108];&quot;,&quot;;&quot;.&quot;)" office:value-type="string" office:string-value="(alimento (id 107) (nombre garbanzos-cocidos) (grupo 3) (tipo energeticos) (racion 125) (kcal 90) (proteinas 4) (grasas 3.4) (hidratos 10) (desayuno no) (almuerzo no) (comida si) (merienda no) (cena no))" calcext:value-type="string">
            <text:p>(alimento (id 107) (nombre garbanzos-cocidos) (grupo 3) (tipo energeticos) (racion 125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35" calcext:value-type="float">
            <text:p>135</text:p>
          </table:table-cell>
          <table:table-cell table:style-name="ce2" table:formula="of:=[.H109]*[.I109]/100" office:value-type="float" office:value="135" calcext:value-type="float">
            <text:p>1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9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9];&quot;) (nombre &quot;;[.R109];&quot;) (grupo &quot;;[.D109];&quot;) (tipo &quot;;[.E109];&quot;) (racion &quot;;[.H109];&quot;) (kcal &quot;;[.I109];&quot;) (proteinas &quot;;[.J109];&quot;) (grasas &quot;;[.K109];&quot;) (hidratos &quot;;[.L109];&quot;) (desayuno &quot;;[.M109];&quot;) (almuerzo &quot;;[.N109];&quot;) (comida &quot;;[.O109];&quot;) (merienda &quot;;[.P109];&quot;) (cena &quot;;[.Q109];&quot;))&quot;)" office:value-type="string" office:string-value="(alimento (id 108) (nombre garbanzos-cocidos) (grupo 3) (tipo energeticos) (racion 150) (kcal 90) (proteinas 4) (grasas 3,4) (hidratos 10) (desayuno no) (almuerzo no) (comida si) (merienda no) (cena no))" calcext:value-type="string">
            <text:p>(alimento (id 108) (nombre garbanzos-cocidos) (grupo 3) (tipo energeticos) (racion 150) (kcal 90) (proteinas 4) (grasas 3,4) (hidratos 10) (desayuno no) (almuerzo no) (comida si) (merienda no) (cena no))</text:p>
          </table:table-cell>
          <table:table-cell table:formula="of:=SUBSTITUTE([.S109];&quot;,&quot;;&quot;.&quot;)" office:value-type="string" office:string-value="(alimento (id 108) (nombre garbanzos-cocidos) (grupo 3) (tipo energeticos) (racion 150) (kcal 90) (proteinas 4) (grasas 3.4) (hidratos 10) (desayuno no) (almuerzo no) (comida si) (merienda no) (cena no))" calcext:value-type="string">
            <text:p>(alimento (id 108) (nombre garbanzos-cocidos) (grupo 3) (tipo energeticos) (racion 15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90" calcext:value-type="float">
            <text:p>90</text:p>
          </table:table-cell>
          <table:table-cell table:style-name="ce2" table:formula="of:=[.H110]*[.I110]/100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0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0];&quot;) (nombre &quot;;[.R110];&quot;) (grupo &quot;;[.D110];&quot;) (tipo &quot;;[.E110];&quot;) (racion &quot;;[.H110];&quot;) (kcal &quot;;[.I110];&quot;) (proteinas &quot;;[.J110];&quot;) (grasas &quot;;[.K110];&quot;) (hidratos &quot;;[.L110];&quot;) (desayuno &quot;;[.M110];&quot;) (almuerzo &quot;;[.N110];&quot;) (comida &quot;;[.O110];&quot;) (merienda &quot;;[.P110];&quot;) (cena &quot;;[.Q110];&quot;))&quot;)" office:value-type="string" office:string-value="(alimento (id 109) (nombre garbanzos-cocidos) (grupo 3) (tipo energeticos) (racion 100) (kcal 90) (proteinas 4) (grasas 3,4) (hidratos 10) (desayuno no) (almuerzo no) (comida si) (merienda no) (cena no))" calcext:value-type="string">
            <text:p>(alimento (id 109) (nombre garbanzos-cocidos) (grupo 3) (tipo energeticos) (racion 100) (kcal 90) (proteinas 4) (grasas 3,4) (hidratos 10) (desayuno no) (almuerzo no) (comida si) (merienda no) (cena no))</text:p>
          </table:table-cell>
          <table:table-cell table:formula="of:=SUBSTITUTE([.S110];&quot;,&quot;;&quot;.&quot;)" office:value-type="string" office:string-value="(alimento (id 109) (nombre garbanzos-cocidos) (grupo 3) (tipo energeticos) (racion 100) (kcal 90) (proteinas 4) (grasas 3.4) (hidratos 10) (desayuno no) (almuerzo no) (comida si) (merienda no) (cena no))" calcext:value-type="string">
            <text:p>(alimento (id 109) (nombre garbanzos-cocidos) (grupo 3) (tipo energeticos) (racion 1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4" calcext:value-type="float">
            <text:p>54</text:p>
          </table:table-cell>
          <table:table-cell table:style-name="ce2" table:formula="of:=[.H111]*[.I111]/100" office:value-type="float" office:value="54" calcext:value-type="float">
            <text:p>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1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1];&quot;) (nombre &quot;;[.R111];&quot;) (grupo &quot;;[.D111];&quot;) (tipo &quot;;[.E111];&quot;) (racion &quot;;[.H111];&quot;) (kcal &quot;;[.I111];&quot;) (proteinas &quot;;[.J111];&quot;) (grasas &quot;;[.K111];&quot;) (hidratos &quot;;[.L111];&quot;) (desayuno &quot;;[.M111];&quot;) (almuerzo &quot;;[.N111];&quot;) (comida &quot;;[.O111];&quot;) (merienda &quot;;[.P111];&quot;) (cena &quot;;[.Q111];&quot;))&quot;)" office:value-type="string" office:string-value="(alimento (id 110) (nombre garbanzos-cocidos) (grupo 3) (tipo energeticos) (racion 60) (kcal 90) (proteinas 4) (grasas 3,4) (hidratos 10) (desayuno no) (almuerzo no) (comida si) (merienda no) (cena no))" calcext:value-type="string">
            <text:p>(alimento (id 110) (nombre garbanzos-cocidos) (grupo 3) (tipo energeticos) (racion 60) (kcal 90) (proteinas 4) (grasas 3,4) (hidratos 10) (desayuno no) (almuerzo no) (comida si) (merienda no) (cena no))</text:p>
          </table:table-cell>
          <table:table-cell table:formula="of:=SUBSTITUTE([.S111];&quot;,&quot;;&quot;.&quot;)" office:value-type="string" office:string-value="(alimento (id 110) (nombre garbanzos-cocidos) (grupo 3) (tipo energeticos) (racion 60) (kcal 90) (proteinas 4) (grasas 3.4) (hidratos 10) (desayuno no) (almuerzo no) (comida si) (merienda no) (cena no))" calcext:value-type="string">
            <text:p>(alimento (id 110) (nombre garbanzos-cocidos) (grupo 3) (tipo energeticos) (racion 6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5.75" calcext:value-type="float">
            <text:p>155,75</text:p>
          </table:table-cell>
          <table:table-cell table:style-name="ce2" table:formula="of:=[.H112]*[.I112]/100" office:value-type="float" office:value="155.75" calcext:value-type="float">
            <text:p>155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2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2];&quot;) (nombre &quot;;[.R112];&quot;) (grupo &quot;;[.D112];&quot;) (tipo &quot;;[.E112];&quot;) (racion &quot;;[.H112];&quot;) (kcal &quot;;[.I112];&quot;) (proteinas &quot;;[.J112];&quot;) (grasas &quot;;[.K112];&quot;) (hidratos &quot;;[.L112];&quot;) (desayuno &quot;;[.M112];&quot;) (almuerzo &quot;;[.N112];&quot;) (comida &quot;;[.O112];&quot;) (merienda &quot;;[.P112];&quot;) (cena &quot;;[.Q112];&quot;))&quot;)" office:value-type="string" office:string-value="(alimento (id 111) (nombre patatas-guisadas) (grupo 3) (tipo energeticos) (racion 175) (kcal 89) (proteinas 0,7) (grasas 3,5) (hidratos 13,7) (desayuno no) (almuerzo no) (comida si) (merienda no) (cena no))" calcext:value-type="string">
            <text:p>(alimento (id 111) (nombre patatas-guisadas) (grupo 3) (tipo energeticos) (racion 175) (kcal 89) (proteinas 0,7) (grasas 3,5) (hidratos 13,7) (desayuno no) (almuerzo no) (comida si) (merienda no) (cena no))</text:p>
          </table:table-cell>
          <table:table-cell table:formula="of:=SUBSTITUTE([.S112];&quot;,&quot;;&quot;.&quot;)" office:value-type="string" office:string-value="(alimento (id 111) (nombre patatas-guisadas) (grupo 3) (tipo energeticos) (racion 175) (kcal 89) (proteinas 0.7) (grasas 3.5) (hidratos 13.7) (desayuno no) (almuerzo no) (comida si) (merienda no) (cena no))" calcext:value-type="string">
            <text:p>(alimento (id 111) (nombre patatas-guisadas) (grupo 3) (tipo energeticos) (racion 17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11.25" calcext:value-type="float">
            <text:p>111,25</text:p>
          </table:table-cell>
          <table:table-cell table:style-name="ce2" table:formula="of:=[.H113]*[.I113]/100" office:value-type="float" office:value="111.25" calcext:value-type="float">
            <text:p>11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3];&quot;) (nombre &quot;;[.R113];&quot;) (grupo &quot;;[.D113];&quot;) (tipo &quot;;[.E113];&quot;) (racion &quot;;[.H113];&quot;) (kcal &quot;;[.I113];&quot;) (proteinas &quot;;[.J113];&quot;) (grasas &quot;;[.K113];&quot;) (hidratos &quot;;[.L113];&quot;) (desayuno &quot;;[.M113];&quot;) (almuerzo &quot;;[.N113];&quot;) (comida &quot;;[.O113];&quot;) (merienda &quot;;[.P113];&quot;) (cena &quot;;[.Q113];&quot;))&quot;)" office:value-type="string" office:string-value="(alimento (id 112) (nombre patatas-guisadas) (grupo 3) (tipo energeticos) (racion 125) (kcal 89) (proteinas 0,7) (grasas 3,5) (hidratos 13,7) (desayuno no) (almuerzo no) (comida si) (merienda no) (cena no))" calcext:value-type="string">
            <text:p>(alimento (id 112) (nombre patatas-guisadas) (grupo 3) (tipo energeticos) (racion 125) (kcal 89) (proteinas 0,7) (grasas 3,5) (hidratos 13,7) (desayuno no) (almuerzo no) (comida si) (merienda no) (cena no))</text:p>
          </table:table-cell>
          <table:table-cell table:formula="of:=SUBSTITUTE([.S113];&quot;,&quot;;&quot;.&quot;)" office:value-type="string" office:string-value="(alimento (id 112) (nombre patatas-guisadas) (grupo 3) (tipo energeticos) (racion 125) (kcal 89) (proteinas 0.7) (grasas 3.5) (hidratos 13.7) (desayuno no) (almuerzo no) (comida si) (merienda no) (cena no))" calcext:value-type="string">
            <text:p>(alimento (id 112) (nombre patatas-guisadas) (grupo 3) (tipo energeticos) (racion 12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78" calcext:value-type="float">
            <text:p>178</text:p>
          </table:table-cell>
          <table:table-cell table:style-name="ce2" table:formula="of:=[.H114]*[.I114]/100" office:value-type="float" office:value="178" calcext:value-type="float">
            <text:p>17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4];&quot;) (nombre &quot;;[.R114];&quot;) (grupo &quot;;[.D114];&quot;) (tipo &quot;;[.E114];&quot;) (racion &quot;;[.H114];&quot;) (kcal &quot;;[.I114];&quot;) (proteinas &quot;;[.J114];&quot;) (grasas &quot;;[.K114];&quot;) (hidratos &quot;;[.L114];&quot;) (desayuno &quot;;[.M114];&quot;) (almuerzo &quot;;[.N114];&quot;) (comida &quot;;[.O114];&quot;) (merienda &quot;;[.P114];&quot;) (cena &quot;;[.Q114];&quot;))&quot;)" office:value-type="string" office:string-value="(alimento (id 113) (nombre patatas-guisadas) (grupo 3) (tipo energeticos) (racion 200) (kcal 89) (proteinas 0,7) (grasas 3,5) (hidratos 13,7) (desayuno no) (almuerzo no) (comida si) (merienda no) (cena no))" calcext:value-type="string">
            <text:p>(alimento (id 113) (nombre patatas-guisadas) (grupo 3) (tipo energeticos) (racion 200) (kcal 89) (proteinas 0,7) (grasas 3,5) (hidratos 13,7) (desayuno no) (almuerzo no) (comida si) (merienda no) (cena no))</text:p>
          </table:table-cell>
          <table:table-cell table:formula="of:=SUBSTITUTE([.S114];&quot;,&quot;;&quot;.&quot;)" office:value-type="string" office:string-value="(alimento (id 113) (nombre patatas-guisadas) (grupo 3) (tipo energeticos) (racion 200) (kcal 89) (proteinas 0.7) (grasas 3.5) (hidratos 13.7) (desayuno no) (almuerzo no) (comida si) (merienda no) (cena no))" calcext:value-type="string">
            <text:p>(alimento (id 113) (nombre patatas-guisadas) (grupo 3) (tipo energeticos) (racion 2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33.5" calcext:value-type="float">
            <text:p>133,5</text:p>
          </table:table-cell>
          <table:table-cell table:style-name="ce2" table:formula="of:=[.H115]*[.I115]/100" office:value-type="float" office:value="133.5" calcext:value-type="float">
            <text:p>13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5];&quot;) (nombre &quot;;[.R115];&quot;) (grupo &quot;;[.D115];&quot;) (tipo &quot;;[.E115];&quot;) (racion &quot;;[.H115];&quot;) (kcal &quot;;[.I115];&quot;) (proteinas &quot;;[.J115];&quot;) (grasas &quot;;[.K115];&quot;) (hidratos &quot;;[.L115];&quot;) (desayuno &quot;;[.M115];&quot;) (almuerzo &quot;;[.N115];&quot;) (comida &quot;;[.O115];&quot;) (merienda &quot;;[.P115];&quot;) (cena &quot;;[.Q115];&quot;))&quot;)" office:value-type="string" office:string-value="(alimento (id 114) (nombre patatas-guisadas) (grupo 3) (tipo energeticos) (racion 150) (kcal 89) (proteinas 0,7) (grasas 3,5) (hidratos 13,7) (desayuno no) (almuerzo no) (comida si) (merienda no) (cena no))" calcext:value-type="string">
            <text:p>(alimento (id 114) (nombre patatas-guisadas) (grupo 3) (tipo energeticos) (racion 150) (kcal 89) (proteinas 0,7) (grasas 3,5) (hidratos 13,7) (desayuno no) (almuerzo no) (comida si) (merienda no) (cena no))</text:p>
          </table:table-cell>
          <table:table-cell table:formula="of:=SUBSTITUTE([.S115];&quot;,&quot;;&quot;.&quot;)" office:value-type="string" office:string-value="(alimento (id 114) (nombre patatas-guisadas) (grupo 3) (tipo energeticos) (racion 150) (kcal 89) (proteinas 0.7) (grasas 3.5) (hidratos 13.7) (desayuno no) (almuerzo no) (comida si) (merienda no) (cena no))" calcext:value-type="string">
            <text:p>(alimento (id 114) (nombre patatas-guisadas) (grupo 3) (tipo energeticos) (racion 15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9" calcext:value-type="float">
            <text:p>89</text:p>
          </table:table-cell>
          <table:table-cell table:style-name="ce2" table:formula="of:=[.H116]*[.I116]/100" office:value-type="float" office:value="89" calcext:value-type="float">
            <text:p>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6];&quot;) (nombre &quot;;[.R116];&quot;) (grupo &quot;;[.D116];&quot;) (tipo &quot;;[.E116];&quot;) (racion &quot;;[.H116];&quot;) (kcal &quot;;[.I116];&quot;) (proteinas &quot;;[.J116];&quot;) (grasas &quot;;[.K116];&quot;) (hidratos &quot;;[.L116];&quot;) (desayuno &quot;;[.M116];&quot;) (almuerzo &quot;;[.N116];&quot;) (comida &quot;;[.O116];&quot;) (merienda &quot;;[.P116];&quot;) (cena &quot;;[.Q116];&quot;))&quot;)" office:value-type="string" office:string-value="(alimento (id 115) (nombre patatas-guisadas) (grupo 3) (tipo energeticos) (racion 100) (kcal 89) (proteinas 0,7) (grasas 3,5) (hidratos 13,7) (desayuno no) (almuerzo no) (comida si) (merienda no) (cena no))" calcext:value-type="string">
            <text:p>(alimento (id 115) (nombre patatas-guisadas) (grupo 3) (tipo energeticos) (racion 100) (kcal 89) (proteinas 0,7) (grasas 3,5) (hidratos 13,7) (desayuno no) (almuerzo no) (comida si) (merienda no) (cena no))</text:p>
          </table:table-cell>
          <table:table-cell table:formula="of:=SUBSTITUTE([.S116];&quot;,&quot;;&quot;.&quot;)" office:value-type="string" office:string-value="(alimento (id 115) (nombre patatas-guisadas) (grupo 3) (tipo energeticos) (racion 100) (kcal 89) (proteinas 0.7) (grasas 3.5) (hidratos 13.7) (desayuno no) (almuerzo no) (comida si) (merienda no) (cena no))" calcext:value-type="string">
            <text:p>(alimento (id 115) (nombre patatas-guisadas) (grupo 3) (tipo energeticos) (racion 1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93.75" calcext:value-type="float">
            <text:p>93,75</text:p>
          </table:table-cell>
          <table:table-cell table:style-name="ce2" table:formula="of:=[.H117]*[.I117]/100" office:value-type="float" office:value="93.75" calcext:value-type="float">
            <text:p>93,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7];&quot;) (nombre &quot;;[.R117];&quot;) (grupo &quot;;[.D117];&quot;) (tipo &quot;;[.E117];&quot;) (racion &quot;;[.H117];&quot;) (kcal &quot;;[.I117];&quot;) (proteinas &quot;;[.J117];&quot;) (grasas &quot;;[.K117];&quot;) (hidratos &quot;;[.L117];&quot;) (desayuno &quot;;[.M117];&quot;) (almuerzo &quot;;[.N117];&quot;) (comida &quot;;[.O117];&quot;) (merienda &quot;;[.P117];&quot;) (cena &quot;;[.Q117];&quot;))&quot;)" office:value-type="string" office:string-value="(alimento (id 116) (nombre avellana) (grupo 3) (tipo energeticos) (racion 15) (kcal 625) (proteinas 13) (grasas 62,9) (hidratos 10) (desayuno si) (almuerzo si) (comida si) (merienda si) (cena si))" calcext:value-type="string">
            <text:p>(alimento (id 116) (nombre avellana) (grupo 3) (tipo energeticos) (racion 15) (kcal 625) (proteinas 13) (grasas 62,9) (hidratos 10) (desayuno si) (almuerzo si) (comida si) (merienda si) (cena si))</text:p>
          </table:table-cell>
          <table:table-cell table:formula="of:=SUBSTITUTE([.S117];&quot;,&quot;;&quot;.&quot;)" office:value-type="string" office:string-value="(alimento (id 116) (nombre avellana) (grupo 3) (tipo energeticos) (racion 15) (kcal 625) (proteinas 13) (grasas 62.9) (hidratos 10) (desayuno si) (almuerzo si) (comida si) (merienda si) (cena si))" calcext:value-type="string">
            <text:p>(alimento (id 116) (nombre avellana) (grupo 3) (tipo energeticos) (racion 1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12.5" calcext:value-type="float">
            <text:p>312,5</text:p>
          </table:table-cell>
          <table:table-cell table:style-name="ce2" table:formula="of:=[.H118]*[.I118]/100" office:value-type="float" office:value="312.5" calcext:value-type="float">
            <text:p>3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8];&quot;) (nombre &quot;;[.R118];&quot;) (grupo &quot;;[.D118];&quot;) (tipo &quot;;[.E118];&quot;) (racion &quot;;[.H118];&quot;) (kcal &quot;;[.I118];&quot;) (proteinas &quot;;[.J118];&quot;) (grasas &quot;;[.K118];&quot;) (hidratos &quot;;[.L118];&quot;) (desayuno &quot;;[.M118];&quot;) (almuerzo &quot;;[.N118];&quot;) (comida &quot;;[.O118];&quot;) (merienda &quot;;[.P118];&quot;) (cena &quot;;[.Q118];&quot;))&quot;)" office:value-type="string" office:string-value="(alimento (id 117) (nombre avellana) (grupo 3) (tipo energeticos) (racion 50) (kcal 625) (proteinas 13) (grasas 62,9) (hidratos 10) (desayuno si) (almuerzo si) (comida si) (merienda si) (cena si))" calcext:value-type="string">
            <text:p>(alimento (id 117) (nombre avellana) (grupo 3) (tipo energeticos) (racion 50) (kcal 625) (proteinas 13) (grasas 62,9) (hidratos 10) (desayuno si) (almuerzo si) (comida si) (merienda si) (cena si))</text:p>
          </table:table-cell>
          <table:table-cell table:formula="of:=SUBSTITUTE([.S118];&quot;,&quot;;&quot;.&quot;)" office:value-type="string" office:string-value="(alimento (id 117) (nombre avellana) (grupo 3) (tipo energeticos) (racion 50) (kcal 625) (proteinas 13) (grasas 62.9) (hidratos 10) (desayuno si) (almuerzo si) (comida si) (merienda si) (cena si))" calcext:value-type="string">
            <text:p>(alimento (id 117) (nombre avellana) (grupo 3) (tipo energeticos) (racion 5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50" calcext:value-type="float">
            <text:p>250</text:p>
          </table:table-cell>
          <table:table-cell table:style-name="ce2" table:formula="of:=[.H119]*[.I119]/100" office:value-type="float" office:value="250" calcext:value-type="float">
            <text:p>2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9];&quot;) (nombre &quot;;[.R119];&quot;) (grupo &quot;;[.D119];&quot;) (tipo &quot;;[.E119];&quot;) (racion &quot;;[.H119];&quot;) (kcal &quot;;[.I119];&quot;) (proteinas &quot;;[.J119];&quot;) (grasas &quot;;[.K119];&quot;) (hidratos &quot;;[.L119];&quot;) (desayuno &quot;;[.M119];&quot;) (almuerzo &quot;;[.N119];&quot;) (comida &quot;;[.O119];&quot;) (merienda &quot;;[.P119];&quot;) (cena &quot;;[.Q119];&quot;))&quot;)" office:value-type="string" office:string-value="(alimento (id 118) (nombre avellana) (grupo 3) (tipo energeticos) (racion 40) (kcal 625) (proteinas 13) (grasas 62,9) (hidratos 10) (desayuno si) (almuerzo si) (comida si) (merienda si) (cena si))" calcext:value-type="string">
            <text:p>(alimento (id 118) (nombre avellana) (grupo 3) (tipo energeticos) (racion 40) (kcal 625) (proteinas 13) (grasas 62,9) (hidratos 10) (desayuno si) (almuerzo si) (comida si) (merienda si) (cena si))</text:p>
          </table:table-cell>
          <table:table-cell table:formula="of:=SUBSTITUTE([.S119];&quot;,&quot;;&quot;.&quot;)" office:value-type="string" office:string-value="(alimento (id 118) (nombre avellana) (grupo 3) (tipo energeticos) (racion 40) (kcal 625) (proteinas 13) (grasas 62.9) (hidratos 10) (desayuno si) (almuerzo si) (comida si) (merienda si) (cena si))" calcext:value-type="string">
            <text:p>(alimento (id 118) (nombre avellana) (grupo 3) (tipo energeticos) (racion 4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6.25" calcext:value-type="float">
            <text:p>156,25</text:p>
          </table:table-cell>
          <table:table-cell table:style-name="ce2" table:formula="of:=[.H120]*[.I120]/100" office:value-type="float" office:value="156.25" calcext:value-type="float">
            <text:p>156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0];&quot;) (nombre &quot;;[.R120];&quot;) (grupo &quot;;[.D120];&quot;) (tipo &quot;;[.E120];&quot;) (racion &quot;;[.H120];&quot;) (kcal &quot;;[.I120];&quot;) (proteinas &quot;;[.J120];&quot;) (grasas &quot;;[.K120];&quot;) (hidratos &quot;;[.L120];&quot;) (desayuno &quot;;[.M120];&quot;) (almuerzo &quot;;[.N120];&quot;) (comida &quot;;[.O120];&quot;) (merienda &quot;;[.P120];&quot;) (cena &quot;;[.Q120];&quot;))&quot;)" office:value-type="string" office:string-value="(alimento (id 119) (nombre avellana) (grupo 3) (tipo energeticos) (racion 25) (kcal 625) (proteinas 13) (grasas 62,9) (hidratos 10) (desayuno si) (almuerzo si) (comida si) (merienda si) (cena si))" calcext:value-type="string">
            <text:p>(alimento (id 119) (nombre avellana) (grupo 3) (tipo energeticos) (racion 25) (kcal 625) (proteinas 13) (grasas 62,9) (hidratos 10) (desayuno si) (almuerzo si) (comida si) (merienda si) (cena si))</text:p>
          </table:table-cell>
          <table:table-cell table:formula="of:=SUBSTITUTE([.S120];&quot;,&quot;;&quot;.&quot;)" office:value-type="string" office:string-value="(alimento (id 119) (nombre avellana) (grupo 3) (tipo energeticos) (racion 25) (kcal 625) (proteinas 13) (grasas 62.9) (hidratos 10) (desayuno si) (almuerzo si) (comida si) (merienda si) (cena si))" calcext:value-type="string">
            <text:p>(alimento (id 119) (nombre avellana) (grupo 3) (tipo energeticos) (racion 2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25" calcext:value-type="float">
            <text:p>125</text:p>
          </table:table-cell>
          <table:table-cell table:style-name="ce2" table:formula="of:=[.H121]*[.I121]/100" office:value-type="float" office:value="125" calcext:value-type="float">
            <text:p>1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1];&quot;) (nombre &quot;;[.R121];&quot;) (grupo &quot;;[.D121];&quot;) (tipo &quot;;[.E121];&quot;) (racion &quot;;[.H121];&quot;) (kcal &quot;;[.I121];&quot;) (proteinas &quot;;[.J121];&quot;) (grasas &quot;;[.K121];&quot;) (hidratos &quot;;[.L121];&quot;) (desayuno &quot;;[.M121];&quot;) (almuerzo &quot;;[.N121];&quot;) (comida &quot;;[.O121];&quot;) (merienda &quot;;[.P121];&quot;) (cena &quot;;[.Q121];&quot;))&quot;)" office:value-type="string" office:string-value="(alimento (id 120) (nombre avellana) (grupo 3) (tipo energeticos) (racion 20) (kcal 625) (proteinas 13) (grasas 62,9) (hidratos 10) (desayuno si) (almuerzo si) (comida si) (merienda si) (cena si))" calcext:value-type="string">
            <text:p>(alimento (id 120) (nombre avellana) (grupo 3) (tipo energeticos) (racion 20) (kcal 625) (proteinas 13) (grasas 62,9) (hidratos 10) (desayuno si) (almuerzo si) (comida si) (merienda si) (cena si))</text:p>
          </table:table-cell>
          <table:table-cell table:formula="of:=SUBSTITUTE([.S121];&quot;,&quot;;&quot;.&quot;)" office:value-type="string" office:string-value="(alimento (id 120) (nombre avellana) (grupo 3) (tipo energeticos) (racion 20) (kcal 625) (proteinas 13) (grasas 62.9) (hidratos 10) (desayuno si) (almuerzo si) (comida si) (merienda si) (cena si))" calcext:value-type="string">
            <text:p>(alimento (id 120) (nombre avellana) (grupo 3) (tipo energeticos) (racion 2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99.8" calcext:value-type="float">
            <text:p>99,8</text:p>
          </table:table-cell>
          <table:table-cell table:style-name="ce2" table:formula="of:=[.H122]*[.I122]/100" office:value-type="float" office:value="99.8" calcext:value-type="float">
            <text:p>99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2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2];&quot;) (nombre &quot;;[.R122];&quot;) (grupo &quot;;[.D122];&quot;) (tipo &quot;;[.E122];&quot;) (racion &quot;;[.H122];&quot;) (kcal &quot;;[.I122];&quot;) (proteinas &quot;;[.J122];&quot;) (grasas &quot;;[.K122];&quot;) (hidratos &quot;;[.L122];&quot;) (desayuno &quot;;[.M122];&quot;) (almuerzo &quot;;[.N122];&quot;) (comida &quot;;[.O122];&quot;) (merienda &quot;;[.P122];&quot;) (cena &quot;;[.Q122];&quot;))&quot;)" office:value-type="string" office:string-value="(alimento (id 121) (nombre almendra) (grupo 3) (tipo energeticos) (racion 20) (kcal 499) (proteinas 16) (grasas 51,4) (hidratos 22) (desayuno si) (almuerzo si) (comida si) (merienda si) (cena si))" calcext:value-type="string">
            <text:p>(alimento (id 121) (nombre almendra) (grupo 3) (tipo energeticos) (racion 20) (kcal 499) (proteinas 16) (grasas 51,4) (hidratos 22) (desayuno si) (almuerzo si) (comida si) (merienda si) (cena si))</text:p>
          </table:table-cell>
          <table:table-cell table:formula="of:=SUBSTITUTE([.S122];&quot;,&quot;;&quot;.&quot;)" office:value-type="string" office:string-value="(alimento (id 121) (nombre almendra) (grupo 3) (tipo energeticos) (racion 20) (kcal 499) (proteinas 16) (grasas 51.4) (hidratos 22) (desayuno si) (almuerzo si) (comida si) (merienda si) (cena si))" calcext:value-type="string">
            <text:p>(alimento (id 121) (nombre almendra) (grupo 3) (tipo energeticos) (racion 2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49.5" calcext:value-type="float">
            <text:p>249,5</text:p>
          </table:table-cell>
          <table:table-cell table:style-name="ce2" table:formula="of:=[.H123]*[.I123]/100" office:value-type="float" office:value="249.5" calcext:value-type="float">
            <text:p>24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3];&quot;) (nombre &quot;;[.R123];&quot;) (grupo &quot;;[.D123];&quot;) (tipo &quot;;[.E123];&quot;) (racion &quot;;[.H123];&quot;) (kcal &quot;;[.I123];&quot;) (proteinas &quot;;[.J123];&quot;) (grasas &quot;;[.K123];&quot;) (hidratos &quot;;[.L123];&quot;) (desayuno &quot;;[.M123];&quot;) (almuerzo &quot;;[.N123];&quot;) (comida &quot;;[.O123];&quot;) (merienda &quot;;[.P123];&quot;) (cena &quot;;[.Q123];&quot;))&quot;)" office:value-type="string" office:string-value="(alimento (id 122) (nombre almendra) (grupo 3) (tipo energeticos) (racion 50) (kcal 499) (proteinas 16) (grasas 51,4) (hidratos 22) (desayuno si) (almuerzo si) (comida si) (merienda si) (cena si))" calcext:value-type="string">
            <text:p>(alimento (id 122) (nombre almendra) (grupo 3) (tipo energeticos) (racion 50) (kcal 499) (proteinas 16) (grasas 51,4) (hidratos 22) (desayuno si) (almuerzo si) (comida si) (merienda si) (cena si))</text:p>
          </table:table-cell>
          <table:table-cell table:formula="of:=SUBSTITUTE([.S123];&quot;,&quot;;&quot;.&quot;)" office:value-type="string" office:string-value="(alimento (id 122) (nombre almendra) (grupo 3) (tipo energeticos) (racion 50) (kcal 499) (proteinas 16) (grasas 51.4) (hidratos 22) (desayuno si) (almuerzo si) (comida si) (merienda si) (cena si))" calcext:value-type="string">
            <text:p>(alimento (id 122) (nombre almendra) (grupo 3) (tipo energeticos) (racion 5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9.9" calcext:value-type="float">
            <text:p>49,9</text:p>
          </table:table-cell>
          <table:table-cell table:style-name="ce2" table:formula="of:=[.H124]*[.I124]/100" office:value-type="float" office:value="49.9" calcext:value-type="float">
            <text:p>49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4];&quot;) (nombre &quot;;[.R124];&quot;) (grupo &quot;;[.D124];&quot;) (tipo &quot;;[.E124];&quot;) (racion &quot;;[.H124];&quot;) (kcal &quot;;[.I124];&quot;) (proteinas &quot;;[.J124];&quot;) (grasas &quot;;[.K124];&quot;) (hidratos &quot;;[.L124];&quot;) (desayuno &quot;;[.M124];&quot;) (almuerzo &quot;;[.N124];&quot;) (comida &quot;;[.O124];&quot;) (merienda &quot;;[.P124];&quot;) (cena &quot;;[.Q124];&quot;))&quot;)" office:value-type="string" office:string-value="(alimento (id 123) (nombre almendra) (grupo 3) (tipo energeticos) (racion 10) (kcal 499) (proteinas 16) (grasas 51,4) (hidratos 22) (desayuno si) (almuerzo si) (comida si) (merienda si) (cena si))" calcext:value-type="string">
            <text:p>(alimento (id 123) (nombre almendra) (grupo 3) (tipo energeticos) (racion 10) (kcal 499) (proteinas 16) (grasas 51,4) (hidratos 22) (desayuno si) (almuerzo si) (comida si) (merienda si) (cena si))</text:p>
          </table:table-cell>
          <table:table-cell table:formula="of:=SUBSTITUTE([.S124];&quot;,&quot;;&quot;.&quot;)" office:value-type="string" office:string-value="(alimento (id 123) (nombre almendra) (grupo 3) (tipo energeticos) (racion 10) (kcal 499) (proteinas 16) (grasas 51.4) (hidratos 22) (desayuno si) (almuerzo si) (comida si) (merienda si) (cena si))" calcext:value-type="string">
            <text:p>(alimento (id 123) (nombre almendra) (grupo 3) (tipo energeticos) (racion 1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99.6" calcext:value-type="float">
            <text:p>199,6</text:p>
          </table:table-cell>
          <table:table-cell table:style-name="ce2" table:formula="of:=[.H125]*[.I125]/100" office:value-type="float" office:value="199.6" calcext:value-type="float">
            <text:p>199,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5];&quot;) (nombre &quot;;[.R125];&quot;) (grupo &quot;;[.D125];&quot;) (tipo &quot;;[.E125];&quot;) (racion &quot;;[.H125];&quot;) (kcal &quot;;[.I125];&quot;) (proteinas &quot;;[.J125];&quot;) (grasas &quot;;[.K125];&quot;) (hidratos &quot;;[.L125];&quot;) (desayuno &quot;;[.M125];&quot;) (almuerzo &quot;;[.N125];&quot;) (comida &quot;;[.O125];&quot;) (merienda &quot;;[.P125];&quot;) (cena &quot;;[.Q125];&quot;))&quot;)" office:value-type="string" office:string-value="(alimento (id 124) (nombre almendra) (grupo 3) (tipo energeticos) (racion 40) (kcal 499) (proteinas 16) (grasas 51,4) (hidratos 22) (desayuno si) (almuerzo si) (comida si) (merienda si) (cena si))" calcext:value-type="string">
            <text:p>(alimento (id 124) (nombre almendra) (grupo 3) (tipo energeticos) (racion 40) (kcal 499) (proteinas 16) (grasas 51,4) (hidratos 22) (desayuno si) (almuerzo si) (comida si) (merienda si) (cena si))</text:p>
          </table:table-cell>
          <table:table-cell table:formula="of:=SUBSTITUTE([.S125];&quot;,&quot;;&quot;.&quot;)" office:value-type="string" office:string-value="(alimento (id 124) (nombre almendra) (grupo 3) (tipo energeticos) (racion 40) (kcal 499) (proteinas 16) (grasas 51.4) (hidratos 22) (desayuno si) (almuerzo si) (comida si) (merienda si) (cena si))" calcext:value-type="string">
            <text:p>(alimento (id 124) (nombre almendra) (grupo 3) (tipo energeticos) (racion 4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49.7" calcext:value-type="float">
            <text:p>149,7</text:p>
          </table:table-cell>
          <table:table-cell table:style-name="ce2" table:formula="of:=[.H126]*[.I126]/100" office:value-type="float" office:value="149.7" calcext:value-type="float">
            <text:p>149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6];&quot;) (nombre &quot;;[.R126];&quot;) (grupo &quot;;[.D126];&quot;) (tipo &quot;;[.E126];&quot;) (racion &quot;;[.H126];&quot;) (kcal &quot;;[.I126];&quot;) (proteinas &quot;;[.J126];&quot;) (grasas &quot;;[.K126];&quot;) (hidratos &quot;;[.L126];&quot;) (desayuno &quot;;[.M126];&quot;) (almuerzo &quot;;[.N126];&quot;) (comida &quot;;[.O126];&quot;) (merienda &quot;;[.P126];&quot;) (cena &quot;;[.Q126];&quot;))&quot;)" office:value-type="string" office:string-value="(alimento (id 125) (nombre almendra) (grupo 3) (tipo energeticos) (racion 30) (kcal 499) (proteinas 16) (grasas 51,4) (hidratos 22) (desayuno si) (almuerzo si) (comida si) (merienda si) (cena si))" calcext:value-type="string">
            <text:p>(alimento (id 125) (nombre almendra) (grupo 3) (tipo energeticos) (racion 30) (kcal 499) (proteinas 16) (grasas 51,4) (hidratos 22) (desayuno si) (almuerzo si) (comida si) (merienda si) (cena si))</text:p>
          </table:table-cell>
          <table:table-cell table:formula="of:=SUBSTITUTE([.S126];&quot;,&quot;;&quot;.&quot;)" office:value-type="string" office:string-value="(alimento (id 125) (nombre almendra) (grupo 3) (tipo energeticos) (racion 30) (kcal 499) (proteinas 16) (grasas 51.4) (hidratos 22) (desayuno si) (almuerzo si) (comida si) (merienda si) (cena si))" calcext:value-type="string">
            <text:p>(alimento (id 125) (nombre almendra) (grupo 3) (tipo energeticos) (racion 3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35" calcext:value-type="float">
            <text:p>335</text:p>
          </table:table-cell>
          <table:table-cell table:style-name="ce2" table:formula="of:=[.H127]*[.I127]/100" office:value-type="float" office:value="335" calcext:value-type="float">
            <text:p>3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7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7];&quot;) (nombre &quot;;[.R127];&quot;) (grupo &quot;;[.D127];&quot;) (tipo &quot;;[.E127];&quot;) (racion &quot;;[.H127];&quot;) (kcal &quot;;[.I127];&quot;) (proteinas &quot;;[.J127];&quot;) (grasas &quot;;[.K127];&quot;) (hidratos &quot;;[.L127];&quot;) (desayuno &quot;;[.M127];&quot;) (almuerzo &quot;;[.N127];&quot;) (comida &quot;;[.O127];&quot;) (merienda &quot;;[.P127];&quot;) (cena &quot;;[.Q127];&quot;))&quot;)" office:value-type="string" office:string-value="(alimento (id 126) (nombre nuez) (grupo 3) (tipo energeticos) (racion 50) (kcal 670) (proteinas 15,6) (grasas 63,3) (hidratos 11,2) (desayuno si) (almuerzo si) (comida si) (merienda si) (cena si))" calcext:value-type="string">
            <text:p>(alimento (id 126) (nombre nuez) (grupo 3) (tipo energeticos) (racion 50) (kcal 670) (proteinas 15,6) (grasas 63,3) (hidratos 11,2) (desayuno si) (almuerzo si) (comida si) (merienda si) (cena si))</text:p>
          </table:table-cell>
          <table:table-cell table:formula="of:=SUBSTITUTE([.S127];&quot;,&quot;;&quot;.&quot;)" office:value-type="string" office:string-value="(alimento (id 126) (nombre nuez) (grupo 3) (tipo energeticos) (racion 50) (kcal 670) (proteinas 15.6) (grasas 63.3) (hidratos 11.2) (desayuno si) (almuerzo si) (comida si) (merienda si) (cena si))" calcext:value-type="string">
            <text:p>(alimento (id 126) (nombre nuez) (grupo 3) (tipo energeticos) (racion 5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67.5" calcext:value-type="float">
            <text:p>167,5</text:p>
          </table:table-cell>
          <table:table-cell table:style-name="ce2" table:formula="of:=[.H128]*[.I128]/100" office:value-type="float" office:value="167.5" calcext:value-type="float">
            <text:p>16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8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8];&quot;) (nombre &quot;;[.R128];&quot;) (grupo &quot;;[.D128];&quot;) (tipo &quot;;[.E128];&quot;) (racion &quot;;[.H128];&quot;) (kcal &quot;;[.I128];&quot;) (proteinas &quot;;[.J128];&quot;) (grasas &quot;;[.K128];&quot;) (hidratos &quot;;[.L128];&quot;) (desayuno &quot;;[.M128];&quot;) (almuerzo &quot;;[.N128];&quot;) (comida &quot;;[.O128];&quot;) (merienda &quot;;[.P128];&quot;) (cena &quot;;[.Q128];&quot;))&quot;)" office:value-type="string" office:string-value="(alimento (id 127) (nombre nuez) (grupo 3) (tipo energeticos) (racion 25) (kcal 670) (proteinas 15,6) (grasas 63,3) (hidratos 11,2) (desayuno si) (almuerzo si) (comida si) (merienda si) (cena si))" calcext:value-type="string">
            <text:p>(alimento (id 127) (nombre nuez) (grupo 3) (tipo energeticos) (racion 25) (kcal 670) (proteinas 15,6) (grasas 63,3) (hidratos 11,2) (desayuno si) (almuerzo si) (comida si) (merienda si) (cena si))</text:p>
          </table:table-cell>
          <table:table-cell table:formula="of:=SUBSTITUTE([.S128];&quot;,&quot;;&quot;.&quot;)" office:value-type="string" office:string-value="(alimento (id 127) (nombre nuez) (grupo 3) (tipo energeticos) (racion 25) (kcal 670) (proteinas 15.6) (grasas 63.3) (hidratos 11.2) (desayuno si) (almuerzo si) (comida si) (merienda si) (cena si))" calcext:value-type="string">
            <text:p>(alimento (id 127) (nombre nuez) (grupo 3) (tipo energeticos) (racion 25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67" calcext:value-type="float">
            <text:p>67</text:p>
          </table:table-cell>
          <table:table-cell table:style-name="ce2" table:formula="of:=[.H129]*[.I129]/100" office:value-type="float" office:value="67" calcext:value-type="float">
            <text:p>6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9];&quot;) (nombre &quot;;[.R129];&quot;) (grupo &quot;;[.D129];&quot;) (tipo &quot;;[.E129];&quot;) (racion &quot;;[.H129];&quot;) (kcal &quot;;[.I129];&quot;) (proteinas &quot;;[.J129];&quot;) (grasas &quot;;[.K129];&quot;) (hidratos &quot;;[.L129];&quot;) (desayuno &quot;;[.M129];&quot;) (almuerzo &quot;;[.N129];&quot;) (comida &quot;;[.O129];&quot;) (merienda &quot;;[.P129];&quot;) (cena &quot;;[.Q129];&quot;))&quot;)" office:value-type="string" office:string-value="(alimento (id 128) (nombre nuez) (grupo 3) (tipo energeticos) (racion 10) (kcal 670) (proteinas 15,6) (grasas 63,3) (hidratos 11,2) (desayuno si) (almuerzo si) (comida si) (merienda si) (cena si))" calcext:value-type="string">
            <text:p>(alimento (id 128) (nombre nuez) (grupo 3) (tipo energeticos) (racion 10) (kcal 670) (proteinas 15,6) (grasas 63,3) (hidratos 11,2) (desayuno si) (almuerzo si) (comida si) (merienda si) (cena si))</text:p>
          </table:table-cell>
          <table:table-cell table:formula="of:=SUBSTITUTE([.S129];&quot;,&quot;;&quot;.&quot;)" office:value-type="string" office:string-value="(alimento (id 128) (nombre nuez) (grupo 3) (tipo energeticos) (racion 10) (kcal 670) (proteinas 15.6) (grasas 63.3) (hidratos 11.2) (desayuno si) (almuerzo si) (comida si) (merienda si) (cena si))" calcext:value-type="string">
            <text:p>(alimento (id 128) (nombre nuez) (grupo 3) (tipo energeticos) (racion 1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68" calcext:value-type="float">
            <text:p>268</text:p>
          </table:table-cell>
          <table:table-cell table:style-name="ce2" table:formula="of:=[.H130]*[.I130]/100" office:value-type="float" office:value="268" calcext:value-type="float">
            <text:p>26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0];&quot;) (nombre &quot;;[.R130];&quot;) (grupo &quot;;[.D130];&quot;) (tipo &quot;;[.E130];&quot;) (racion &quot;;[.H130];&quot;) (kcal &quot;;[.I130];&quot;) (proteinas &quot;;[.J130];&quot;) (grasas &quot;;[.K130];&quot;) (hidratos &quot;;[.L130];&quot;) (desayuno &quot;;[.M130];&quot;) (almuerzo &quot;;[.N130];&quot;) (comida &quot;;[.O130];&quot;) (merienda &quot;;[.P130];&quot;) (cena &quot;;[.Q130];&quot;))&quot;)" office:value-type="string" office:string-value="(alimento (id 129) (nombre nuez) (grupo 3) (tipo energeticos) (racion 40) (kcal 670) (proteinas 15,6) (grasas 63,3) (hidratos 11,2) (desayuno si) (almuerzo si) (comida si) (merienda si) (cena si))" calcext:value-type="string">
            <text:p>(alimento (id 129) (nombre nuez) (grupo 3) (tipo energeticos) (racion 40) (kcal 670) (proteinas 15,6) (grasas 63,3) (hidratos 11,2) (desayuno si) (almuerzo si) (comida si) (merienda si) (cena si))</text:p>
          </table:table-cell>
          <table:table-cell table:formula="of:=SUBSTITUTE([.S130];&quot;,&quot;;&quot;.&quot;)" office:value-type="string" office:string-value="(alimento (id 129) (nombre nuez) (grupo 3) (tipo energeticos) (racion 40) (kcal 670) (proteinas 15.6) (grasas 63.3) (hidratos 11.2) (desayuno si) (almuerzo si) (comida si) (merienda si) (cena si))" calcext:value-type="string">
            <text:p>(alimento (id 129) (nombre nuez) (grupo 3) (tipo energeticos) (racion 4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01" calcext:value-type="float">
            <text:p>201</text:p>
          </table:table-cell>
          <table:table-cell table:style-name="ce2" table:formula="of:=[.H131]*[.I131]/100" office:value-type="float" office:value="201" calcext:value-type="float">
            <text:p>2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1];&quot;) (nombre &quot;;[.R131];&quot;) (grupo &quot;;[.D131];&quot;) (tipo &quot;;[.E131];&quot;) (racion &quot;;[.H131];&quot;) (kcal &quot;;[.I131];&quot;) (proteinas &quot;;[.J131];&quot;) (grasas &quot;;[.K131];&quot;) (hidratos &quot;;[.L131];&quot;) (desayuno &quot;;[.M131];&quot;) (almuerzo &quot;;[.N131];&quot;) (comida &quot;;[.O131];&quot;) (merienda &quot;;[.P131];&quot;) (cena &quot;;[.Q131];&quot;))&quot;)" office:value-type="string" office:string-value="(alimento (id 130) (nombre nuez) (grupo 3) (tipo energeticos) (racion 30) (kcal 670) (proteinas 15,6) (grasas 63,3) (hidratos 11,2) (desayuno si) (almuerzo si) (comida si) (merienda si) (cena si))" calcext:value-type="string">
            <text:p>(alimento (id 130) (nombre nuez) (grupo 3) (tipo energeticos) (racion 30) (kcal 670) (proteinas 15,6) (grasas 63,3) (hidratos 11,2) (desayuno si) (almuerzo si) (comida si) (merienda si) (cena si))</text:p>
          </table:table-cell>
          <table:table-cell table:formula="of:=SUBSTITUTE([.S131];&quot;,&quot;;&quot;.&quot;)" office:value-type="string" office:string-value="(alimento (id 130) (nombre nuez) (grupo 3) (tipo energeticos) (racion 30) (kcal 670) (proteinas 15.6) (grasas 63.3) (hidratos 11.2) (desayuno si) (almuerzo si) (comida si) (merienda si) (cena si))" calcext:value-type="string">
            <text:p>(alimento (id 130) (nombre nuez) (grupo 3) (tipo energeticos) (racion 30) (kcal 670) (proteinas 15.6) (grasas 63.3) (hidratos 11.2) (desayuno si) (almuerzo si) (comida si) (merienda si) (cena si))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26.25" calcext:value-type="float">
            <text:p>126,25</text:p>
          </table:table-cell>
          <table:table-cell table:style-name="ce2" table:formula="of:=[.H132]*[.I132]/100" office:value-type="float" office:value="136.25" calcext:value-type="float">
            <text:p>13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2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2];&quot;) (nombre &quot;;[.R132];&quot;) (grupo &quot;;[.D132];&quot;) (tipo &quot;;[.E132];&quot;) (racion &quot;;[.H132];&quot;) (kcal &quot;;[.I132];&quot;) (proteinas &quot;;[.J132];&quot;) (grasas &quot;;[.K132];&quot;) (hidratos &quot;;[.L132];&quot;) (desayuno &quot;;[.M132];&quot;) (almuerzo &quot;;[.N132];&quot;) (comida &quot;;[.O132];&quot;) (merienda &quot;;[.P132];&quot;) (cena &quot;;[.Q132];&quot;))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  <table:table-cell table:formula="of:=SUBSTITUTE([.S132];&quot;,&quot;;&quot;.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0.8" calcext:value-type="float">
            <text:p>80,8</text:p>
          </table:table-cell>
          <table:table-cell table:style-name="ce2" table:formula="of:=[.H133]*[.I133]/100" office:value-type="float" office:value="87.2" calcext:value-type="float">
            <text:p>87,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3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3];&quot;) (nombre &quot;;[.R133];&quot;) (grupo &quot;;[.D133];&quot;) (tipo &quot;;[.E133];&quot;) (racion &quot;;[.H133];&quot;) (kcal &quot;;[.I133];&quot;) (proteinas &quot;;[.J133];&quot;) (grasas &quot;;[.K133];&quot;) (hidratos &quot;;[.L133];&quot;) (desayuno &quot;;[.M133];&quot;) (almuerzo &quot;;[.N133];&quot;) (comida &quot;;[.O133];&quot;) (merienda &quot;;[.P133];&quot;) (cena &quot;;[.Q133];&quot;))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  <table:table-cell table:formula="of:=SUBSTITUTE([.S133];&quot;,&quot;;&quot;.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02" calcext:value-type="float">
            <text:p>202</text:p>
          </table:table-cell>
          <table:table-cell table:style-name="ce2" table:formula="of:=[.H134]*[.I134]/100" office:value-type="float" office:value="218" calcext:value-type="float">
            <text:p>2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4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4];&quot;) (nombre &quot;;[.R134];&quot;) (grupo &quot;;[.D134];&quot;) (tipo &quot;;[.E134];&quot;) (racion &quot;;[.H134];&quot;) (kcal &quot;;[.I134];&quot;) (proteinas &quot;;[.J134];&quot;) (grasas &quot;;[.K134];&quot;) (hidratos &quot;;[.L134];&quot;) (desayuno &quot;;[.M134];&quot;) (almuerzo &quot;;[.N134];&quot;) (comida &quot;;[.O134];&quot;) (merienda &quot;;[.P134];&quot;) (cena &quot;;[.Q134];&quot;))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  <table:table-cell table:formula="of:=SUBSTITUTE([.S134];&quot;,&quot;;&quot;.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1.5" calcext:value-type="float">
            <text:p>151,5</text:p>
          </table:table-cell>
          <table:table-cell table:style-name="ce2" table:formula="of:=[.H135]*[.I135]/100" office:value-type="float" office:value="163.5" calcext:value-type="float">
            <text:p>16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5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5];&quot;) (nombre &quot;;[.R135];&quot;) (grupo &quot;;[.D135];&quot;) (tipo &quot;;[.E135];&quot;) (racion &quot;;[.H135];&quot;) (kcal &quot;;[.I135];&quot;) (proteinas &quot;;[.J135];&quot;) (grasas &quot;;[.K135];&quot;) (hidratos &quot;;[.L135];&quot;) (desayuno &quot;;[.M135];&quot;) (almuerzo &quot;;[.N135];&quot;) (comida &quot;;[.O135];&quot;) (merienda &quot;;[.P135];&quot;) (cena &quot;;[.Q135];&quot;))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  <table:table-cell table:formula="of:=SUBSTITUTE([.S135];&quot;,&quot;;&quot;.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01" calcext:value-type="float">
            <text:p>101</text:p>
          </table:table-cell>
          <table:table-cell table:style-name="ce2" table:formula="of:=[.H136]*[.I136]/100" office:value-type="float" office:value="109" calcext:value-type="float">
            <text:p>1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6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6];&quot;) (nombre &quot;;[.R136];&quot;) (grupo &quot;;[.D136];&quot;) (tipo &quot;;[.E136];&quot;) (racion &quot;;[.H136];&quot;) (kcal &quot;;[.I136];&quot;) (proteinas &quot;;[.J136];&quot;) (grasas &quot;;[.K136];&quot;) (hidratos &quot;;[.L136];&quot;) (desayuno &quot;;[.M136];&quot;) (almuerzo &quot;;[.N136];&quot;) (comida &quot;;[.O136];&quot;) (merienda &quot;;[.P136];&quot;) (cena &quot;;[.Q136];&quot;))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  <table:table-cell table:formula="of:=SUBSTITUTE([.S136];&quot;,&quot;;&quot;.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92.5" calcext:value-type="float">
            <text:p>292,5</text:p>
          </table:table-cell>
          <table:table-cell table:style-name="ce2" table:formula="of:=[.H137]*[.I137]/100" office:value-type="float" office:value="84.75" calcext:value-type="float">
            <text:p>84,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7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7];&quot;) (nombre &quot;;[.R137];&quot;) (grupo &quot;;[.D137];&quot;) (tipo &quot;;[.E137];&quot;) (racion &quot;;[.H137];&quot;) (kcal &quot;;[.I137];&quot;) (proteinas &quot;;[.J137];&quot;) (grasas &quot;;[.K137];&quot;) (hidratos &quot;;[.L137];&quot;) (desayuno &quot;;[.M137];&quot;) (almuerzo &quot;;[.N137];&quot;) (comida &quot;;[.O137];&quot;) (merienda &quot;;[.P137];&quot;) (cena &quot;;[.Q137];&quot;))&quot;)" office:value-type="string" office:string-value="(alimento (id 136) (nombre judias-blancas-estofadas) (grupo 3) (tipo energeticos) (racion 75) (kcal 113) (proteinas 3,7) (grasas 6,4) (hidratos 10) (desayuno no) (almuerzo no) (comida si) (merienda no) (cena no))" calcext:value-type="string">
            <text:p>(alimento (id 136) (nombre judias-blancas-estofadas) (grupo 3) (tipo energeticos) (racion 75) (kcal 113) (proteinas 3,7) (grasas 6,4) (hidratos 10) (desayuno no) (almuerzo no) (comida si) (merienda no) (cena no))</text:p>
          </table:table-cell>
          <table:table-cell table:formula="of:=SUBSTITUTE([.S137];&quot;,&quot;;&quot;.&quot;)" office:value-type="string" office:string-value="(alimento (id 136) (nombre judias-blancas-estofadas) (grupo 3) (tipo energeticos) (racion 75) (kcal 113) (proteinas 3.7) (grasas 6.4) (hidratos 10) (desayuno no) (almuerzo no) (comida si) (merienda no) (cena no))" calcext:value-type="string">
            <text:p>(alimento (id 136) (nombre judias-blancas-estofadas) (grupo 3) (tipo energeticos) (racion 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682.5" calcext:value-type="float">
            <text:p>682,5</text:p>
          </table:table-cell>
          <table:table-cell table:style-name="ce2" table:formula="of:=[.H138]*[.I138]/100" office:value-type="float" office:value="197.75" calcext:value-type="float">
            <text:p>197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8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8];&quot;) (nombre &quot;;[.R138];&quot;) (grupo &quot;;[.D138];&quot;) (tipo &quot;;[.E138];&quot;) (racion &quot;;[.H138];&quot;) (kcal &quot;;[.I138];&quot;) (proteinas &quot;;[.J138];&quot;) (grasas &quot;;[.K138];&quot;) (hidratos &quot;;[.L138];&quot;) (desayuno &quot;;[.M138];&quot;) (almuerzo &quot;;[.N138];&quot;) (comida &quot;;[.O138];&quot;) (merienda &quot;;[.P138];&quot;) (cena &quot;;[.Q138];&quot;))&quot;)" office:value-type="string" office:string-value="(alimento (id 137) (nombre judias-blancas-estofadas) (grupo 3) (tipo energeticos) (racion 175) (kcal 113) (proteinas 3,7) (grasas 6,4) (hidratos 10) (desayuno no) (almuerzo no) (comida si) (merienda no) (cena no))" calcext:value-type="string">
            <text:p>(alimento (id 137) (nombre judias-blancas-estofadas) (grupo 3) (tipo energeticos) (racion 175) (kcal 113) (proteinas 3,7) (grasas 6,4) (hidratos 10) (desayuno no) (almuerzo no) (comida si) (merienda no) (cena no))</text:p>
          </table:table-cell>
          <table:table-cell table:formula="of:=SUBSTITUTE([.S138];&quot;,&quot;;&quot;.&quot;)" office:value-type="string" office:string-value="(alimento (id 137) (nombre judias-blancas-estofadas) (grupo 3) (tipo energeticos) (racion 175) (kcal 113) (proteinas 3.7) (grasas 6.4) (hidratos 10) (desayuno no) (almuerzo no) (comida si) (merienda no) (cena no))" calcext:value-type="string">
            <text:p>(alimento (id 137) (nombre judias-blancas-estofadas) (grupo 3) (tipo energeticos) (racion 1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80" calcext:value-type="float">
            <text:p>780</text:p>
          </table:table-cell>
          <table:table-cell table:style-name="ce2" table:formula="of:=[.H139]*[.I139]/100" office:value-type="float" office:value="226" calcext:value-type="float">
            <text:p>22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9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9];&quot;) (nombre &quot;;[.R139];&quot;) (grupo &quot;;[.D139];&quot;) (tipo &quot;;[.E139];&quot;) (racion &quot;;[.H139];&quot;) (kcal &quot;;[.I139];&quot;) (proteinas &quot;;[.J139];&quot;) (grasas &quot;;[.K139];&quot;) (hidratos &quot;;[.L139];&quot;) (desayuno &quot;;[.M139];&quot;) (almuerzo &quot;;[.N139];&quot;) (comida &quot;;[.O139];&quot;) (merienda &quot;;[.P139];&quot;) (cena &quot;;[.Q139];&quot;))&quot;)" office:value-type="string" office:string-value="(alimento (id 138) (nombre judias-blancas-estofadas) (grupo 3) (tipo energeticos) (racion 200) (kcal 113) (proteinas 3,7) (grasas 6,4) (hidratos 10) (desayuno no) (almuerzo no) (comida si) (merienda no) (cena no))" calcext:value-type="string">
            <text:p>(alimento (id 138) (nombre judias-blancas-estofadas) (grupo 3) (tipo energeticos) (racion 200) (kcal 113) (proteinas 3,7) (grasas 6,4) (hidratos 10) (desayuno no) (almuerzo no) (comida si) (merienda no) (cena no))</text:p>
          </table:table-cell>
          <table:table-cell table:formula="of:=SUBSTITUTE([.S139];&quot;,&quot;;&quot;.&quot;)" office:value-type="string" office:string-value="(alimento (id 138) (nombre judias-blancas-estofadas) (grupo 3) (tipo energeticos) (racion 200) (kcal 113) (proteinas 3.7) (grasas 6.4) (hidratos 10) (desayuno no) (almuerzo no) (comida si) (merienda no) (cena no))" calcext:value-type="string">
            <text:p>(alimento (id 138) (nombre judias-blancas-estofadas) (grupo 3) (tipo energeticos) (racion 20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85" calcext:value-type="float">
            <text:p>585</text:p>
          </table:table-cell>
          <table:table-cell table:style-name="ce2" table:formula="of:=[.H140]*[.I140]/100" office:value-type="float" office:value="169.5" calcext:value-type="float">
            <text:p>16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0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0];&quot;) (nombre &quot;;[.R140];&quot;) (grupo &quot;;[.D140];&quot;) (tipo &quot;;[.E140];&quot;) (racion &quot;;[.H140];&quot;) (kcal &quot;;[.I140];&quot;) (proteinas &quot;;[.J140];&quot;) (grasas &quot;;[.K140];&quot;) (hidratos &quot;;[.L140];&quot;) (desayuno &quot;;[.M140];&quot;) (almuerzo &quot;;[.N140];&quot;) (comida &quot;;[.O140];&quot;) (merienda &quot;;[.P140];&quot;) (cena &quot;;[.Q140];&quot;))&quot;)" office:value-type="string" office:string-value="(alimento (id 139) (nombre judias-blancas-estofadas) (grupo 3) (tipo energeticos) (racion 150) (kcal 113) (proteinas 3,7) (grasas 6,4) (hidratos 10) (desayuno no) (almuerzo no) (comida si) (merienda no) (cena no))" calcext:value-type="string">
            <text:p>(alimento (id 139) (nombre judias-blancas-estofadas) (grupo 3) (tipo energeticos) (racion 150) (kcal 113) (proteinas 3,7) (grasas 6,4) (hidratos 10) (desayuno no) (almuerzo no) (comida si) (merienda no) (cena no))</text:p>
          </table:table-cell>
          <table:table-cell table:formula="of:=SUBSTITUTE([.S140];&quot;,&quot;;&quot;.&quot;)" office:value-type="string" office:string-value="(alimento (id 139) (nombre judias-blancas-estofadas) (grupo 3) (tipo energeticos) (racion 150) (kcal 113) (proteinas 3.7) (grasas 6.4) (hidratos 10) (desayuno no) (almuerzo no) (comida si) (merienda no) (cena no))" calcext:value-type="string">
            <text:p>(alimento (id 139) (nombre judias-blancas-estofadas) (grupo 3) (tipo energeticos) (racion 15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90" calcext:value-type="float">
            <text:p>390</text:p>
          </table:table-cell>
          <table:table-cell table:style-name="ce2" table:formula="of:=[.H141]*[.I141]/100" office:value-type="float" office:value="113" calcext:value-type="float">
            <text:p>1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1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1];&quot;) (nombre &quot;;[.R141];&quot;) (grupo &quot;;[.D141];&quot;) (tipo &quot;;[.E141];&quot;) (racion &quot;;[.H141];&quot;) (kcal &quot;;[.I141];&quot;) (proteinas &quot;;[.J141];&quot;) (grasas &quot;;[.K141];&quot;) (hidratos &quot;;[.L141];&quot;) (desayuno &quot;;[.M141];&quot;) (almuerzo &quot;;[.N141];&quot;) (comida &quot;;[.O141];&quot;) (merienda &quot;;[.P141];&quot;) (cena &quot;;[.Q141];&quot;))&quot;)" office:value-type="string" office:string-value="(alimento (id 140) (nombre judias-blancas-estofadas) (grupo 3) (tipo energeticos) (racion 100) (kcal 113) (proteinas 3,7) (grasas 6,4) (hidratos 10) (desayuno no) (almuerzo no) (comida si) (merienda no) (cena no))" calcext:value-type="string">
            <text:p>(alimento (id 140) (nombre judias-blancas-estofadas) (grupo 3) (tipo energeticos) (racion 100) (kcal 113) (proteinas 3,7) (grasas 6,4) (hidratos 10) (desayuno no) (almuerzo no) (comida si) (merienda no) (cena no))</text:p>
          </table:table-cell>
          <table:table-cell table:formula="of:=SUBSTITUTE([.S141];&quot;,&quot;;&quot;.&quot;)" office:value-type="string" office:string-value="(alimento (id 140) (nombre judias-blancas-estofadas) (grupo 3) (tipo energeticos) (racion 100) (kcal 113) (proteinas 3.7) (grasas 6.4) (hidratos 10) (desayuno no) (almuerzo no) (comida si) (merienda no) (cena no))" calcext:value-type="string">
            <text:p>(alimento (id 140) (nombre judias-blancas-estofadas) (grupo 3) (tipo energeticos) (racion 100) (kcal 113) (proteinas 3.7) (grasas 6.4) (hidratos 10) (desayuno no) (almuerzo no) (comida si) (merienda no) (cena no)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0" calcext:value-type="float">
            <text:p>150</text:p>
          </table:table-cell>
          <table:table-cell table:style-name="ce2" table:formula="of:=[.H142]*[.I142]/100" office:value-type="float" office:value="150" calcext:value-type="float">
            <text:p>1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2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2];&quot;) (nombre &quot;;[.R142];&quot;) (grupo &quot;;[.D142];&quot;) (tipo &quot;;[.E142];&quot;) (racion &quot;;[.H142];&quot;) (kcal &quot;;[.I142];&quot;) (proteinas &quot;;[.J142];&quot;) (grasas &quot;;[.K142];&quot;) (hidratos &quot;;[.L142];&quot;) (desayuno &quot;;[.M142];&quot;) (almuerzo &quot;;[.N142];&quot;) (comida &quot;;[.O142];&quot;) (merienda &quot;;[.P142];&quot;) (cena &quot;;[.Q142];&quot;))&quot;)" office:value-type="string" office:string-value="(alimento (id 141) (nombre lentejas-guisadas) (grupo 3) (tipo energeticos) (racion 125) (kcal 120) (proteinas 6,6) (grasas 3,5) (hidratos 15,5) (desayuno no) (almuerzo no) (comida si) (merienda no) (cena no))" calcext:value-type="string">
            <text:p>(alimento (id 141) (nombre lentejas-guisadas) (grupo 3) (tipo energeticos) (racion 125) (kcal 120) (proteinas 6,6) (grasas 3,5) (hidratos 15,5) (desayuno no) (almuerzo no) (comida si) (merienda no) (cena no))</text:p>
          </table:table-cell>
          <table:table-cell table:formula="of:=SUBSTITUTE([.S142];&quot;,&quot;;&quot;.&quot;)" office:value-type="string" office:string-value="(alimento (id 141) (nombre lentejas-guisadas) (grupo 3) (tipo energeticos) (racion 125) (kcal 120) (proteinas 6.6) (grasas 3.5) (hidratos 15.5) (desayuno no) (almuerzo no) (comida si) (merienda no) (cena no))" calcext:value-type="string">
            <text:p>(alimento (id 141) (nombre lentejas-guisadas) (grupo 3) (tipo energeticos) (racion 12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90" calcext:value-type="float">
            <text:p>90</text:p>
          </table:table-cell>
          <table:table-cell table:style-name="ce2" table:formula="of:=[.H143]*[.I143]/100" office:value-type="float" office:value="90" calcext:value-type="float">
            <text:p>9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3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3];&quot;) (nombre &quot;;[.R143];&quot;) (grupo &quot;;[.D143];&quot;) (tipo &quot;;[.E143];&quot;) (racion &quot;;[.H143];&quot;) (kcal &quot;;[.I143];&quot;) (proteinas &quot;;[.J143];&quot;) (grasas &quot;;[.K143];&quot;) (hidratos &quot;;[.L143];&quot;) (desayuno &quot;;[.M143];&quot;) (almuerzo &quot;;[.N143];&quot;) (comida &quot;;[.O143];&quot;) (merienda &quot;;[.P143];&quot;) (cena &quot;;[.Q143];&quot;))&quot;)" office:value-type="string" office:string-value="(alimento (id 142) (nombre lentejas-guisadas) (grupo 3) (tipo energeticos) (racion 75) (kcal 120) (proteinas 6,6) (grasas 3,5) (hidratos 15,5) (desayuno no) (almuerzo no) (comida si) (merienda no) (cena no))" calcext:value-type="string">
            <text:p>(alimento (id 142) (nombre lentejas-guisadas) (grupo 3) (tipo energeticos) (racion 75) (kcal 120) (proteinas 6,6) (grasas 3,5) (hidratos 15,5) (desayuno no) (almuerzo no) (comida si) (merienda no) (cena no))</text:p>
          </table:table-cell>
          <table:table-cell table:formula="of:=SUBSTITUTE([.S143];&quot;,&quot;;&quot;.&quot;)" office:value-type="string" office:string-value="(alimento (id 142) (nombre lentejas-guisadas) (grupo 3) (tipo energeticos) (racion 75) (kcal 120) (proteinas 6.6) (grasas 3.5) (hidratos 15.5) (desayuno no) (almuerzo no) (comida si) (merienda no) (cena no))" calcext:value-type="string">
            <text:p>(alimento (id 142) (nombre lentejas-guisadas) (grupo 3) (tipo energeticos) (racion 7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40" calcext:value-type="float">
            <text:p>240</text:p>
          </table:table-cell>
          <table:table-cell table:style-name="ce2" table:formula="of:=[.H144]*[.I144]/100" office:value-type="float" office:value="240" calcext:value-type="float">
            <text:p>2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4];&quot;) (nombre &quot;;[.R144];&quot;) (grupo &quot;;[.D144];&quot;) (tipo &quot;;[.E144];&quot;) (racion &quot;;[.H144];&quot;) (kcal &quot;;[.I144];&quot;) (proteinas &quot;;[.J144];&quot;) (grasas &quot;;[.K144];&quot;) (hidratos &quot;;[.L144];&quot;) (desayuno &quot;;[.M144];&quot;) (almuerzo &quot;;[.N144];&quot;) (comida &quot;;[.O144];&quot;) (merienda &quot;;[.P144];&quot;) (cena &quot;;[.Q144];&quot;))&quot;)" office:value-type="string" office:string-value="(alimento (id 143) (nombre lentejas-guisadas) (grupo 3) (tipo energeticos) (racion 200) (kcal 120) (proteinas 6,6) (grasas 3,5) (hidratos 15,5) (desayuno no) (almuerzo no) (comida si) (merienda no) (cena no))" calcext:value-type="string">
            <text:p>(alimento (id 143) (nombre lentejas-guisadas) (grupo 3) (tipo energeticos) (racion 200) (kcal 120) (proteinas 6,6) (grasas 3,5) (hidratos 15,5) (desayuno no) (almuerzo no) (comida si) (merienda no) (cena no))</text:p>
          </table:table-cell>
          <table:table-cell table:formula="of:=SUBSTITUTE([.S144];&quot;,&quot;;&quot;.&quot;)" office:value-type="string" office:string-value="(alimento (id 143) (nombre lentejas-guisadas) (grupo 3) (tipo energeticos) (racion 200) (kcal 120) (proteinas 6.6) (grasas 3.5) (hidratos 15.5) (desayuno no) (almuerzo no) (comida si) (merienda no) (cena no))" calcext:value-type="string">
            <text:p>(alimento (id 143) (nombre lentejas-guisadas) (grupo 3) (tipo energeticos) (racion 2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0" calcext:value-type="float">
            <text:p>180</text:p>
          </table:table-cell>
          <table:table-cell table:style-name="ce2" table:formula="of:=[.H145]*[.I145]/100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5];&quot;) (nombre &quot;;[.R145];&quot;) (grupo &quot;;[.D145];&quot;) (tipo &quot;;[.E145];&quot;) (racion &quot;;[.H145];&quot;) (kcal &quot;;[.I145];&quot;) (proteinas &quot;;[.J145];&quot;) (grasas &quot;;[.K145];&quot;) (hidratos &quot;;[.L145];&quot;) (desayuno &quot;;[.M145];&quot;) (almuerzo &quot;;[.N145];&quot;) (comida &quot;;[.O145];&quot;) (merienda &quot;;[.P145];&quot;) (cena &quot;;[.Q145];&quot;))&quot;)" office:value-type="string" office:string-value="(alimento (id 144) (nombre lentejas-guisadas) (grupo 3) (tipo energeticos) (racion 150) (kcal 120) (proteinas 6,6) (grasas 3,5) (hidratos 15,5) (desayuno no) (almuerzo no) (comida si) (merienda no) (cena no))" calcext:value-type="string">
            <text:p>(alimento (id 144) (nombre lentejas-guisadas) (grupo 3) (tipo energeticos) (racion 150) (kcal 120) (proteinas 6,6) (grasas 3,5) (hidratos 15,5) (desayuno no) (almuerzo no) (comida si) (merienda no) (cena no))</text:p>
          </table:table-cell>
          <table:table-cell table:formula="of:=SUBSTITUTE([.S145];&quot;,&quot;;&quot;.&quot;)" office:value-type="string" office:string-value="(alimento (id 144) (nombre lentejas-guisadas) (grupo 3) (tipo energeticos) (racion 150) (kcal 120) (proteinas 6.6) (grasas 3.5) (hidratos 15.5) (desayuno no) (almuerzo no) (comida si) (merienda no) (cena no))" calcext:value-type="string">
            <text:p>(alimento (id 144) (nombre lentejas-guisadas) (grupo 3) (tipo energeticos) (racion 15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20" calcext:value-type="float">
            <text:p>120</text:p>
          </table:table-cell>
          <table:table-cell table:style-name="ce2" table:formula="of:=[.H146]*[.I146]/100" office:value-type="float" office:value="120" calcext:value-type="float">
            <text:p>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6];&quot;) (nombre &quot;;[.R146];&quot;) (grupo &quot;;[.D146];&quot;) (tipo &quot;;[.E146];&quot;) (racion &quot;;[.H146];&quot;) (kcal &quot;;[.I146];&quot;) (proteinas &quot;;[.J146];&quot;) (grasas &quot;;[.K146];&quot;) (hidratos &quot;;[.L146];&quot;) (desayuno &quot;;[.M146];&quot;) (almuerzo &quot;;[.N146];&quot;) (comida &quot;;[.O146];&quot;) (merienda &quot;;[.P146];&quot;) (cena &quot;;[.Q146];&quot;))&quot;)" office:value-type="string" office:string-value="(alimento (id 145) (nombre lentejas-guisadas) (grupo 3) (tipo energeticos) (racion 100) (kcal 120) (proteinas 6,6) (grasas 3,5) (hidratos 15,5) (desayuno no) (almuerzo no) (comida si) (merienda no) (cena no))" calcext:value-type="string">
            <text:p>(alimento (id 145) (nombre lentejas-guisadas) (grupo 3) (tipo energeticos) (racion 100) (kcal 120) (proteinas 6,6) (grasas 3,5) (hidratos 15,5) (desayuno no) (almuerzo no) (comida si) (merienda no) (cena no))</text:p>
          </table:table-cell>
          <table:table-cell table:formula="of:=SUBSTITUTE([.S146];&quot;,&quot;;&quot;.&quot;)" office:value-type="string" office:string-value="(alimento (id 145) (nombre lentejas-guisadas) (grupo 3) (tipo energeticos) (racion 100) (kcal 120) (proteinas 6.6) (grasas 3.5) (hidratos 15.5) (desayuno no) (almuerzo no) (comida si) (merienda no) (cena no))" calcext:value-type="string">
            <text:p>(alimento (id 145) (nombre lentejas-guisadas) (grupo 3) (tipo energeticos) (racion 1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06.5" calcext:value-type="float">
            <text:p>106,5</text:p>
          </table:table-cell>
          <table:table-cell table:style-name="ce2" table:formula="of:=[.H147]*[.I147]/100" office:value-type="float" office:value="106.5" calcext:value-type="float">
            <text:p>106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7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7];&quot;) (nombre &quot;;[.R147];&quot;) (grupo &quot;;[.D147];&quot;) (tipo &quot;;[.E147];&quot;) (racion &quot;;[.H147];&quot;) (kcal &quot;;[.I147];&quot;) (proteinas &quot;;[.J147];&quot;) (grasas &quot;;[.K147];&quot;) (hidratos &quot;;[.L147];&quot;) (desayuno &quot;;[.M147];&quot;) (almuerzo &quot;;[.N147];&quot;) (comida &quot;;[.O147];&quot;) (merienda &quot;;[.P147];&quot;) (cena &quot;;[.Q147];&quot;))&quot;)" office:value-type="string" office:string-value="(alimento (id 146) (nombre patatas-asadas) (grupo 3) (tipo energeticos) (racion 75) (kcal 142) (proteinas 2,9) (grasas 0,3) (hidratos 31,7) (desayuno no) (almuerzo no) (comida si) (merienda no) (cena no))" calcext:value-type="string">
            <text:p>(alimento (id 146) (nombre patatas-asadas) (grupo 3) (tipo energeticos) (racion 75) (kcal 142) (proteinas 2,9) (grasas 0,3) (hidratos 31,7) (desayuno no) (almuerzo no) (comida si) (merienda no) (cena no))</text:p>
          </table:table-cell>
          <table:table-cell table:formula="of:=SUBSTITUTE([.S147];&quot;,&quot;;&quot;.&quot;)" office:value-type="string" office:string-value="(alimento (id 146) (nombre patatas-asadas) (grupo 3) (tipo energeticos) (racion 75) (kcal 142) (proteinas 2.9) (grasas 0.3) (hidratos 31.7) (desayuno no) (almuerzo no) (comida si) (merienda no) (cena no))" calcext:value-type="string">
            <text:p>(alimento (id 146) (nombre patatas-asadas) (grupo 3) (tipo energeticos) (racion 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84" calcext:value-type="float">
            <text:p>284</text:p>
          </table:table-cell>
          <table:table-cell table:style-name="ce2" table:formula="of:=[.H148]*[.I148]/100" office:value-type="float" office:value="284" calcext:value-type="float">
            <text:p>28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8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8];&quot;) (nombre &quot;;[.R148];&quot;) (grupo &quot;;[.D148];&quot;) (tipo &quot;;[.E148];&quot;) (racion &quot;;[.H148];&quot;) (kcal &quot;;[.I148];&quot;) (proteinas &quot;;[.J148];&quot;) (grasas &quot;;[.K148];&quot;) (hidratos &quot;;[.L148];&quot;) (desayuno &quot;;[.M148];&quot;) (almuerzo &quot;;[.N148];&quot;) (comida &quot;;[.O148];&quot;) (merienda &quot;;[.P148];&quot;) (cena &quot;;[.Q148];&quot;))&quot;)" office:value-type="string" office:string-value="(alimento (id 147) (nombre patatas-asadas) (grupo 3) (tipo energeticos) (racion 200) (kcal 142) (proteinas 2,9) (grasas 0,3) (hidratos 31,7) (desayuno no) (almuerzo no) (comida si) (merienda no) (cena no))" calcext:value-type="string">
            <text:p>(alimento (id 147) (nombre patatas-asadas) (grupo 3) (tipo energeticos) (racion 200) (kcal 142) (proteinas 2,9) (grasas 0,3) (hidratos 31,7) (desayuno no) (almuerzo no) (comida si) (merienda no) (cena no))</text:p>
          </table:table-cell>
          <table:table-cell table:formula="of:=SUBSTITUTE([.S148];&quot;,&quot;;&quot;.&quot;)" office:value-type="string" office:string-value="(alimento (id 147) (nombre patatas-asadas) (grupo 3) (tipo energeticos) (racion 200) (kcal 142) (proteinas 2.9) (grasas 0.3) (hidratos 31.7) (desayuno no) (almuerzo no) (comida si) (merienda no) (cena no))" calcext:value-type="string">
            <text:p>(alimento (id 147) (nombre patatas-asadas) (grupo 3) (tipo energeticos) (racion 2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48.5" calcext:value-type="float">
            <text:p>248,5</text:p>
          </table:table-cell>
          <table:table-cell table:style-name="ce2" table:formula="of:=[.H149]*[.I149]/100" office:value-type="float" office:value="248.5" calcext:value-type="float">
            <text:p>248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9];&quot;) (nombre &quot;;[.R149];&quot;) (grupo &quot;;[.D149];&quot;) (tipo &quot;;[.E149];&quot;) (racion &quot;;[.H149];&quot;) (kcal &quot;;[.I149];&quot;) (proteinas &quot;;[.J149];&quot;) (grasas &quot;;[.K149];&quot;) (hidratos &quot;;[.L149];&quot;) (desayuno &quot;;[.M149];&quot;) (almuerzo &quot;;[.N149];&quot;) (comida &quot;;[.O149];&quot;) (merienda &quot;;[.P149];&quot;) (cena &quot;;[.Q149];&quot;))&quot;)" office:value-type="string" office:string-value="(alimento (id 148) (nombre patatas-asadas) (grupo 3) (tipo energeticos) (racion 175) (kcal 142) (proteinas 2,9) (grasas 0,3) (hidratos 31,7) (desayuno no) (almuerzo no) (comida si) (merienda no) (cena no))" calcext:value-type="string">
            <text:p>(alimento (id 148) (nombre patatas-asadas) (grupo 3) (tipo energeticos) (racion 175) (kcal 142) (proteinas 2,9) (grasas 0,3) (hidratos 31,7) (desayuno no) (almuerzo no) (comida si) (merienda no) (cena no))</text:p>
          </table:table-cell>
          <table:table-cell table:formula="of:=SUBSTITUTE([.S149];&quot;,&quot;;&quot;.&quot;)" office:value-type="string" office:string-value="(alimento (id 148) (nombre patatas-asadas) (grupo 3) (tipo energeticos) (racion 175) (kcal 142) (proteinas 2.9) (grasas 0.3) (hidratos 31.7) (desayuno no) (almuerzo no) (comida si) (merienda no) (cena no))" calcext:value-type="string">
            <text:p>(alimento (id 148) (nombre patatas-asadas) (grupo 3) (tipo energeticos) (racion 1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42" calcext:value-type="float">
            <text:p>142</text:p>
          </table:table-cell>
          <table:table-cell table:style-name="ce2" table:formula="of:=[.H150]*[.I150]/100" office:value-type="float" office:value="142" calcext:value-type="float">
            <text:p>1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0];&quot;) (nombre &quot;;[.R150];&quot;) (grupo &quot;;[.D150];&quot;) (tipo &quot;;[.E150];&quot;) (racion &quot;;[.H150];&quot;) (kcal &quot;;[.I150];&quot;) (proteinas &quot;;[.J150];&quot;) (grasas &quot;;[.K150];&quot;) (hidratos &quot;;[.L150];&quot;) (desayuno &quot;;[.M150];&quot;) (almuerzo &quot;;[.N150];&quot;) (comida &quot;;[.O150];&quot;) (merienda &quot;;[.P150];&quot;) (cena &quot;;[.Q150];&quot;))&quot;)" office:value-type="string" office:string-value="(alimento (id 149) (nombre patatas-asadas) (grupo 3) (tipo energeticos) (racion 100) (kcal 142) (proteinas 2,9) (grasas 0,3) (hidratos 31,7) (desayuno no) (almuerzo no) (comida si) (merienda no) (cena no))" calcext:value-type="string">
            <text:p>(alimento (id 149) (nombre patatas-asadas) (grupo 3) (tipo energeticos) (racion 100) (kcal 142) (proteinas 2,9) (grasas 0,3) (hidratos 31,7) (desayuno no) (almuerzo no) (comida si) (merienda no) (cena no))</text:p>
          </table:table-cell>
          <table:table-cell table:formula="of:=SUBSTITUTE([.S150];&quot;,&quot;;&quot;.&quot;)" office:value-type="string" office:string-value="(alimento (id 149) (nombre patatas-asadas) (grupo 3) (tipo energeticos) (racion 100) (kcal 142) (proteinas 2.9) (grasas 0.3) (hidratos 31.7) (desayuno no) (almuerzo no) (comida si) (merienda no) (cena no))" calcext:value-type="string">
            <text:p>(alimento (id 149) (nombre patatas-asadas) (grupo 3) (tipo energeticos) (racion 1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13" calcext:value-type="float">
            <text:p>213</text:p>
          </table:table-cell>
          <table:table-cell table:style-name="ce2" table:formula="of:=[.H151]*[.I151]/100" office:value-type="float" office:value="213" calcext:value-type="float">
            <text:p>2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1];&quot;) (nombre &quot;;[.R151];&quot;) (grupo &quot;;[.D151];&quot;) (tipo &quot;;[.E151];&quot;) (racion &quot;;[.H151];&quot;) (kcal &quot;;[.I151];&quot;) (proteinas &quot;;[.J151];&quot;) (grasas &quot;;[.K151];&quot;) (hidratos &quot;;[.L151];&quot;) (desayuno &quot;;[.M151];&quot;) (almuerzo &quot;;[.N151];&quot;) (comida &quot;;[.O151];&quot;) (merienda &quot;;[.P151];&quot;) (cena &quot;;[.Q151];&quot;))&quot;)" office:value-type="string" office:string-value="(alimento (id 150) (nombre patatas-asadas) (grupo 3) (tipo energeticos) (racion 150) (kcal 142) (proteinas 2,9) (grasas 0,3) (hidratos 31,7) (desayuno no) (almuerzo no) (comida si) (merienda no) (cena no))" calcext:value-type="string">
            <text:p>(alimento (id 150) (nombre patatas-asadas) (grupo 3) (tipo energeticos) (racion 150) (kcal 142) (proteinas 2,9) (grasas 0,3) (hidratos 31,7) (desayuno no) (almuerzo no) (comida si) (merienda no) (cena no))</text:p>
          </table:table-cell>
          <table:table-cell table:formula="of:=SUBSTITUTE([.S151];&quot;,&quot;;&quot;.&quot;)" office:value-type="string" office:string-value="(alimento (id 150) (nombre patatas-asadas) (grupo 3) (tipo energeticos) (racion 150) (kcal 142) (proteinas 2.9) (grasas 0.3) (hidratos 31.7) (desayuno no) (almuerzo no) (comida si) (merienda no) (cena no))" calcext:value-type="string">
            <text:p>(alimento (id 150) (nombre patatas-asadas) (grupo 3) (tipo energeticos) (racion 15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5" calcext:value-type="float">
            <text:p>75</text:p>
          </table:table-cell>
          <table:table-cell table:style-name="ce2" table:formula="of:=[.H152]*[.I152]/100" office:value-type="float" office:value="75" calcext:value-type="float">
            <text:p>7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2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2];&quot;) (nombre &quot;;[.R152];&quot;) (grupo &quot;;[.D152];&quot;) (tipo &quot;;[.E152];&quot;) (racion &quot;;[.H152];&quot;) (kcal &quot;;[.I152];&quot;) (proteinas &quot;;[.J152];&quot;) (grasas &quot;;[.K152];&quot;) (hidratos &quot;;[.L152];&quot;) (desayuno &quot;;[.M152];&quot;) (almuerzo &quot;;[.N152];&quot;) (comida &quot;;[.O152];&quot;) (merienda &quot;;[.P152];&quot;) (cena &quot;;[.Q152];&quot;))&quot;)" office:value-type="string" office:string-value="(alimento (id 151) (nombre acelga) (grupo 4) (tipo reguladores) (racion 300) (kcal 25) (proteinas 2,4) (grasas 0,3) (hidratos 4,6) (desayuno no) (almuerzo si) (comida si) (merienda no) (cena si))" calcext:value-type="string">
            <text:p>(alimento (id 151) (nombre acelga) (grupo 4) (tipo reguladores) (racion 300) (kcal 25) (proteinas 2,4) (grasas 0,3) (hidratos 4,6) (desayuno no) (almuerzo si) (comida si) (merienda no) (cena si))</text:p>
          </table:table-cell>
          <table:table-cell table:formula="of:=SUBSTITUTE([.S152];&quot;,&quot;;&quot;.&quot;)" office:value-type="string" office:string-value="(alimento (id 151) (nombre acelga) (grupo 4) (tipo reguladores) (racion 300) (kcal 25) (proteinas 2.4) (grasas 0.3) (hidratos 4.6) (desayuno no) (almuerzo si) (comida si) (merienda no) (cena si))" calcext:value-type="string">
            <text:p>(alimento (id 151) (nombre acelga) (grupo 4) (tipo reguladores) (racion 3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2.5" calcext:value-type="float">
            <text:p>62,5</text:p>
          </table:table-cell>
          <table:table-cell table:style-name="ce2" table:formula="of:=[.H153]*[.I153]/100" office:value-type="float" office:value="62.5" calcext:value-type="float">
            <text:p>62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3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3];&quot;) (nombre &quot;;[.R153];&quot;) (grupo &quot;;[.D153];&quot;) (tipo &quot;;[.E153];&quot;) (racion &quot;;[.H153];&quot;) (kcal &quot;;[.I153];&quot;) (proteinas &quot;;[.J153];&quot;) (grasas &quot;;[.K153];&quot;) (hidratos &quot;;[.L153];&quot;) (desayuno &quot;;[.M153];&quot;) (almuerzo &quot;;[.N153];&quot;) (comida &quot;;[.O153];&quot;) (merienda &quot;;[.P153];&quot;) (cena &quot;;[.Q153];&quot;))&quot;)" office:value-type="string" office:string-value="(alimento (id 152) (nombre acelga) (grupo 4) (tipo reguladores) (racion 250) (kcal 25) (proteinas 2,4) (grasas 0,3) (hidratos 4,6) (desayuno no) (almuerzo si) (comida si) (merienda no) (cena si))" calcext:value-type="string">
            <text:p>(alimento (id 152) (nombre acelga) (grupo 4) (tipo reguladores) (racion 250) (kcal 25) (proteinas 2,4) (grasas 0,3) (hidratos 4,6) (desayuno no) (almuerzo si) (comida si) (merienda no) (cena si))</text:p>
          </table:table-cell>
          <table:table-cell table:formula="of:=SUBSTITUTE([.S153];&quot;,&quot;;&quot;.&quot;)" office:value-type="string" office:string-value="(alimento (id 152) (nombre acelga) (grupo 4) (tipo reguladores) (racion 250) (kcal 25) (proteinas 2.4) (grasas 0.3) (hidratos 4.6) (desayuno no) (almuerzo si) (comida si) (merienda no) (cena si))" calcext:value-type="string">
            <text:p>(alimento (id 152) (nombre acelga) (grupo 4) (tipo reguladores) (racion 2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0" calcext:value-type="float">
            <text:p>50</text:p>
          </table:table-cell>
          <table:table-cell table:style-name="ce2" table:formula="of:=[.H154]*[.I154]/100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4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4];&quot;) (nombre &quot;;[.R154];&quot;) (grupo &quot;;[.D154];&quot;) (tipo &quot;;[.E154];&quot;) (racion &quot;;[.H154];&quot;) (kcal &quot;;[.I154];&quot;) (proteinas &quot;;[.J154];&quot;) (grasas &quot;;[.K154];&quot;) (hidratos &quot;;[.L154];&quot;) (desayuno &quot;;[.M154];&quot;) (almuerzo &quot;;[.N154];&quot;) (comida &quot;;[.O154];&quot;) (merienda &quot;;[.P154];&quot;) (cena &quot;;[.Q154];&quot;))&quot;)" office:value-type="string" office:string-value="(alimento (id 153) (nombre acelga) (grupo 4) (tipo reguladores) (racion 200) (kcal 25) (proteinas 2,4) (grasas 0,3) (hidratos 4,6) (desayuno no) (almuerzo si) (comida si) (merienda no) (cena si))" calcext:value-type="string">
            <text:p>(alimento (id 153) (nombre acelga) (grupo 4) (tipo reguladores) (racion 200) (kcal 25) (proteinas 2,4) (grasas 0,3) (hidratos 4,6) (desayuno no) (almuerzo si) (comida si) (merienda no) (cena si))</text:p>
          </table:table-cell>
          <table:table-cell table:formula="of:=SUBSTITUTE([.S154];&quot;,&quot;;&quot;.&quot;)" office:value-type="string" office:string-value="(alimento (id 153) (nombre acelga) (grupo 4) (tipo reguladores) (racion 200) (kcal 25) (proteinas 2.4) (grasas 0.3) (hidratos 4.6) (desayuno no) (almuerzo si) (comida si) (merienda no) (cena si))" calcext:value-type="string">
            <text:p>(alimento (id 153) (nombre acelga) (grupo 4) (tipo reguladores) (racion 2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7.5" calcext:value-type="float">
            <text:p>37,5</text:p>
          </table:table-cell>
          <table:table-cell table:style-name="ce2" table:formula="of:=[.H155]*[.I155]/100" office:value-type="float" office:value="37.5" calcext:value-type="float">
            <text:p>3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5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5];&quot;) (nombre &quot;;[.R155];&quot;) (grupo &quot;;[.D155];&quot;) (tipo &quot;;[.E155];&quot;) (racion &quot;;[.H155];&quot;) (kcal &quot;;[.I155];&quot;) (proteinas &quot;;[.J155];&quot;) (grasas &quot;;[.K155];&quot;) (hidratos &quot;;[.L155];&quot;) (desayuno &quot;;[.M155];&quot;) (almuerzo &quot;;[.N155];&quot;) (comida &quot;;[.O155];&quot;) (merienda &quot;;[.P155];&quot;) (cena &quot;;[.Q155];&quot;))&quot;)" office:value-type="string" office:string-value="(alimento (id 154) (nombre acelga) (grupo 4) (tipo reguladores) (racion 150) (kcal 25) (proteinas 2,4) (grasas 0,3) (hidratos 4,6) (desayuno no) (almuerzo si) (comida si) (merienda no) (cena si))" calcext:value-type="string">
            <text:p>(alimento (id 154) (nombre acelga) (grupo 4) (tipo reguladores) (racion 150) (kcal 25) (proteinas 2,4) (grasas 0,3) (hidratos 4,6) (desayuno no) (almuerzo si) (comida si) (merienda no) (cena si))</text:p>
          </table:table-cell>
          <table:table-cell table:formula="of:=SUBSTITUTE([.S155];&quot;,&quot;;&quot;.&quot;)" office:value-type="string" office:string-value="(alimento (id 154) (nombre acelga) (grupo 4) (tipo reguladores) (racion 150) (kcal 25) (proteinas 2.4) (grasas 0.3) (hidratos 4.6) (desayuno no) (almuerzo si) (comida si) (merienda no) (cena si))" calcext:value-type="string">
            <text:p>(alimento (id 154) (nombre acelga) (grupo 4) (tipo reguladores) (racion 1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5" calcext:value-type="float">
            <text:p>25</text:p>
          </table:table-cell>
          <table:table-cell table:style-name="ce2" table:formula="of:=[.H156]*[.I156]/100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6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6];&quot;) (nombre &quot;;[.R156];&quot;) (grupo &quot;;[.D156];&quot;) (tipo &quot;;[.E156];&quot;) (racion &quot;;[.H156];&quot;) (kcal &quot;;[.I156];&quot;) (proteinas &quot;;[.J156];&quot;) (grasas &quot;;[.K156];&quot;) (hidratos &quot;;[.L156];&quot;) (desayuno &quot;;[.M156];&quot;) (almuerzo &quot;;[.N156];&quot;) (comida &quot;;[.O156];&quot;) (merienda &quot;;[.P156];&quot;) (cena &quot;;[.Q156];&quot;))&quot;)" office:value-type="string" office:string-value="(alimento (id 155) (nombre acelga) (grupo 4) (tipo reguladores) (racion 100) (kcal 25) (proteinas 2,4) (grasas 0,3) (hidratos 4,6) (desayuno no) (almuerzo si) (comida si) (merienda no) (cena si))" calcext:value-type="string">
            <text:p>(alimento (id 155) (nombre acelga) (grupo 4) (tipo reguladores) (racion 100) (kcal 25) (proteinas 2,4) (grasas 0,3) (hidratos 4,6) (desayuno no) (almuerzo si) (comida si) (merienda no) (cena si))</text:p>
          </table:table-cell>
          <table:table-cell table:formula="of:=SUBSTITUTE([.S156];&quot;,&quot;;&quot;.&quot;)" office:value-type="string" office:string-value="(alimento (id 155) (nombre acelga) (grupo 4) (tipo reguladores) (racion 100) (kcal 25) (proteinas 2.4) (grasas 0.3) (hidratos 4.6) (desayuno no) (almuerzo si) (comida si) (merienda no) (cena si))" calcext:value-type="string">
            <text:p>(alimento (id 155) (nombre acelga) (grupo 4) (tipo reguladores) (racion 1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7" calcext:value-type="float">
            <text:p>57</text:p>
          </table:table-cell>
          <table:table-cell table:style-name="ce2" table:formula="of:=[.H157]*[.I157]/100" office:value-type="float" office:value="57" calcext:value-type="float">
            <text:p>5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7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7];&quot;) (nombre &quot;;[.R157];&quot;) (grupo &quot;;[.D157];&quot;) (tipo &quot;;[.E157];&quot;) (racion &quot;;[.H157];&quot;) (kcal &quot;;[.I157];&quot;) (proteinas &quot;;[.J157];&quot;) (grasas &quot;;[.K157];&quot;) (hidratos &quot;;[.L157];&quot;) (desayuno &quot;;[.M157];&quot;) (almuerzo &quot;;[.N157];&quot;) (comida &quot;;[.O157];&quot;) (merienda &quot;;[.P157];&quot;) (cena &quot;;[.Q157];&quot;))&quot;)" office:value-type="string" office:string-value="(alimento (id 156) (nombre lechuga) (grupo 4) (tipo reguladores) (racion 300) (kcal 19) (proteinas 1,8) (grasas 0,4) (hidratos 2,2) (desayuno no) (almuerzo si) (comida si) (merienda no) (cena si))" calcext:value-type="string">
            <text:p>(alimento (id 156) (nombre lechuga) (grupo 4) (tipo reguladores) (racion 300) (kcal 19) (proteinas 1,8) (grasas 0,4) (hidratos 2,2) (desayuno no) (almuerzo si) (comida si) (merienda no) (cena si))</text:p>
          </table:table-cell>
          <table:table-cell table:formula="of:=SUBSTITUTE([.S157];&quot;,&quot;;&quot;.&quot;)" office:value-type="string" office:string-value="(alimento (id 156) (nombre lechuga) (grupo 4) (tipo reguladores) (racion 300) (kcal 19) (proteinas 1.8) (grasas 0.4) (hidratos 2.2) (desayuno no) (almuerzo si) (comida si) (merienda no) (cena si))" calcext:value-type="string">
            <text:p>(alimento (id 156) (nombre lechuga) (grupo 4) (tipo reguladores) (racion 3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7.5" calcext:value-type="float">
            <text:p>47,5</text:p>
          </table:table-cell>
          <table:table-cell table:style-name="ce2" table:formula="of:=[.H158]*[.I158]/100" office:value-type="float" office:value="47.5" calcext:value-type="float">
            <text:p>4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8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8];&quot;) (nombre &quot;;[.R158];&quot;) (grupo &quot;;[.D158];&quot;) (tipo &quot;;[.E158];&quot;) (racion &quot;;[.H158];&quot;) (kcal &quot;;[.I158];&quot;) (proteinas &quot;;[.J158];&quot;) (grasas &quot;;[.K158];&quot;) (hidratos &quot;;[.L158];&quot;) (desayuno &quot;;[.M158];&quot;) (almuerzo &quot;;[.N158];&quot;) (comida &quot;;[.O158];&quot;) (merienda &quot;;[.P158];&quot;) (cena &quot;;[.Q158];&quot;))&quot;)" office:value-type="string" office:string-value="(alimento (id 157) (nombre lechuga) (grupo 4) (tipo reguladores) (racion 250) (kcal 19) (proteinas 1,8) (grasas 0,4) (hidratos 2,2) (desayuno no) (almuerzo si) (comida si) (merienda no) (cena si))" calcext:value-type="string">
            <text:p>(alimento (id 157) (nombre lechuga) (grupo 4) (tipo reguladores) (racion 250) (kcal 19) (proteinas 1,8) (grasas 0,4) (hidratos 2,2) (desayuno no) (almuerzo si) (comida si) (merienda no) (cena si))</text:p>
          </table:table-cell>
          <table:table-cell table:formula="of:=SUBSTITUTE([.S158];&quot;,&quot;;&quot;.&quot;)" office:value-type="string" office:string-value="(alimento (id 157) (nombre lechuga) (grupo 4) (tipo reguladores) (racion 250) (kcal 19) (proteinas 1.8) (grasas 0.4) (hidratos 2.2) (desayuno no) (almuerzo si) (comida si) (merienda no) (cena si))" calcext:value-type="string">
            <text:p>(alimento (id 157) (nombre lechuga) (grupo 4) (tipo reguladores) (racion 2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8" calcext:value-type="float">
            <text:p>38</text:p>
          </table:table-cell>
          <table:table-cell table:style-name="ce2" table:formula="of:=[.H159]*[.I159]/100" office:value-type="float" office:value="38" calcext:value-type="float">
            <text:p>3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9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9];&quot;) (nombre &quot;;[.R159];&quot;) (grupo &quot;;[.D159];&quot;) (tipo &quot;;[.E159];&quot;) (racion &quot;;[.H159];&quot;) (kcal &quot;;[.I159];&quot;) (proteinas &quot;;[.J159];&quot;) (grasas &quot;;[.K159];&quot;) (hidratos &quot;;[.L159];&quot;) (desayuno &quot;;[.M159];&quot;) (almuerzo &quot;;[.N159];&quot;) (comida &quot;;[.O159];&quot;) (merienda &quot;;[.P159];&quot;) (cena &quot;;[.Q159];&quot;))&quot;)" office:value-type="string" office:string-value="(alimento (id 158) (nombre lechuga) (grupo 4) (tipo reguladores) (racion 200) (kcal 19) (proteinas 1,8) (grasas 0,4) (hidratos 2,2) (desayuno no) (almuerzo si) (comida si) (merienda no) (cena si))" calcext:value-type="string">
            <text:p>(alimento (id 158) (nombre lechuga) (grupo 4) (tipo reguladores) (racion 200) (kcal 19) (proteinas 1,8) (grasas 0,4) (hidratos 2,2) (desayuno no) (almuerzo si) (comida si) (merienda no) (cena si))</text:p>
          </table:table-cell>
          <table:table-cell table:formula="of:=SUBSTITUTE([.S159];&quot;,&quot;;&quot;.&quot;)" office:value-type="string" office:string-value="(alimento (id 158) (nombre lechuga) (grupo 4) (tipo reguladores) (racion 200) (kcal 19) (proteinas 1.8) (grasas 0.4) (hidratos 2.2) (desayuno no) (almuerzo si) (comida si) (merienda no) (cena si))" calcext:value-type="string">
            <text:p>(alimento (id 158) (nombre lechuga) (grupo 4) (tipo reguladores) (racion 2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8.5" calcext:value-type="float">
            <text:p>28,5</text:p>
          </table:table-cell>
          <table:table-cell table:style-name="ce2" table:formula="of:=[.H160]*[.I160]/100" office:value-type="float" office:value="28.5" calcext:value-type="float">
            <text:p>2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0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0];&quot;) (nombre &quot;;[.R160];&quot;) (grupo &quot;;[.D160];&quot;) (tipo &quot;;[.E160];&quot;) (racion &quot;;[.H160];&quot;) (kcal &quot;;[.I160];&quot;) (proteinas &quot;;[.J160];&quot;) (grasas &quot;;[.K160];&quot;) (hidratos &quot;;[.L160];&quot;) (desayuno &quot;;[.M160];&quot;) (almuerzo &quot;;[.N160];&quot;) (comida &quot;;[.O160];&quot;) (merienda &quot;;[.P160];&quot;) (cena &quot;;[.Q160];&quot;))&quot;)" office:value-type="string" office:string-value="(alimento (id 159) (nombre lechuga) (grupo 4) (tipo reguladores) (racion 150) (kcal 19) (proteinas 1,8) (grasas 0,4) (hidratos 2,2) (desayuno no) (almuerzo si) (comida si) (merienda no) (cena si))" calcext:value-type="string">
            <text:p>(alimento (id 159) (nombre lechuga) (grupo 4) (tipo reguladores) (racion 150) (kcal 19) (proteinas 1,8) (grasas 0,4) (hidratos 2,2) (desayuno no) (almuerzo si) (comida si) (merienda no) (cena si))</text:p>
          </table:table-cell>
          <table:table-cell table:formula="of:=SUBSTITUTE([.S160];&quot;,&quot;;&quot;.&quot;)" office:value-type="string" office:string-value="(alimento (id 159) (nombre lechuga) (grupo 4) (tipo reguladores) (racion 150) (kcal 19) (proteinas 1.8) (grasas 0.4) (hidratos 2.2) (desayuno no) (almuerzo si) (comida si) (merienda no) (cena si))" calcext:value-type="string">
            <text:p>(alimento (id 159) (nombre lechuga) (grupo 4) (tipo reguladores) (racion 1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9" calcext:value-type="float">
            <text:p>19</text:p>
          </table:table-cell>
          <table:table-cell table:style-name="ce2" table:formula="of:=[.H161]*[.I161]/100"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1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1];&quot;) (nombre &quot;;[.R161];&quot;) (grupo &quot;;[.D161];&quot;) (tipo &quot;;[.E161];&quot;) (racion &quot;;[.H161];&quot;) (kcal &quot;;[.I161];&quot;) (proteinas &quot;;[.J161];&quot;) (grasas &quot;;[.K161];&quot;) (hidratos &quot;;[.L161];&quot;) (desayuno &quot;;[.M161];&quot;) (almuerzo &quot;;[.N161];&quot;) (comida &quot;;[.O161];&quot;) (merienda &quot;;[.P161];&quot;) (cena &quot;;[.Q161];&quot;))&quot;)" office:value-type="string" office:string-value="(alimento (id 160) (nombre lechuga) (grupo 4) (tipo reguladores) (racion 100) (kcal 19) (proteinas 1,8) (grasas 0,4) (hidratos 2,2) (desayuno no) (almuerzo si) (comida si) (merienda no) (cena si))" calcext:value-type="string">
            <text:p>(alimento (id 160) (nombre lechuga) (grupo 4) (tipo reguladores) (racion 100) (kcal 19) (proteinas 1,8) (grasas 0,4) (hidratos 2,2) (desayuno no) (almuerzo si) (comida si) (merienda no) (cena si))</text:p>
          </table:table-cell>
          <table:table-cell table:formula="of:=SUBSTITUTE([.S161];&quot;,&quot;;&quot;.&quot;)" office:value-type="string" office:string-value="(alimento (id 160) (nombre lechuga) (grupo 4) (tipo reguladores) (racion 100) (kcal 19) (proteinas 1.8) (grasas 0.4) (hidratos 2.2) (desayuno no) (almuerzo si) (comida si) (merienda no) (cena si))" calcext:value-type="string">
            <text:p>(alimento (id 160) (nombre lechuga) (grupo 4) (tipo reguladores) (racion 1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80" calcext:value-type="float">
            <text:p>80</text:p>
          </table:table-cell>
          <table:table-cell table:style-name="ce2" table:formula="of:=[.H162]*[.I162]/100" office:value-type="float" office:value="80" calcext:value-type="float">
            <text:p>8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2];&quot;) (nombre &quot;;[.R162];&quot;) (grupo &quot;;[.D162];&quot;) (tipo &quot;;[.E162];&quot;) (racion &quot;;[.H162];&quot;) (kcal &quot;;[.I162];&quot;) (proteinas &quot;;[.J162];&quot;) (grasas &quot;;[.K162];&quot;) (hidratos &quot;;[.L162];&quot;) (desayuno &quot;;[.M162];&quot;) (almuerzo &quot;;[.N162];&quot;) (comida &quot;;[.O162];&quot;) (merienda &quot;;[.P162];&quot;) (cena &quot;;[.Q162];&quot;))&quot;)" office:value-type="string" office:string-value="(alimento (id 161) (nombre tomate) (grupo 4) (tipo reguladores) (racion 500) (kcal 16) (proteinas 1) (grasas 0,2) (hidratos 2,9) (desayuno no) (almuerzo si) (comida si) (merienda no) (cena si))" calcext:value-type="string">
            <text:p>(alimento (id 161) (nombre tomate) (grupo 4) (tipo reguladores) (racion 500) (kcal 16) (proteinas 1) (grasas 0,2) (hidratos 2,9) (desayuno no) (almuerzo si) (comida si) (merienda no) (cena si))</text:p>
          </table:table-cell>
          <table:table-cell table:formula="of:=SUBSTITUTE([.S162];&quot;,&quot;;&quot;.&quot;)" office:value-type="string" office:string-value="(alimento (id 161) (nombre tomate) (grupo 4) (tipo reguladores) (racion 500) (kcal 16) (proteinas 1) (grasas 0.2) (hidratos 2.9) (desayuno no) (almuerzo si) (comida si) (merienda no) (cena si))" calcext:value-type="string">
            <text:p>(alimento (id 161) (nombre tomate) (grupo 4) (tipo reguladores) (racion 5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4" calcext:value-type="float">
            <text:p>64</text:p>
          </table:table-cell>
          <table:table-cell table:style-name="ce2" table:formula="of:=[.H163]*[.I163]/100" office:value-type="float" office:value="64" calcext:value-type="float">
            <text:p>6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3];&quot;) (nombre &quot;;[.R163];&quot;) (grupo &quot;;[.D163];&quot;) (tipo &quot;;[.E163];&quot;) (racion &quot;;[.H163];&quot;) (kcal &quot;;[.I163];&quot;) (proteinas &quot;;[.J163];&quot;) (grasas &quot;;[.K163];&quot;) (hidratos &quot;;[.L163];&quot;) (desayuno &quot;;[.M163];&quot;) (almuerzo &quot;;[.N163];&quot;) (comida &quot;;[.O163];&quot;) (merienda &quot;;[.P163];&quot;) (cena &quot;;[.Q163];&quot;))&quot;)" office:value-type="string" office:string-value="(alimento (id 162) (nombre tomate) (grupo 4) (tipo reguladores) (racion 400) (kcal 16) (proteinas 1) (grasas 0,2) (hidratos 2,9) (desayuno no) (almuerzo si) (comida si) (merienda no) (cena si))" calcext:value-type="string">
            <text:p>(alimento (id 162) (nombre tomate) (grupo 4) (tipo reguladores) (racion 400) (kcal 16) (proteinas 1) (grasas 0,2) (hidratos 2,9) (desayuno no) (almuerzo si) (comida si) (merienda no) (cena si))</text:p>
          </table:table-cell>
          <table:table-cell table:formula="of:=SUBSTITUTE([.S163];&quot;,&quot;;&quot;.&quot;)" office:value-type="string" office:string-value="(alimento (id 162) (nombre tomate) (grupo 4) (tipo reguladores) (racion 400) (kcal 16) (proteinas 1) (grasas 0.2) (hidratos 2.9) (desayuno no) (almuerzo si) (comida si) (merienda no) (cena si))" calcext:value-type="string">
            <text:p>(alimento (id 162) (nombre tomate) (grupo 4) (tipo reguladores) (racion 4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8" calcext:value-type="float">
            <text:p>48</text:p>
          </table:table-cell>
          <table:table-cell table:style-name="ce2" table:formula="of:=[.H164]*[.I164]/100" office:value-type="float" office:value="48" calcext:value-type="float">
            <text:p>4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4];&quot;) (nombre &quot;;[.R164];&quot;) (grupo &quot;;[.D164];&quot;) (tipo &quot;;[.E164];&quot;) (racion &quot;;[.H164];&quot;) (kcal &quot;;[.I164];&quot;) (proteinas &quot;;[.J164];&quot;) (grasas &quot;;[.K164];&quot;) (hidratos &quot;;[.L164];&quot;) (desayuno &quot;;[.M164];&quot;) (almuerzo &quot;;[.N164];&quot;) (comida &quot;;[.O164];&quot;) (merienda &quot;;[.P164];&quot;) (cena &quot;;[.Q164];&quot;))&quot;)" office:value-type="string" office:string-value="(alimento (id 163) (nombre tomate) (grupo 4) (tipo reguladores) (racion 300) (kcal 16) (proteinas 1) (grasas 0,2) (hidratos 2,9) (desayuno no) (almuerzo si) (comida si) (merienda no) (cena si))" calcext:value-type="string">
            <text:p>(alimento (id 163) (nombre tomate) (grupo 4) (tipo reguladores) (racion 300) (kcal 16) (proteinas 1) (grasas 0,2) (hidratos 2,9) (desayuno no) (almuerzo si) (comida si) (merienda no) (cena si))</text:p>
          </table:table-cell>
          <table:table-cell table:formula="of:=SUBSTITUTE([.S164];&quot;,&quot;;&quot;.&quot;)" office:value-type="string" office:string-value="(alimento (id 163) (nombre tomate) (grupo 4) (tipo reguladores) (racion 300) (kcal 16) (proteinas 1) (grasas 0.2) (hidratos 2.9) (desayuno no) (almuerzo si) (comida si) (merienda no) (cena si))" calcext:value-type="string">
            <text:p>(alimento (id 163) (nombre tomate) (grupo 4) (tipo reguladores) (racion 3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2" calcext:value-type="float">
            <text:p>32</text:p>
          </table:table-cell>
          <table:table-cell table:style-name="ce2" table:formula="of:=[.H165]*[.I165]/100" office:value-type="float" office:value="32" calcext:value-type="float">
            <text:p>3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5];&quot;) (nombre &quot;;[.R165];&quot;) (grupo &quot;;[.D165];&quot;) (tipo &quot;;[.E165];&quot;) (racion &quot;;[.H165];&quot;) (kcal &quot;;[.I165];&quot;) (proteinas &quot;;[.J165];&quot;) (grasas &quot;;[.K165];&quot;) (hidratos &quot;;[.L165];&quot;) (desayuno &quot;;[.M165];&quot;) (almuerzo &quot;;[.N165];&quot;) (comida &quot;;[.O165];&quot;) (merienda &quot;;[.P165];&quot;) (cena &quot;;[.Q165];&quot;))&quot;)" office:value-type="string" office:string-value="(alimento (id 164) (nombre tomate) (grupo 4) (tipo reguladores) (racion 200) (kcal 16) (proteinas 1) (grasas 0,2) (hidratos 2,9) (desayuno no) (almuerzo si) (comida si) (merienda no) (cena si))" calcext:value-type="string">
            <text:p>(alimento (id 164) (nombre tomate) (grupo 4) (tipo reguladores) (racion 200) (kcal 16) (proteinas 1) (grasas 0,2) (hidratos 2,9) (desayuno no) (almuerzo si) (comida si) (merienda no) (cena si))</text:p>
          </table:table-cell>
          <table:table-cell table:formula="of:=SUBSTITUTE([.S165];&quot;,&quot;;&quot;.&quot;)" office:value-type="string" office:string-value="(alimento (id 164) (nombre tomate) (grupo 4) (tipo reguladores) (racion 200) (kcal 16) (proteinas 1) (grasas 0.2) (hidratos 2.9) (desayuno no) (almuerzo si) (comida si) (merienda no) (cena si))" calcext:value-type="string">
            <text:p>(alimento (id 164) (nombre tomate) (grupo 4) (tipo reguladores) (racion 2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6" calcext:value-type="float">
            <text:p>16</text:p>
          </table:table-cell>
          <table:table-cell table:style-name="ce2" table:formula="of:=[.H166]*[.I166]/100" office:value-type="float" office:value="16" calcext:value-type="float">
            <text:p>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6];&quot;) (nombre &quot;;[.R166];&quot;) (grupo &quot;;[.D166];&quot;) (tipo &quot;;[.E166];&quot;) (racion &quot;;[.H166];&quot;) (kcal &quot;;[.I166];&quot;) (proteinas &quot;;[.J166];&quot;) (grasas &quot;;[.K166];&quot;) (hidratos &quot;;[.L166];&quot;) (desayuno &quot;;[.M166];&quot;) (almuerzo &quot;;[.N166];&quot;) (comida &quot;;[.O166];&quot;) (merienda &quot;;[.P166];&quot;) (cena &quot;;[.Q166];&quot;))&quot;)" office:value-type="string" office:string-value="(alimento (id 165) (nombre tomate) (grupo 4) (tipo reguladores) (racion 100) (kcal 16) (proteinas 1) (grasas 0,2) (hidratos 2,9) (desayuno no) (almuerzo si) (comida si) (merienda no) (cena si))" calcext:value-type="string">
            <text:p>(alimento (id 165) (nombre tomate) (grupo 4) (tipo reguladores) (racion 100) (kcal 16) (proteinas 1) (grasas 0,2) (hidratos 2,9) (desayuno no) (almuerzo si) (comida si) (merienda no) (cena si))</text:p>
          </table:table-cell>
          <table:table-cell table:formula="of:=SUBSTITUTE([.S166];&quot;,&quot;;&quot;.&quot;)" office:value-type="string" office:string-value="(alimento (id 165) (nombre tomate) (grupo 4) (tipo reguladores) (racion 100) (kcal 16) (proteinas 1) (grasas 0.2) (hidratos 2.9) (desayuno no) (almuerzo si) (comida si) (merienda no) (cena si))" calcext:value-type="string">
            <text:p>(alimento (id 165) (nombre tomate) (grupo 4) (tipo reguladores) (racion 1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4.75" calcext:value-type="float">
            <text:p>64,75</text:p>
          </table:table-cell>
          <table:table-cell table:style-name="ce2" table:formula="of:=[.H167]*[.I167]/100" office:value-type="float" office:value="64.75" calcext:value-type="float">
            <text:p>64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7];&quot;) (nombre &quot;;[.R167];&quot;) (grupo &quot;;[.D167];&quot;) (tipo &quot;;[.E167];&quot;) (racion &quot;;[.H167];&quot;) (kcal &quot;;[.I167];&quot;) (proteinas &quot;;[.J167];&quot;) (grasas &quot;;[.K167];&quot;) (hidratos &quot;;[.L167];&quot;) (desayuno &quot;;[.M167];&quot;) (almuerzo &quot;;[.N167];&quot;) (comida &quot;;[.O167];&quot;) (merienda &quot;;[.P167];&quot;) (cena &quot;;[.Q167];&quot;))&quot;)" office:value-type="string" office:string-value="(alimento (id 166) (nombre zanahoria) (grupo 4) (tipo reguladores) (racion 175) (kcal 37) (proteinas 1) (grasas 0,2) (hidratos 7,8) (desayuno no) (almuerzo si) (comida si) (merienda no) (cena si))" calcext:value-type="string">
            <text:p>(alimento (id 166) (nombre zanahoria) (grupo 4) (tipo reguladores) (racion 175) (kcal 37) (proteinas 1) (grasas 0,2) (hidratos 7,8) (desayuno no) (almuerzo si) (comida si) (merienda no) (cena si))</text:p>
          </table:table-cell>
          <table:table-cell table:formula="of:=SUBSTITUTE([.S167];&quot;,&quot;;&quot;.&quot;)" office:value-type="string" office:string-value="(alimento (id 166) (nombre zanahoria) (grupo 4) (tipo reguladores) (racion 175) (kcal 37) (proteinas 1) (grasas 0.2) (hidratos 7.8) (desayuno no) (almuerzo si) (comida si) (merienda no) (cena si))" calcext:value-type="string">
            <text:p>(alimento (id 166) (nombre zanahoria) (grupo 4) (tipo reguladores) (racion 175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8.5" calcext:value-type="float">
            <text:p>18,5</text:p>
          </table:table-cell>
          <table:table-cell table:style-name="ce2" table:formula="of:=[.H168]*[.I168]/100" office:value-type="float" office:value="18.5" calcext:value-type="float">
            <text:p>1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8];&quot;) (nombre &quot;;[.R168];&quot;) (grupo &quot;;[.D168];&quot;) (tipo &quot;;[.E168];&quot;) (racion &quot;;[.H168];&quot;) (kcal &quot;;[.I168];&quot;) (proteinas &quot;;[.J168];&quot;) (grasas &quot;;[.K168];&quot;) (hidratos &quot;;[.L168];&quot;) (desayuno &quot;;[.M168];&quot;) (almuerzo &quot;;[.N168];&quot;) (comida &quot;;[.O168];&quot;) (merienda &quot;;[.P168];&quot;) (cena &quot;;[.Q168];&quot;))&quot;)" office:value-type="string" office:string-value="(alimento (id 167) (nombre zanahoria) (grupo 4) (tipo reguladores) (racion 50) (kcal 37) (proteinas 1) (grasas 0,2) (hidratos 7,8) (desayuno no) (almuerzo si) (comida si) (merienda no) (cena si))" calcext:value-type="string">
            <text:p>(alimento (id 167) (nombre zanahoria) (grupo 4) (tipo reguladores) (racion 50) (kcal 37) (proteinas 1) (grasas 0,2) (hidratos 7,8) (desayuno no) (almuerzo si) (comida si) (merienda no) (cena si))</text:p>
          </table:table-cell>
          <table:table-cell table:formula="of:=SUBSTITUTE([.S168];&quot;,&quot;;&quot;.&quot;)" office:value-type="string" office:string-value="(alimento (id 167) (nombre zanahoria) (grupo 4) (tipo reguladores) (racion 50) (kcal 37) (proteinas 1) (grasas 0.2) (hidratos 7.8) (desayuno no) (almuerzo si) (comida si) (merienda no) (cena si))" calcext:value-type="string">
            <text:p>(alimento (id 167) (nombre zanahoria) (grupo 4) (tipo reguladores) (racion 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4" calcext:value-type="float">
            <text:p>74</text:p>
          </table:table-cell>
          <table:table-cell table:style-name="ce2" table:formula="of:=[.H169]*[.I169]/100" office:value-type="float" office:value="74" calcext:value-type="float">
            <text:p>7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9];&quot;) (nombre &quot;;[.R169];&quot;) (grupo &quot;;[.D169];&quot;) (tipo &quot;;[.E169];&quot;) (racion &quot;;[.H169];&quot;) (kcal &quot;;[.I169];&quot;) (proteinas &quot;;[.J169];&quot;) (grasas &quot;;[.K169];&quot;) (hidratos &quot;;[.L169];&quot;) (desayuno &quot;;[.M169];&quot;) (almuerzo &quot;;[.N169];&quot;) (comida &quot;;[.O169];&quot;) (merienda &quot;;[.P169];&quot;) (cena &quot;;[.Q169];&quot;))&quot;)" office:value-type="string" office:string-value="(alimento (id 168) (nombre zanahoria) (grupo 4) (tipo reguladores) (racion 200) (kcal 37) (proteinas 1) (grasas 0,2) (hidratos 7,8) (desayuno no) (almuerzo si) (comida si) (merienda no) (cena si))" calcext:value-type="string">
            <text:p>(alimento (id 168) (nombre zanahoria) (grupo 4) (tipo reguladores) (racion 200) (kcal 37) (proteinas 1) (grasas 0,2) (hidratos 7,8) (desayuno no) (almuerzo si) (comida si) (merienda no) (cena si))</text:p>
          </table:table-cell>
          <table:table-cell table:formula="of:=SUBSTITUTE([.S169];&quot;,&quot;;&quot;.&quot;)" office:value-type="string" office:string-value="(alimento (id 168) (nombre zanahoria) (grupo 4) (tipo reguladores) (racion 200) (kcal 37) (proteinas 1) (grasas 0.2) (hidratos 7.8) (desayuno no) (almuerzo si) (comida si) (merienda no) (cena si))" calcext:value-type="string">
            <text:p>(alimento (id 168) (nombre zanahoria) (grupo 4) (tipo reguladores) (racion 2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7" calcext:value-type="float">
            <text:p>37</text:p>
          </table:table-cell>
          <table:table-cell table:style-name="ce2" table:formula="of:=[.H170]*[.I170]/100" office:value-type="float" office:value="37" calcext:value-type="float">
            <text:p>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0];&quot;) (nombre &quot;;[.R170];&quot;) (grupo &quot;;[.D170];&quot;) (tipo &quot;;[.E170];&quot;) (racion &quot;;[.H170];&quot;) (kcal &quot;;[.I170];&quot;) (proteinas &quot;;[.J170];&quot;) (grasas &quot;;[.K170];&quot;) (hidratos &quot;;[.L170];&quot;) (desayuno &quot;;[.M170];&quot;) (almuerzo &quot;;[.N170];&quot;) (comida &quot;;[.O170];&quot;) (merienda &quot;;[.P170];&quot;) (cena &quot;;[.Q170];&quot;))&quot;)" office:value-type="string" office:string-value="(alimento (id 169) (nombre zanahoria) (grupo 4) (tipo reguladores) (racion 100) (kcal 37) (proteinas 1) (grasas 0,2) (hidratos 7,8) (desayuno no) (almuerzo si) (comida si) (merienda no) (cena si))" calcext:value-type="string">
            <text:p>(alimento (id 169) (nombre zanahoria) (grupo 4) (tipo reguladores) (racion 100) (kcal 37) (proteinas 1) (grasas 0,2) (hidratos 7,8) (desayuno no) (almuerzo si) (comida si) (merienda no) (cena si))</text:p>
          </table:table-cell>
          <table:table-cell table:formula="of:=SUBSTITUTE([.S170];&quot;,&quot;;&quot;.&quot;)" office:value-type="string" office:string-value="(alimento (id 169) (nombre zanahoria) (grupo 4) (tipo reguladores) (racion 100) (kcal 37) (proteinas 1) (grasas 0.2) (hidratos 7.8) (desayuno no) (almuerzo si) (comida si) (merienda no) (cena si))" calcext:value-type="string">
            <text:p>(alimento (id 169) (nombre zanahoria) (grupo 4) (tipo reguladores) (racion 1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5.5" calcext:value-type="float">
            <text:p>55,5</text:p>
          </table:table-cell>
          <table:table-cell table:style-name="ce2" table:formula="of:=[.H171]*[.I171]/100" office:value-type="float" office:value="55.5" calcext:value-type="float">
            <text:p>55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1];&quot;) (nombre &quot;;[.R171];&quot;) (grupo &quot;;[.D171];&quot;) (tipo &quot;;[.E171];&quot;) (racion &quot;;[.H171];&quot;) (kcal &quot;;[.I171];&quot;) (proteinas &quot;;[.J171];&quot;) (grasas &quot;;[.K171];&quot;) (hidratos &quot;;[.L171];&quot;) (desayuno &quot;;[.M171];&quot;) (almuerzo &quot;;[.N171];&quot;) (comida &quot;;[.O171];&quot;) (merienda &quot;;[.P171];&quot;) (cena &quot;;[.Q171];&quot;))&quot;)" office:value-type="string" office:string-value="(alimento (id 170) (nombre zanahoria) (grupo 4) (tipo reguladores) (racion 150) (kcal 37) (proteinas 1) (grasas 0,2) (hidratos 7,8) (desayuno no) (almuerzo si) (comida si) (merienda no) (cena si))" calcext:value-type="string">
            <text:p>(alimento (id 170) (nombre zanahoria) (grupo 4) (tipo reguladores) (racion 150) (kcal 37) (proteinas 1) (grasas 0,2) (hidratos 7,8) (desayuno no) (almuerzo si) (comida si) (merienda no) (cena si))</text:p>
          </table:table-cell>
          <table:table-cell table:formula="of:=SUBSTITUTE([.S171];&quot;,&quot;;&quot;.&quot;)" office:value-type="string" office:string-value="(alimento (id 170) (nombre zanahoria) (grupo 4) (tipo reguladores) (racion 150) (kcal 37) (proteinas 1) (grasas 0.2) (hidratos 7.8) (desayuno no) (almuerzo si) (comida si) (merienda no) (cena si))" calcext:value-type="string">
            <text:p>(alimento (id 170) (nombre zanahoria) (grupo 4) (tipo reguladores) (racion 1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68" calcext:value-type="float">
            <text:p>268</text:p>
          </table:table-cell>
          <table:table-cell table:style-name="ce2" table:formula="of:=[.H172]*[.I172]/100" office:value-type="float" office:value="268" calcext:value-type="float">
            <text:p>2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2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2];&quot;) (nombre &quot;;[.R172];&quot;) (grupo &quot;;[.D172];&quot;) (tipo &quot;;[.E172];&quot;) (racion &quot;;[.H172];&quot;) (kcal &quot;;[.I172];&quot;) (proteinas &quot;;[.J172];&quot;) (grasas &quot;;[.K172];&quot;) (hidratos &quot;;[.L172];&quot;) (desayuno &quot;;[.M172];&quot;) (almuerzo &quot;;[.N172];&quot;) (comida &quot;;[.O172];&quot;) (merienda &quot;;[.P172];&quot;) (cena &quot;;[.Q172];&quot;))&quot;)" office:value-type="string" office:string-value="(alimento (id 171) (nombre espinacas-cocidas) (grupo 4) (tipo reguladores) (racion 200) (kcal 134) (proteinas 2,2) (grasas 13) (hidratos 0,4) (desayuno no) (almuerzo si) (comida si) (merienda no) (cena si))" calcext:value-type="string">
            <text:p>(alimento (id 171) (nombre espinacas-cocidas) (grupo 4) (tipo reguladores) (racion 200) (kcal 134) (proteinas 2,2) (grasas 13) (hidratos 0,4) (desayuno no) (almuerzo si) (comida si) (merienda no) (cena si))</text:p>
          </table:table-cell>
          <table:table-cell table:formula="of:=SUBSTITUTE([.S172];&quot;,&quot;;&quot;.&quot;)" office:value-type="string" office:string-value="(alimento (id 171) (nombre espinacas-cocidas) (grupo 4) (tipo reguladores) (racion 200) (kcal 134) (proteinas 2.2) (grasas 13) (hidratos 0.4) (desayuno no) (almuerzo si) (comida si) (merienda no) (cena si))" calcext:value-type="string">
            <text:p>(alimento (id 171) (nombre espinacas-cocidas) (grupo 4) (tipo reguladores) (racion 2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34.5" calcext:value-type="float">
            <text:p>234,5</text:p>
          </table:table-cell>
          <table:table-cell table:style-name="ce2" table:formula="of:=[.H173]*[.I173]/100" office:value-type="float" office:value="234.5" calcext:value-type="float">
            <text:p>234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3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3];&quot;) (nombre &quot;;[.R173];&quot;) (grupo &quot;;[.D173];&quot;) (tipo &quot;;[.E173];&quot;) (racion &quot;;[.H173];&quot;) (kcal &quot;;[.I173];&quot;) (proteinas &quot;;[.J173];&quot;) (grasas &quot;;[.K173];&quot;) (hidratos &quot;;[.L173];&quot;) (desayuno &quot;;[.M173];&quot;) (almuerzo &quot;;[.N173];&quot;) (comida &quot;;[.O173];&quot;) (merienda &quot;;[.P173];&quot;) (cena &quot;;[.Q173];&quot;))&quot;)" office:value-type="string" office:string-value="(alimento (id 172) (nombre espinacas-cocidas) (grupo 4) (tipo reguladores) (racion 175) (kcal 134) (proteinas 2,2) (grasas 13) (hidratos 0,4) (desayuno no) (almuerzo si) (comida si) (merienda no) (cena si))" calcext:value-type="string">
            <text:p>(alimento (id 172) (nombre espinacas-cocidas) (grupo 4) (tipo reguladores) (racion 175) (kcal 134) (proteinas 2,2) (grasas 13) (hidratos 0,4) (desayuno no) (almuerzo si) (comida si) (merienda no) (cena si))</text:p>
          </table:table-cell>
          <table:table-cell table:formula="of:=SUBSTITUTE([.S173];&quot;,&quot;;&quot;.&quot;)" office:value-type="string" office:string-value="(alimento (id 172) (nombre espinacas-cocidas) (grupo 4) (tipo reguladores) (racion 175) (kcal 134) (proteinas 2.2) (grasas 13) (hidratos 0.4) (desayuno no) (almuerzo si) (comida si) (merienda no) (cena si))" calcext:value-type="string">
            <text:p>(alimento (id 172) (nombre espinacas-cocidas) (grupo 4) (tipo reguladores) (racion 175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7" calcext:value-type="float">
            <text:p>67</text:p>
          </table:table-cell>
          <table:table-cell table:style-name="ce2" table:formula="of:=[.H174]*[.I174]/100"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4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4];&quot;) (nombre &quot;;[.R174];&quot;) (grupo &quot;;[.D174];&quot;) (tipo &quot;;[.E174];&quot;) (racion &quot;;[.H174];&quot;) (kcal &quot;;[.I174];&quot;) (proteinas &quot;;[.J174];&quot;) (grasas &quot;;[.K174];&quot;) (hidratos &quot;;[.L174];&quot;) (desayuno &quot;;[.M174];&quot;) (almuerzo &quot;;[.N174];&quot;) (comida &quot;;[.O174];&quot;) (merienda &quot;;[.P174];&quot;) (cena &quot;;[.Q174];&quot;))&quot;)" office:value-type="string" office:string-value="(alimento (id 173) (nombre espinacas-cocidas) (grupo 4) (tipo reguladores) (racion 50) (kcal 134) (proteinas 2,2) (grasas 13) (hidratos 0,4) (desayuno no) (almuerzo si) (comida si) (merienda no) (cena si))" calcext:value-type="string">
            <text:p>(alimento (id 173) (nombre espinacas-cocidas) (grupo 4) (tipo reguladores) (racion 50) (kcal 134) (proteinas 2,2) (grasas 13) (hidratos 0,4) (desayuno no) (almuerzo si) (comida si) (merienda no) (cena si))</text:p>
          </table:table-cell>
          <table:table-cell table:formula="of:=SUBSTITUTE([.S174];&quot;,&quot;;&quot;.&quot;)" office:value-type="string" office:string-value="(alimento (id 173) (nombre espinacas-cocidas) (grupo 4) (tipo reguladores) (racion 50) (kcal 134) (proteinas 2.2) (grasas 13) (hidratos 0.4) (desayuno no) (almuerzo si) (comida si) (merienda no) (cena si))" calcext:value-type="string">
            <text:p>(alimento (id 173) (nombre espinacas-cocidas) (grupo 4) (tipo reguladores) (racion 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01" calcext:value-type="float">
            <text:p>201</text:p>
          </table:table-cell>
          <table:table-cell table:style-name="ce2" table:formula="of:=[.H175]*[.I175]/100" office:value-type="float" office:value="201" calcext:value-type="float">
            <text:p>20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5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5];&quot;) (nombre &quot;;[.R175];&quot;) (grupo &quot;;[.D175];&quot;) (tipo &quot;;[.E175];&quot;) (racion &quot;;[.H175];&quot;) (kcal &quot;;[.I175];&quot;) (proteinas &quot;;[.J175];&quot;) (grasas &quot;;[.K175];&quot;) (hidratos &quot;;[.L175];&quot;) (desayuno &quot;;[.M175];&quot;) (almuerzo &quot;;[.N175];&quot;) (comida &quot;;[.O175];&quot;) (merienda &quot;;[.P175];&quot;) (cena &quot;;[.Q175];&quot;))&quot;)" office:value-type="string" office:string-value="(alimento (id 174) (nombre espinacas-cocidas) (grupo 4) (tipo reguladores) (racion 150) (kcal 134) (proteinas 2,2) (grasas 13) (hidratos 0,4) (desayuno no) (almuerzo si) (comida si) (merienda no) (cena si))" calcext:value-type="string">
            <text:p>(alimento (id 174) (nombre espinacas-cocidas) (grupo 4) (tipo reguladores) (racion 150) (kcal 134) (proteinas 2,2) (grasas 13) (hidratos 0,4) (desayuno no) (almuerzo si) (comida si) (merienda no) (cena si))</text:p>
          </table:table-cell>
          <table:table-cell table:formula="of:=SUBSTITUTE([.S175];&quot;,&quot;;&quot;.&quot;)" office:value-type="string" office:string-value="(alimento (id 174) (nombre espinacas-cocidas) (grupo 4) (tipo reguladores) (racion 150) (kcal 134) (proteinas 2.2) (grasas 13) (hidratos 0.4) (desayuno no) (almuerzo si) (comida si) (merienda no) (cena si))" calcext:value-type="string">
            <text:p>(alimento (id 174) (nombre espinacas-cocidas) (grupo 4) (tipo reguladores) (racion 1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34" calcext:value-type="float">
            <text:p>134</text:p>
          </table:table-cell>
          <table:table-cell table:style-name="ce2" table:formula="of:=[.H176]*[.I176]/100" office:value-type="float" office:value="134" calcext:value-type="float">
            <text:p>1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6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6];&quot;) (nombre &quot;;[.R176];&quot;) (grupo &quot;;[.D176];&quot;) (tipo &quot;;[.E176];&quot;) (racion &quot;;[.H176];&quot;) (kcal &quot;;[.I176];&quot;) (proteinas &quot;;[.J176];&quot;) (grasas &quot;;[.K176];&quot;) (hidratos &quot;;[.L176];&quot;) (desayuno &quot;;[.M176];&quot;) (almuerzo &quot;;[.N176];&quot;) (comida &quot;;[.O176];&quot;) (merienda &quot;;[.P176];&quot;) (cena &quot;;[.Q176];&quot;))&quot;)" office:value-type="string" office:string-value="(alimento (id 175) (nombre espinacas-cocidas) (grupo 4) (tipo reguladores) (racion 100) (kcal 134) (proteinas 2,2) (grasas 13) (hidratos 0,4) (desayuno no) (almuerzo si) (comida si) (merienda no) (cena si))" calcext:value-type="string">
            <text:p>(alimento (id 175) (nombre espinacas-cocidas) (grupo 4) (tipo reguladores) (racion 100) (kcal 134) (proteinas 2,2) (grasas 13) (hidratos 0,4) (desayuno no) (almuerzo si) (comida si) (merienda no) (cena si))</text:p>
          </table:table-cell>
          <table:table-cell table:formula="of:=SUBSTITUTE([.S176];&quot;,&quot;;&quot;.&quot;)" office:value-type="string" office:string-value="(alimento (id 175) (nombre espinacas-cocidas) (grupo 4) (tipo reguladores) (racion 100) (kcal 134) (proteinas 2.2) (grasas 13) (hidratos 0.4) (desayuno no) (almuerzo si) (comida si) (merienda no) (cena si))" calcext:value-type="string">
            <text:p>(alimento (id 175) (nombre espinacas-cocidas) (grupo 4) (tipo reguladores) (racion 1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2" calcext:value-type="float">
            <text:p>52</text:p>
          </table:table-cell>
          <table:table-cell table:style-name="ce2" table:formula="of:=[.H177]*[.I177]/100" office:value-type="float" office:value="52" calcext:value-type="float">
            <text:p>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7];&quot;) (nombre &quot;;[.R177];&quot;) (grupo &quot;;[.D177];&quot;) (tipo &quot;;[.E177];&quot;) (racion &quot;;[.H177];&quot;) (kcal &quot;;[.I177];&quot;) (proteinas &quot;;[.J177];&quot;) (grasas &quot;;[.K177];&quot;) (hidratos &quot;;[.L177];&quot;) (desayuno &quot;;[.M177];&quot;) (almuerzo &quot;;[.N177];&quot;) (comida &quot;;[.O177];&quot;) (merienda &quot;;[.P177];&quot;) (cena &quot;;[.Q177];&quot;))&quot;)" office:value-type="string" office:string-value="(alimento (id 176) (nombre puerro) (grupo 4) (tipo reguladores) (racion 200) (kcal 26) (proteinas 2,1) (grasas 0,1) (hidratos 6) (desayuno no) (almuerzo si) (comida si) (merienda no) (cena si))" calcext:value-type="string">
            <text:p>(alimento (id 176) (nombre puerro) (grupo 4) (tipo reguladores) (racion 200) (kcal 26) (proteinas 2,1) (grasas 0,1) (hidratos 6) (desayuno no) (almuerzo si) (comida si) (merienda no) (cena si))</text:p>
          </table:table-cell>
          <table:table-cell table:formula="of:=SUBSTITUTE([.S177];&quot;,&quot;;&quot;.&quot;)" office:value-type="string" office:string-value="(alimento (id 176) (nombre puerro) (grupo 4) (tipo reguladores) (racion 200) (kcal 26) (proteinas 2.1) (grasas 0.1) (hidratos 6) (desayuno no) (almuerzo si) (comida si) (merienda no) (cena si))" calcext:value-type="string">
            <text:p>(alimento (id 176) (nombre puerro) (grupo 4) (tipo reguladores) (racion 2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9" calcext:value-type="float">
            <text:p>39</text:p>
          </table:table-cell>
          <table:table-cell table:style-name="ce2" table:formula="of:=[.H178]*[.I178]/100" office:value-type="float" office:value="39" calcext:value-type="float">
            <text:p>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8];&quot;) (nombre &quot;;[.R178];&quot;) (grupo &quot;;[.D178];&quot;) (tipo &quot;;[.E178];&quot;) (racion &quot;;[.H178];&quot;) (kcal &quot;;[.I178];&quot;) (proteinas &quot;;[.J178];&quot;) (grasas &quot;;[.K178];&quot;) (hidratos &quot;;[.L178];&quot;) (desayuno &quot;;[.M178];&quot;) (almuerzo &quot;;[.N178];&quot;) (comida &quot;;[.O178];&quot;) (merienda &quot;;[.P178];&quot;) (cena &quot;;[.Q178];&quot;))&quot;)" office:value-type="string" office:string-value="(alimento (id 177) (nombre puerro) (grupo 4) (tipo reguladores) (racion 150) (kcal 26) (proteinas 2,1) (grasas 0,1) (hidratos 6) (desayuno no) (almuerzo si) (comida si) (merienda no) (cena si))" calcext:value-type="string">
            <text:p>(alimento (id 177) (nombre puerro) (grupo 4) (tipo reguladores) (racion 150) (kcal 26) (proteinas 2,1) (grasas 0,1) (hidratos 6) (desayuno no) (almuerzo si) (comida si) (merienda no) (cena si))</text:p>
          </table:table-cell>
          <table:table-cell table:formula="of:=SUBSTITUTE([.S178];&quot;,&quot;;&quot;.&quot;)" office:value-type="string" office:string-value="(alimento (id 177) (nombre puerro) (grupo 4) (tipo reguladores) (racion 150) (kcal 26) (proteinas 2.1) (grasas 0.1) (hidratos 6) (desayuno no) (almuerzo si) (comida si) (merienda no) (cena si))" calcext:value-type="string">
            <text:p>(alimento (id 177) (nombre puerro) (grupo 4) (tipo reguladores) (racion 15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9.5" calcext:value-type="float">
            <text:p>19,5</text:p>
          </table:table-cell>
          <table:table-cell table:style-name="ce2" table:formula="of:=[.H179]*[.I179]/100" office:value-type="float" office:value="19.5" calcext:value-type="float">
            <text:p>19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9];&quot;) (nombre &quot;;[.R179];&quot;) (grupo &quot;;[.D179];&quot;) (tipo &quot;;[.E179];&quot;) (racion &quot;;[.H179];&quot;) (kcal &quot;;[.I179];&quot;) (proteinas &quot;;[.J179];&quot;) (grasas &quot;;[.K179];&quot;) (hidratos &quot;;[.L179];&quot;) (desayuno &quot;;[.M179];&quot;) (almuerzo &quot;;[.N179];&quot;) (comida &quot;;[.O179];&quot;) (merienda &quot;;[.P179];&quot;) (cena &quot;;[.Q179];&quot;))&quot;)" office:value-type="string" office:string-value="(alimento (id 178) (nombre puerro) (grupo 4) (tipo reguladores) (racion 75) (kcal 26) (proteinas 2,1) (grasas 0,1) (hidratos 6) (desayuno no) (almuerzo si) (comida si) (merienda no) (cena si))" calcext:value-type="string">
            <text:p>(alimento (id 178) (nombre puerro) (grupo 4) (tipo reguladores) (racion 75) (kcal 26) (proteinas 2,1) (grasas 0,1) (hidratos 6) (desayuno no) (almuerzo si) (comida si) (merienda no) (cena si))</text:p>
          </table:table-cell>
          <table:table-cell table:formula="of:=SUBSTITUTE([.S179];&quot;,&quot;;&quot;.&quot;)" office:value-type="string" office:string-value="(alimento (id 178) (nombre puerro) (grupo 4) (tipo reguladores) (racion 75) (kcal 26) (proteinas 2.1) (grasas 0.1) (hidratos 6) (desayuno no) (almuerzo si) (comida si) (merienda no) (cena si))" calcext:value-type="string">
            <text:p>(alimento (id 178) (nombre puerro) (grupo 4) (tipo reguladores) (racion 7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2.5" calcext:value-type="float">
            <text:p>32,5</text:p>
          </table:table-cell>
          <table:table-cell table:style-name="ce2" table:formula="of:=[.H180]*[.I180]/100" office:value-type="float" office:value="32.5" calcext:value-type="float">
            <text:p>3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0];&quot;) (nombre &quot;;[.R180];&quot;) (grupo &quot;;[.D180];&quot;) (tipo &quot;;[.E180];&quot;) (racion &quot;;[.H180];&quot;) (kcal &quot;;[.I180];&quot;) (proteinas &quot;;[.J180];&quot;) (grasas &quot;;[.K180];&quot;) (hidratos &quot;;[.L180];&quot;) (desayuno &quot;;[.M180];&quot;) (almuerzo &quot;;[.N180];&quot;) (comida &quot;;[.O180];&quot;) (merienda &quot;;[.P180];&quot;) (cena &quot;;[.Q180];&quot;))&quot;)" office:value-type="string" office:string-value="(alimento (id 179) (nombre puerro) (grupo 4) (tipo reguladores) (racion 125) (kcal 26) (proteinas 2,1) (grasas 0,1) (hidratos 6) (desayuno no) (almuerzo si) (comida si) (merienda no) (cena si))" calcext:value-type="string">
            <text:p>(alimento (id 179) (nombre puerro) (grupo 4) (tipo reguladores) (racion 125) (kcal 26) (proteinas 2,1) (grasas 0,1) (hidratos 6) (desayuno no) (almuerzo si) (comida si) (merienda no) (cena si))</text:p>
          </table:table-cell>
          <table:table-cell table:formula="of:=SUBSTITUTE([.S180];&quot;,&quot;;&quot;.&quot;)" office:value-type="string" office:string-value="(alimento (id 179) (nombre puerro) (grupo 4) (tipo reguladores) (racion 125) (kcal 26) (proteinas 2.1) (grasas 0.1) (hidratos 6) (desayuno no) (almuerzo si) (comida si) (merienda no) (cena si))" calcext:value-type="string">
            <text:p>(alimento (id 179) (nombre puerro) (grupo 4) (tipo reguladores) (racion 12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6" calcext:value-type="float">
            <text:p>26</text:p>
          </table:table-cell>
          <table:table-cell table:style-name="ce2" table:formula="of:=[.H181]*[.I181]/100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1];&quot;) (nombre &quot;;[.R181];&quot;) (grupo &quot;;[.D181];&quot;) (tipo &quot;;[.E181];&quot;) (racion &quot;;[.H181];&quot;) (kcal &quot;;[.I181];&quot;) (proteinas &quot;;[.J181];&quot;) (grasas &quot;;[.K181];&quot;) (hidratos &quot;;[.L181];&quot;) (desayuno &quot;;[.M181];&quot;) (almuerzo &quot;;[.N181];&quot;) (comida &quot;;[.O181];&quot;) (merienda &quot;;[.P181];&quot;) (cena &quot;;[.Q181];&quot;))&quot;)" office:value-type="string" office:string-value="(alimento (id 180) (nombre puerro) (grupo 4) (tipo reguladores) (racion 100) (kcal 26) (proteinas 2,1) (grasas 0,1) (hidratos 6) (desayuno no) (almuerzo si) (comida si) (merienda no) (cena si))" calcext:value-type="string">
            <text:p>(alimento (id 180) (nombre puerro) (grupo 4) (tipo reguladores) (racion 100) (kcal 26) (proteinas 2,1) (grasas 0,1) (hidratos 6) (desayuno no) (almuerzo si) (comida si) (merienda no) (cena si))</text:p>
          </table:table-cell>
          <table:table-cell table:formula="of:=SUBSTITUTE([.S181];&quot;,&quot;;&quot;.&quot;)" office:value-type="string" office:string-value="(alimento (id 180) (nombre puerro) (grupo 4) (tipo reguladores) (racion 100) (kcal 26) (proteinas 2.1) (grasas 0.1) (hidratos 6) (desayuno no) (almuerzo si) (comida si) (merienda no) (cena si))" calcext:value-type="string">
            <text:p>(alimento (id 180) (nombre puerro) (grupo 4) (tipo reguladores) (racion 1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4" calcext:value-type="float">
            <text:p>24</text:p>
          </table:table-cell>
          <table:table-cell table:style-name="ce2" table:formula="of:=[.H182]*[.I182]/100" office:value-type="float" office:value="24" calcext:value-type="float">
            <text:p>2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2];&quot;) (nombre &quot;;[.R182];&quot;) (grupo &quot;;[.D182];&quot;) (tipo &quot;;[.E182];&quot;) (racion &quot;;[.H182];&quot;) (kcal &quot;;[.I182];&quot;) (proteinas &quot;;[.J182];&quot;) (grasas &quot;;[.K182];&quot;) (hidratos &quot;;[.L182];&quot;) (desayuno &quot;;[.M182];&quot;) (almuerzo &quot;;[.N182];&quot;) (comida &quot;;[.O182];&quot;) (merienda &quot;;[.P182];&quot;) (cena &quot;;[.Q182];&quot;))&quot;)" office:value-type="string" office:string-value="(alimento (id 181) (nombre calabacin) (grupo 4) (tipo reguladores) (racion 200) (kcal 12) (proteinas 1,3) (grasas 0,1) (hidratos 1,4) (desayuno no) (almuerzo si) (comida si) (merienda no) (cena si))" calcext:value-type="string">
            <text:p>(alimento (id 181) (nombre calabacin) (grupo 4) (tipo reguladores) (racion 200) (kcal 12) (proteinas 1,3) (grasas 0,1) (hidratos 1,4) (desayuno no) (almuerzo si) (comida si) (merienda no) (cena si))</text:p>
          </table:table-cell>
          <table:table-cell table:formula="of:=SUBSTITUTE([.S182];&quot;,&quot;;&quot;.&quot;)" office:value-type="string" office:string-value="(alimento (id 181) (nombre calabacin) (grupo 4) (tipo reguladores) (racion 200) (kcal 12) (proteinas 1.3) (grasas 0.1) (hidratos 1.4) (desayuno no) (almuerzo si) (comida si) (merienda no) (cena si))" calcext:value-type="string">
            <text:p>(alimento (id 181) (nombre calabacin) (grupo 4) (tipo reguladores) (racion 2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8" calcext:value-type="float">
            <text:p>18</text:p>
          </table:table-cell>
          <table:table-cell table:style-name="ce2" table:formula="of:=[.H183]*[.I183]/100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3];&quot;) (nombre &quot;;[.R183];&quot;) (grupo &quot;;[.D183];&quot;) (tipo &quot;;[.E183];&quot;) (racion &quot;;[.H183];&quot;) (kcal &quot;;[.I183];&quot;) (proteinas &quot;;[.J183];&quot;) (grasas &quot;;[.K183];&quot;) (hidratos &quot;;[.L183];&quot;) (desayuno &quot;;[.M183];&quot;) (almuerzo &quot;;[.N183];&quot;) (comida &quot;;[.O183];&quot;) (merienda &quot;;[.P183];&quot;) (cena &quot;;[.Q183];&quot;))&quot;)" office:value-type="string" office:string-value="(alimento (id 182) (nombre calabacin) (grupo 4) (tipo reguladores) (racion 150) (kcal 12) (proteinas 1,3) (grasas 0,1) (hidratos 1,4) (desayuno no) (almuerzo si) (comida si) (merienda no) (cena si))" calcext:value-type="string">
            <text:p>(alimento (id 182) (nombre calabacin) (grupo 4) (tipo reguladores) (racion 150) (kcal 12) (proteinas 1,3) (grasas 0,1) (hidratos 1,4) (desayuno no) (almuerzo si) (comida si) (merienda no) (cena si))</text:p>
          </table:table-cell>
          <table:table-cell table:formula="of:=SUBSTITUTE([.S183];&quot;,&quot;;&quot;.&quot;)" office:value-type="string" office:string-value="(alimento (id 182) (nombre calabacin) (grupo 4) (tipo reguladores) (racion 150) (kcal 12) (proteinas 1.3) (grasas 0.1) (hidratos 1.4) (desayuno no) (almuerzo si) (comida si) (merienda no) (cena si))" calcext:value-type="string">
            <text:p>(alimento (id 182) (nombre calabacin) (grupo 4) (tipo reguladores) (racion 1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" calcext:value-type="float">
            <text:p>6</text:p>
          </table:table-cell>
          <table:table-cell table:style-name="ce2" table:formula="of:=[.H184]*[.I184]/100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4];&quot;) (nombre &quot;;[.R184];&quot;) (grupo &quot;;[.D184];&quot;) (tipo &quot;;[.E184];&quot;) (racion &quot;;[.H184];&quot;) (kcal &quot;;[.I184];&quot;) (proteinas &quot;;[.J184];&quot;) (grasas &quot;;[.K184];&quot;) (hidratos &quot;;[.L184];&quot;) (desayuno &quot;;[.M184];&quot;) (almuerzo &quot;;[.N184];&quot;) (comida &quot;;[.O184];&quot;) (merienda &quot;;[.P184];&quot;) (cena &quot;;[.Q184];&quot;))&quot;)" office:value-type="string" office:string-value="(alimento (id 183) (nombre calabacin) (grupo 4) (tipo reguladores) (racion 50) (kcal 12) (proteinas 1,3) (grasas 0,1) (hidratos 1,4) (desayuno no) (almuerzo si) (comida si) (merienda no) (cena si))" calcext:value-type="string">
            <text:p>(alimento (id 183) (nombre calabacin) (grupo 4) (tipo reguladores) (racion 50) (kcal 12) (proteinas 1,3) (grasas 0,1) (hidratos 1,4) (desayuno no) (almuerzo si) (comida si) (merienda no) (cena si))</text:p>
          </table:table-cell>
          <table:table-cell table:formula="of:=SUBSTITUTE([.S184];&quot;,&quot;;&quot;.&quot;)" office:value-type="string" office:string-value="(alimento (id 183) (nombre calabacin) (grupo 4) (tipo reguladores) (racion 50) (kcal 12) (proteinas 1.3) (grasas 0.1) (hidratos 1.4) (desayuno no) (almuerzo si) (comida si) (merienda no) (cena si))" calcext:value-type="string">
            <text:p>(alimento (id 183) (nombre calabacin) (grupo 4) (tipo reguladores) (racion 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5" calcext:value-type="float">
            <text:p>15</text:p>
          </table:table-cell>
          <table:table-cell table:style-name="ce2" table:formula="of:=[.H185]*[.I185]/100" office:value-type="float" office:value="15" calcext:value-type="float">
            <text:p>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5];&quot;) (nombre &quot;;[.R185];&quot;) (grupo &quot;;[.D185];&quot;) (tipo &quot;;[.E185];&quot;) (racion &quot;;[.H185];&quot;) (kcal &quot;;[.I185];&quot;) (proteinas &quot;;[.J185];&quot;) (grasas &quot;;[.K185];&quot;) (hidratos &quot;;[.L185];&quot;) (desayuno &quot;;[.M185];&quot;) (almuerzo &quot;;[.N185];&quot;) (comida &quot;;[.O185];&quot;) (merienda &quot;;[.P185];&quot;) (cena &quot;;[.Q185];&quot;))&quot;)" office:value-type="string" office:string-value="(alimento (id 184) (nombre calabacin) (grupo 4) (tipo reguladores) (racion 125) (kcal 12) (proteinas 1,3) (grasas 0,1) (hidratos 1,4) (desayuno no) (almuerzo si) (comida si) (merienda no) (cena si))" calcext:value-type="string">
            <text:p>(alimento (id 184) (nombre calabacin) (grupo 4) (tipo reguladores) (racion 125) (kcal 12) (proteinas 1,3) (grasas 0,1) (hidratos 1,4) (desayuno no) (almuerzo si) (comida si) (merienda no) (cena si))</text:p>
          </table:table-cell>
          <table:table-cell table:formula="of:=SUBSTITUTE([.S185];&quot;,&quot;;&quot;.&quot;)" office:value-type="string" office:string-value="(alimento (id 184) (nombre calabacin) (grupo 4) (tipo reguladores) (racion 125) (kcal 12) (proteinas 1.3) (grasas 0.1) (hidratos 1.4) (desayuno no) (almuerzo si) (comida si) (merienda no) (cena si))" calcext:value-type="string">
            <text:p>(alimento (id 184) (nombre calabacin) (grupo 4) (tipo reguladores) (racion 125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2" calcext:value-type="float">
            <text:p>12</text:p>
          </table:table-cell>
          <table:table-cell table:style-name="ce2" table:formula="of:=[.H186]*[.I186]/100" office:value-type="float" office:value="12" calcext:value-type="float">
            <text:p>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6];&quot;) (nombre &quot;;[.R186];&quot;) (grupo &quot;;[.D186];&quot;) (tipo &quot;;[.E186];&quot;) (racion &quot;;[.H186];&quot;) (kcal &quot;;[.I186];&quot;) (proteinas &quot;;[.J186];&quot;) (grasas &quot;;[.K186];&quot;) (hidratos &quot;;[.L186];&quot;) (desayuno &quot;;[.M186];&quot;) (almuerzo &quot;;[.N186];&quot;) (comida &quot;;[.O186];&quot;) (merienda &quot;;[.P186];&quot;) (cena &quot;;[.Q186];&quot;))&quot;)" office:value-type="string" office:string-value="(alimento (id 185) (nombre calabacin) (grupo 4) (tipo reguladores) (racion 100) (kcal 12) (proteinas 1,3) (grasas 0,1) (hidratos 1,4) (desayuno no) (almuerzo si) (comida si) (merienda no) (cena si))" calcext:value-type="string">
            <text:p>(alimento (id 185) (nombre calabacin) (grupo 4) (tipo reguladores) (racion 100) (kcal 12) (proteinas 1,3) (grasas 0,1) (hidratos 1,4) (desayuno no) (almuerzo si) (comida si) (merienda no) (cena si))</text:p>
          </table:table-cell>
          <table:table-cell table:formula="of:=SUBSTITUTE([.S186];&quot;,&quot;;&quot;.&quot;)" office:value-type="string" office:string-value="(alimento (id 185) (nombre calabacin) (grupo 4) (tipo reguladores) (racion 100) (kcal 12) (proteinas 1.3) (grasas 0.1) (hidratos 1.4) (desayuno no) (almuerzo si) (comida si) (merienda no) (cena si))" calcext:value-type="string">
            <text:p>(alimento (id 185) (nombre calabacin) (grupo 4) (tipo reguladores) (racion 1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2" calcext:value-type="float">
            <text:p>62</text:p>
          </table:table-cell>
          <table:table-cell table:style-name="ce2" table:formula="of:=[.H187]*[.I187]/100" office:value-type="float" office:value="62" calcext:value-type="float">
            <text:p>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7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7];&quot;) (nombre &quot;;[.R187];&quot;) (grupo &quot;;[.D187];&quot;) (tipo &quot;;[.E187];&quot;) (racion &quot;;[.H187];&quot;) (kcal &quot;;[.I187];&quot;) (proteinas &quot;;[.J187];&quot;) (grasas &quot;;[.K187];&quot;) (hidratos &quot;;[.L187];&quot;) (desayuno &quot;;[.M187];&quot;) (almuerzo &quot;;[.N187];&quot;) (comida &quot;;[.O187];&quot;) (merienda &quot;;[.P187];&quot;) (cena &quot;;[.Q187];&quot;))&quot;)" office:value-type="string" office:string-value="(alimento (id 186) (nombre brecol) (grupo 4) (tipo reguladores) (racion 200) (kcal 31) (proteinas 3,3) (grasas 0,2) (hidratos 4) (desayuno no) (almuerzo si) (comida si) (merienda no) (cena si))" calcext:value-type="string">
            <text:p>(alimento (id 186) (nombre brecol) (grupo 4) (tipo reguladores) (racion 200) (kcal 31) (proteinas 3,3) (grasas 0,2) (hidratos 4) (desayuno no) (almuerzo si) (comida si) (merienda no) (cena si))</text:p>
          </table:table-cell>
          <table:table-cell table:formula="of:=SUBSTITUTE([.S187];&quot;,&quot;;&quot;.&quot;)" office:value-type="string" office:string-value="(alimento (id 186) (nombre brecol) (grupo 4) (tipo reguladores) (racion 200) (kcal 31) (proteinas 3.3) (grasas 0.2) (hidratos 4) (desayuno no) (almuerzo si) (comida si) (merienda no) (cena si))" calcext:value-type="string">
            <text:p>(alimento (id 186) (nombre brecol) (grupo 4) (tipo reguladores) (racion 2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4.25" calcext:value-type="float">
            <text:p>54,25</text:p>
          </table:table-cell>
          <table:table-cell table:style-name="ce2" table:formula="of:=[.H188]*[.I188]/100" office:value-type="float" office:value="54.25" calcext:value-type="float">
            <text:p>54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8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8];&quot;) (nombre &quot;;[.R188];&quot;) (grupo &quot;;[.D188];&quot;) (tipo &quot;;[.E188];&quot;) (racion &quot;;[.H188];&quot;) (kcal &quot;;[.I188];&quot;) (proteinas &quot;;[.J188];&quot;) (grasas &quot;;[.K188];&quot;) (hidratos &quot;;[.L188];&quot;) (desayuno &quot;;[.M188];&quot;) (almuerzo &quot;;[.N188];&quot;) (comida &quot;;[.O188];&quot;) (merienda &quot;;[.P188];&quot;) (cena &quot;;[.Q188];&quot;))&quot;)" office:value-type="string" office:string-value="(alimento (id 187) (nombre brecol) (grupo 4) (tipo reguladores) (racion 175) (kcal 31) (proteinas 3,3) (grasas 0,2) (hidratos 4) (desayuno no) (almuerzo si) (comida si) (merienda no) (cena si))" calcext:value-type="string">
            <text:p>(alimento (id 187) (nombre brecol) (grupo 4) (tipo reguladores) (racion 175) (kcal 31) (proteinas 3,3) (grasas 0,2) (hidratos 4) (desayuno no) (almuerzo si) (comida si) (merienda no) (cena si))</text:p>
          </table:table-cell>
          <table:table-cell table:formula="of:=SUBSTITUTE([.S188];&quot;,&quot;;&quot;.&quot;)" office:value-type="string" office:string-value="(alimento (id 187) (nombre brecol) (grupo 4) (tipo reguladores) (racion 175) (kcal 31) (proteinas 3.3) (grasas 0.2) (hidratos 4) (desayuno no) (almuerzo si) (comida si) (merienda no) (cena si))" calcext:value-type="string">
            <text:p>(alimento (id 187) (nombre brecol) (grupo 4) (tipo reguladores) (racion 17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6.5" calcext:value-type="float">
            <text:p>46,5</text:p>
          </table:table-cell>
          <table:table-cell table:style-name="ce2" table:formula="of:=[.H189]*[.I189]/100" office:value-type="float" office:value="46.5" calcext:value-type="float">
            <text:p>4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9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9];&quot;) (nombre &quot;;[.R189];&quot;) (grupo &quot;;[.D189];&quot;) (tipo &quot;;[.E189];&quot;) (racion &quot;;[.H189];&quot;) (kcal &quot;;[.I189];&quot;) (proteinas &quot;;[.J189];&quot;) (grasas &quot;;[.K189];&quot;) (hidratos &quot;;[.L189];&quot;) (desayuno &quot;;[.M189];&quot;) (almuerzo &quot;;[.N189];&quot;) (comida &quot;;[.O189];&quot;) (merienda &quot;;[.P189];&quot;) (cena &quot;;[.Q189];&quot;))&quot;)" office:value-type="string" office:string-value="(alimento (id 188) (nombre brecol) (grupo 4) (tipo reguladores) (racion 150) (kcal 31) (proteinas 3,3) (grasas 0,2) (hidratos 4) (desayuno no) (almuerzo si) (comida si) (merienda no) (cena si))" calcext:value-type="string">
            <text:p>(alimento (id 188) (nombre brecol) (grupo 4) (tipo reguladores) (racion 150) (kcal 31) (proteinas 3,3) (grasas 0,2) (hidratos 4) (desayuno no) (almuerzo si) (comida si) (merienda no) (cena si))</text:p>
          </table:table-cell>
          <table:table-cell table:formula="of:=SUBSTITUTE([.S189];&quot;,&quot;;&quot;.&quot;)" office:value-type="string" office:string-value="(alimento (id 188) (nombre brecol) (grupo 4) (tipo reguladores) (racion 150) (kcal 31) (proteinas 3.3) (grasas 0.2) (hidratos 4) (desayuno no) (almuerzo si) (comida si) (merienda no) (cena si))" calcext:value-type="string">
            <text:p>(alimento (id 188) (nombre brecol) (grupo 4) (tipo reguladores) (racion 15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8.75" calcext:value-type="float">
            <text:p>38,75</text:p>
          </table:table-cell>
          <table:table-cell table:style-name="ce2" table:formula="of:=[.H190]*[.I190]/100" office:value-type="float" office:value="38.75" calcext:value-type="float">
            <text:p>3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0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0];&quot;) (nombre &quot;;[.R190];&quot;) (grupo &quot;;[.D190];&quot;) (tipo &quot;;[.E190];&quot;) (racion &quot;;[.H190];&quot;) (kcal &quot;;[.I190];&quot;) (proteinas &quot;;[.J190];&quot;) (grasas &quot;;[.K190];&quot;) (hidratos &quot;;[.L190];&quot;) (desayuno &quot;;[.M190];&quot;) (almuerzo &quot;;[.N190];&quot;) (comida &quot;;[.O190];&quot;) (merienda &quot;;[.P190];&quot;) (cena &quot;;[.Q190];&quot;))&quot;)" office:value-type="string" office:string-value="(alimento (id 189) (nombre brecol) (grupo 4) (tipo reguladores) (racion 125) (kcal 31) (proteinas 3,3) (grasas 0,2) (hidratos 4) (desayuno no) (almuerzo si) (comida si) (merienda no) (cena si))" calcext:value-type="string">
            <text:p>(alimento (id 189) (nombre brecol) (grupo 4) (tipo reguladores) (racion 125) (kcal 31) (proteinas 3,3) (grasas 0,2) (hidratos 4) (desayuno no) (almuerzo si) (comida si) (merienda no) (cena si))</text:p>
          </table:table-cell>
          <table:table-cell table:formula="of:=SUBSTITUTE([.S190];&quot;,&quot;;&quot;.&quot;)" office:value-type="string" office:string-value="(alimento (id 189) (nombre brecol) (grupo 4) (tipo reguladores) (racion 125) (kcal 31) (proteinas 3.3) (grasas 0.2) (hidratos 4) (desayuno no) (almuerzo si) (comida si) (merienda no) (cena si))" calcext:value-type="string">
            <text:p>(alimento (id 189) (nombre brecol) (grupo 4) (tipo reguladores) (racion 12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1" calcext:value-type="float">
            <text:p>31</text:p>
          </table:table-cell>
          <table:table-cell table:style-name="ce2" table:formula="of:=[.H191]*[.I191]/100" office:value-type="float" office:value="31" calcext:value-type="float">
            <text:p>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1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1];&quot;) (nombre &quot;;[.R191];&quot;) (grupo &quot;;[.D191];&quot;) (tipo &quot;;[.E191];&quot;) (racion &quot;;[.H191];&quot;) (kcal &quot;;[.I191];&quot;) (proteinas &quot;;[.J191];&quot;) (grasas &quot;;[.K191];&quot;) (hidratos &quot;;[.L191];&quot;) (desayuno &quot;;[.M191];&quot;) (almuerzo &quot;;[.N191];&quot;) (comida &quot;;[.O191];&quot;) (merienda &quot;;[.P191];&quot;) (cena &quot;;[.Q191];&quot;))&quot;)" office:value-type="string" office:string-value="(alimento (id 190) (nombre brecol) (grupo 4) (tipo reguladores) (racion 100) (kcal 31) (proteinas 3,3) (grasas 0,2) (hidratos 4) (desayuno no) (almuerzo si) (comida si) (merienda no) (cena si))" calcext:value-type="string">
            <text:p>(alimento (id 190) (nombre brecol) (grupo 4) (tipo reguladores) (racion 100) (kcal 31) (proteinas 3,3) (grasas 0,2) (hidratos 4) (desayuno no) (almuerzo si) (comida si) (merienda no) (cena si))</text:p>
          </table:table-cell>
          <table:table-cell table:formula="of:=SUBSTITUTE([.S191];&quot;,&quot;;&quot;.&quot;)" office:value-type="string" office:string-value="(alimento (id 190) (nombre brecol) (grupo 4) (tipo reguladores) (racion 100) (kcal 31) (proteinas 3.3) (grasas 0.2) (hidratos 4) (desayuno no) (almuerzo si) (comida si) (merienda no) (cena si))" calcext:value-type="string">
            <text:p>(alimento (id 190) (nombre brecol) (grupo 4) (tipo reguladores) (racion 1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0" calcext:value-type="float">
            <text:p>30</text:p>
          </table:table-cell>
          <table:table-cell table:style-name="ce2" table:formula="of:=[.H192]*[.I192]/100" office:value-type="float" office:value="30" calcext:value-type="float">
            <text:p>3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2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2];&quot;) (nombre &quot;;[.R192];&quot;) (grupo &quot;;[.D192];&quot;) (tipo &quot;;[.E192];&quot;) (racion &quot;;[.H192];&quot;) (kcal &quot;;[.I192];&quot;) (proteinas &quot;;[.J192];&quot;) (grasas &quot;;[.K192];&quot;) (hidratos &quot;;[.L192];&quot;) (desayuno &quot;;[.M192];&quot;) (almuerzo &quot;;[.N192];&quot;) (comida &quot;;[.O192];&quot;) (merienda &quot;;[.P192];&quot;) (cena &quot;;[.Q192];&quot;))&quot;)" office:value-type="string" office:string-value="(alimento (id 191) (nombre cebolla) (grupo 4) (tipo reguladores) (racion 125) (kcal 24) (proteinas 1) (grasas 0) (hidratos 5,2) (desayuno no) (almuerzo si) (comida si) (merienda no) (cena si))" calcext:value-type="string">
            <text:p>(alimento (id 191) (nombre cebolla) (grupo 4) (tipo reguladores) (racion 125) (kcal 24) (proteinas 1) (grasas 0) (hidratos 5,2) (desayuno no) (almuerzo si) (comida si) (merienda no) (cena si))</text:p>
          </table:table-cell>
          <table:table-cell table:formula="of:=SUBSTITUTE([.S192];&quot;,&quot;;&quot;.&quot;)" office:value-type="string" office:string-value="(alimento (id 191) (nombre cebolla) (grupo 4) (tipo reguladores) (racion 125) (kcal 24) (proteinas 1) (grasas 0) (hidratos 5.2) (desayuno no) (almuerzo si) (comida si) (merienda no) (cena si))" calcext:value-type="string">
            <text:p>(alimento (id 191) (nombre cebolla) (grupo 4) (tipo reguladores) (racion 1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" calcext:value-type="float">
            <text:p>6</text:p>
          </table:table-cell>
          <table:table-cell table:style-name="ce2" table:formula="of:=[.H193]*[.I193]/100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3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3];&quot;) (nombre &quot;;[.R193];&quot;) (grupo &quot;;[.D193];&quot;) (tipo &quot;;[.E193];&quot;) (racion &quot;;[.H193];&quot;) (kcal &quot;;[.I193];&quot;) (proteinas &quot;;[.J193];&quot;) (grasas &quot;;[.K193];&quot;) (hidratos &quot;;[.L193];&quot;) (desayuno &quot;;[.M193];&quot;) (almuerzo &quot;;[.N193];&quot;) (comida &quot;;[.O193];&quot;) (merienda &quot;;[.P193];&quot;) (cena &quot;;[.Q193];&quot;))&quot;)" office:value-type="string" office:string-value="(alimento (id 192) (nombre cebolla) (grupo 4) (tipo reguladores) (racion 25) (kcal 24) (proteinas 1) (grasas 0) (hidratos 5,2) (desayuno no) (almuerzo si) (comida si) (merienda no) (cena si))" calcext:value-type="string">
            <text:p>(alimento (id 192) (nombre cebolla) (grupo 4) (tipo reguladores) (racion 25) (kcal 24) (proteinas 1) (grasas 0) (hidratos 5,2) (desayuno no) (almuerzo si) (comida si) (merienda no) (cena si))</text:p>
          </table:table-cell>
          <table:table-cell table:formula="of:=SUBSTITUTE([.S193];&quot;,&quot;;&quot;.&quot;)" office:value-type="string" office:string-value="(alimento (id 192) (nombre cebolla) (grupo 4) (tipo reguladores) (racion 25) (kcal 24) (proteinas 1) (grasas 0) (hidratos 5.2) (desayuno no) (almuerzo si) (comida si) (merienda no) (cena si))" calcext:value-type="string">
            <text:p>(alimento (id 192) (nombre cebolla) (grupo 4) (tipo reguladores) (racion 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4" calcext:value-type="float">
            <text:p>24</text:p>
          </table:table-cell>
          <table:table-cell table:style-name="ce2" table:formula="of:=[.H194]*[.I194]/100" office:value-type="float" office:value="24" calcext:value-type="float">
            <text:p>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4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4];&quot;) (nombre &quot;;[.R194];&quot;) (grupo &quot;;[.D194];&quot;) (tipo &quot;;[.E194];&quot;) (racion &quot;;[.H194];&quot;) (kcal &quot;;[.I194];&quot;) (proteinas &quot;;[.J194];&quot;) (grasas &quot;;[.K194];&quot;) (hidratos &quot;;[.L194];&quot;) (desayuno &quot;;[.M194];&quot;) (almuerzo &quot;;[.N194];&quot;) (comida &quot;;[.O194];&quot;) (merienda &quot;;[.P194];&quot;) (cena &quot;;[.Q194];&quot;))&quot;)" office:value-type="string" office:string-value="(alimento (id 193) (nombre cebolla) (grupo 4) (tipo reguladores) (racion 100) (kcal 24) (proteinas 1) (grasas 0) (hidratos 5,2) (desayuno no) (almuerzo si) (comida si) (merienda no) (cena si))" calcext:value-type="string">
            <text:p>(alimento (id 193) (nombre cebolla) (grupo 4) (tipo reguladores) (racion 100) (kcal 24) (proteinas 1) (grasas 0) (hidratos 5,2) (desayuno no) (almuerzo si) (comida si) (merienda no) (cena si))</text:p>
          </table:table-cell>
          <table:table-cell table:formula="of:=SUBSTITUTE([.S194];&quot;,&quot;;&quot;.&quot;)" office:value-type="string" office:string-value="(alimento (id 193) (nombre cebolla) (grupo 4) (tipo reguladores) (racion 100) (kcal 24) (proteinas 1) (grasas 0) (hidratos 5.2) (desayuno no) (almuerzo si) (comida si) (merienda no) (cena si))" calcext:value-type="string">
            <text:p>(alimento (id 193) (nombre cebolla) (grupo 4) (tipo reguladores) (racion 10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8" calcext:value-type="float">
            <text:p>18</text:p>
          </table:table-cell>
          <table:table-cell table:style-name="ce2" table:formula="of:=[.H195]*[.I195]/100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5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5];&quot;) (nombre &quot;;[.R195];&quot;) (grupo &quot;;[.D195];&quot;) (tipo &quot;;[.E195];&quot;) (racion &quot;;[.H195];&quot;) (kcal &quot;;[.I195];&quot;) (proteinas &quot;;[.J195];&quot;) (grasas &quot;;[.K195];&quot;) (hidratos &quot;;[.L195];&quot;) (desayuno &quot;;[.M195];&quot;) (almuerzo &quot;;[.N195];&quot;) (comida &quot;;[.O195];&quot;) (merienda &quot;;[.P195];&quot;) (cena &quot;;[.Q195];&quot;))&quot;)" office:value-type="string" office:string-value="(alimento (id 194) (nombre cebolla) (grupo 4) (tipo reguladores) (racion 75) (kcal 24) (proteinas 1) (grasas 0) (hidratos 5,2) (desayuno no) (almuerzo si) (comida si) (merienda no) (cena si))" calcext:value-type="string">
            <text:p>(alimento (id 194) (nombre cebolla) (grupo 4) (tipo reguladores) (racion 75) (kcal 24) (proteinas 1) (grasas 0) (hidratos 5,2) (desayuno no) (almuerzo si) (comida si) (merienda no) (cena si))</text:p>
          </table:table-cell>
          <table:table-cell table:formula="of:=SUBSTITUTE([.S195];&quot;,&quot;;&quot;.&quot;)" office:value-type="string" office:string-value="(alimento (id 194) (nombre cebolla) (grupo 4) (tipo reguladores) (racion 75) (kcal 24) (proteinas 1) (grasas 0) (hidratos 5.2) (desayuno no) (almuerzo si) (comida si) (merienda no) (cena si))" calcext:value-type="string">
            <text:p>(alimento (id 194) (nombre cebolla) (grupo 4) (tipo reguladores) (racion 7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2" calcext:value-type="float">
            <text:p>12</text:p>
          </table:table-cell>
          <table:table-cell table:style-name="ce2" table:formula="of:=[.H196]*[.I196]/100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6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6];&quot;) (nombre &quot;;[.R196];&quot;) (grupo &quot;;[.D196];&quot;) (tipo &quot;;[.E196];&quot;) (racion &quot;;[.H196];&quot;) (kcal &quot;;[.I196];&quot;) (proteinas &quot;;[.J196];&quot;) (grasas &quot;;[.K196];&quot;) (hidratos &quot;;[.L196];&quot;) (desayuno &quot;;[.M196];&quot;) (almuerzo &quot;;[.N196];&quot;) (comida &quot;;[.O196];&quot;) (merienda &quot;;[.P196];&quot;) (cena &quot;;[.Q196];&quot;))&quot;)" office:value-type="string" office:string-value="(alimento (id 195) (nombre cebolla) (grupo 4) (tipo reguladores) (racion 50) (kcal 24) (proteinas 1) (grasas 0) (hidratos 5,2) (desayuno no) (almuerzo si) (comida si) (merienda no) (cena si))" calcext:value-type="string">
            <text:p>(alimento (id 195) (nombre cebolla) (grupo 4) (tipo reguladores) (racion 50) (kcal 24) (proteinas 1) (grasas 0) (hidratos 5,2) (desayuno no) (almuerzo si) (comida si) (merienda no) (cena si))</text:p>
          </table:table-cell>
          <table:table-cell table:formula="of:=SUBSTITUTE([.S196];&quot;,&quot;;&quot;.&quot;)" office:value-type="string" office:string-value="(alimento (id 195) (nombre cebolla) (grupo 4) (tipo reguladores) (racion 50) (kcal 24) (proteinas 1) (grasas 0) (hidratos 5.2) (desayuno no) (almuerzo si) (comida si) (merienda no) (cena si))" calcext:value-type="string">
            <text:p>(alimento (id 195) (nombre cebolla) (grupo 4) (tipo reguladores) (racion 5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8.5" calcext:value-type="float">
            <text:p>38,5</text:p>
          </table:table-cell>
          <table:table-cell table:style-name="ce2" table:formula="of:=[.H197]*[.I197]/100" office:value-type="float" office:value="38.5" calcext:value-type="float">
            <text:p>38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7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7];&quot;) (nombre &quot;;[.R197];&quot;) (grupo &quot;;[.D197];&quot;) (tipo &quot;;[.E197];&quot;) (racion &quot;;[.H197];&quot;) (kcal &quot;;[.I197];&quot;) (proteinas &quot;;[.J197];&quot;) (grasas &quot;;[.K197];&quot;) (hidratos &quot;;[.L197];&quot;) (desayuno &quot;;[.M197];&quot;) (almuerzo &quot;;[.N197];&quot;) (comida &quot;;[.O197];&quot;) (merienda &quot;;[.P197];&quot;) (cena &quot;;[.Q197];&quot;))&quot;)" office:value-type="string" office:string-value="(alimento (id 196) (nombre apio) (grupo 4) (tipo reguladores) (racion 175) (kcal 22) (proteinas 2,3) (grasas 0,2) (hidratos 2,4) (desayuno no) (almuerzo si) (comida si) (merienda no) (cena si))" calcext:value-type="string">
            <text:p>(alimento (id 196) (nombre apio) (grupo 4) (tipo reguladores) (racion 175) (kcal 22) (proteinas 2,3) (grasas 0,2) (hidratos 2,4) (desayuno no) (almuerzo si) (comida si) (merienda no) (cena si))</text:p>
          </table:table-cell>
          <table:table-cell table:formula="of:=SUBSTITUTE([.S197];&quot;,&quot;;&quot;.&quot;)" office:value-type="string" office:string-value="(alimento (id 196) (nombre apio) (grupo 4) (tipo reguladores) (racion 175) (kcal 22) (proteinas 2.3) (grasas 0.2) (hidratos 2.4) (desayuno no) (almuerzo si) (comida si) (merienda no) (cena si))" calcext:value-type="string">
            <text:p>(alimento (id 196) (nombre apio) (grupo 4) (tipo reguladores) (racion 175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4" calcext:value-type="float">
            <text:p>44</text:p>
          </table:table-cell>
          <table:table-cell table:style-name="ce2" table:formula="of:=[.H198]*[.I198]/100" office:value-type="float" office:value="44" calcext:value-type="float">
            <text:p>4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8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8];&quot;) (nombre &quot;;[.R198];&quot;) (grupo &quot;;[.D198];&quot;) (tipo &quot;;[.E198];&quot;) (racion &quot;;[.H198];&quot;) (kcal &quot;;[.I198];&quot;) (proteinas &quot;;[.J198];&quot;) (grasas &quot;;[.K198];&quot;) (hidratos &quot;;[.L198];&quot;) (desayuno &quot;;[.M198];&quot;) (almuerzo &quot;;[.N198];&quot;) (comida &quot;;[.O198];&quot;) (merienda &quot;;[.P198];&quot;) (cena &quot;;[.Q198];&quot;))&quot;)" office:value-type="string" office:string-value="(alimento (id 197) (nombre apio) (grupo 4) (tipo reguladores) (racion 200) (kcal 22) (proteinas 2,3) (grasas 0,2) (hidratos 2,4) (desayuno no) (almuerzo si) (comida si) (merienda no) (cena si))" calcext:value-type="string">
            <text:p>(alimento (id 197) (nombre apio) (grupo 4) (tipo reguladores) (racion 200) (kcal 22) (proteinas 2,3) (grasas 0,2) (hidratos 2,4) (desayuno no) (almuerzo si) (comida si) (merienda no) (cena si))</text:p>
          </table:table-cell>
          <table:table-cell table:formula="of:=SUBSTITUTE([.S198];&quot;,&quot;;&quot;.&quot;)" office:value-type="string" office:string-value="(alimento (id 197) (nombre apio) (grupo 4) (tipo reguladores) (racion 200) (kcal 22) (proteinas 2.3) (grasas 0.2) (hidratos 2.4) (desayuno no) (almuerzo si) (comida si) (merienda no) (cena si))" calcext:value-type="string">
            <text:p>(alimento (id 197) (nombre apio) (grupo 4) (tipo reguladores) (racion 2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1" calcext:value-type="float">
            <text:p>11</text:p>
          </table:table-cell>
          <table:table-cell table:style-name="ce2" table:formula="of:=[.H199]*[.I199]/100" office:value-type="float" office:value="11" calcext:value-type="float">
            <text:p>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9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9];&quot;) (nombre &quot;;[.R199];&quot;) (grupo &quot;;[.D199];&quot;) (tipo &quot;;[.E199];&quot;) (racion &quot;;[.H199];&quot;) (kcal &quot;;[.I199];&quot;) (proteinas &quot;;[.J199];&quot;) (grasas &quot;;[.K199];&quot;) (hidratos &quot;;[.L199];&quot;) (desayuno &quot;;[.M199];&quot;) (almuerzo &quot;;[.N199];&quot;) (comida &quot;;[.O199];&quot;) (merienda &quot;;[.P199];&quot;) (cena &quot;;[.Q199];&quot;))&quot;)" office:value-type="string" office:string-value="(alimento (id 198) (nombre apio) (grupo 4) (tipo reguladores) (racion 50) (kcal 22) (proteinas 2,3) (grasas 0,2) (hidratos 2,4) (desayuno no) (almuerzo si) (comida si) (merienda no) (cena si))" calcext:value-type="string">
            <text:p>(alimento (id 198) (nombre apio) (grupo 4) (tipo reguladores) (racion 50) (kcal 22) (proteinas 2,3) (grasas 0,2) (hidratos 2,4) (desayuno no) (almuerzo si) (comida si) (merienda no) (cena si))</text:p>
          </table:table-cell>
          <table:table-cell table:formula="of:=SUBSTITUTE([.S199];&quot;,&quot;;&quot;.&quot;)" office:value-type="string" office:string-value="(alimento (id 198) (nombre apio) (grupo 4) (tipo reguladores) (racion 50) (kcal 22) (proteinas 2.3) (grasas 0.2) (hidratos 2.4) (desayuno no) (almuerzo si) (comida si) (merienda no) (cena si))" calcext:value-type="string">
            <text:p>(alimento (id 198) (nombre apio) (grupo 4) (tipo reguladores) (racion 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3" calcext:value-type="float">
            <text:p>33</text:p>
          </table:table-cell>
          <table:table-cell table:style-name="ce2" table:formula="of:=[.H200]*[.I200]/100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0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0];&quot;) (nombre &quot;;[.R200];&quot;) (grupo &quot;;[.D200];&quot;) (tipo &quot;;[.E200];&quot;) (racion &quot;;[.H200];&quot;) (kcal &quot;;[.I200];&quot;) (proteinas &quot;;[.J200];&quot;) (grasas &quot;;[.K200];&quot;) (hidratos &quot;;[.L200];&quot;) (desayuno &quot;;[.M200];&quot;) (almuerzo &quot;;[.N200];&quot;) (comida &quot;;[.O200];&quot;) (merienda &quot;;[.P200];&quot;) (cena &quot;;[.Q200];&quot;))&quot;)" office:value-type="string" office:string-value="(alimento (id 199) (nombre apio) (grupo 4) (tipo reguladores) (racion 150) (kcal 22) (proteinas 2,3) (grasas 0,2) (hidratos 2,4) (desayuno no) (almuerzo si) (comida si) (merienda no) (cena si))" calcext:value-type="string">
            <text:p>(alimento (id 199) (nombre apio) (grupo 4) (tipo reguladores) (racion 150) (kcal 22) (proteinas 2,3) (grasas 0,2) (hidratos 2,4) (desayuno no) (almuerzo si) (comida si) (merienda no) (cena si))</text:p>
          </table:table-cell>
          <table:table-cell table:formula="of:=SUBSTITUTE([.S200];&quot;,&quot;;&quot;.&quot;)" office:value-type="string" office:string-value="(alimento (id 199) (nombre apio) (grupo 4) (tipo reguladores) (racion 150) (kcal 22) (proteinas 2.3) (grasas 0.2) (hidratos 2.4) (desayuno no) (almuerzo si) (comida si) (merienda no) (cena si))" calcext:value-type="string">
            <text:p>(alimento (id 199) (nombre apio) (grupo 4) (tipo reguladores) (racion 1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2" calcext:value-type="float">
            <text:p>22</text:p>
          </table:table-cell>
          <table:table-cell table:style-name="ce2" table:formula="of:=[.H201]*[.I201]/100" office:value-type="float" office:value="22" calcext:value-type="float">
            <text:p>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1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1];&quot;) (nombre &quot;;[.R201];&quot;) (grupo &quot;;[.D201];&quot;) (tipo &quot;;[.E201];&quot;) (racion &quot;;[.H201];&quot;) (kcal &quot;;[.I201];&quot;) (proteinas &quot;;[.J201];&quot;) (grasas &quot;;[.K201];&quot;) (hidratos &quot;;[.L201];&quot;) (desayuno &quot;;[.M201];&quot;) (almuerzo &quot;;[.N201];&quot;) (comida &quot;;[.O201];&quot;) (merienda &quot;;[.P201];&quot;) (cena &quot;;[.Q201];&quot;))&quot;)" office:value-type="string" office:string-value="(alimento (id 200) (nombre apio) (grupo 4) (tipo reguladores) (racion 100) (kcal 22) (proteinas 2,3) (grasas 0,2) (hidratos 2,4) (desayuno no) (almuerzo si) (comida si) (merienda no) (cena si))" calcext:value-type="string">
            <text:p>(alimento (id 200) (nombre apio) (grupo 4) (tipo reguladores) (racion 100) (kcal 22) (proteinas 2,3) (grasas 0,2) (hidratos 2,4) (desayuno no) (almuerzo si) (comida si) (merienda no) (cena si))</text:p>
          </table:table-cell>
          <table:table-cell table:formula="of:=SUBSTITUTE([.S201];&quot;,&quot;;&quot;.&quot;)" office:value-type="string" office:string-value="(alimento (id 200) (nombre apio) (grupo 4) (tipo reguladores) (racion 100) (kcal 22) (proteinas 2.3) (grasas 0.2) (hidratos 2.4) (desayuno no) (almuerzo si) (comida si) (merienda no) (cena si))" calcext:value-type="string">
            <text:p>(alimento (id 200) (nombre apio) (grupo 4) (tipo reguladores) (racion 1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06" calcext:value-type="float">
            <text:p>106</text:p>
          </table:table-cell>
          <table:table-cell table:style-name="ce2" table:formula="of:=[.H202]*[.I202]/100" office:value-type="float" office:value="106" calcext:value-type="float">
            <text:p>10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2];&quot;) (nombre &quot;;[.R202];&quot;) (grupo &quot;;[.D202];&quot;) (tipo &quot;;[.E202];&quot;) (racion &quot;;[.H202];&quot;) (kcal &quot;;[.I202];&quot;) (proteinas &quot;;[.J202];&quot;) (grasas &quot;;[.K202];&quot;) (hidratos &quot;;[.L202];&quot;) (desayuno &quot;;[.M202];&quot;) (almuerzo &quot;;[.N202];&quot;) (comida &quot;;[.O202];&quot;) (merienda &quot;;[.P202];&quot;) (cena &quot;;[.Q202];&quot;))&quot;)" office:value-type="string" office:string-value="(alimento (id 201) (nombre kiwi) (grupo 5) (tipo reguladores) (racion 200) (kcal 53) (proteinas 0,8) (grasas 0,6) (hidratos 10,8) (desayuno si) (almuerzo si) (comida si) (merienda si) (cena si))" calcext:value-type="string">
            <text:p>(alimento (id 201) (nombre kiwi) (grupo 5) (tipo reguladores) (racion 200) (kcal 53) (proteinas 0,8) (grasas 0,6) (hidratos 10,8) (desayuno si) (almuerzo si) (comida si) (merienda si) (cena si))</text:p>
          </table:table-cell>
          <table:table-cell table:formula="of:=SUBSTITUTE([.S202];&quot;,&quot;;&quot;.&quot;)" office:value-type="string" office:string-value="(alimento (id 201) (nombre kiwi) (grupo 5) (tipo reguladores) (racion 200) (kcal 53) (proteinas 0.8) (grasas 0.6) (hidratos 10.8) (desayuno si) (almuerzo si) (comida si) (merienda si) (cena si))" calcext:value-type="string">
            <text:p>(alimento (id 201) (nombre kiwi) (grupo 5) (tipo reguladores) (racion 2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92.75" calcext:value-type="float">
            <text:p>92,75</text:p>
          </table:table-cell>
          <table:table-cell table:style-name="ce2" table:formula="of:=[.H203]*[.I203]/100" office:value-type="float" office:value="92.75" calcext:value-type="float">
            <text:p>92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3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3];&quot;) (nombre &quot;;[.R203];&quot;) (grupo &quot;;[.D203];&quot;) (tipo &quot;;[.E203];&quot;) (racion &quot;;[.H203];&quot;) (kcal &quot;;[.I203];&quot;) (proteinas &quot;;[.J203];&quot;) (grasas &quot;;[.K203];&quot;) (hidratos &quot;;[.L203];&quot;) (desayuno &quot;;[.M203];&quot;) (almuerzo &quot;;[.N203];&quot;) (comida &quot;;[.O203];&quot;) (merienda &quot;;[.P203];&quot;) (cena &quot;;[.Q203];&quot;))&quot;)" office:value-type="string" office:string-value="(alimento (id 202) (nombre kiwi) (grupo 5) (tipo reguladores) (racion 175) (kcal 53) (proteinas 0,8) (grasas 0,6) (hidratos 10,8) (desayuno si) (almuerzo si) (comida si) (merienda si) (cena si))" calcext:value-type="string">
            <text:p>(alimento (id 202) (nombre kiwi) (grupo 5) (tipo reguladores) (racion 175) (kcal 53) (proteinas 0,8) (grasas 0,6) (hidratos 10,8) (desayuno si) (almuerzo si) (comida si) (merienda si) (cena si))</text:p>
          </table:table-cell>
          <table:table-cell table:formula="of:=SUBSTITUTE([.S203];&quot;,&quot;;&quot;.&quot;)" office:value-type="string" office:string-value="(alimento (id 202) (nombre kiwi) (grupo 5) (tipo reguladores) (racion 175) (kcal 53) (proteinas 0.8) (grasas 0.6) (hidratos 10.8) (desayuno si) (almuerzo si) (comida si) (merienda si) (cena si))" calcext:value-type="string">
            <text:p>(alimento (id 202) (nombre kiwi) (grupo 5) (tipo reguladores) (racion 17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9.5" calcext:value-type="float">
            <text:p>79,5</text:p>
          </table:table-cell>
          <table:table-cell table:style-name="ce2" table:formula="of:=[.H204]*[.I204]/100" office:value-type="float" office:value="79.5" calcext:value-type="float">
            <text:p>7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4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4];&quot;) (nombre &quot;;[.R204];&quot;) (grupo &quot;;[.D204];&quot;) (tipo &quot;;[.E204];&quot;) (racion &quot;;[.H204];&quot;) (kcal &quot;;[.I204];&quot;) (proteinas &quot;;[.J204];&quot;) (grasas &quot;;[.K204];&quot;) (hidratos &quot;;[.L204];&quot;) (desayuno &quot;;[.M204];&quot;) (almuerzo &quot;;[.N204];&quot;) (comida &quot;;[.O204];&quot;) (merienda &quot;;[.P204];&quot;) (cena &quot;;[.Q204];&quot;))&quot;)" office:value-type="string" office:string-value="(alimento (id 203) (nombre kiwi) (grupo 5) (tipo reguladores) (racion 150) (kcal 53) (proteinas 0,8) (grasas 0,6) (hidratos 10,8) (desayuno si) (almuerzo si) (comida si) (merienda si) (cena si))" calcext:value-type="string">
            <text:p>(alimento (id 203) (nombre kiwi) (grupo 5) (tipo reguladores) (racion 150) (kcal 53) (proteinas 0,8) (grasas 0,6) (hidratos 10,8) (desayuno si) (almuerzo si) (comida si) (merienda si) (cena si))</text:p>
          </table:table-cell>
          <table:table-cell table:formula="of:=SUBSTITUTE([.S204];&quot;,&quot;;&quot;.&quot;)" office:value-type="string" office:string-value="(alimento (id 203) (nombre kiwi) (grupo 5) (tipo reguladores) (racion 150) (kcal 53) (proteinas 0.8) (grasas 0.6) (hidratos 10.8) (desayuno si) (almuerzo si) (comida si) (merienda si) (cena si))" calcext:value-type="string">
            <text:p>(alimento (id 203) (nombre kiwi) (grupo 5) (tipo reguladores) (racion 15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6.25" calcext:value-type="float">
            <text:p>66,25</text:p>
          </table:table-cell>
          <table:table-cell table:style-name="ce2" table:formula="of:=[.H205]*[.I205]/100" office:value-type="float" office:value="66.25" calcext:value-type="float">
            <text:p>6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5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5];&quot;) (nombre &quot;;[.R205];&quot;) (grupo &quot;;[.D205];&quot;) (tipo &quot;;[.E205];&quot;) (racion &quot;;[.H205];&quot;) (kcal &quot;;[.I205];&quot;) (proteinas &quot;;[.J205];&quot;) (grasas &quot;;[.K205];&quot;) (hidratos &quot;;[.L205];&quot;) (desayuno &quot;;[.M205];&quot;) (almuerzo &quot;;[.N205];&quot;) (comida &quot;;[.O205];&quot;) (merienda &quot;;[.P205];&quot;) (cena &quot;;[.Q205];&quot;))&quot;)" office:value-type="string" office:string-value="(alimento (id 204) (nombre kiwi) (grupo 5) (tipo reguladores) (racion 125) (kcal 53) (proteinas 0,8) (grasas 0,6) (hidratos 10,8) (desayuno si) (almuerzo si) (comida si) (merienda si) (cena si))" calcext:value-type="string">
            <text:p>(alimento (id 204) (nombre kiwi) (grupo 5) (tipo reguladores) (racion 125) (kcal 53) (proteinas 0,8) (grasas 0,6) (hidratos 10,8) (desayuno si) (almuerzo si) (comida si) (merienda si) (cena si))</text:p>
          </table:table-cell>
          <table:table-cell table:formula="of:=SUBSTITUTE([.S205];&quot;,&quot;;&quot;.&quot;)" office:value-type="string" office:string-value="(alimento (id 204) (nombre kiwi) (grupo 5) (tipo reguladores) (racion 125) (kcal 53) (proteinas 0.8) (grasas 0.6) (hidratos 10.8) (desayuno si) (almuerzo si) (comida si) (merienda si) (cena si))" calcext:value-type="string">
            <text:p>(alimento (id 204) (nombre kiwi) (grupo 5) (tipo reguladores) (racion 12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3" calcext:value-type="float">
            <text:p>53</text:p>
          </table:table-cell>
          <table:table-cell table:style-name="ce2" table:formula="of:=[.H206]*[.I206]/100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6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6];&quot;) (nombre &quot;;[.R206];&quot;) (grupo &quot;;[.D206];&quot;) (tipo &quot;;[.E206];&quot;) (racion &quot;;[.H206];&quot;) (kcal &quot;;[.I206];&quot;) (proteinas &quot;;[.J206];&quot;) (grasas &quot;;[.K206];&quot;) (hidratos &quot;;[.L206];&quot;) (desayuno &quot;;[.M206];&quot;) (almuerzo &quot;;[.N206];&quot;) (comida &quot;;[.O206];&quot;) (merienda &quot;;[.P206];&quot;) (cena &quot;;[.Q206];&quot;))&quot;)" office:value-type="string" office:string-value="(alimento (id 205) (nombre kiwi) (grupo 5) (tipo reguladores) (racion 100) (kcal 53) (proteinas 0,8) (grasas 0,6) (hidratos 10,8) (desayuno si) (almuerzo si) (comida si) (merienda si) (cena si))" calcext:value-type="string">
            <text:p>(alimento (id 205) (nombre kiwi) (grupo 5) (tipo reguladores) (racion 100) (kcal 53) (proteinas 0,8) (grasas 0,6) (hidratos 10,8) (desayuno si) (almuerzo si) (comida si) (merienda si) (cena si))</text:p>
          </table:table-cell>
          <table:table-cell table:formula="of:=SUBSTITUTE([.S206];&quot;,&quot;;&quot;.&quot;)" office:value-type="string" office:string-value="(alimento (id 205) (nombre kiwi) (grupo 5) (tipo reguladores) (racion 100) (kcal 53) (proteinas 0.8) (grasas 0.6) (hidratos 10.8) (desayuno si) (almuerzo si) (comida si) (merienda si) (cena si))" calcext:value-type="string">
            <text:p>(alimento (id 205) (nombre kiwi) (grupo 5) (tipo reguladores) (racion 1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90" calcext:value-type="float">
            <text:p>90</text:p>
          </table:table-cell>
          <table:table-cell table:style-name="ce2" table:formula="of:=[.H207]*[.I207]/100" office:value-type="float" office:value="90" calcext:value-type="float">
            <text:p>9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7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7];&quot;) (nombre &quot;;[.R207];&quot;) (grupo &quot;;[.D207];&quot;) (tipo &quot;;[.E207];&quot;) (racion &quot;;[.H207];&quot;) (kcal &quot;;[.I207];&quot;) (proteinas &quot;;[.J207];&quot;) (grasas &quot;;[.K207];&quot;) (hidratos &quot;;[.L207];&quot;) (desayuno &quot;;[.M207];&quot;) (almuerzo &quot;;[.N207];&quot;) (comida &quot;;[.O207];&quot;) (merienda &quot;;[.P207];&quot;) (cena &quot;;[.Q207];&quot;))&quot;)" office:value-type="string" office:string-value="(alimento (id 206) (nombre manzana) (grupo 5) (tipo reguladores) (racion 200) (kcal 45) (proteinas 0,2) (grasas 0,3) (hidratos 10,4) (desayuno si) (almuerzo si) (comida si) (merienda si) (cena si))" calcext:value-type="string">
            <text:p>(alimento (id 206) (nombre manzana) (grupo 5) (tipo reguladores) (racion 200) (kcal 45) (proteinas 0,2) (grasas 0,3) (hidratos 10,4) (desayuno si) (almuerzo si) (comida si) (merienda si) (cena si))</text:p>
          </table:table-cell>
          <table:table-cell table:formula="of:=SUBSTITUTE([.S207];&quot;,&quot;;&quot;.&quot;)" office:value-type="string" office:string-value="(alimento (id 206) (nombre manzana) (grupo 5) (tipo reguladores) (racion 200) (kcal 45) (proteinas 0.2) (grasas 0.3) (hidratos 10.4) (desayuno si) (almuerzo si) (comida si) (merienda si) (cena si))" calcext:value-type="string">
            <text:p>(alimento (id 206) (nombre manzana) (grupo 5) (tipo reguladores) (racion 2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6.25" calcext:value-type="float">
            <text:p>56,25</text:p>
          </table:table-cell>
          <table:table-cell table:style-name="ce2" table:formula="of:=[.H208]*[.I208]/100" office:value-type="float" office:value="56.25" calcext:value-type="float">
            <text:p>5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8];&quot;) (nombre &quot;;[.R208];&quot;) (grupo &quot;;[.D208];&quot;) (tipo &quot;;[.E208];&quot;) (racion &quot;;[.H208];&quot;) (kcal &quot;;[.I208];&quot;) (proteinas &quot;;[.J208];&quot;) (grasas &quot;;[.K208];&quot;) (hidratos &quot;;[.L208];&quot;) (desayuno &quot;;[.M208];&quot;) (almuerzo &quot;;[.N208];&quot;) (comida &quot;;[.O208];&quot;) (merienda &quot;;[.P208];&quot;) (cena &quot;;[.Q208];&quot;))&quot;)" office:value-type="string" office:string-value="(alimento (id 207) (nombre manzana) (grupo 5) (tipo reguladores) (racion 125) (kcal 45) (proteinas 0,2) (grasas 0,3) (hidratos 10,4) (desayuno si) (almuerzo si) (comida si) (merienda si) (cena si))" calcext:value-type="string">
            <text:p>(alimento (id 207) (nombre manzana) (grupo 5) (tipo reguladores) (racion 125) (kcal 45) (proteinas 0,2) (grasas 0,3) (hidratos 10,4) (desayuno si) (almuerzo si) (comida si) (merienda si) (cena si))</text:p>
          </table:table-cell>
          <table:table-cell table:formula="of:=SUBSTITUTE([.S208];&quot;,&quot;;&quot;.&quot;)" office:value-type="string" office:string-value="(alimento (id 207) (nombre manzana) (grupo 5) (tipo reguladores) (racion 125) (kcal 45) (proteinas 0.2) (grasas 0.3) (hidratos 10.4) (desayuno si) (almuerzo si) (comida si) (merienda si) (cena si))" calcext:value-type="string">
            <text:p>(alimento (id 207) (nombre manzana) (grupo 5) (tipo reguladores) (racion 12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8.75" calcext:value-type="float">
            <text:p>78,75</text:p>
          </table:table-cell>
          <table:table-cell table:style-name="ce2" table:formula="of:=[.H209]*[.I209]/100" office:value-type="float" office:value="78.75" calcext:value-type="float">
            <text:p>78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9];&quot;) (nombre &quot;;[.R209];&quot;) (grupo &quot;;[.D209];&quot;) (tipo &quot;;[.E209];&quot;) (racion &quot;;[.H209];&quot;) (kcal &quot;;[.I209];&quot;) (proteinas &quot;;[.J209];&quot;) (grasas &quot;;[.K209];&quot;) (hidratos &quot;;[.L209];&quot;) (desayuno &quot;;[.M209];&quot;) (almuerzo &quot;;[.N209];&quot;) (comida &quot;;[.O209];&quot;) (merienda &quot;;[.P209];&quot;) (cena &quot;;[.Q209];&quot;))&quot;)" office:value-type="string" office:string-value="(alimento (id 208) (nombre manzana) (grupo 5) (tipo reguladores) (racion 175) (kcal 45) (proteinas 0,2) (grasas 0,3) (hidratos 10,4) (desayuno si) (almuerzo si) (comida si) (merienda si) (cena si))" calcext:value-type="string">
            <text:p>(alimento (id 208) (nombre manzana) (grupo 5) (tipo reguladores) (racion 175) (kcal 45) (proteinas 0,2) (grasas 0,3) (hidratos 10,4) (desayuno si) (almuerzo si) (comida si) (merienda si) (cena si))</text:p>
          </table:table-cell>
          <table:table-cell table:formula="of:=SUBSTITUTE([.S209];&quot;,&quot;;&quot;.&quot;)" office:value-type="string" office:string-value="(alimento (id 208) (nombre manzana) (grupo 5) (tipo reguladores) (racion 175) (kcal 45) (proteinas 0.2) (grasas 0.3) (hidratos 10.4) (desayuno si) (almuerzo si) (comida si) (merienda si) (cena si))" calcext:value-type="string">
            <text:p>(alimento (id 208) (nombre manzana) (grupo 5) (tipo reguladores) (racion 17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5" calcext:value-type="float">
            <text:p>45</text:p>
          </table:table-cell>
          <table:table-cell table:style-name="ce2" table:formula="of:=[.H210]*[.I210]/100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0];&quot;) (nombre &quot;;[.R210];&quot;) (grupo &quot;;[.D210];&quot;) (tipo &quot;;[.E210];&quot;) (racion &quot;;[.H210];&quot;) (kcal &quot;;[.I210];&quot;) (proteinas &quot;;[.J210];&quot;) (grasas &quot;;[.K210];&quot;) (hidratos &quot;;[.L210];&quot;) (desayuno &quot;;[.M210];&quot;) (almuerzo &quot;;[.N210];&quot;) (comida &quot;;[.O210];&quot;) (merienda &quot;;[.P210];&quot;) (cena &quot;;[.Q210];&quot;))&quot;)" office:value-type="string" office:string-value="(alimento (id 209) (nombre manzana) (grupo 5) (tipo reguladores) (racion 100) (kcal 45) (proteinas 0,2) (grasas 0,3) (hidratos 10,4) (desayuno si) (almuerzo si) (comida si) (merienda si) (cena si))" calcext:value-type="string">
            <text:p>(alimento (id 209) (nombre manzana) (grupo 5) (tipo reguladores) (racion 100) (kcal 45) (proteinas 0,2) (grasas 0,3) (hidratos 10,4) (desayuno si) (almuerzo si) (comida si) (merienda si) (cena si))</text:p>
          </table:table-cell>
          <table:table-cell table:formula="of:=SUBSTITUTE([.S210];&quot;,&quot;;&quot;.&quot;)" office:value-type="string" office:string-value="(alimento (id 209) (nombre manzana) (grupo 5) (tipo reguladores) (racion 100) (kcal 45) (proteinas 0.2) (grasas 0.3) (hidratos 10.4) (desayuno si) (almuerzo si) (comida si) (merienda si) (cena si))" calcext:value-type="string">
            <text:p>(alimento (id 209) (nombre manzana) (grupo 5) (tipo reguladores) (racion 1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7.5" calcext:value-type="float">
            <text:p>67,5</text:p>
          </table:table-cell>
          <table:table-cell table:style-name="ce2" table:formula="of:=[.H211]*[.I211]/100" office:value-type="float" office:value="67.5" calcext:value-type="float">
            <text:p>6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1];&quot;) (nombre &quot;;[.R211];&quot;) (grupo &quot;;[.D211];&quot;) (tipo &quot;;[.E211];&quot;) (racion &quot;;[.H211];&quot;) (kcal &quot;;[.I211];&quot;) (proteinas &quot;;[.J211];&quot;) (grasas &quot;;[.K211];&quot;) (hidratos &quot;;[.L211];&quot;) (desayuno &quot;;[.M211];&quot;) (almuerzo &quot;;[.N211];&quot;) (comida &quot;;[.O211];&quot;) (merienda &quot;;[.P211];&quot;) (cena &quot;;[.Q211];&quot;))&quot;)" office:value-type="string" office:string-value="(alimento (id 210) (nombre manzana) (grupo 5) (tipo reguladores) (racion 150) (kcal 45) (proteinas 0,2) (grasas 0,3) (hidratos 10,4) (desayuno si) (almuerzo si) (comida si) (merienda si) (cena si))" calcext:value-type="string">
            <text:p>(alimento (id 210) (nombre manzana) (grupo 5) (tipo reguladores) (racion 150) (kcal 45) (proteinas 0,2) (grasas 0,3) (hidratos 10,4) (desayuno si) (almuerzo si) (comida si) (merienda si) (cena si))</text:p>
          </table:table-cell>
          <table:table-cell table:formula="of:=SUBSTITUTE([.S211];&quot;,&quot;;&quot;.&quot;)" office:value-type="string" office:string-value="(alimento (id 210) (nombre manzana) (grupo 5) (tipo reguladores) (racion 150) (kcal 45) (proteinas 0.2) (grasas 0.3) (hidratos 10.4) (desayuno si) (almuerzo si) (comida si) (merienda si) (cena si))" calcext:value-type="string">
            <text:p>(alimento (id 210) (nombre manzana) (grupo 5) (tipo reguladores) (racion 15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48.75" calcext:value-type="float">
            <text:p>148,75</text:p>
          </table:table-cell>
          <table:table-cell table:style-name="ce2" table:formula="of:=[.H212]*[.I212]/100" office:value-type="float" office:value="148.75" calcext:value-type="float">
            <text:p>148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2];&quot;) (nombre &quot;;[.R212];&quot;) (grupo &quot;;[.D212];&quot;) (tipo &quot;;[.E212];&quot;) (racion &quot;;[.H212];&quot;) (kcal &quot;;[.I212];&quot;) (proteinas &quot;;[.J212];&quot;) (grasas &quot;;[.K212];&quot;) (hidratos &quot;;[.L212];&quot;) (desayuno &quot;;[.M212];&quot;) (almuerzo &quot;;[.N212];&quot;) (comida &quot;;[.O212];&quot;) (merienda &quot;;[.P212];&quot;) (cena &quot;;[.Q212];&quot;))&quot;)" office:value-type="string" office:string-value="(alimento (id 211) (nombre platano) (grupo 5) (tipo reguladores) (racion 175) (kcal 85) (proteinas 1,2) (grasas 0,3) (hidratos 19,5) (desayuno si) (almuerzo si) (comida si) (merienda si) (cena si))" calcext:value-type="string">
            <text:p>(alimento (id 211) (nombre platano) (grupo 5) (tipo reguladores) (racion 175) (kcal 85) (proteinas 1,2) (grasas 0,3) (hidratos 19,5) (desayuno si) (almuerzo si) (comida si) (merienda si) (cena si))</text:p>
          </table:table-cell>
          <table:table-cell table:formula="of:=SUBSTITUTE([.S212];&quot;,&quot;;&quot;.&quot;)" office:value-type="string" office:string-value="(alimento (id 211) (nombre platano) (grupo 5) (tipo reguladores) (racion 175) (kcal 85) (proteinas 1.2) (grasas 0.3) (hidratos 19.5) (desayuno si) (almuerzo si) (comida si) (merienda si) (cena si))" calcext:value-type="string">
            <text:p>(alimento (id 211) (nombre platano) (grupo 5) (tipo reguladores) (racion 1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06.25" calcext:value-type="float">
            <text:p>106,25</text:p>
          </table:table-cell>
          <table:table-cell table:style-name="ce2" table:formula="of:=[.H213]*[.I213]/100" office:value-type="float" office:value="106.25" calcext:value-type="float">
            <text:p>10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3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3];&quot;) (nombre &quot;;[.R213];&quot;) (grupo &quot;;[.D213];&quot;) (tipo &quot;;[.E213];&quot;) (racion &quot;;[.H213];&quot;) (kcal &quot;;[.I213];&quot;) (proteinas &quot;;[.J213];&quot;) (grasas &quot;;[.K213];&quot;) (hidratos &quot;;[.L213];&quot;) (desayuno &quot;;[.M213];&quot;) (almuerzo &quot;;[.N213];&quot;) (comida &quot;;[.O213];&quot;) (merienda &quot;;[.P213];&quot;) (cena &quot;;[.Q213];&quot;))&quot;)" office:value-type="string" office:string-value="(alimento (id 212) (nombre platano) (grupo 5) (tipo reguladores) (racion 125) (kcal 85) (proteinas 1,2) (grasas 0,3) (hidratos 19,5) (desayuno si) (almuerzo si) (comida si) (merienda si) (cena si))" calcext:value-type="string">
            <text:p>(alimento (id 212) (nombre platano) (grupo 5) (tipo reguladores) (racion 125) (kcal 85) (proteinas 1,2) (grasas 0,3) (hidratos 19,5) (desayuno si) (almuerzo si) (comida si) (merienda si) (cena si))</text:p>
          </table:table-cell>
          <table:table-cell table:formula="of:=SUBSTITUTE([.S213];&quot;,&quot;;&quot;.&quot;)" office:value-type="string" office:string-value="(alimento (id 212) (nombre platano) (grupo 5) (tipo reguladores) (racion 125) (kcal 85) (proteinas 1.2) (grasas 0.3) (hidratos 19.5) (desayuno si) (almuerzo si) (comida si) (merienda si) (cena si))" calcext:value-type="string">
            <text:p>(alimento (id 212) (nombre platano) (grupo 5) (tipo reguladores) (racion 12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3.75" calcext:value-type="float">
            <text:p>63,75</text:p>
          </table:table-cell>
          <table:table-cell table:style-name="ce2" table:formula="of:=[.H214]*[.I214]/100" office:value-type="float" office:value="63.75" calcext:value-type="float">
            <text:p>63,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4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4];&quot;) (nombre &quot;;[.R214];&quot;) (grupo &quot;;[.D214];&quot;) (tipo &quot;;[.E214];&quot;) (racion &quot;;[.H214];&quot;) (kcal &quot;;[.I214];&quot;) (proteinas &quot;;[.J214];&quot;) (grasas &quot;;[.K214];&quot;) (hidratos &quot;;[.L214];&quot;) (desayuno &quot;;[.M214];&quot;) (almuerzo &quot;;[.N214];&quot;) (comida &quot;;[.O214];&quot;) (merienda &quot;;[.P214];&quot;) (cena &quot;;[.Q214];&quot;))&quot;)" office:value-type="string" office:string-value="(alimento (id 213) (nombre platano) (grupo 5) (tipo reguladores) (racion 75) (kcal 85) (proteinas 1,2) (grasas 0,3) (hidratos 19,5) (desayuno si) (almuerzo si) (comida si) (merienda si) (cena si))" calcext:value-type="string">
            <text:p>(alimento (id 213) (nombre platano) (grupo 5) (tipo reguladores) (racion 75) (kcal 85) (proteinas 1,2) (grasas 0,3) (hidratos 19,5) (desayuno si) (almuerzo si) (comida si) (merienda si) (cena si))</text:p>
          </table:table-cell>
          <table:table-cell table:formula="of:=SUBSTITUTE([.S214];&quot;,&quot;;&quot;.&quot;)" office:value-type="string" office:string-value="(alimento (id 213) (nombre platano) (grupo 5) (tipo reguladores) (racion 75) (kcal 85) (proteinas 1.2) (grasas 0.3) (hidratos 19.5) (desayuno si) (almuerzo si) (comida si) (merienda si) (cena si))" calcext:value-type="string">
            <text:p>(alimento (id 213) (nombre platano) (grupo 5) (tipo reguladores) (racion 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27.5" calcext:value-type="float">
            <text:p>127,5</text:p>
          </table:table-cell>
          <table:table-cell table:style-name="ce2" table:formula="of:=[.H215]*[.I215]/100" office:value-type="float" office:value="127.5" calcext:value-type="float">
            <text:p>12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5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5];&quot;) (nombre &quot;;[.R215];&quot;) (grupo &quot;;[.D215];&quot;) (tipo &quot;;[.E215];&quot;) (racion &quot;;[.H215];&quot;) (kcal &quot;;[.I215];&quot;) (proteinas &quot;;[.J215];&quot;) (grasas &quot;;[.K215];&quot;) (hidratos &quot;;[.L215];&quot;) (desayuno &quot;;[.M215];&quot;) (almuerzo &quot;;[.N215];&quot;) (comida &quot;;[.O215];&quot;) (merienda &quot;;[.P215];&quot;) (cena &quot;;[.Q215];&quot;))&quot;)" office:value-type="string" office:string-value="(alimento (id 214) (nombre platano) (grupo 5) (tipo reguladores) (racion 150) (kcal 85) (proteinas 1,2) (grasas 0,3) (hidratos 19,5) (desayuno si) (almuerzo si) (comida si) (merienda si) (cena si))" calcext:value-type="string">
            <text:p>(alimento (id 214) (nombre platano) (grupo 5) (tipo reguladores) (racion 150) (kcal 85) (proteinas 1,2) (grasas 0,3) (hidratos 19,5) (desayuno si) (almuerzo si) (comida si) (merienda si) (cena si))</text:p>
          </table:table-cell>
          <table:table-cell table:formula="of:=SUBSTITUTE([.S215];&quot;,&quot;;&quot;.&quot;)" office:value-type="string" office:string-value="(alimento (id 214) (nombre platano) (grupo 5) (tipo reguladores) (racion 150) (kcal 85) (proteinas 1.2) (grasas 0.3) (hidratos 19.5) (desayuno si) (almuerzo si) (comida si) (merienda si) (cena si))" calcext:value-type="string">
            <text:p>(alimento (id 214) (nombre platano) (grupo 5) (tipo reguladores) (racion 15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85" calcext:value-type="float">
            <text:p>85</text:p>
          </table:table-cell>
          <table:table-cell table:style-name="ce2" table:formula="of:=[.H216]*[.I216]/100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6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6];&quot;) (nombre &quot;;[.R216];&quot;) (grupo &quot;;[.D216];&quot;) (tipo &quot;;[.E216];&quot;) (racion &quot;;[.H216];&quot;) (kcal &quot;;[.I216];&quot;) (proteinas &quot;;[.J216];&quot;) (grasas &quot;;[.K216];&quot;) (hidratos &quot;;[.L216];&quot;) (desayuno &quot;;[.M216];&quot;) (almuerzo &quot;;[.N216];&quot;) (comida &quot;;[.O216];&quot;) (merienda &quot;;[.P216];&quot;) (cena &quot;;[.Q216];&quot;))&quot;)" office:value-type="string" office:string-value="(alimento (id 215) (nombre platano) (grupo 5) (tipo reguladores) (racion 100) (kcal 85) (proteinas 1,2) (grasas 0,3) (hidratos 19,5) (desayuno si) (almuerzo si) (comida si) (merienda si) (cena si))" calcext:value-type="string">
            <text:p>(alimento (id 215) (nombre platano) (grupo 5) (tipo reguladores) (racion 100) (kcal 85) (proteinas 1,2) (grasas 0,3) (hidratos 19,5) (desayuno si) (almuerzo si) (comida si) (merienda si) (cena si))</text:p>
          </table:table-cell>
          <table:table-cell table:formula="of:=SUBSTITUTE([.S216];&quot;,&quot;;&quot;.&quot;)" office:value-type="string" office:string-value="(alimento (id 215) (nombre platano) (grupo 5) (tipo reguladores) (racion 100) (kcal 85) (proteinas 1.2) (grasas 0.3) (hidratos 19.5) (desayuno si) (almuerzo si) (comida si) (merienda si) (cena si))" calcext:value-type="string">
            <text:p>(alimento (id 215) (nombre platano) (grupo 5) (tipo reguladores) (racion 10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92.75" calcext:value-type="float">
            <text:p>92,75</text:p>
          </table:table-cell>
          <table:table-cell table:style-name="ce2" table:formula="of:=[.H217]*[.I217]/100" office:value-type="float" office:value="92.75" calcext:value-type="float">
            <text:p>92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7];&quot;) (nombre &quot;;[.R217];&quot;) (grupo &quot;;[.D217];&quot;) (tipo &quot;;[.E217];&quot;) (racion &quot;;[.H217];&quot;) (kcal &quot;;[.I217];&quot;) (proteinas &quot;;[.J217];&quot;) (grasas &quot;;[.K217];&quot;) (hidratos &quot;;[.L217];&quot;) (desayuno &quot;;[.M217];&quot;) (almuerzo &quot;;[.N217];&quot;) (comida &quot;;[.O217];&quot;) (merienda &quot;;[.P217];&quot;) (cena &quot;;[.Q217];&quot;))&quot;)" office:value-type="string" office:string-value="(alimento (id 216) (nombre naranja) (grupo 5) (tipo reguladores) (racion 175) (kcal 53) (proteinas 1) (grasas 0,2) (hidratos 11,7) (desayuno si) (almuerzo si) (comida si) (merienda si) (cena si))" calcext:value-type="string">
            <text:p>(alimento (id 216) (nombre naranja) (grupo 5) (tipo reguladores) (racion 175) (kcal 53) (proteinas 1) (grasas 0,2) (hidratos 11,7) (desayuno si) (almuerzo si) (comida si) (merienda si) (cena si))</text:p>
          </table:table-cell>
          <table:table-cell table:formula="of:=SUBSTITUTE([.S217];&quot;,&quot;;&quot;.&quot;)" office:value-type="string" office:string-value="(alimento (id 216) (nombre naranja) (grupo 5) (tipo reguladores) (racion 175) (kcal 53) (proteinas 1) (grasas 0.2) (hidratos 11.7) (desayuno si) (almuerzo si) (comida si) (merienda si) (cena si))" calcext:value-type="string">
            <text:p>(alimento (id 216) (nombre naranja) (grupo 5) (tipo reguladores) (racion 175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32.5" calcext:value-type="float">
            <text:p>132,5</text:p>
          </table:table-cell>
          <table:table-cell table:style-name="ce2" table:formula="of:=[.H218]*[.I218]/100" office:value-type="float" office:value="132.5" calcext:value-type="float">
            <text:p>132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8];&quot;) (nombre &quot;;[.R218];&quot;) (grupo &quot;;[.D218];&quot;) (tipo &quot;;[.E218];&quot;) (racion &quot;;[.H218];&quot;) (kcal &quot;;[.I218];&quot;) (proteinas &quot;;[.J218];&quot;) (grasas &quot;;[.K218];&quot;) (hidratos &quot;;[.L218];&quot;) (desayuno &quot;;[.M218];&quot;) (almuerzo &quot;;[.N218];&quot;) (comida &quot;;[.O218];&quot;) (merienda &quot;;[.P218];&quot;) (cena &quot;;[.Q218];&quot;))&quot;)" office:value-type="string" office:string-value="(alimento (id 217) (nombre naranja) (grupo 5) (tipo reguladores) (racion 250) (kcal 53) (proteinas 1) (grasas 0,2) (hidratos 11,7) (desayuno si) (almuerzo si) (comida si) (merienda si) (cena si))" calcext:value-type="string">
            <text:p>(alimento (id 217) (nombre naranja) (grupo 5) (tipo reguladores) (racion 250) (kcal 53) (proteinas 1) (grasas 0,2) (hidratos 11,7) (desayuno si) (almuerzo si) (comida si) (merienda si) (cena si))</text:p>
          </table:table-cell>
          <table:table-cell table:formula="of:=SUBSTITUTE([.S218];&quot;,&quot;;&quot;.&quot;)" office:value-type="string" office:string-value="(alimento (id 217) (nombre naranja) (grupo 5) (tipo reguladores) (racion 250) (kcal 53) (proteinas 1) (grasas 0.2) (hidratos 11.7) (desayuno si) (almuerzo si) (comida si) (merienda si) (cena si))" calcext:value-type="string">
            <text:p>(alimento (id 217) (nombre naranja) (grupo 5) (tipo reguladores) (racion 2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9.5" calcext:value-type="float">
            <text:p>79,5</text:p>
          </table:table-cell>
          <table:table-cell table:style-name="ce2" table:formula="of:=[.H219]*[.I219]/100" office:value-type="float" office:value="79.5" calcext:value-type="float">
            <text:p>7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9];&quot;) (nombre &quot;;[.R219];&quot;) (grupo &quot;;[.D219];&quot;) (tipo &quot;;[.E219];&quot;) (racion &quot;;[.H219];&quot;) (kcal &quot;;[.I219];&quot;) (proteinas &quot;;[.J219];&quot;) (grasas &quot;;[.K219];&quot;) (hidratos &quot;;[.L219];&quot;) (desayuno &quot;;[.M219];&quot;) (almuerzo &quot;;[.N219];&quot;) (comida &quot;;[.O219];&quot;) (merienda &quot;;[.P219];&quot;) (cena &quot;;[.Q219];&quot;))&quot;)" office:value-type="string" office:string-value="(alimento (id 218) (nombre naranja) (grupo 5) (tipo reguladores) (racion 150) (kcal 53) (proteinas 1) (grasas 0,2) (hidratos 11,7) (desayuno si) (almuerzo si) (comida si) (merienda si) (cena si))" calcext:value-type="string">
            <text:p>(alimento (id 218) (nombre naranja) (grupo 5) (tipo reguladores) (racion 150) (kcal 53) (proteinas 1) (grasas 0,2) (hidratos 11,7) (desayuno si) (almuerzo si) (comida si) (merienda si) (cena si))</text:p>
          </table:table-cell>
          <table:table-cell table:formula="of:=SUBSTITUTE([.S219];&quot;,&quot;;&quot;.&quot;)" office:value-type="string" office:string-value="(alimento (id 218) (nombre naranja) (grupo 5) (tipo reguladores) (racion 150) (kcal 53) (proteinas 1) (grasas 0.2) (hidratos 11.7) (desayuno si) (almuerzo si) (comida si) (merienda si) (cena si))" calcext:value-type="string">
            <text:p>(alimento (id 218) (nombre naranja) (grupo 5) (tipo reguladores) (racion 1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3" calcext:value-type="float">
            <text:p>53</text:p>
          </table:table-cell>
          <table:table-cell table:style-name="ce2" table:formula="of:=[.H220]*[.I220]/100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0];&quot;) (nombre &quot;;[.R220];&quot;) (grupo &quot;;[.D220];&quot;) (tipo &quot;;[.E220];&quot;) (racion &quot;;[.H220];&quot;) (kcal &quot;;[.I220];&quot;) (proteinas &quot;;[.J220];&quot;) (grasas &quot;;[.K220];&quot;) (hidratos &quot;;[.L220];&quot;) (desayuno &quot;;[.M220];&quot;) (almuerzo &quot;;[.N220];&quot;) (comida &quot;;[.O220];&quot;) (merienda &quot;;[.P220];&quot;) (cena &quot;;[.Q220];&quot;))&quot;)" office:value-type="string" office:string-value="(alimento (id 219) (nombre naranja) (grupo 5) (tipo reguladores) (racion 100) (kcal 53) (proteinas 1) (grasas 0,2) (hidratos 11,7) (desayuno si) (almuerzo si) (comida si) (merienda si) (cena si))" calcext:value-type="string">
            <text:p>(alimento (id 219) (nombre naranja) (grupo 5) (tipo reguladores) (racion 100) (kcal 53) (proteinas 1) (grasas 0,2) (hidratos 11,7) (desayuno si) (almuerzo si) (comida si) (merienda si) (cena si))</text:p>
          </table:table-cell>
          <table:table-cell table:formula="of:=SUBSTITUTE([.S220];&quot;,&quot;;&quot;.&quot;)" office:value-type="string" office:string-value="(alimento (id 219) (nombre naranja) (grupo 5) (tipo reguladores) (racion 100) (kcal 53) (proteinas 1) (grasas 0.2) (hidratos 11.7) (desayuno si) (almuerzo si) (comida si) (merienda si) (cena si))" calcext:value-type="string">
            <text:p>(alimento (id 219) (nombre naranja) (grupo 5) (tipo reguladores) (racion 1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06" calcext:value-type="float">
            <text:p>106</text:p>
          </table:table-cell>
          <table:table-cell table:style-name="ce2" table:formula="of:=[.H221]*[.I221]/100" office:value-type="float" office:value="106" calcext:value-type="float">
            <text:p>10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1];&quot;) (nombre &quot;;[.R221];&quot;) (grupo &quot;;[.D221];&quot;) (tipo &quot;;[.E221];&quot;) (racion &quot;;[.H221];&quot;) (kcal &quot;;[.I221];&quot;) (proteinas &quot;;[.J221];&quot;) (grasas &quot;;[.K221];&quot;) (hidratos &quot;;[.L221];&quot;) (desayuno &quot;;[.M221];&quot;) (almuerzo &quot;;[.N221];&quot;) (comida &quot;;[.O221];&quot;) (merienda &quot;;[.P221];&quot;) (cena &quot;;[.Q221];&quot;))&quot;)" office:value-type="string" office:string-value="(alimento (id 220) (nombre naranja) (grupo 5) (tipo reguladores) (racion 200) (kcal 53) (proteinas 1) (grasas 0,2) (hidratos 11,7) (desayuno si) (almuerzo si) (comida si) (merienda si) (cena si))" calcext:value-type="string">
            <text:p>(alimento (id 220) (nombre naranja) (grupo 5) (tipo reguladores) (racion 200) (kcal 53) (proteinas 1) (grasas 0,2) (hidratos 11,7) (desayuno si) (almuerzo si) (comida si) (merienda si) (cena si))</text:p>
          </table:table-cell>
          <table:table-cell table:formula="of:=SUBSTITUTE([.S221];&quot;,&quot;;&quot;.&quot;)" office:value-type="string" office:string-value="(alimento (id 220) (nombre naranja) (grupo 5) (tipo reguladores) (racion 200) (kcal 53) (proteinas 1) (grasas 0.2) (hidratos 11.7) (desayuno si) (almuerzo si) (comida si) (merienda si) (cena si))" calcext:value-type="string">
            <text:p>(alimento (id 220) (nombre naranja) (grupo 5) (tipo reguladores) (racion 2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96.25" calcext:value-type="float">
            <text:p>96,25</text:p>
          </table:table-cell>
          <table:table-cell table:style-name="ce2" table:formula="of:=[.H222]*[.I222]/100" office:value-type="float" office:value="96.25" calcext:value-type="float">
            <text:p>96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2];&quot;) (nombre &quot;;[.R222];&quot;) (grupo &quot;;[.D222];&quot;) (tipo &quot;;[.E222];&quot;) (racion &quot;;[.H222];&quot;) (kcal &quot;;[.I222];&quot;) (proteinas &quot;;[.J222];&quot;) (grasas &quot;;[.K222];&quot;) (hidratos &quot;;[.L222];&quot;) (desayuno &quot;;[.M222];&quot;) (almuerzo &quot;;[.N222];&quot;) (comida &quot;;[.O222];&quot;) (merienda &quot;;[.P222];&quot;) (cena &quot;;[.Q222];&quot;))&quot;)" office:value-type="string" office:string-value="(alimento (id 221) (nombre pinya) (grupo 5) (tipo reguladores) (racion 175) (kcal 55) (proteinas 0,5) (grasas 0,2) (hidratos 12,7) (desayuno si) (almuerzo si) (comida si) (merienda si) (cena si))" calcext:value-type="string">
            <text:p>(alimento (id 221) (nombre pinya) (grupo 5) (tipo reguladores) (racion 175) (kcal 55) (proteinas 0,5) (grasas 0,2) (hidratos 12,7) (desayuno si) (almuerzo si) (comida si) (merienda si) (cena si))</text:p>
          </table:table-cell>
          <table:table-cell table:formula="of:=SUBSTITUTE([.S222];&quot;,&quot;;&quot;.&quot;)" office:value-type="string" office:string-value="(alimento (id 221) (nombre pinya) (grupo 5) (tipo reguladores) (racion 175) (kcal 55) (proteinas 0.5) (grasas 0.2) (hidratos 12.7) (desayuno si) (almuerzo si) (comida si) (merienda si) (cena si))" calcext:value-type="string">
            <text:p>(alimento (id 221) (nombre pinya) (grupo 5) (tipo reguladores) (racion 17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8.75" calcext:value-type="float">
            <text:p>68,75</text:p>
          </table:table-cell>
          <table:table-cell table:style-name="ce2" table:formula="of:=[.H223]*[.I223]/100" office:value-type="float" office:value="68.75" calcext:value-type="float">
            <text:p>6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3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3];&quot;) (nombre &quot;;[.R223];&quot;) (grupo &quot;;[.D223];&quot;) (tipo &quot;;[.E223];&quot;) (racion &quot;;[.H223];&quot;) (kcal &quot;;[.I223];&quot;) (proteinas &quot;;[.J223];&quot;) (grasas &quot;;[.K223];&quot;) (hidratos &quot;;[.L223];&quot;) (desayuno &quot;;[.M223];&quot;) (almuerzo &quot;;[.N223];&quot;) (comida &quot;;[.O223];&quot;) (merienda &quot;;[.P223];&quot;) (cena &quot;;[.Q223];&quot;))&quot;)" office:value-type="string" office:string-value="(alimento (id 222) (nombre pinya) (grupo 5) (tipo reguladores) (racion 125) (kcal 55) (proteinas 0,5) (grasas 0,2) (hidratos 12,7) (desayuno si) (almuerzo si) (comida si) (merienda si) (cena si))" calcext:value-type="string">
            <text:p>(alimento (id 222) (nombre pinya) (grupo 5) (tipo reguladores) (racion 125) (kcal 55) (proteinas 0,5) (grasas 0,2) (hidratos 12,7) (desayuno si) (almuerzo si) (comida si) (merienda si) (cena si))</text:p>
          </table:table-cell>
          <table:table-cell table:formula="of:=SUBSTITUTE([.S223];&quot;,&quot;;&quot;.&quot;)" office:value-type="string" office:string-value="(alimento (id 222) (nombre pinya) (grupo 5) (tipo reguladores) (racion 125) (kcal 55) (proteinas 0.5) (grasas 0.2) (hidratos 12.7) (desayuno si) (almuerzo si) (comida si) (merienda si) (cena si))" calcext:value-type="string">
            <text:p>(alimento (id 222) (nombre pinya) (grupo 5) (tipo reguladores) (racion 12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82.5" calcext:value-type="float">
            <text:p>82,5</text:p>
          </table:table-cell>
          <table:table-cell table:style-name="ce2" table:formula="of:=[.H224]*[.I224]/100" office:value-type="float" office:value="82.5" calcext:value-type="float">
            <text:p>8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4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4];&quot;) (nombre &quot;;[.R224];&quot;) (grupo &quot;;[.D224];&quot;) (tipo &quot;;[.E224];&quot;) (racion &quot;;[.H224];&quot;) (kcal &quot;;[.I224];&quot;) (proteinas &quot;;[.J224];&quot;) (grasas &quot;;[.K224];&quot;) (hidratos &quot;;[.L224];&quot;) (desayuno &quot;;[.M224];&quot;) (almuerzo &quot;;[.N224];&quot;) (comida &quot;;[.O224];&quot;) (merienda &quot;;[.P224];&quot;) (cena &quot;;[.Q224];&quot;))&quot;)" office:value-type="string" office:string-value="(alimento (id 223) (nombre pinya) (grupo 5) (tipo reguladores) (racion 150) (kcal 55) (proteinas 0,5) (grasas 0,2) (hidratos 12,7) (desayuno si) (almuerzo si) (comida si) (merienda si) (cena si))" calcext:value-type="string">
            <text:p>(alimento (id 223) (nombre pinya) (grupo 5) (tipo reguladores) (racion 150) (kcal 55) (proteinas 0,5) (grasas 0,2) (hidratos 12,7) (desayuno si) (almuerzo si) (comida si) (merienda si) (cena si))</text:p>
          </table:table-cell>
          <table:table-cell table:formula="of:=SUBSTITUTE([.S224];&quot;,&quot;;&quot;.&quot;)" office:value-type="string" office:string-value="(alimento (id 223) (nombre pinya) (grupo 5) (tipo reguladores) (racion 150) (kcal 55) (proteinas 0.5) (grasas 0.2) (hidratos 12.7) (desayuno si) (almuerzo si) (comida si) (merienda si) (cena si))" calcext:value-type="string">
            <text:p>(alimento (id 223) (nombre pinya) (grupo 5) (tipo reguladores) (racion 15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10" calcext:value-type="float">
            <text:p>110</text:p>
          </table:table-cell>
          <table:table-cell table:style-name="ce2" table:formula="of:=[.H225]*[.I225]/100" office:value-type="float" office:value="110" calcext:value-type="float">
            <text:p>1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5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5];&quot;) (nombre &quot;;[.R225];&quot;) (grupo &quot;;[.D225];&quot;) (tipo &quot;;[.E225];&quot;) (racion &quot;;[.H225];&quot;) (kcal &quot;;[.I225];&quot;) (proteinas &quot;;[.J225];&quot;) (grasas &quot;;[.K225];&quot;) (hidratos &quot;;[.L225];&quot;) (desayuno &quot;;[.M225];&quot;) (almuerzo &quot;;[.N225];&quot;) (comida &quot;;[.O225];&quot;) (merienda &quot;;[.P225];&quot;) (cena &quot;;[.Q225];&quot;))&quot;)" office:value-type="string" office:string-value="(alimento (id 224) (nombre pinya) (grupo 5) (tipo reguladores) (racion 200) (kcal 55) (proteinas 0,5) (grasas 0,2) (hidratos 12,7) (desayuno si) (almuerzo si) (comida si) (merienda si) (cena si))" calcext:value-type="string">
            <text:p>(alimento (id 224) (nombre pinya) (grupo 5) (tipo reguladores) (racion 200) (kcal 55) (proteinas 0,5) (grasas 0,2) (hidratos 12,7) (desayuno si) (almuerzo si) (comida si) (merienda si) (cena si))</text:p>
          </table:table-cell>
          <table:table-cell table:formula="of:=SUBSTITUTE([.S225];&quot;,&quot;;&quot;.&quot;)" office:value-type="string" office:string-value="(alimento (id 224) (nombre pinya) (grupo 5) (tipo reguladores) (racion 200) (kcal 55) (proteinas 0.5) (grasas 0.2) (hidratos 12.7) (desayuno si) (almuerzo si) (comida si) (merienda si) (cena si))" calcext:value-type="string">
            <text:p>(alimento (id 224) (nombre pinya) (grupo 5) (tipo reguladores) (racion 2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5" calcext:value-type="float">
            <text:p>55</text:p>
          </table:table-cell>
          <table:table-cell table:style-name="ce2" table:formula="of:=[.H226]*[.I226]/100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6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6];&quot;) (nombre &quot;;[.R226];&quot;) (grupo &quot;;[.D226];&quot;) (tipo &quot;;[.E226];&quot;) (racion &quot;;[.H226];&quot;) (kcal &quot;;[.I226];&quot;) (proteinas &quot;;[.J226];&quot;) (grasas &quot;;[.K226];&quot;) (hidratos &quot;;[.L226];&quot;) (desayuno &quot;;[.M226];&quot;) (almuerzo &quot;;[.N226];&quot;) (comida &quot;;[.O226];&quot;) (merienda &quot;;[.P226];&quot;) (cena &quot;;[.Q226];&quot;))&quot;)" office:value-type="string" office:string-value="(alimento (id 225) (nombre pinya) (grupo 5) (tipo reguladores) (racion 100) (kcal 55) (proteinas 0,5) (grasas 0,2) (hidratos 12,7) (desayuno si) (almuerzo si) (comida si) (merienda si) (cena si))" calcext:value-type="string">
            <text:p>(alimento (id 225) (nombre pinya) (grupo 5) (tipo reguladores) (racion 100) (kcal 55) (proteinas 0,5) (grasas 0,2) (hidratos 12,7) (desayuno si) (almuerzo si) (comida si) (merienda si) (cena si))</text:p>
          </table:table-cell>
          <table:table-cell table:formula="of:=SUBSTITUTE([.S226];&quot;,&quot;;&quot;.&quot;)" office:value-type="string" office:string-value="(alimento (id 225) (nombre pinya) (grupo 5) (tipo reguladores) (racion 100) (kcal 55) (proteinas 0.5) (grasas 0.2) (hidratos 12.7) (desayuno si) (almuerzo si) (comida si) (merienda si) (cena si))" calcext:value-type="string">
            <text:p>(alimento (id 225) (nombre pinya) (grupo 5) (tipo reguladores) (racion 1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Fre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8.75" calcext:value-type="float">
            <text:p>8,75</text:p>
          </table:table-cell>
          <table:table-cell table:style-name="ce2" table:formula="of:=[.H227]*[.I227]/100" office:value-type="float" office:value="35" calcext:value-type="float">
            <text:p>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7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formula="of:=CONCATENATE(&quot;(alimento (id &quot;;[.A227];&quot;) (nombre &quot;;[.R227];&quot;) (grupo &quot;;[.D227];&quot;) (tipo &quot;;[.E227];&quot;) (racion &quot;;[.H227];&quot;) (kcal &quot;;[.I227];&quot;) (proteinas &quot;;[.J227];&quot;) (grasas &quot;;[.K227];&quot;) (hidratos &quot;;[.L227];&quot;) (desayuno &quot;;[.M227];&quot;) (almuerzo &quot;;[.N227];&quot;) (comida &quot;;[.O227];&quot;) (merienda &quot;;[.P227];&quot;) (cena &quot;;[.Q227];&quot;))&quot;)" office:value-type="string" office:string-value="(alimento (id 226) (nombre fresa) (grupo 5) (tipo reguladores) (racion 100) (kcal 35) (proteinas 0,8) (grasas 0,4) (hidratos 5,5) (desayuno si) (almuerzo si) (comida si) (merienda si) (cena si))" calcext:value-type="string">
            <text:p>(alimento (id 226) (nombre fresa) (grupo 5) (tipo reguladores) (racion 100) (kcal 35) (proteinas 0,8) (grasas 0,4) (hidratos 5,5) (desayuno si) (almuerzo si) (comida si) (merienda si) (cena si))</text:p>
          </table:table-cell>
          <table:table-cell table:formula="of:=SUBSTITUTE([.S227];&quot;,&quot;;&quot;.&quot;)" office:value-type="string" office:string-value="(alimento (id 226) (nombre fresa) (grupo 5) (tipo reguladores) (racion 100) (kcal 35) (proteinas 0.8) (grasas 0.4) (hidratos 5.5) (desayuno si) (almuerzo si) (comida si) (merienda si) (cena si))" calcext:value-type="string">
            <text:p>(alimento (id 226) (nombre fresa) (grupo 5) (tipo reguladores) (racion 100) (kcal 35) (proteinas 0.8) (grasas 0.4) (hidratos 5.5) (desayuno si) (almuerzo si) (comida si) (merienda si) (cena si)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Fre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3.75" calcext:value-type="float">
            <text:p>43,75</text:p>
          </table:table-cell>
          <table:table-cell table:style-name="ce2" table:formula="of:=[.H228]*[.I228]/100" office:value-type="float" office:value="43.75" calcext:value-type="float">
            <text:p>4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8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formula="of:=CONCATENATE(&quot;(alimento (id &quot;;[.A228];&quot;) (nombre &quot;;[.R228];&quot;) (grupo &quot;;[.D228];&quot;) (tipo &quot;;[.E228];&quot;) (racion &quot;;[.H228];&quot;) (kcal &quot;;[.I228];&quot;) (proteinas &quot;;[.J228];&quot;) (grasas &quot;;[.K228];&quot;) (hidratos &quot;;[.L228];&quot;) (desayuno &quot;;[.M228];&quot;) (almuerzo &quot;;[.N228];&quot;) (comida &quot;;[.O228];&quot;) (merienda &quot;;[.P228];&quot;) (cena &quot;;[.Q228];&quot;))&quot;)" office:value-type="string" office:string-value="(alimento (id 227) (nombre fresa) (grupo 5) (tipo reguladores) (racion 125) (kcal 35) (proteinas 0,8) (grasas 0,4) (hidratos 5,5) (desayuno si) (almuerzo si) (comida si) (merienda si) (cena si))" calcext:value-type="string">
            <text:p>(alimento (id 227) (nombre fresa) (grupo 5) (tipo reguladores) (racion 125) (kcal 35) (proteinas 0,8) (grasas 0,4) (hidratos 5,5) (desayuno si) (almuerzo si) (comida si) (merienda si) (cena si))</text:p>
          </table:table-cell>
          <table:table-cell table:formula="of:=SUBSTITUTE([.S228];&quot;,&quot;;&quot;.&quot;)" office:value-type="string" office:string-value="(alimento (id 227) (nombre fresa) (grupo 5) (tipo reguladores) (racion 125) (kcal 35) (proteinas 0.8) (grasas 0.4) (hidratos 5.5) (desayuno si) (almuerzo si) (comida si) (merienda si) (cena si))" calcext:value-type="string">
            <text:p>(alimento (id 227) (nombre fresa) (grupo 5) (tipo reguladores) (racion 125) (kcal 35) (proteinas 0.8) (grasas 0.4) (hidratos 5.5) (desayuno si) (almuerzo si) (comida si) (merienda si) (cena si)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Fre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6.25" calcext:value-type="float">
            <text:p>26,25</text:p>
          </table:table-cell>
          <table:table-cell table:style-name="ce2" table:formula="of:=[.H229]*[.I229]/100" office:value-type="float" office:value="52.5" calcext:value-type="float">
            <text:p>5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9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formula="of:=CONCATENATE(&quot;(alimento (id &quot;;[.A229];&quot;) (nombre &quot;;[.R229];&quot;) (grupo &quot;;[.D229];&quot;) (tipo &quot;;[.E229];&quot;) (racion &quot;;[.H229];&quot;) (kcal &quot;;[.I229];&quot;) (proteinas &quot;;[.J229];&quot;) (grasas &quot;;[.K229];&quot;) (hidratos &quot;;[.L229];&quot;) (desayuno &quot;;[.M229];&quot;) (almuerzo &quot;;[.N229];&quot;) (comida &quot;;[.O229];&quot;) (merienda &quot;;[.P229];&quot;) (cena &quot;;[.Q229];&quot;))&quot;)" office:value-type="string" office:string-value="(alimento (id 228) (nombre fresa) (grupo 5) (tipo reguladores) (racion 150) (kcal 35) (proteinas 0,8) (grasas 0,4) (hidratos 5,5) (desayuno si) (almuerzo si) (comida si) (merienda si) (cena si))" calcext:value-type="string">
            <text:p>(alimento (id 228) (nombre fresa) (grupo 5) (tipo reguladores) (racion 150) (kcal 35) (proteinas 0,8) (grasas 0,4) (hidratos 5,5) (desayuno si) (almuerzo si) (comida si) (merienda si) (cena si))</text:p>
          </table:table-cell>
          <table:table-cell table:formula="of:=SUBSTITUTE([.S229];&quot;,&quot;;&quot;.&quot;)" office:value-type="string" office:string-value="(alimento (id 228) (nombre fresa) (grupo 5) (tipo reguladores) (racion 150) (kcal 35) (proteinas 0.8) (grasas 0.4) (hidratos 5.5) (desayuno si) (almuerzo si) (comida si) (merienda si) (cena si))" calcext:value-type="string">
            <text:p>(alimento (id 228) (nombre fresa) (grupo 5) (tipo reguladores) (racion 150) (kcal 35) (proteinas 0.8) (grasas 0.4) (hidratos 5.5) (desayuno si) (almuerzo si) (comida si) (merienda si) (cena si)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Fre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7.5" calcext:value-type="float">
            <text:p>17,5</text:p>
          </table:table-cell>
          <table:table-cell table:style-name="ce2" table:formula="of:=[.H230]*[.I230]/100" office:value-type="float" office:value="61.25" calcext:value-type="float">
            <text:p>61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0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formula="of:=CONCATENATE(&quot;(alimento (id &quot;;[.A230];&quot;) (nombre &quot;;[.R230];&quot;) (grupo &quot;;[.D230];&quot;) (tipo &quot;;[.E230];&quot;) (racion &quot;;[.H230];&quot;) (kcal &quot;;[.I230];&quot;) (proteinas &quot;;[.J230];&quot;) (grasas &quot;;[.K230];&quot;) (hidratos &quot;;[.L230];&quot;) (desayuno &quot;;[.M230];&quot;) (almuerzo &quot;;[.N230];&quot;) (comida &quot;;[.O230];&quot;) (merienda &quot;;[.P230];&quot;) (cena &quot;;[.Q230];&quot;))&quot;)" office:value-type="string" office:string-value="(alimento (id 229) (nombre fresa) (grupo 5) (tipo reguladores) (racion 175) (kcal 35) (proteinas 0,8) (grasas 0,4) (hidratos 5,5) (desayuno si) (almuerzo si) (comida si) (merienda si) (cena si))" calcext:value-type="string">
            <text:p>(alimento (id 229) (nombre fresa) (grupo 5) (tipo reguladores) (racion 175) (kcal 35) (proteinas 0,8) (grasas 0,4) (hidratos 5,5) (desayuno si) (almuerzo si) (comida si) (merienda si) (cena si))</text:p>
          </table:table-cell>
          <table:table-cell table:formula="of:=SUBSTITUTE([.S230];&quot;,&quot;;&quot;.&quot;)" office:value-type="string" office:string-value="(alimento (id 229) (nombre fresa) (grupo 5) (tipo reguladores) (racion 175) (kcal 35) (proteinas 0.8) (grasas 0.4) (hidratos 5.5) (desayuno si) (almuerzo si) (comida si) (merienda si) (cena si))" calcext:value-type="string">
            <text:p>(alimento (id 229) (nombre fresa) (grupo 5) (tipo reguladores) (racion 175) (kcal 35) (proteinas 0.8) (grasas 0.4) (hidratos 5.5) (desayuno si) (almuerzo si) (comida si) (merienda si) (cena si)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Fres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5" calcext:value-type="float">
            <text:p>35</text:p>
          </table:table-cell>
          <table:table-cell table:style-name="ce2" table:formula="of:=[.H231]*[.I231]/100" office:value-type="float" office:value="70" calcext:value-type="float">
            <text:p>7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1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formula="of:=CONCATENATE(&quot;(alimento (id &quot;;[.A231];&quot;) (nombre &quot;;[.R231];&quot;) (grupo &quot;;[.D231];&quot;) (tipo &quot;;[.E231];&quot;) (racion &quot;;[.H231];&quot;) (kcal &quot;;[.I231];&quot;) (proteinas &quot;;[.J231];&quot;) (grasas &quot;;[.K231];&quot;) (hidratos &quot;;[.L231];&quot;) (desayuno &quot;;[.M231];&quot;) (almuerzo &quot;;[.N231];&quot;) (comida &quot;;[.O231];&quot;) (merienda &quot;;[.P231];&quot;) (cena &quot;;[.Q231];&quot;))&quot;)" office:value-type="string" office:string-value="(alimento (id 230) (nombre fresa) (grupo 5) (tipo reguladores) (racion 200) (kcal 35) (proteinas 0,8) (grasas 0,4) (hidratos 5,5) (desayuno si) (almuerzo si) (comida si) (merienda si) (cena si))" calcext:value-type="string">
            <text:p>(alimento (id 230) (nombre fresa) (grupo 5) (tipo reguladores) (racion 200) (kcal 35) (proteinas 0,8) (grasas 0,4) (hidratos 5,5) (desayuno si) (almuerzo si) (comida si) (merienda si) (cena si))</text:p>
          </table:table-cell>
          <table:table-cell table:formula="of:=SUBSTITUTE([.S231];&quot;,&quot;;&quot;.&quot;)" office:value-type="string" office:string-value="(alimento (id 230) (nombre fresa) (grupo 5) (tipo reguladores) (racion 200) (kcal 35) (proteinas 0.8) (grasas 0.4) (hidratos 5.5) (desayuno si) (almuerzo si) (comida si) (merienda si) (cena si))" calcext:value-type="string">
            <text:p>(alimento (id 230) (nombre fresa) (grupo 5) (tipo reguladores) (racion 200) (kcal 35) (proteinas 0.8) (grasas 0.4) (hidratos 5.5) (desayuno si) (almuerzo si) (comida si) (merienda si) (cena si)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2.5" calcext:value-type="float">
            <text:p>72,5</text:p>
          </table:table-cell>
          <table:table-cell table:style-name="ce2" table:formula="of:=[.H232]*[.I232]/100" office:value-type="float" office:value="72.5" calcext:value-type="float">
            <text:p>7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2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2];&quot;) (nombre &quot;;[.R232];&quot;) (grupo &quot;;[.D232];&quot;) (tipo &quot;;[.E232];&quot;) (racion &quot;;[.H232];&quot;) (kcal &quot;;[.I232];&quot;) (proteinas &quot;;[.J232];&quot;) (grasas &quot;;[.K232];&quot;) (hidratos &quot;;[.L232];&quot;) (desayuno &quot;;[.M232];&quot;) (almuerzo &quot;;[.N232];&quot;) (comida &quot;;[.O232];&quot;) (merienda &quot;;[.P232];&quot;) (cena &quot;;[.Q232];&quot;))&quot;)" office:value-type="string" office:string-value="(alimento (id 231) (nombre pera) (grupo 5) (tipo reguladores) (racion 125) (kcal 58) (proteinas 0,7) (grasas 0,1) (hidratos 15) (desayuno si) (almuerzo si) (comida si) (merienda si) (cena si))" calcext:value-type="string">
            <text:p>(alimento (id 231) (nombre pera) (grupo 5) (tipo reguladores) (racion 125) (kcal 58) (proteinas 0,7) (grasas 0,1) (hidratos 15) (desayuno si) (almuerzo si) (comida si) (merienda si) (cena si))</text:p>
          </table:table-cell>
          <table:table-cell table:formula="of:=SUBSTITUTE([.S232];&quot;,&quot;;&quot;.&quot;)" office:value-type="string" office:string-value="(alimento (id 231) (nombre pera) (grupo 5) (tipo reguladores) (racion 125) (kcal 58) (proteinas 0.7) (grasas 0.1) (hidratos 15) (desayuno si) (almuerzo si) (comida si) (merienda si) (cena si))" calcext:value-type="string">
            <text:p>(alimento (id 231) (nombre pera) (grupo 5) (tipo reguladores) (racion 12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16" calcext:value-type="float">
            <text:p>116</text:p>
          </table:table-cell>
          <table:table-cell table:style-name="ce2" table:formula="of:=[.H233]*[.I233]/100" office:value-type="float" office:value="116" calcext:value-type="float">
            <text:p>11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3];&quot;) (nombre &quot;;[.R233];&quot;) (grupo &quot;;[.D233];&quot;) (tipo &quot;;[.E233];&quot;) (racion &quot;;[.H233];&quot;) (kcal &quot;;[.I233];&quot;) (proteinas &quot;;[.J233];&quot;) (grasas &quot;;[.K233];&quot;) (hidratos &quot;;[.L233];&quot;) (desayuno &quot;;[.M233];&quot;) (almuerzo &quot;;[.N233];&quot;) (comida &quot;;[.O233];&quot;) (merienda &quot;;[.P233];&quot;) (cena &quot;;[.Q233];&quot;))&quot;)" office:value-type="string" office:string-value="(alimento (id 232) (nombre pera) (grupo 5) (tipo reguladores) (racion 200) (kcal 58) (proteinas 0,7) (grasas 0,1) (hidratos 15) (desayuno si) (almuerzo si) (comida si) (merienda si) (cena si))" calcext:value-type="string">
            <text:p>(alimento (id 232) (nombre pera) (grupo 5) (tipo reguladores) (racion 200) (kcal 58) (proteinas 0,7) (grasas 0,1) (hidratos 15) (desayuno si) (almuerzo si) (comida si) (merienda si) (cena si))</text:p>
          </table:table-cell>
          <table:table-cell table:formula="of:=SUBSTITUTE([.S233];&quot;,&quot;;&quot;.&quot;)" office:value-type="string" office:string-value="(alimento (id 232) (nombre pera) (grupo 5) (tipo reguladores) (racion 200) (kcal 58) (proteinas 0.7) (grasas 0.1) (hidratos 15) (desayuno si) (almuerzo si) (comida si) (merienda si) (cena si))" calcext:value-type="string">
            <text:p>(alimento (id 232) (nombre pera) (grupo 5) (tipo reguladores) (racion 2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01.5" calcext:value-type="float">
            <text:p>101,5</text:p>
          </table:table-cell>
          <table:table-cell table:style-name="ce2" table:formula="of:=[.H234]*[.I234]/100" office:value-type="float" office:value="101.5" calcext:value-type="float">
            <text:p>101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4];&quot;) (nombre &quot;;[.R234];&quot;) (grupo &quot;;[.D234];&quot;) (tipo &quot;;[.E234];&quot;) (racion &quot;;[.H234];&quot;) (kcal &quot;;[.I234];&quot;) (proteinas &quot;;[.J234];&quot;) (grasas &quot;;[.K234];&quot;) (hidratos &quot;;[.L234];&quot;) (desayuno &quot;;[.M234];&quot;) (almuerzo &quot;;[.N234];&quot;) (comida &quot;;[.O234];&quot;) (merienda &quot;;[.P234];&quot;) (cena &quot;;[.Q234];&quot;))&quot;)" office:value-type="string" office:string-value="(alimento (id 233) (nombre pera) (grupo 5) (tipo reguladores) (racion 175) (kcal 58) (proteinas 0,7) (grasas 0,1) (hidratos 15) (desayuno si) (almuerzo si) (comida si) (merienda si) (cena si))" calcext:value-type="string">
            <text:p>(alimento (id 233) (nombre pera) (grupo 5) (tipo reguladores) (racion 175) (kcal 58) (proteinas 0,7) (grasas 0,1) (hidratos 15) (desayuno si) (almuerzo si) (comida si) (merienda si) (cena si))</text:p>
          </table:table-cell>
          <table:table-cell table:formula="of:=SUBSTITUTE([.S234];&quot;,&quot;;&quot;.&quot;)" office:value-type="string" office:string-value="(alimento (id 233) (nombre pera) (grupo 5) (tipo reguladores) (racion 175) (kcal 58) (proteinas 0.7) (grasas 0.1) (hidratos 15) (desayuno si) (almuerzo si) (comida si) (merienda si) (cena si))" calcext:value-type="string">
            <text:p>(alimento (id 233) (nombre pera) (grupo 5) (tipo reguladores) (racion 17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8" calcext:value-type="float">
            <text:p>58</text:p>
          </table:table-cell>
          <table:table-cell table:style-name="ce2" table:formula="of:=[.H235]*[.I235]/100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5];&quot;) (nombre &quot;;[.R235];&quot;) (grupo &quot;;[.D235];&quot;) (tipo &quot;;[.E235];&quot;) (racion &quot;;[.H235];&quot;) (kcal &quot;;[.I235];&quot;) (proteinas &quot;;[.J235];&quot;) (grasas &quot;;[.K235];&quot;) (hidratos &quot;;[.L235];&quot;) (desayuno &quot;;[.M235];&quot;) (almuerzo &quot;;[.N235];&quot;) (comida &quot;;[.O235];&quot;) (merienda &quot;;[.P235];&quot;) (cena &quot;;[.Q235];&quot;))&quot;)" office:value-type="string" office:string-value="(alimento (id 234) (nombre pera) (grupo 5) (tipo reguladores) (racion 100) (kcal 58) (proteinas 0,7) (grasas 0,1) (hidratos 15) (desayuno si) (almuerzo si) (comida si) (merienda si) (cena si))" calcext:value-type="string">
            <text:p>(alimento (id 234) (nombre pera) (grupo 5) (tipo reguladores) (racion 100) (kcal 58) (proteinas 0,7) (grasas 0,1) (hidratos 15) (desayuno si) (almuerzo si) (comida si) (merienda si) (cena si))</text:p>
          </table:table-cell>
          <table:table-cell table:formula="of:=SUBSTITUTE([.S235];&quot;,&quot;;&quot;.&quot;)" office:value-type="string" office:string-value="(alimento (id 234) (nombre pera) (grupo 5) (tipo reguladores) (racion 100) (kcal 58) (proteinas 0.7) (grasas 0.1) (hidratos 15) (desayuno si) (almuerzo si) (comida si) (merienda si) (cena si))" calcext:value-type="string">
            <text:p>(alimento (id 234) (nombre pera) (grupo 5) (tipo reguladores) (racion 1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87" calcext:value-type="float">
            <text:p>87</text:p>
          </table:table-cell>
          <table:table-cell table:style-name="ce2" table:formula="of:=[.H236]*[.I236]/100" office:value-type="float" office:value="87" calcext:value-type="float">
            <text:p>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6];&quot;) (nombre &quot;;[.R236];&quot;) (grupo &quot;;[.D236];&quot;) (tipo &quot;;[.E236];&quot;) (racion &quot;;[.H236];&quot;) (kcal &quot;;[.I236];&quot;) (proteinas &quot;;[.J236];&quot;) (grasas &quot;;[.K236];&quot;) (hidratos &quot;;[.L236];&quot;) (desayuno &quot;;[.M236];&quot;) (almuerzo &quot;;[.N236];&quot;) (comida &quot;;[.O236];&quot;) (merienda &quot;;[.P236];&quot;) (cena &quot;;[.Q236];&quot;))&quot;)" office:value-type="string" office:string-value="(alimento (id 235) (nombre pera) (grupo 5) (tipo reguladores) (racion 150) (kcal 58) (proteinas 0,7) (grasas 0,1) (hidratos 15) (desayuno si) (almuerzo si) (comida si) (merienda si) (cena si))" calcext:value-type="string">
            <text:p>(alimento (id 235) (nombre pera) (grupo 5) (tipo reguladores) (racion 150) (kcal 58) (proteinas 0,7) (grasas 0,1) (hidratos 15) (desayuno si) (almuerzo si) (comida si) (merienda si) (cena si))</text:p>
          </table:table-cell>
          <table:table-cell table:formula="of:=SUBSTITUTE([.S236];&quot;,&quot;;&quot;.&quot;)" office:value-type="string" office:string-value="(alimento (id 235) (nombre pera) (grupo 5) (tipo reguladores) (racion 150) (kcal 58) (proteinas 0.7) (grasas 0.1) (hidratos 15) (desayuno si) (almuerzo si) (comida si) (merienda si) (cena si))" calcext:value-type="string">
            <text:p>(alimento (id 235) (nombre pera) (grupo 5) (tipo reguladores) (racion 15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0.5" calcext:value-type="float">
            <text:p>20,5</text:p>
          </table:table-cell>
          <table:table-cell table:style-name="ce2" table:formula="of:=[.H237]*[.I237]/100" office:value-type="float" office:value="20.5" calcext:value-type="float">
            <text:p>20,5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7];&quot;) (nombre &quot;;[.R237];&quot;) (grupo &quot;;[.D237];&quot;) (tipo &quot;;[.E237];&quot;) (racion &quot;;[.H237];&quot;) (kcal &quot;;[.I237];&quot;) (proteinas &quot;;[.J237];&quot;) (grasas &quot;;[.K237];&quot;) (hidratos &quot;;[.L237];&quot;) (desayuno &quot;;[.M237];&quot;) (almuerzo &quot;;[.N237];&quot;) (comida &quot;;[.O237];&quot;) (merienda &quot;;[.P237];&quot;) (cena &quot;;[.Q237];&quot;))&quot;)" office:value-type="string" office:string-value="(alimento (id 236) (nombre arandano) (grupo 5) (tipo reguladores) (racion 50) (kcal 41) (proteinas 0,6) (grasas 0,4) (hidratos 10,1) (desayuno si) (almuerzo si) (comida si) (merienda si) (cena si))" calcext:value-type="string">
            <text:p>(alimento (id 236) (nombre arandano) (grupo 5) (tipo reguladores) (racion 50) (kcal 41) (proteinas 0,6) (grasas 0,4) (hidratos 10,1) (desayuno si) (almuerzo si) (comida si) (merienda si) (cena si))</text:p>
          </table:table-cell>
          <table:table-cell table:formula="of:=SUBSTITUTE([.S237];&quot;,&quot;;&quot;.&quot;)" office:value-type="string" office:string-value="(alimento (id 236) (nombre arandano) (grupo 5) (tipo reguladores) (racion 50) (kcal 41) (proteinas 0.6) (grasas 0.4) (hidratos 10.1) (desayuno si) (almuerzo si) (comida si) (merienda si) (cena si))" calcext:value-type="string">
            <text:p>(alimento (id 236) (nombre arandano) (grupo 5) (tipo reguladores) (racion 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1" calcext:value-type="float">
            <text:p>41</text:p>
          </table:table-cell>
          <table:table-cell table:style-name="ce2" table:formula="of:=[.H240]*[.I238]/100" office:value-type="float" office:value="61.5" calcext:value-type="float">
            <text:p>61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8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8];&quot;) (nombre &quot;;[.R238];&quot;) (grupo &quot;;[.D238];&quot;) (tipo &quot;;[.E238];&quot;) (racion &quot;;[.H240];&quot;) (kcal &quot;;[.I238];&quot;) (proteinas &quot;;[.J238];&quot;) (grasas &quot;;[.K238];&quot;) (hidratos &quot;;[.L238];&quot;) (desayuno &quot;;[.M238];&quot;) (almuerzo &quot;;[.N238];&quot;) (comida &quot;;[.O238];&quot;) (merienda &quot;;[.P238];&quot;) (cena &quot;;[.Q238];&quot;))&quot;)" office:value-type="string" office:string-value="(alimento (id 237) (nombre arandano) (grupo 5) (tipo reguladores) (racion 150) (kcal 41) (proteinas 0,6) (grasas 0,4) (hidratos 10,1) (desayuno si) (almuerzo si) (comida si) (merienda si) (cena si))" calcext:value-type="string">
            <text:p>(alimento (id 237) (nombre arandano) (grupo 5) (tipo reguladores) (racion 150) (kcal 41) (proteinas 0,6) (grasas 0,4) (hidratos 10,1) (desayuno si) (almuerzo si) (comida si) (merienda si) (cena si))</text:p>
          </table:table-cell>
          <table:table-cell table:formula="of:=SUBSTITUTE([.S238];&quot;,&quot;;&quot;.&quot;)" office:value-type="string" office:string-value="(alimento (id 237) (nombre arandano) (grupo 5) (tipo reguladores) (racion 150) (kcal 41) (proteinas 0.6) (grasas 0.4) (hidratos 10.1) (desayuno si) (almuerzo si) (comida si) (merienda si) (cena si))" calcext:value-type="string">
            <text:p>(alimento (id 237) (nombre arandano) (grupo 5) (tipo reguladores) (racion 1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1.25" calcext:value-type="float">
            <text:p>51,25</text:p>
          </table:table-cell>
          <table:table-cell table:style-name="ce2" table:formula="of:=[.H238]*[.I239]/100" office:value-type="float" office:value="41" calcext:value-type="float">
            <text:p>4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9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9];&quot;) (nombre &quot;;[.R239];&quot;) (grupo &quot;;[.D239];&quot;) (tipo &quot;;[.E239];&quot;) (racion &quot;;[.H238];&quot;) (kcal &quot;;[.I239];&quot;) (proteinas &quot;;[.J239];&quot;) (grasas &quot;;[.K239];&quot;) (hidratos &quot;;[.L239];&quot;) (desayuno &quot;;[.M239];&quot;) (almuerzo &quot;;[.N239];&quot;) (comida &quot;;[.O239];&quot;) (merienda &quot;;[.P239];&quot;) (cena &quot;;[.Q239];&quot;))&quot;)" office:value-type="string" office:string-value="(alimento (id 238) (nombre arandano) (grupo 5) (tipo reguladores) (racion 100) (kcal 41) (proteinas 0,6) (grasas 0,4) (hidratos 10,1) (desayuno si) (almuerzo si) (comida si) (merienda si) (cena si))" calcext:value-type="string">
            <text:p>(alimento (id 238) (nombre arandano) (grupo 5) (tipo reguladores) (racion 100) (kcal 41) (proteinas 0,6) (grasas 0,4) (hidratos 10,1) (desayuno si) (almuerzo si) (comida si) (merienda si) (cena si))</text:p>
          </table:table-cell>
          <table:table-cell table:formula="of:=SUBSTITUTE([.S239];&quot;,&quot;;&quot;.&quot;)" office:value-type="string" office:string-value="(alimento (id 238) (nombre arandano) (grupo 5) (tipo reguladores) (racion 100) (kcal 41) (proteinas 0.6) (grasas 0.4) (hidratos 10.1) (desayuno si) (almuerzo si) (comida si) (merienda si) (cena si))" calcext:value-type="string">
            <text:p>(alimento (id 238) (nombre arandano) (grupo 5) (tipo reguladores) (racion 10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1.5" calcext:value-type="float">
            <text:p>61,5</text:p>
          </table:table-cell>
          <table:table-cell table:style-name="ce2" table:formula="of:=[.H239]*[.I240]/100" office:value-type="float" office:value="51.25" calcext:value-type="float">
            <text:p>51,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0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0];&quot;) (nombre &quot;;[.R240];&quot;) (grupo &quot;;[.D240];&quot;) (tipo &quot;;[.E240];&quot;) (racion &quot;;[.H239];&quot;) (kcal &quot;;[.I240];&quot;) (proteinas &quot;;[.J240];&quot;) (grasas &quot;;[.K240];&quot;) (hidratos &quot;;[.L240];&quot;) (desayuno &quot;;[.M240];&quot;) (almuerzo &quot;;[.N240];&quot;) (comida &quot;;[.O240];&quot;) (merienda &quot;;[.P240];&quot;) (cena &quot;;[.Q240];&quot;))&quot;)" office:value-type="string" office:string-value="(alimento (id 239) (nombre arandano) (grupo 5) (tipo reguladores) (racion 125) (kcal 41) (proteinas 0,6) (grasas 0,4) (hidratos 10,1) (desayuno si) (almuerzo si) (comida si) (merienda si) (cena si))" calcext:value-type="string">
            <text:p>(alimento (id 239) (nombre arandano) (grupo 5) (tipo reguladores) (racion 125) (kcal 41) (proteinas 0,6) (grasas 0,4) (hidratos 10,1) (desayuno si) (almuerzo si) (comida si) (merienda si) (cena si))</text:p>
          </table:table-cell>
          <table:table-cell table:formula="of:=SUBSTITUTE([.S240];&quot;,&quot;;&quot;.&quot;)" office:value-type="string" office:string-value="(alimento (id 239) (nombre arandano) (grupo 5) (tipo reguladores) (racion 125) (kcal 41) (proteinas 0.6) (grasas 0.4) (hidratos 10.1) (desayuno si) (almuerzo si) (comida si) (merienda si) (cena si))" calcext:value-type="string">
            <text:p>(alimento (id 239) (nombre arandano) (grupo 5) (tipo reguladores) (racion 125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71.75" calcext:value-type="float">
            <text:p>71,75</text:p>
          </table:table-cell>
          <table:table-cell table:style-name="ce2" table:formula="of:=[.H240]*[.I241]/100" office:value-type="float" office:value="61.5" calcext:value-type="float">
            <text:p>61,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1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1];&quot;) (nombre &quot;;[.R241];&quot;) (grupo &quot;;[.D241];&quot;) (tipo &quot;;[.E241];&quot;) (racion &quot;;[.H240];&quot;) (kcal &quot;;[.I241];&quot;) (proteinas &quot;;[.J241];&quot;) (grasas &quot;;[.K241];&quot;) (hidratos &quot;;[.L241];&quot;) (desayuno &quot;;[.M241];&quot;) (almuerzo &quot;;[.N241];&quot;) (comida &quot;;[.O241];&quot;) (merienda &quot;;[.P241];&quot;) (cena &quot;;[.Q241];&quot;))&quot;)" office:value-type="string" office:string-value="(alimento (id 240) (nombre arandano) (grupo 5) (tipo reguladores) (racion 150) (kcal 41) (proteinas 0,6) (grasas 0,4) (hidratos 10,1) (desayuno si) (almuerzo si) (comida si) (merienda si) (cena si))" calcext:value-type="string">
            <text:p>(alimento (id 240) (nombre arandano) (grupo 5) (tipo reguladores) (racion 150) (kcal 41) (proteinas 0,6) (grasas 0,4) (hidratos 10,1) (desayuno si) (almuerzo si) (comida si) (merienda si) (cena si))</text:p>
          </table:table-cell>
          <table:table-cell table:formula="of:=SUBSTITUTE([.S241];&quot;,&quot;;&quot;.&quot;)" office:value-type="string" office:string-value="(alimento (id 240) (nombre arandano) (grupo 5) (tipo reguladores) (racion 150) (kcal 41) (proteinas 0.6) (grasas 0.4) (hidratos 10.1) (desayuno si) (almuerzo si) (comida si) (merienda si) (cena si))" calcext:value-type="string">
            <text:p>(alimento (id 240) (nombre arandano) (grupo 5) (tipo reguladores) (racion 1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60" calcext:value-type="float">
            <text:p>60</text:p>
          </table:table-cell>
          <table:table-cell table:style-name="ce2" table:formula="of:=[.H242]*[.I242]/100" office:value-type="float" office:value="60" calcext:value-type="float">
            <text:p>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2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2];&quot;) (nombre &quot;;[.R242];&quot;) (grupo &quot;;[.D242];&quot;) (tipo &quot;;[.E242];&quot;) (racion &quot;;[.H242];&quot;) (kcal &quot;;[.I242];&quot;) (proteinas &quot;;[.J242];&quot;) (grasas &quot;;[.K242];&quot;) (hidratos &quot;;[.L242];&quot;) (desayuno &quot;;[.M242];&quot;) (almuerzo &quot;;[.N242];&quot;) (comida &quot;;[.O242];&quot;) (merienda &quot;;[.P242];&quot;) (cena &quot;;[.Q242];&quot;))&quot;)" office:value-type="string" office:string-value="(alimento (id 241) (nombre melocoton) (grupo 5) (tipo reguladores) (racion 200) (kcal 30) (proteinas 0,8) (grasas 0,1) (hidratos 6,9) (desayuno si) (almuerzo si) (comida si) (merienda si) (cena si))" calcext:value-type="string">
            <text:p>(alimento (id 241) (nombre melocoton) (grupo 5) (tipo reguladores) (racion 200) (kcal 30) (proteinas 0,8) (grasas 0,1) (hidratos 6,9) (desayuno si) (almuerzo si) (comida si) (merienda si) (cena si))</text:p>
          </table:table-cell>
          <table:table-cell table:formula="of:=SUBSTITUTE([.S242];&quot;,&quot;;&quot;.&quot;)" office:value-type="string" office:string-value="(alimento (id 241) (nombre melocoton) (grupo 5) (tipo reguladores) (racion 200) (kcal 30) (proteinas 0.8) (grasas 0.1) (hidratos 6.9) (desayuno si) (almuerzo si) (comida si) (merienda si) (cena si))" calcext:value-type="string">
            <text:p>(alimento (id 241) (nombre melocoton) (grupo 5) (tipo reguladores) (racion 2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52.5" calcext:value-type="float">
            <text:p>52,5</text:p>
          </table:table-cell>
          <table:table-cell table:style-name="ce2" table:formula="of:=[.H243]*[.I243]/100" office:value-type="float" office:value="52.5" calcext:value-type="float">
            <text:p>52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3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3];&quot;) (nombre &quot;;[.R243];&quot;) (grupo &quot;;[.D243];&quot;) (tipo &quot;;[.E243];&quot;) (racion &quot;;[.H243];&quot;) (kcal &quot;;[.I243];&quot;) (proteinas &quot;;[.J243];&quot;) (grasas &quot;;[.K243];&quot;) (hidratos &quot;;[.L243];&quot;) (desayuno &quot;;[.M243];&quot;) (almuerzo &quot;;[.N243];&quot;) (comida &quot;;[.O243];&quot;) (merienda &quot;;[.P243];&quot;) (cena &quot;;[.Q243];&quot;))&quot;)" office:value-type="string" office:string-value="(alimento (id 242) (nombre melocoton) (grupo 5) (tipo reguladores) (racion 175) (kcal 30) (proteinas 0,8) (grasas 0,1) (hidratos 6,9) (desayuno si) (almuerzo si) (comida si) (merienda si) (cena si))" calcext:value-type="string">
            <text:p>(alimento (id 242) (nombre melocoton) (grupo 5) (tipo reguladores) (racion 175) (kcal 30) (proteinas 0,8) (grasas 0,1) (hidratos 6,9) (desayuno si) (almuerzo si) (comida si) (merienda si) (cena si))</text:p>
          </table:table-cell>
          <table:table-cell table:formula="of:=SUBSTITUTE([.S243];&quot;,&quot;;&quot;.&quot;)" office:value-type="string" office:string-value="(alimento (id 242) (nombre melocoton) (grupo 5) (tipo reguladores) (racion 175) (kcal 30) (proteinas 0.8) (grasas 0.1) (hidratos 6.9) (desayuno si) (almuerzo si) (comida si) (merienda si) (cena si))" calcext:value-type="string">
            <text:p>(alimento (id 242) (nombre melocoton) (grupo 5) (tipo reguladores) (racion 175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5" calcext:value-type="float">
            <text:p>45</text:p>
          </table:table-cell>
          <table:table-cell table:style-name="ce2" table:formula="of:=[.H244]*[.I244]/100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4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4];&quot;) (nombre &quot;;[.R244];&quot;) (grupo &quot;;[.D244];&quot;) (tipo &quot;;[.E244];&quot;) (racion &quot;;[.H244];&quot;) (kcal &quot;;[.I244];&quot;) (proteinas &quot;;[.J244];&quot;) (grasas &quot;;[.K244];&quot;) (hidratos &quot;;[.L244];&quot;) (desayuno &quot;;[.M244];&quot;) (almuerzo &quot;;[.N244];&quot;) (comida &quot;;[.O244];&quot;) (merienda &quot;;[.P244];&quot;) (cena &quot;;[.Q244];&quot;))&quot;)" office:value-type="string" office:string-value="(alimento (id 243) (nombre melocoton) (grupo 5) (tipo reguladores) (racion 150) (kcal 30) (proteinas 0,8) (grasas 0,1) (hidratos 6,9) (desayuno si) (almuerzo si) (comida si) (merienda si) (cena si))" calcext:value-type="string">
            <text:p>(alimento (id 243) (nombre melocoton) (grupo 5) (tipo reguladores) (racion 150) (kcal 30) (proteinas 0,8) (grasas 0,1) (hidratos 6,9) (desayuno si) (almuerzo si) (comida si) (merienda si) (cena si))</text:p>
          </table:table-cell>
          <table:table-cell table:formula="of:=SUBSTITUTE([.S244];&quot;,&quot;;&quot;.&quot;)" office:value-type="string" office:string-value="(alimento (id 243) (nombre melocoton) (grupo 5) (tipo reguladores) (racion 150) (kcal 30) (proteinas 0.8) (grasas 0.1) (hidratos 6.9) (desayuno si) (almuerzo si) (comida si) (merienda si) (cena si))" calcext:value-type="string">
            <text:p>(alimento (id 243) (nombre melocoton) (grupo 5) (tipo reguladores) (racion 15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0" calcext:value-type="float">
            <text:p>30</text:p>
          </table:table-cell>
          <table:table-cell table:style-name="ce2" table:formula="of:=[.H245]*[.I245]/100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5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5];&quot;) (nombre &quot;;[.R245];&quot;) (grupo &quot;;[.D245];&quot;) (tipo &quot;;[.E245];&quot;) (racion &quot;;[.H245];&quot;) (kcal &quot;;[.I245];&quot;) (proteinas &quot;;[.J245];&quot;) (grasas &quot;;[.K245];&quot;) (hidratos &quot;;[.L245];&quot;) (desayuno &quot;;[.M245];&quot;) (almuerzo &quot;;[.N245];&quot;) (comida &quot;;[.O245];&quot;) (merienda &quot;;[.P245];&quot;) (cena &quot;;[.Q245];&quot;))&quot;)" office:value-type="string" office:string-value="(alimento (id 244) (nombre melocoton) (grupo 5) (tipo reguladores) (racion 100) (kcal 30) (proteinas 0,8) (grasas 0,1) (hidratos 6,9) (desayuno si) (almuerzo si) (comida si) (merienda si) (cena si))" calcext:value-type="string">
            <text:p>(alimento (id 244) (nombre melocoton) (grupo 5) (tipo reguladores) (racion 100) (kcal 30) (proteinas 0,8) (grasas 0,1) (hidratos 6,9) (desayuno si) (almuerzo si) (comida si) (merienda si) (cena si))</text:p>
          </table:table-cell>
          <table:table-cell table:formula="of:=SUBSTITUTE([.S245];&quot;,&quot;;&quot;.&quot;)" office:value-type="string" office:string-value="(alimento (id 244) (nombre melocoton) (grupo 5) (tipo reguladores) (racion 100) (kcal 30) (proteinas 0.8) (grasas 0.1) (hidratos 6.9) (desayuno si) (almuerzo si) (comida si) (merienda si) (cena si))" calcext:value-type="string">
            <text:p>(alimento (id 244) (nombre melocoton) (grupo 5) (tipo reguladores) (racion 1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9" calcext:value-type="float">
            <text:p>39</text:p>
          </table:table-cell>
          <table:table-cell table:style-name="ce2" table:formula="of:=[.H246]*[.I246]/100" office:value-type="float" office:value="39" calcext:value-type="float">
            <text:p>3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6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6];&quot;) (nombre &quot;;[.R246];&quot;) (grupo &quot;;[.D246];&quot;) (tipo &quot;;[.E246];&quot;) (racion &quot;;[.H246];&quot;) (kcal &quot;;[.I246];&quot;) (proteinas &quot;;[.J246];&quot;) (grasas &quot;;[.K246];&quot;) (hidratos &quot;;[.L246];&quot;) (desayuno &quot;;[.M246];&quot;) (almuerzo &quot;;[.N246];&quot;) (comida &quot;;[.O246];&quot;) (merienda &quot;;[.P246];&quot;) (cena &quot;;[.Q246];&quot;))&quot;)" office:value-type="string" office:string-value="(alimento (id 245) (nombre melocoton) (grupo 5) (tipo reguladores) (racion 130) (kcal 30) (proteinas 0,8) (grasas 0,1) (hidratos 6,9) (desayuno si) (almuerzo si) (comida si) (merienda si) (cena si))" calcext:value-type="string">
            <text:p>(alimento (id 245) (nombre melocoton) (grupo 5) (tipo reguladores) (racion 130) (kcal 30) (proteinas 0,8) (grasas 0,1) (hidratos 6,9) (desayuno si) (almuerzo si) (comida si) (merienda si) (cena si))</text:p>
          </table:table-cell>
          <table:table-cell table:formula="of:=SUBSTITUTE([.S246];&quot;,&quot;;&quot;.&quot;)" office:value-type="string" office:string-value="(alimento (id 245) (nombre melocoton) (grupo 5) (tipo reguladores) (racion 130) (kcal 30) (proteinas 0.8) (grasas 0.1) (hidratos 6.9) (desayuno si) (almuerzo si) (comida si) (merienda si) (cena si))" calcext:value-type="string">
            <text:p>(alimento (id 245) (nombre melocoton) (grupo 5) (tipo reguladores) (racion 13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45" calcext:value-type="float">
            <text:p>45</text:p>
          </table:table-cell>
          <table:table-cell table:style-name="ce2" table:formula="of:=[.H247]*[.I247]/100" office:value-type="float" office:value="45" calcext:value-type="float">
            <text:p>4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7];&quot;) (nombre &quot;;[.R247];&quot;) (grupo &quot;;[.D247];&quot;) (tipo &quot;;[.E247];&quot;) (racion &quot;;[.H247];&quot;) (kcal &quot;;[.I247];&quot;) (proteinas &quot;;[.J247];&quot;) (grasas &quot;;[.K247];&quot;) (hidratos &quot;;[.L247];&quot;) (desayuno &quot;;[.M247];&quot;) (almuerzo &quot;;[.N247];&quot;) (comida &quot;;[.O247];&quot;) (merienda &quot;;[.P247];&quot;) (cena &quot;;[.Q247];&quot;))&quot;)" office:value-type="string" office:string-value="(alimento (id 246) (nombre sandia) (grupo 5) (tipo reguladores) (racion 300) (kcal 15) (proteinas 0,7) (grasas 0) (hidratos 3,7) (desayuno si) (almuerzo si) (comida si) (merienda si) (cena si))" calcext:value-type="string">
            <text:p>(alimento (id 246) (nombre sandia) (grupo 5) (tipo reguladores) (racion 300) (kcal 15) (proteinas 0,7) (grasas 0) (hidratos 3,7) (desayuno si) (almuerzo si) (comida si) (merienda si) (cena si))</text:p>
          </table:table-cell>
          <table:table-cell table:formula="of:=SUBSTITUTE([.S247];&quot;,&quot;;&quot;.&quot;)" office:value-type="string" office:string-value="(alimento (id 246) (nombre sandia) (grupo 5) (tipo reguladores) (racion 300) (kcal 15) (proteinas 0.7) (grasas 0) (hidratos 3.7) (desayuno si) (almuerzo si) (comida si) (merienda si) (cena si))" calcext:value-type="string">
            <text:p>(alimento (id 246) (nombre sandia) (grupo 5) (tipo reguladores) (racion 3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15" calcext:value-type="float">
            <text:p>15</text:p>
          </table:table-cell>
          <table:table-cell table:style-name="ce2" table:formula="of:=[.H248]*[.I248]/100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8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8];&quot;) (nombre &quot;;[.R248];&quot;) (grupo &quot;;[.D248];&quot;) (tipo &quot;;[.E248];&quot;) (racion &quot;;[.H248];&quot;) (kcal &quot;;[.I248];&quot;) (proteinas &quot;;[.J248];&quot;) (grasas &quot;;[.K248];&quot;) (hidratos &quot;;[.L248];&quot;) (desayuno &quot;;[.M248];&quot;) (almuerzo &quot;;[.N248];&quot;) (comida &quot;;[.O248];&quot;) (merienda &quot;;[.P248];&quot;) (cena &quot;;[.Q248];&quot;))&quot;)" office:value-type="string" office:string-value="(alimento (id 247) (nombre sandia) (grupo 5) (tipo reguladores) (racion 100) (kcal 15) (proteinas 0,7) (grasas 0) (hidratos 3,7) (desayuno si) (almuerzo si) (comida si) (merienda si) (cena si))" calcext:value-type="string">
            <text:p>(alimento (id 247) (nombre sandia) (grupo 5) (tipo reguladores) (racion 100) (kcal 15) (proteinas 0,7) (grasas 0) (hidratos 3,7) (desayuno si) (almuerzo si) (comida si) (merienda si) (cena si))</text:p>
          </table:table-cell>
          <table:table-cell table:formula="of:=SUBSTITUTE([.S248];&quot;,&quot;;&quot;.&quot;)" office:value-type="string" office:string-value="(alimento (id 247) (nombre sandia) (grupo 5) (tipo reguladores) (racion 100) (kcal 15) (proteinas 0.7) (grasas 0) (hidratos 3.7) (desayuno si) (almuerzo si) (comida si) (merienda si) (cena si))" calcext:value-type="string">
            <text:p>(alimento (id 247) (nombre sandia) (grupo 5) (tipo reguladores) (racion 1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22.5" calcext:value-type="float">
            <text:p>22,5</text:p>
          </table:table-cell>
          <table:table-cell table:style-name="ce2" table:formula="of:=[.H249]*[.I249]/100" office:value-type="float" office:value="22.5" calcext:value-type="float">
            <text:p>2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9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9];&quot;) (nombre &quot;;[.R249];&quot;) (grupo &quot;;[.D249];&quot;) (tipo &quot;;[.E249];&quot;) (racion &quot;;[.H249];&quot;) (kcal &quot;;[.I249];&quot;) (proteinas &quot;;[.J249];&quot;) (grasas &quot;;[.K249];&quot;) (hidratos &quot;;[.L249];&quot;) (desayuno &quot;;[.M249];&quot;) (almuerzo &quot;;[.N249];&quot;) (comida &quot;;[.O249];&quot;) (merienda &quot;;[.P249];&quot;) (cena &quot;;[.Q249];&quot;))&quot;)" office:value-type="string" office:string-value="(alimento (id 248) (nombre sandia) (grupo 5) (tipo reguladores) (racion 150) (kcal 15) (proteinas 0,7) (grasas 0) (hidratos 3,7) (desayuno si) (almuerzo si) (comida si) (merienda si) (cena si))" calcext:value-type="string">
            <text:p>(alimento (id 248) (nombre sandia) (grupo 5) (tipo reguladores) (racion 150) (kcal 15) (proteinas 0,7) (grasas 0) (hidratos 3,7) (desayuno si) (almuerzo si) (comida si) (merienda si) (cena si))</text:p>
          </table:table-cell>
          <table:table-cell table:formula="of:=SUBSTITUTE([.S249];&quot;,&quot;;&quot;.&quot;)" office:value-type="string" office:string-value="(alimento (id 248) (nombre sandia) (grupo 5) (tipo reguladores) (racion 150) (kcal 15) (proteinas 0.7) (grasas 0) (hidratos 3.7) (desayuno si) (almuerzo si) (comida si) (merienda si) (cena si))" calcext:value-type="string">
            <text:p>(alimento (id 248) (nombre sandia) (grupo 5) (tipo reguladores) (racion 1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0" calcext:value-type="float">
            <text:p>30</text:p>
          </table:table-cell>
          <table:table-cell table:style-name="ce2" table:formula="of:=[.H250]*[.I250]/100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0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0];&quot;) (nombre &quot;;[.R250];&quot;) (grupo &quot;;[.D250];&quot;) (tipo &quot;;[.E250];&quot;) (racion &quot;;[.H250];&quot;) (kcal &quot;;[.I250];&quot;) (proteinas &quot;;[.J250];&quot;) (grasas &quot;;[.K250];&quot;) (hidratos &quot;;[.L250];&quot;) (desayuno &quot;;[.M250];&quot;) (almuerzo &quot;;[.N250];&quot;) (comida &quot;;[.O250];&quot;) (merienda &quot;;[.P250];&quot;) (cena &quot;;[.Q250];&quot;))&quot;)" office:value-type="string" office:string-value="(alimento (id 249) (nombre sandia) (grupo 5) (tipo reguladores) (racion 200) (kcal 15) (proteinas 0,7) (grasas 0) (hidratos 3,7) (desayuno si) (almuerzo si) (comida si) (merienda si) (cena si))" calcext:value-type="string">
            <text:p>(alimento (id 249) (nombre sandia) (grupo 5) (tipo reguladores) (racion 200) (kcal 15) (proteinas 0,7) (grasas 0) (hidratos 3,7) (desayuno si) (almuerzo si) (comida si) (merienda si) (cena si))</text:p>
          </table:table-cell>
          <table:table-cell table:formula="of:=SUBSTITUTE([.S250];&quot;,&quot;;&quot;.&quot;)" office:value-type="string" office:string-value="(alimento (id 249) (nombre sandia) (grupo 5) (tipo reguladores) (racion 200) (kcal 15) (proteinas 0.7) (grasas 0) (hidratos 3.7) (desayuno si) (almuerzo si) (comida si) (merienda si) (cena si))" calcext:value-type="string">
            <text:p>(alimento (id 249) (nombre sandia) (grupo 5) (tipo reguladores) (racion 2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office:value-type="float" office:value="37.5" calcext:value-type="float">
            <text:p>37,5</text:p>
          </table:table-cell>
          <table:table-cell table:style-name="ce2" table:formula="of:=[.H251]*[.I251]/100" office:value-type="float" office:value="37.5" calcext:value-type="float">
            <text:p>3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1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1];&quot;) (nombre &quot;;[.R251];&quot;) (grupo &quot;;[.D251];&quot;) (tipo &quot;;[.E251];&quot;) (racion &quot;;[.H251];&quot;) (kcal &quot;;[.I251];&quot;) (proteinas &quot;;[.J251];&quot;) (grasas &quot;;[.K251];&quot;) (hidratos &quot;;[.L251];&quot;) (desayuno &quot;;[.M251];&quot;) (almuerzo &quot;;[.N251];&quot;) (comida &quot;;[.O251];&quot;) (merienda &quot;;[.P251];&quot;) (cena &quot;;[.Q251];&quot;))&quot;)" office:value-type="string" office:string-value="(alimento (id 250) (nombre sandia) (grupo 5) (tipo reguladores) (racion 250) (kcal 15) (proteinas 0,7) (grasas 0) (hidratos 3,7) (desayuno si) (almuerzo si) (comida si) (merienda si) (cena si))" calcext:value-type="string">
            <text:p>(alimento (id 250) (nombre sandia) (grupo 5) (tipo reguladores) (racion 250) (kcal 15) (proteinas 0,7) (grasas 0) (hidratos 3,7) (desayuno si) (almuerzo si) (comida si) (merienda si) (cena si))</text:p>
          </table:table-cell>
          <table:table-cell table:formula="of:=SUBSTITUTE([.S251];&quot;,&quot;;&quot;.&quot;)" office:value-type="string" office:string-value="(alimento (id 250) (nombre sandia) (grupo 5) (tipo reguladores) (racion 250) (kcal 15) (proteinas 0.7) (grasas 0) (hidratos 3.7) (desayuno si) (almuerzo si) (comida si) (merienda si) (cena si))" calcext:value-type="string">
            <text:p>(alimento (id 250) (nombre sandia) (grupo 5) (tipo reguladores) (racion 2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52" calcext:value-type="float">
            <text:p>552</text:p>
          </table:table-cell>
          <table:table-cell table:style-name="ce2" table:formula="of:=[.H252]*[.I252]/100" office:value-type="float" office:value="552" calcext:value-type="float">
            <text:p>55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2];&quot;) (nombre &quot;;[.R252];&quot;) (grupo &quot;;[.D252];&quot;) (tipo &quot;;[.E252];&quot;) (racion &quot;;[.H252];&quot;) (kcal &quot;;[.I252];&quot;) (proteinas &quot;;[.J252];&quot;) (grasas &quot;;[.K252];&quot;) (hidratos &quot;;[.L252];&quot;) (desayuno &quot;;[.M252];&quot;) (almuerzo &quot;;[.N252];&quot;) (comida &quot;;[.O252];&quot;) (merienda &quot;;[.P252];&quot;) (cena &quot;;[.Q252];&quot;))&quot;)" office:value-type="string" office:string-value="(alimento (id 251) (nombre pasta-seca-al-huevo) (grupo 6) (tipo energeticos) (racion 150) (kcal 368) (proteinas 19) (grasas 0,2) (hidratos 73,4) (desayuno no) (almuerzo si) (comida si) (merienda no) (cena no))" calcext:value-type="string">
            <text:p>(alimento (id 251) (nombre pasta-seca-al-huevo) (grupo 6) (tipo energeticos) (racion 150) (kcal 368) (proteinas 19) (grasas 0,2) (hidratos 73,4) (desayuno no) (almuerzo si) (comida si) (merienda no) (cena no))</text:p>
          </table:table-cell>
          <table:table-cell table:formula="of:=SUBSTITUTE([.S252];&quot;,&quot;;&quot;.&quot;)" office:value-type="string" office:string-value="(alimento (id 251) (nombre pasta-seca-al-huevo) (grupo 6) (tipo energeticos) (racion 150) (kcal 368) (proteinas 19) (grasas 0.2) (hidratos 73.4) (desayuno no) (almuerzo si) (comida si) (merienda no) (cena no))" calcext:value-type="string">
            <text:p>(alimento (id 251) (nombre pasta-seca-al-huevo) (grupo 6) (tipo energeticos) (racion 1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60" calcext:value-type="float">
            <text:p>460</text:p>
          </table:table-cell>
          <table:table-cell table:style-name="ce2" table:formula="of:=[.H253]*[.I253]/100" office:value-type="float" office:value="460" calcext:value-type="float">
            <text:p>4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3];&quot;) (nombre &quot;;[.R253];&quot;) (grupo &quot;;[.D253];&quot;) (tipo &quot;;[.E253];&quot;) (racion &quot;;[.H253];&quot;) (kcal &quot;;[.I253];&quot;) (proteinas &quot;;[.J253];&quot;) (grasas &quot;;[.K253];&quot;) (hidratos &quot;;[.L253];&quot;) (desayuno &quot;;[.M253];&quot;) (almuerzo &quot;;[.N253];&quot;) (comida &quot;;[.O253];&quot;) (merienda &quot;;[.P253];&quot;) (cena &quot;;[.Q253];&quot;))&quot;)" office:value-type="string" office:string-value="(alimento (id 252) (nombre pasta-seca-al-huevo) (grupo 6) (tipo energeticos) (racion 125) (kcal 368) (proteinas 19) (grasas 0,2) (hidratos 73,4) (desayuno no) (almuerzo si) (comida si) (merienda no) (cena no))" calcext:value-type="string">
            <text:p>(alimento (id 252) (nombre pasta-seca-al-huevo) (grupo 6) (tipo energeticos) (racion 125) (kcal 368) (proteinas 19) (grasas 0,2) (hidratos 73,4) (desayuno no) (almuerzo si) (comida si) (merienda no) (cena no))</text:p>
          </table:table-cell>
          <table:table-cell table:formula="of:=SUBSTITUTE([.S253];&quot;,&quot;;&quot;.&quot;)" office:value-type="string" office:string-value="(alimento (id 252) (nombre pasta-seca-al-huevo) (grupo 6) (tipo energeticos) (racion 125) (kcal 368) (proteinas 19) (grasas 0.2) (hidratos 73.4) (desayuno no) (almuerzo si) (comida si) (merienda no) (cena no))" calcext:value-type="string">
            <text:p>(alimento (id 252) (nombre pasta-seca-al-huevo) (grupo 6) (tipo energeticos) (racion 12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76" calcext:value-type="float">
            <text:p>276</text:p>
          </table:table-cell>
          <table:table-cell table:style-name="ce2" table:formula="of:=[.H254]*[.I254]/100" office:value-type="float" office:value="276" calcext:value-type="float">
            <text:p>27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4];&quot;) (nombre &quot;;[.R254];&quot;) (grupo &quot;;[.D254];&quot;) (tipo &quot;;[.E254];&quot;) (racion &quot;;[.H254];&quot;) (kcal &quot;;[.I254];&quot;) (proteinas &quot;;[.J254];&quot;) (grasas &quot;;[.K254];&quot;) (hidratos &quot;;[.L254];&quot;) (desayuno &quot;;[.M254];&quot;) (almuerzo &quot;;[.N254];&quot;) (comida &quot;;[.O254];&quot;) (merienda &quot;;[.P254];&quot;) (cena &quot;;[.Q254];&quot;))&quot;)" office:value-type="string" office:string-value="(alimento (id 253) (nombre pasta-seca-al-huevo) (grupo 6) (tipo energeticos) (racion 75) (kcal 368) (proteinas 19) (grasas 0,2) (hidratos 73,4) (desayuno no) (almuerzo si) (comida si) (merienda no) (cena no))" calcext:value-type="string">
            <text:p>(alimento (id 253) (nombre pasta-seca-al-huevo) (grupo 6) (tipo energeticos) (racion 75) (kcal 368) (proteinas 19) (grasas 0,2) (hidratos 73,4) (desayuno no) (almuerzo si) (comida si) (merienda no) (cena no))</text:p>
          </table:table-cell>
          <table:table-cell table:formula="of:=SUBSTITUTE([.S254];&quot;,&quot;;&quot;.&quot;)" office:value-type="string" office:string-value="(alimento (id 253) (nombre pasta-seca-al-huevo) (grupo 6) (tipo energeticos) (racion 75) (kcal 368) (proteinas 19) (grasas 0.2) (hidratos 73.4) (desayuno no) (almuerzo si) (comida si) (merienda no) (cena no))" calcext:value-type="string">
            <text:p>(alimento (id 253) (nombre pasta-seca-al-huevo) (grupo 6) (tipo energeticos) (racion 7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4" calcext:value-type="float">
            <text:p>184</text:p>
          </table:table-cell>
          <table:table-cell table:style-name="ce2" table:formula="of:=[.H255]*[.I255]/100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5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5];&quot;) (nombre &quot;;[.R255];&quot;) (grupo &quot;;[.D255];&quot;) (tipo &quot;;[.E255];&quot;) (racion &quot;;[.H255];&quot;) (kcal &quot;;[.I255];&quot;) (proteinas &quot;;[.J255];&quot;) (grasas &quot;;[.K255];&quot;) (hidratos &quot;;[.L255];&quot;) (desayuno &quot;;[.M255];&quot;) (almuerzo &quot;;[.N255];&quot;) (comida &quot;;[.O255];&quot;) (merienda &quot;;[.P255];&quot;) (cena &quot;;[.Q255];&quot;))&quot;)" office:value-type="string" office:string-value="(alimento (id 254) (nombre pasta-seca-al-huevo) (grupo 6) (tipo energeticos) (racion 50) (kcal 368) (proteinas 19) (grasas 0,2) (hidratos 73,4) (desayuno no) (almuerzo si) (comida si) (merienda no) (cena no))" calcext:value-type="string">
            <text:p>(alimento (id 254) (nombre pasta-seca-al-huevo) (grupo 6) (tipo energeticos) (racion 50) (kcal 368) (proteinas 19) (grasas 0,2) (hidratos 73,4) (desayuno no) (almuerzo si) (comida si) (merienda no) (cena no))</text:p>
          </table:table-cell>
          <table:table-cell table:formula="of:=SUBSTITUTE([.S255];&quot;,&quot;;&quot;.&quot;)" office:value-type="string" office:string-value="(alimento (id 254) (nombre pasta-seca-al-huevo) (grupo 6) (tipo energeticos) (racion 50) (kcal 368) (proteinas 19) (grasas 0.2) (hidratos 73.4) (desayuno no) (almuerzo si) (comida si) (merienda no) (cena no))" calcext:value-type="string">
            <text:p>(alimento (id 254) (nombre pasta-seca-al-huevo) (grupo 6) (tipo energeticos) (racion 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68" calcext:value-type="float">
            <text:p>368</text:p>
          </table:table-cell>
          <table:table-cell table:style-name="ce2" table:formula="of:=[.H256]*[.I256]/100" office:value-type="float" office:value="368" calcext:value-type="float">
            <text:p>3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6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6];&quot;) (nombre &quot;;[.R256];&quot;) (grupo &quot;;[.D256];&quot;) (tipo &quot;;[.E256];&quot;) (racion &quot;;[.H256];&quot;) (kcal &quot;;[.I256];&quot;) (proteinas &quot;;[.J256];&quot;) (grasas &quot;;[.K256];&quot;) (hidratos &quot;;[.L256];&quot;) (desayuno &quot;;[.M256];&quot;) (almuerzo &quot;;[.N256];&quot;) (comida &quot;;[.O256];&quot;) (merienda &quot;;[.P256];&quot;) (cena &quot;;[.Q256];&quot;))&quot;)" office:value-type="string" office:string-value="(alimento (id 255) (nombre pasta-seca-al-huevo) (grupo 6) (tipo energeticos) (racion 100) (kcal 368) (proteinas 19) (grasas 0,2) (hidratos 73,4) (desayuno no) (almuerzo si) (comida si) (merienda no) (cena no))" calcext:value-type="string">
            <text:p>(alimento (id 255) (nombre pasta-seca-al-huevo) (grupo 6) (tipo energeticos) (racion 100) (kcal 368) (proteinas 19) (grasas 0,2) (hidratos 73,4) (desayuno no) (almuerzo si) (comida si) (merienda no) (cena no))</text:p>
          </table:table-cell>
          <table:table-cell table:formula="of:=SUBSTITUTE([.S256];&quot;,&quot;;&quot;.&quot;)" office:value-type="string" office:string-value="(alimento (id 255) (nombre pasta-seca-al-huevo) (grupo 6) (tipo energeticos) (racion 100) (kcal 368) (proteinas 19) (grasas 0.2) (hidratos 73.4) (desayuno no) (almuerzo si) (comida si) (merienda no) (cena no))" calcext:value-type="string">
            <text:p>(alimento (id 255) (nombre pasta-seca-al-huevo) (grupo 6) (tipo energeticos) (racion 10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22.7" calcext:value-type="float">
            <text:p>122,7</text:p>
          </table:table-cell>
          <table:table-cell table:style-name="ce2" table:formula="of:=[.H257]*[.I257]/100" office:value-type="float" office:value="122.7" calcext:value-type="float">
            <text:p>122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7];&quot;) (nombre &quot;;[.R257];&quot;) (grupo &quot;;[.D257];&quot;) (tipo &quot;;[.E257];&quot;) (racion &quot;;[.H257];&quot;) (kcal &quot;;[.I257];&quot;) (proteinas &quot;;[.J257];&quot;) (grasas &quot;;[.K257];&quot;) (hidratos &quot;;[.L257];&quot;) (desayuno &quot;;[.M257];&quot;) (almuerzo &quot;;[.N257];&quot;) (comida &quot;;[.O257];&quot;) (merienda &quot;;[.P257];&quot;) (cena &quot;;[.Q257];&quot;))&quot;)" office:value-type="string" office:string-value="(alimento (id 256) (nombre galleta-tipo-maria) (grupo 6) (tipo energeticos) (racion 30) (kcal 409) (proteinas 6,8) (grasas 8,1) (hidratos 82,3) (desayuno si) (almuerzo si) (comida no) (merienda si) (cena si))" calcext:value-type="string">
            <text:p>(alimento (id 256) (nombre galleta-tipo-maria) (grupo 6) (tipo energeticos) (racion 30) (kcal 409) (proteinas 6,8) (grasas 8,1) (hidratos 82,3) (desayuno si) (almuerzo si) (comida no) (merienda si) (cena si))</text:p>
          </table:table-cell>
          <table:table-cell table:formula="of:=SUBSTITUTE([.S257];&quot;,&quot;;&quot;.&quot;)" office:value-type="string" office:string-value="(alimento (id 256) (nombre galleta-tipo-maria) (grupo 6) (tipo energeticos) (racion 30) (kcal 409) (proteinas 6.8) (grasas 8.1) (hidratos 82.3) (desayuno si) (almuerzo si) (comida no) (merienda si) (cena si))" calcext:value-type="string">
            <text:p>(alimento (id 256) (nombre galleta-tipo-maria) (grupo 6) (tipo energeticos) (racion 3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02.25" calcext:value-type="float">
            <text:p>102,25</text:p>
          </table:table-cell>
          <table:table-cell table:style-name="ce2" table:formula="of:=[.H258]*[.I258]/100" office:value-type="float" office:value="102.25" calcext:value-type="float">
            <text:p>102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8];&quot;) (nombre &quot;;[.R258];&quot;) (grupo &quot;;[.D258];&quot;) (tipo &quot;;[.E258];&quot;) (racion &quot;;[.H258];&quot;) (kcal &quot;;[.I258];&quot;) (proteinas &quot;;[.J258];&quot;) (grasas &quot;;[.K258];&quot;) (hidratos &quot;;[.L258];&quot;) (desayuno &quot;;[.M258];&quot;) (almuerzo &quot;;[.N258];&quot;) (comida &quot;;[.O258];&quot;) (merienda &quot;;[.P258];&quot;) (cena &quot;;[.Q258];&quot;))&quot;)" office:value-type="string" office:string-value="(alimento (id 257) (nombre galleta-tipo-maria) (grupo 6) (tipo energeticos) (racion 25) (kcal 409) (proteinas 6,8) (grasas 8,1) (hidratos 82,3) (desayuno si) (almuerzo si) (comida no) (merienda si) (cena si))" calcext:value-type="string">
            <text:p>(alimento (id 257) (nombre galleta-tipo-maria) (grupo 6) (tipo energeticos) (racion 25) (kcal 409) (proteinas 6,8) (grasas 8,1) (hidratos 82,3) (desayuno si) (almuerzo si) (comida no) (merienda si) (cena si))</text:p>
          </table:table-cell>
          <table:table-cell table:formula="of:=SUBSTITUTE([.S258];&quot;,&quot;;&quot;.&quot;)" office:value-type="string" office:string-value="(alimento (id 257) (nombre galleta-tipo-maria) (grupo 6) (tipo energeticos) (racion 25) (kcal 409) (proteinas 6.8) (grasas 8.1) (hidratos 82.3) (desayuno si) (almuerzo si) (comida no) (merienda si) (cena si))" calcext:value-type="string">
            <text:p>(alimento (id 257) (nombre galleta-tipo-maria) (grupo 6) (tipo energeticos) (racion 2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1.8" calcext:value-type="float">
            <text:p>81,8</text:p>
          </table:table-cell>
          <table:table-cell table:style-name="ce2" table:formula="of:=[.H259]*[.I259]/100" office:value-type="float" office:value="81.8" calcext:value-type="float">
            <text:p>81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9];&quot;) (nombre &quot;;[.R259];&quot;) (grupo &quot;;[.D259];&quot;) (tipo &quot;;[.E259];&quot;) (racion &quot;;[.H259];&quot;) (kcal &quot;;[.I259];&quot;) (proteinas &quot;;[.J259];&quot;) (grasas &quot;;[.K259];&quot;) (hidratos &quot;;[.L259];&quot;) (desayuno &quot;;[.M259];&quot;) (almuerzo &quot;;[.N259];&quot;) (comida &quot;;[.O259];&quot;) (merienda &quot;;[.P259];&quot;) (cena &quot;;[.Q259];&quot;))&quot;)" office:value-type="string" office:string-value="(alimento (id 258) (nombre galleta-tipo-maria) (grupo 6) (tipo energeticos) (racion 20) (kcal 409) (proteinas 6,8) (grasas 8,1) (hidratos 82,3) (desayuno si) (almuerzo si) (comida no) (merienda si) (cena si))" calcext:value-type="string">
            <text:p>(alimento (id 258) (nombre galleta-tipo-maria) (grupo 6) (tipo energeticos) (racion 20) (kcal 409) (proteinas 6,8) (grasas 8,1) (hidratos 82,3) (desayuno si) (almuerzo si) (comida no) (merienda si) (cena si))</text:p>
          </table:table-cell>
          <table:table-cell table:formula="of:=SUBSTITUTE([.S259];&quot;,&quot;;&quot;.&quot;)" office:value-type="string" office:string-value="(alimento (id 258) (nombre galleta-tipo-maria) (grupo 6) (tipo energeticos) (racion 20) (kcal 409) (proteinas 6.8) (grasas 8.1) (hidratos 82.3) (desayuno si) (almuerzo si) (comida no) (merienda si) (cena si))" calcext:value-type="string">
            <text:p>(alimento (id 258) (nombre galleta-tipo-maria) (grupo 6) (tipo energeticos) (racion 2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0.9" calcext:value-type="float">
            <text:p>40,9</text:p>
          </table:table-cell>
          <table:table-cell table:style-name="ce2" table:formula="of:=[.H260]*[.I260]/100" office:value-type="float" office:value="40.9" calcext:value-type="float">
            <text:p>40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0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0];&quot;) (nombre &quot;;[.R260];&quot;) (grupo &quot;;[.D260];&quot;) (tipo &quot;;[.E260];&quot;) (racion &quot;;[.H260];&quot;) (kcal &quot;;[.I260];&quot;) (proteinas &quot;;[.J260];&quot;) (grasas &quot;;[.K260];&quot;) (hidratos &quot;;[.L260];&quot;) (desayuno &quot;;[.M260];&quot;) (almuerzo &quot;;[.N260];&quot;) (comida &quot;;[.O260];&quot;) (merienda &quot;;[.P260];&quot;) (cena &quot;;[.Q260];&quot;))&quot;)" office:value-type="string" office:string-value="(alimento (id 259) (nombre galleta-tipo-maria) (grupo 6) (tipo energeticos) (racion 10) (kcal 409) (proteinas 6,8) (grasas 8,1) (hidratos 82,3) (desayuno si) (almuerzo si) (comida no) (merienda si) (cena si))" calcext:value-type="string">
            <text:p>(alimento (id 259) (nombre galleta-tipo-maria) (grupo 6) (tipo energeticos) (racion 10) (kcal 409) (proteinas 6,8) (grasas 8,1) (hidratos 82,3) (desayuno si) (almuerzo si) (comida no) (merienda si) (cena si))</text:p>
          </table:table-cell>
          <table:table-cell table:formula="of:=SUBSTITUTE([.S260];&quot;,&quot;;&quot;.&quot;)" office:value-type="string" office:string-value="(alimento (id 259) (nombre galleta-tipo-maria) (grupo 6) (tipo energeticos) (racion 10) (kcal 409) (proteinas 6.8) (grasas 8.1) (hidratos 82.3) (desayuno si) (almuerzo si) (comida no) (merienda si) (cena si))" calcext:value-type="string">
            <text:p>(alimento (id 259) (nombre galleta-tipo-maria) (grupo 6) (tipo energeticos) (racion 1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0.45" calcext:value-type="float">
            <text:p>20,45</text:p>
          </table:table-cell>
          <table:table-cell table:style-name="ce2" table:formula="of:=[.H261]*[.I261]/100" office:value-type="float" office:value="20.45" calcext:value-type="float">
            <text:p>20,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1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1];&quot;) (nombre &quot;;[.R261];&quot;) (grupo &quot;;[.D261];&quot;) (tipo &quot;;[.E261];&quot;) (racion &quot;;[.H261];&quot;) (kcal &quot;;[.I261];&quot;) (proteinas &quot;;[.J261];&quot;) (grasas &quot;;[.K261];&quot;) (hidratos &quot;;[.L261];&quot;) (desayuno &quot;;[.M261];&quot;) (almuerzo &quot;;[.N261];&quot;) (comida &quot;;[.O261];&quot;) (merienda &quot;;[.P261];&quot;) (cena &quot;;[.Q261];&quot;))&quot;)" office:value-type="string" office:string-value="(alimento (id 260) (nombre galleta-tipo-maria) (grupo 6) (tipo energeticos) (racion 5) (kcal 409) (proteinas 6,8) (grasas 8,1) (hidratos 82,3) (desayuno si) (almuerzo si) (comida no) (merienda si) (cena si))" calcext:value-type="string">
            <text:p>(alimento (id 260) (nombre galleta-tipo-maria) (grupo 6) (tipo energeticos) (racion 5) (kcal 409) (proteinas 6,8) (grasas 8,1) (hidratos 82,3) (desayuno si) (almuerzo si) (comida no) (merienda si) (cena si))</text:p>
          </table:table-cell>
          <table:table-cell table:formula="of:=SUBSTITUTE([.S261];&quot;,&quot;;&quot;.&quot;)" office:value-type="string" office:string-value="(alimento (id 260) (nombre galleta-tipo-maria) (grupo 6) (tipo energeticos) (racion 5) (kcal 409) (proteinas 6.8) (grasas 8.1) (hidratos 82.3) (desayuno si) (almuerzo si) (comida no) (merienda si) (cena si))" calcext:value-type="string">
            <text:p>(alimento (id 260) (nombre galleta-tipo-maria) (grupo 6) (tipo energeticos) (racion 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1" calcext:value-type="float">
            <text:p>21</text:p>
          </table:table-cell>
          <table:table-cell table:style-name="ce2" table:formula="of:=[.H262]*[.I262]/100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2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2];&quot;) (nombre &quot;;[.R262];&quot;) (grupo &quot;;[.D262];&quot;) (tipo &quot;;[.E262];&quot;) (racion &quot;;[.H262];&quot;) (kcal &quot;;[.I262];&quot;) (proteinas &quot;;[.J262];&quot;) (grasas &quot;;[.K262];&quot;) (hidratos &quot;;[.L262];&quot;) (desayuno &quot;;[.M262];&quot;) (almuerzo &quot;;[.N262];&quot;) (comida &quot;;[.O262];&quot;) (merienda &quot;;[.P262];&quot;) (cena &quot;;[.Q262];&quot;))&quot;)" office:value-type="string" office:string-value="(alimento (id 261) (nombre pan-tostado) (grupo 6) (tipo energeticos) (racion 5) (kcal 420) (proteinas 11,3) (grasas 6) (hidratos 83) (desayuno si) (almuerzo si) (comida si) (merienda si) (cena si))" calcext:value-type="string">
            <text:p>(alimento (id 261) (nombre pan-tostado) (grupo 6) (tipo energeticos) (racion 5) (kcal 420) (proteinas 11,3) (grasas 6) (hidratos 83) (desayuno si) (almuerzo si) (comida si) (merienda si) (cena si))</text:p>
          </table:table-cell>
          <table:table-cell table:formula="of:=SUBSTITUTE([.S262];&quot;,&quot;;&quot;.&quot;)" office:value-type="string" office:string-value="(alimento (id 261) (nombre pan-tostado) (grupo 6) (tipo energeticos) (racion 5) (kcal 420) (proteinas 11.3) (grasas 6) (hidratos 83) (desayuno si) (almuerzo si) (comida si) (merienda si) (cena si))" calcext:value-type="string">
            <text:p>(alimento (id 261) (nombre pan-tostado) (grupo 6) (tipo energeticos) (racion 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05" calcext:value-type="float">
            <text:p>105</text:p>
          </table:table-cell>
          <table:table-cell table:style-name="ce2" table:formula="of:=[.H263]*[.I263]/100"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3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3];&quot;) (nombre &quot;;[.R263];&quot;) (grupo &quot;;[.D263];&quot;) (tipo &quot;;[.E263];&quot;) (racion &quot;;[.H263];&quot;) (kcal &quot;;[.I263];&quot;) (proteinas &quot;;[.J263];&quot;) (grasas &quot;;[.K263];&quot;) (hidratos &quot;;[.L263];&quot;) (desayuno &quot;;[.M263];&quot;) (almuerzo &quot;;[.N263];&quot;) (comida &quot;;[.O263];&quot;) (merienda &quot;;[.P263];&quot;) (cena &quot;;[.Q263];&quot;))&quot;)" office:value-type="string" office:string-value="(alimento (id 262) (nombre pan-tostado) (grupo 6) (tipo energeticos) (racion 25) (kcal 420) (proteinas 11,3) (grasas 6) (hidratos 83) (desayuno si) (almuerzo si) (comida si) (merienda si) (cena si))" calcext:value-type="string">
            <text:p>(alimento (id 262) (nombre pan-tostado) (grupo 6) (tipo energeticos) (racion 25) (kcal 420) (proteinas 11,3) (grasas 6) (hidratos 83) (desayuno si) (almuerzo si) (comida si) (merienda si) (cena si))</text:p>
          </table:table-cell>
          <table:table-cell table:formula="of:=SUBSTITUTE([.S263];&quot;,&quot;;&quot;.&quot;)" office:value-type="string" office:string-value="(alimento (id 262) (nombre pan-tostado) (grupo 6) (tipo energeticos) (racion 25) (kcal 420) (proteinas 11.3) (grasas 6) (hidratos 83) (desayuno si) (almuerzo si) (comida si) (merienda si) (cena si))" calcext:value-type="string">
            <text:p>(alimento (id 262) (nombre pan-tostado) (grupo 6) (tipo energeticos) (racion 2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4" calcext:value-type="float">
            <text:p>84</text:p>
          </table:table-cell>
          <table:table-cell table:style-name="ce2" table:formula="of:=[.H264]*[.I264]/100" office:value-type="float" office:value="84" calcext:value-type="float">
            <text:p>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4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4];&quot;) (nombre &quot;;[.R264];&quot;) (grupo &quot;;[.D264];&quot;) (tipo &quot;;[.E264];&quot;) (racion &quot;;[.H264];&quot;) (kcal &quot;;[.I264];&quot;) (proteinas &quot;;[.J264];&quot;) (grasas &quot;;[.K264];&quot;) (hidratos &quot;;[.L264];&quot;) (desayuno &quot;;[.M264];&quot;) (almuerzo &quot;;[.N264];&quot;) (comida &quot;;[.O264];&quot;) (merienda &quot;;[.P264];&quot;) (cena &quot;;[.Q264];&quot;))&quot;)" office:value-type="string" office:string-value="(alimento (id 263) (nombre pan-tostado) (grupo 6) (tipo energeticos) (racion 20) (kcal 420) (proteinas 11,3) (grasas 6) (hidratos 83) (desayuno si) (almuerzo si) (comida si) (merienda si) (cena si))" calcext:value-type="string">
            <text:p>(alimento (id 263) (nombre pan-tostado) (grupo 6) (tipo energeticos) (racion 20) (kcal 420) (proteinas 11,3) (grasas 6) (hidratos 83) (desayuno si) (almuerzo si) (comida si) (merienda si) (cena si))</text:p>
          </table:table-cell>
          <table:table-cell table:formula="of:=SUBSTITUTE([.S264];&quot;,&quot;;&quot;.&quot;)" office:value-type="string" office:string-value="(alimento (id 263) (nombre pan-tostado) (grupo 6) (tipo energeticos) (racion 20) (kcal 420) (proteinas 11.3) (grasas 6) (hidratos 83) (desayuno si) (almuerzo si) (comida si) (merienda si) (cena si))" calcext:value-type="string">
            <text:p>(alimento (id 263) (nombre pan-tostado) (grupo 6) (tipo energeticos) (racion 2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63" calcext:value-type="float">
            <text:p>63</text:p>
          </table:table-cell>
          <table:table-cell table:style-name="ce2" table:formula="of:=[.H265]*[.I265]/100" office:value-type="float" office:value="63" calcext:value-type="float">
            <text:p>6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5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5];&quot;) (nombre &quot;;[.R265];&quot;) (grupo &quot;;[.D265];&quot;) (tipo &quot;;[.E265];&quot;) (racion &quot;;[.H265];&quot;) (kcal &quot;;[.I265];&quot;) (proteinas &quot;;[.J265];&quot;) (grasas &quot;;[.K265];&quot;) (hidratos &quot;;[.L265];&quot;) (desayuno &quot;;[.M265];&quot;) (almuerzo &quot;;[.N265];&quot;) (comida &quot;;[.O265];&quot;) (merienda &quot;;[.P265];&quot;) (cena &quot;;[.Q265];&quot;))&quot;)" office:value-type="string" office:string-value="(alimento (id 264) (nombre pan-tostado) (grupo 6) (tipo energeticos) (racion 15) (kcal 420) (proteinas 11,3) (grasas 6) (hidratos 83) (desayuno si) (almuerzo si) (comida si) (merienda si) (cena si))" calcext:value-type="string">
            <text:p>(alimento (id 264) (nombre pan-tostado) (grupo 6) (tipo energeticos) (racion 15) (kcal 420) (proteinas 11,3) (grasas 6) (hidratos 83) (desayuno si) (almuerzo si) (comida si) (merienda si) (cena si))</text:p>
          </table:table-cell>
          <table:table-cell table:formula="of:=SUBSTITUTE([.S265];&quot;,&quot;;&quot;.&quot;)" office:value-type="string" office:string-value="(alimento (id 264) (nombre pan-tostado) (grupo 6) (tipo energeticos) (racion 15) (kcal 420) (proteinas 11.3) (grasas 6) (hidratos 83) (desayuno si) (almuerzo si) (comida si) (merienda si) (cena si))" calcext:value-type="string">
            <text:p>(alimento (id 264) (nombre pan-tostado) (grupo 6) (tipo energeticos) (racion 1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2" calcext:value-type="float">
            <text:p>42</text:p>
          </table:table-cell>
          <table:table-cell table:style-name="ce2" table:formula="of:=[.H266]*[.I266]/100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6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6];&quot;) (nombre &quot;;[.R266];&quot;) (grupo &quot;;[.D266];&quot;) (tipo &quot;;[.E266];&quot;) (racion &quot;;[.H266];&quot;) (kcal &quot;;[.I266];&quot;) (proteinas &quot;;[.J266];&quot;) (grasas &quot;;[.K266];&quot;) (hidratos &quot;;[.L266];&quot;) (desayuno &quot;;[.M266];&quot;) (almuerzo &quot;;[.N266];&quot;) (comida &quot;;[.O266];&quot;) (merienda &quot;;[.P266];&quot;) (cena &quot;;[.Q266];&quot;))&quot;)" office:value-type="string" office:string-value="(alimento (id 265) (nombre pan-tostado) (grupo 6) (tipo energeticos) (racion 10) (kcal 420) (proteinas 11,3) (grasas 6) (hidratos 83) (desayuno si) (almuerzo si) (comida si) (merienda si) (cena si))" calcext:value-type="string">
            <text:p>(alimento (id 265) (nombre pan-tostado) (grupo 6) (tipo energeticos) (racion 10) (kcal 420) (proteinas 11,3) (grasas 6) (hidratos 83) (desayuno si) (almuerzo si) (comida si) (merienda si) (cena si))</text:p>
          </table:table-cell>
          <table:table-cell table:formula="of:=SUBSTITUTE([.S266];&quot;,&quot;;&quot;.&quot;)" office:value-type="string" office:string-value="(alimento (id 265) (nombre pan-tostado) (grupo 6) (tipo energeticos) (racion 10) (kcal 420) (proteinas 11.3) (grasas 6) (hidratos 83) (desayuno si) (almuerzo si) (comida si) (merienda si) (cena si))" calcext:value-type="string">
            <text:p>(alimento (id 265) (nombre pan-tostado) (grupo 6) (tipo energeticos) (racion 1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4.5" calcext:value-type="float">
            <text:p>34,5</text:p>
          </table:table-cell>
          <table:table-cell table:style-name="ce2" table:formula="of:=[.H267]*[.I267]/100" office:value-type="float" office:value="34.5" calcext:value-type="float">
            <text:p>34,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7];&quot;) (nombre &quot;;[.R267];&quot;) (grupo &quot;;[.D267];&quot;) (tipo &quot;;[.E267];&quot;) (racion &quot;;[.H267];&quot;) (kcal &quot;;[.I267];&quot;) (proteinas &quot;;[.J267];&quot;) (grasas &quot;;[.K267];&quot;) (hidratos &quot;;[.L267];&quot;) (desayuno &quot;;[.M267];&quot;) (almuerzo &quot;;[.N267];&quot;) (comida &quot;;[.O267];&quot;) (merienda &quot;;[.P267];&quot;) (cena &quot;;[.Q267];&quot;))&quot;)" office:value-type="string" office:string-value="(alimento (id 266) (nombre pan-integral) (grupo 6) (tipo energeticos) (racion 15) (kcal 230) (proteinas 9) (grasas 1) (hidratos 47,5) (desayuno si) (almuerzo si) (comida si) (merienda si) (cena si))" calcext:value-type="string">
            <text:p>(alimento (id 266) (nombre pan-integral) (grupo 6) (tipo energeticos) (racion 15) (kcal 230) (proteinas 9) (grasas 1) (hidratos 47,5) (desayuno si) (almuerzo si) (comida si) (merienda si) (cena si))</text:p>
          </table:table-cell>
          <table:table-cell table:formula="of:=SUBSTITUTE([.S267];&quot;,&quot;;&quot;.&quot;)" office:value-type="string" office:string-value="(alimento (id 266) (nombre pan-integral) (grupo 6) (tipo energeticos) (racion 15) (kcal 230) (proteinas 9) (grasas 1) (hidratos 47.5) (desayuno si) (almuerzo si) (comida si) (merienda si) (cena si))" calcext:value-type="string">
            <text:p>(alimento (id 266) (nombre pan-integral) (grupo 6) (tipo energeticos) (racion 1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7.5" calcext:value-type="float">
            <text:p>57,5</text:p>
          </table:table-cell>
          <table:table-cell table:style-name="ce2" table:formula="of:=[.H268]*[.I268]/100" office:value-type="float" office:value="57.5" calcext:value-type="float">
            <text:p>5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8];&quot;) (nombre &quot;;[.R268];&quot;) (grupo &quot;;[.D268];&quot;) (tipo &quot;;[.E268];&quot;) (racion &quot;;[.H268];&quot;) (kcal &quot;;[.I268];&quot;) (proteinas &quot;;[.J268];&quot;) (grasas &quot;;[.K268];&quot;) (hidratos &quot;;[.L268];&quot;) (desayuno &quot;;[.M268];&quot;) (almuerzo &quot;;[.N268];&quot;) (comida &quot;;[.O268];&quot;) (merienda &quot;;[.P268];&quot;) (cena &quot;;[.Q268];&quot;))&quot;)" office:value-type="string" office:string-value="(alimento (id 267) (nombre pan-integral) (grupo 6) (tipo energeticos) (racion 25) (kcal 230) (proteinas 9) (grasas 1) (hidratos 47,5) (desayuno si) (almuerzo si) (comida si) (merienda si) (cena si))" calcext:value-type="string">
            <text:p>(alimento (id 267) (nombre pan-integral) (grupo 6) (tipo energeticos) (racion 25) (kcal 230) (proteinas 9) (grasas 1) (hidratos 47,5) (desayuno si) (almuerzo si) (comida si) (merienda si) (cena si))</text:p>
          </table:table-cell>
          <table:table-cell table:formula="of:=SUBSTITUTE([.S268];&quot;,&quot;;&quot;.&quot;)" office:value-type="string" office:string-value="(alimento (id 267) (nombre pan-integral) (grupo 6) (tipo energeticos) (racion 25) (kcal 230) (proteinas 9) (grasas 1) (hidratos 47.5) (desayuno si) (almuerzo si) (comida si) (merienda si) (cena si))" calcext:value-type="string">
            <text:p>(alimento (id 267) (nombre pan-integral) (grupo 6) (tipo energeticos) (racion 2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69" calcext:value-type="float">
            <text:p>69</text:p>
          </table:table-cell>
          <table:table-cell table:style-name="ce2" table:formula="of:=[.H269]*[.I269]/100" office:value-type="float" office:value="69" calcext:value-type="float">
            <text:p>6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9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9];&quot;) (nombre &quot;;[.R269];&quot;) (grupo &quot;;[.D269];&quot;) (tipo &quot;;[.E269];&quot;) (racion &quot;;[.H269];&quot;) (kcal &quot;;[.I269];&quot;) (proteinas &quot;;[.J269];&quot;) (grasas &quot;;[.K269];&quot;) (hidratos &quot;;[.L269];&quot;) (desayuno &quot;;[.M269];&quot;) (almuerzo &quot;;[.N269];&quot;) (comida &quot;;[.O269];&quot;) (merienda &quot;;[.P269];&quot;) (cena &quot;;[.Q269];&quot;))&quot;)" office:value-type="string" office:string-value="(alimento (id 268) (nombre pan-integral) (grupo 6) (tipo energeticos) (racion 30) (kcal 230) (proteinas 9) (grasas 1) (hidratos 47,5) (desayuno si) (almuerzo si) (comida si) (merienda si) (cena si))" calcext:value-type="string">
            <text:p>(alimento (id 268) (nombre pan-integral) (grupo 6) (tipo energeticos) (racion 30) (kcal 230) (proteinas 9) (grasas 1) (hidratos 47,5) (desayuno si) (almuerzo si) (comida si) (merienda si) (cena si))</text:p>
          </table:table-cell>
          <table:table-cell table:formula="of:=SUBSTITUTE([.S269];&quot;,&quot;;&quot;.&quot;)" office:value-type="string" office:string-value="(alimento (id 268) (nombre pan-integral) (grupo 6) (tipo energeticos) (racion 30) (kcal 230) (proteinas 9) (grasas 1) (hidratos 47.5) (desayuno si) (almuerzo si) (comida si) (merienda si) (cena si))" calcext:value-type="string">
            <text:p>(alimento (id 268) (nombre pan-integral) (grupo 6) (tipo energeticos) (racion 3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6" calcext:value-type="float">
            <text:p>46</text:p>
          </table:table-cell>
          <table:table-cell table:style-name="ce2" table:formula="of:=[.H270]*[.I270]/100" office:value-type="float" office:value="46" calcext:value-type="float">
            <text:p>4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0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0];&quot;) (nombre &quot;;[.R270];&quot;) (grupo &quot;;[.D270];&quot;) (tipo &quot;;[.E270];&quot;) (racion &quot;;[.H270];&quot;) (kcal &quot;;[.I270];&quot;) (proteinas &quot;;[.J270];&quot;) (grasas &quot;;[.K270];&quot;) (hidratos &quot;;[.L270];&quot;) (desayuno &quot;;[.M270];&quot;) (almuerzo &quot;;[.N270];&quot;) (comida &quot;;[.O270];&quot;) (merienda &quot;;[.P270];&quot;) (cena &quot;;[.Q270];&quot;))&quot;)" office:value-type="string" office:string-value="(alimento (id 269) (nombre pan-integral) (grupo 6) (tipo energeticos) (racion 20) (kcal 230) (proteinas 9) (grasas 1) (hidratos 47,5) (desayuno si) (almuerzo si) (comida si) (merienda si) (cena si))" calcext:value-type="string">
            <text:p>(alimento (id 269) (nombre pan-integral) (grupo 6) (tipo energeticos) (racion 20) (kcal 230) (proteinas 9) (grasas 1) (hidratos 47,5) (desayuno si) (almuerzo si) (comida si) (merienda si) (cena si))</text:p>
          </table:table-cell>
          <table:table-cell table:formula="of:=SUBSTITUTE([.S270];&quot;,&quot;;&quot;.&quot;)" office:value-type="string" office:string-value="(alimento (id 269) (nombre pan-integral) (grupo 6) (tipo energeticos) (racion 20) (kcal 230) (proteinas 9) (grasas 1) (hidratos 47.5) (desayuno si) (almuerzo si) (comida si) (merienda si) (cena si))" calcext:value-type="string">
            <text:p>(alimento (id 269) (nombre pan-integral) (grupo 6) (tipo energeticos) (racion 2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3" calcext:value-type="float">
            <text:p>23</text:p>
          </table:table-cell>
          <table:table-cell table:style-name="ce2" table:formula="of:=[.H271]*[.I271]/100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1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1];&quot;) (nombre &quot;;[.R271];&quot;) (grupo &quot;;[.D271];&quot;) (tipo &quot;;[.E271];&quot;) (racion &quot;;[.H271];&quot;) (kcal &quot;;[.I271];&quot;) (proteinas &quot;;[.J271];&quot;) (grasas &quot;;[.K271];&quot;) (hidratos &quot;;[.L271];&quot;) (desayuno &quot;;[.M271];&quot;) (almuerzo &quot;;[.N271];&quot;) (comida &quot;;[.O271];&quot;) (merienda &quot;;[.P271];&quot;) (cena &quot;;[.Q271];&quot;))&quot;)" office:value-type="string" office:string-value="(alimento (id 270) (nombre pan-integral) (grupo 6) (tipo energeticos) (racion 10) (kcal 230) (proteinas 9) (grasas 1) (hidratos 47,5) (desayuno si) (almuerzo si) (comida si) (merienda si) (cena si))" calcext:value-type="string">
            <text:p>(alimento (id 270) (nombre pan-integral) (grupo 6) (tipo energeticos) (racion 10) (kcal 230) (proteinas 9) (grasas 1) (hidratos 47,5) (desayuno si) (almuerzo si) (comida si) (merienda si) (cena si))</text:p>
          </table:table-cell>
          <table:table-cell table:formula="of:=SUBSTITUTE([.S271];&quot;,&quot;;&quot;.&quot;)" office:value-type="string" office:string-value="(alimento (id 270) (nombre pan-integral) (grupo 6) (tipo energeticos) (racion 10) (kcal 230) (proteinas 9) (grasas 1) (hidratos 47.5) (desayuno si) (almuerzo si) (comida si) (merienda si) (cena si))" calcext:value-type="string">
            <text:p>(alimento (id 270) (nombre pan-integral) (grupo 6) (tipo energeticos) (racion 10) (kcal 230) (proteinas 9) (grasas 1) (hidratos 47.5) (desayuno si) (almuerzo si) (comida si) (merienda si) (cena si))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69.25" calcext:value-type="float">
            <text:p>269,25</text:p>
          </table:table-cell>
          <table:table-cell table:style-name="ce2" table:formula="of:=[.H272]*[.I272]/100" office:value-type="float" office:value="269.25" calcext:value-type="float">
            <text:p>269,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2];&quot;) (nombre &quot;;[.R272];&quot;) (grupo &quot;;[.D272];&quot;) (tipo &quot;;[.E272];&quot;) (racion &quot;;[.H272];&quot;) (kcal &quot;;[.I272];&quot;) (proteinas &quot;;[.J272];&quot;) (grasas &quot;;[.K272];&quot;) (hidratos &quot;;[.L272];&quot;) (desayuno &quot;;[.M272];&quot;) (almuerzo &quot;;[.N272];&quot;) (comida &quot;;[.O272];&quot;) (merienda &quot;;[.P272];&quot;) (cena &quot;;[.Q272];&quot;))&quot;)" office:value-type="string" office:string-value="(alimento (id 271) (nombre fideos-de-harina-integral) (grupo 6) (tipo energeticos) (racion 75) (kcal 359) (proteinas 15,4) (grasas 1,7) (hidratos 70) (desayuno no) (almuerzo si) (comida si) (merienda no) (cena no))" calcext:value-type="string">
            <text:p>(alimento (id 271) (nombre fideos-de-harina-integral) (grupo 6) (tipo energeticos) (racion 75) (kcal 359) (proteinas 15,4) (grasas 1,7) (hidratos 70) (desayuno no) (almuerzo si) (comida si) (merienda no) (cena no))</text:p>
          </table:table-cell>
          <table:table-cell table:formula="of:=SUBSTITUTE([.S272];&quot;,&quot;;&quot;.&quot;)" office:value-type="string" office:string-value="(alimento (id 271) (nombre fideos-de-harina-integral) (grupo 6) (tipo energeticos) (racion 75) (kcal 359) (proteinas 15.4) (grasas 1.7) (hidratos 70) (desayuno no) (almuerzo si) (comida si) (merienda no) (cena no))" calcext:value-type="string">
            <text:p>(alimento (id 271) (nombre fideos-de-harina-integral) (grupo 6) (tipo energeticos) (racion 75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79.5" calcext:value-type="float">
            <text:p>179,5</text:p>
          </table:table-cell>
          <table:table-cell table:style-name="ce2" table:formula="of:=[.H273]*[.I273]/100" office:value-type="float" office:value="179.5" calcext:value-type="float">
            <text:p>17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3];&quot;) (nombre &quot;;[.R273];&quot;) (grupo &quot;;[.D273];&quot;) (tipo &quot;;[.E273];&quot;) (racion &quot;;[.H273];&quot;) (kcal &quot;;[.I273];&quot;) (proteinas &quot;;[.J273];&quot;) (grasas &quot;;[.K273];&quot;) (hidratos &quot;;[.L273];&quot;) (desayuno &quot;;[.M273];&quot;) (almuerzo &quot;;[.N273];&quot;) (comida &quot;;[.O273];&quot;) (merienda &quot;;[.P273];&quot;) (cena &quot;;[.Q273];&quot;))&quot;)" office:value-type="string" office:string-value="(alimento (id 272) (nombre fideos-de-harina-integral) (grupo 6) (tipo energeticos) (racion 50) (kcal 359) (proteinas 15,4) (grasas 1,7) (hidratos 70) (desayuno no) (almuerzo si) (comida si) (merienda no) (cena no))" calcext:value-type="string">
            <text:p>(alimento (id 272) (nombre fideos-de-harina-integral) (grupo 6) (tipo energeticos) (racion 50) (kcal 359) (proteinas 15,4) (grasas 1,7) (hidratos 70) (desayuno no) (almuerzo si) (comida si) (merienda no) (cena no))</text:p>
          </table:table-cell>
          <table:table-cell table:formula="of:=SUBSTITUTE([.S273];&quot;,&quot;;&quot;.&quot;)" office:value-type="string" office:string-value="(alimento (id 272) (nombre fideos-de-harina-integral) (grupo 6) (tipo energeticos) (racion 50) (kcal 359) (proteinas 15.4) (grasas 1.7) (hidratos 70) (desayuno no) (almuerzo si) (comida si) (merienda no) (cena no))" calcext:value-type="string">
            <text:p>(alimento (id 272) (nombre fideos-de-harina-integral) (grupo 6) (tipo energeticos) (racion 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18" calcext:value-type="float">
            <text:p>718</text:p>
          </table:table-cell>
          <table:table-cell table:style-name="ce2" table:formula="of:=[.H274]*[.I274]/100" office:value-type="float" office:value="718" calcext:value-type="float">
            <text:p>7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4];&quot;) (nombre &quot;;[.R274];&quot;) (grupo &quot;;[.D274];&quot;) (tipo &quot;;[.E274];&quot;) (racion &quot;;[.H274];&quot;) (kcal &quot;;[.I274];&quot;) (proteinas &quot;;[.J274];&quot;) (grasas &quot;;[.K274];&quot;) (hidratos &quot;;[.L274];&quot;) (desayuno &quot;;[.M274];&quot;) (almuerzo &quot;;[.N274];&quot;) (comida &quot;;[.O274];&quot;) (merienda &quot;;[.P274];&quot;) (cena &quot;;[.Q274];&quot;))&quot;)" office:value-type="string" office:string-value="(alimento (id 273) (nombre fideos-de-harina-integral) (grupo 6) (tipo energeticos) (racion 200) (kcal 359) (proteinas 15,4) (grasas 1,7) (hidratos 70) (desayuno no) (almuerzo si) (comida si) (merienda no) (cena no))" calcext:value-type="string">
            <text:p>(alimento (id 273) (nombre fideos-de-harina-integral) (grupo 6) (tipo energeticos) (racion 200) (kcal 359) (proteinas 15,4) (grasas 1,7) (hidratos 70) (desayuno no) (almuerzo si) (comida si) (merienda no) (cena no))</text:p>
          </table:table-cell>
          <table:table-cell table:formula="of:=SUBSTITUTE([.S274];&quot;,&quot;;&quot;.&quot;)" office:value-type="string" office:string-value="(alimento (id 273) (nombre fideos-de-harina-integral) (grupo 6) (tipo energeticos) (racion 200) (kcal 359) (proteinas 15.4) (grasas 1.7) (hidratos 70) (desayuno no) (almuerzo si) (comida si) (merienda no) (cena no))" calcext:value-type="string">
            <text:p>(alimento (id 273) (nombre fideos-de-harina-integral) (grupo 6) (tipo energeticos) (racion 20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38.5" calcext:value-type="float">
            <text:p>538,5</text:p>
          </table:table-cell>
          <table:table-cell table:style-name="ce2" table:formula="of:=[.H275]*[.I275]/100" office:value-type="float" office:value="538.5" calcext:value-type="float">
            <text:p>53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5];&quot;) (nombre &quot;;[.R275];&quot;) (grupo &quot;;[.D275];&quot;) (tipo &quot;;[.E275];&quot;) (racion &quot;;[.H275];&quot;) (kcal &quot;;[.I275];&quot;) (proteinas &quot;;[.J275];&quot;) (grasas &quot;;[.K275];&quot;) (hidratos &quot;;[.L275];&quot;) (desayuno &quot;;[.M275];&quot;) (almuerzo &quot;;[.N275];&quot;) (comida &quot;;[.O275];&quot;) (merienda &quot;;[.P275];&quot;) (cena &quot;;[.Q275];&quot;))&quot;)" office:value-type="string" office:string-value="(alimento (id 274) (nombre fideos-de-harina-integral) (grupo 6) (tipo energeticos) (racion 150) (kcal 359) (proteinas 15,4) (grasas 1,7) (hidratos 70) (desayuno no) (almuerzo si) (comida si) (merienda no) (cena no))" calcext:value-type="string">
            <text:p>(alimento (id 274) (nombre fideos-de-harina-integral) (grupo 6) (tipo energeticos) (racion 150) (kcal 359) (proteinas 15,4) (grasas 1,7) (hidratos 70) (desayuno no) (almuerzo si) (comida si) (merienda no) (cena no))</text:p>
          </table:table-cell>
          <table:table-cell table:formula="of:=SUBSTITUTE([.S275];&quot;,&quot;;&quot;.&quot;)" office:value-type="string" office:string-value="(alimento (id 274) (nombre fideos-de-harina-integral) (grupo 6) (tipo energeticos) (racion 150) (kcal 359) (proteinas 15.4) (grasas 1.7) (hidratos 70) (desayuno no) (almuerzo si) (comida si) (merienda no) (cena no))" calcext:value-type="string">
            <text:p>(alimento (id 274) (nombre fideos-de-harina-integral) (grupo 6) (tipo energeticos) (racion 1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59" calcext:value-type="float">
            <text:p>359</text:p>
          </table:table-cell>
          <table:table-cell table:style-name="ce2" table:formula="of:=[.H276]*[.I276]/100" office:value-type="float" office:value="359" calcext:value-type="float">
            <text:p>3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6];&quot;) (nombre &quot;;[.R276];&quot;) (grupo &quot;;[.D276];&quot;) (tipo &quot;;[.E276];&quot;) (racion &quot;;[.H276];&quot;) (kcal &quot;;[.I276];&quot;) (proteinas &quot;;[.J276];&quot;) (grasas &quot;;[.K276];&quot;) (hidratos &quot;;[.L276];&quot;) (desayuno &quot;;[.M276];&quot;) (almuerzo &quot;;[.N276];&quot;) (comida &quot;;[.O276];&quot;) (merienda &quot;;[.P276];&quot;) (cena &quot;;[.Q276];&quot;))&quot;)" office:value-type="string" office:string-value="(alimento (id 275) (nombre fideos-de-harina-integral) (grupo 6) (tipo energeticos) (racion 100) (kcal 359) (proteinas 15,4) (grasas 1,7) (hidratos 70) (desayuno no) (almuerzo si) (comida si) (merienda no) (cena no))" calcext:value-type="string">
            <text:p>(alimento (id 275) (nombre fideos-de-harina-integral) (grupo 6) (tipo energeticos) (racion 100) (kcal 359) (proteinas 15,4) (grasas 1,7) (hidratos 70) (desayuno no) (almuerzo si) (comida si) (merienda no) (cena no))</text:p>
          </table:table-cell>
          <table:table-cell table:formula="of:=SUBSTITUTE([.S276];&quot;,&quot;;&quot;.&quot;)" office:value-type="string" office:string-value="(alimento (id 275) (nombre fideos-de-harina-integral) (grupo 6) (tipo energeticos) (racion 100) (kcal 359) (proteinas 15.4) (grasas 1.7) (hidratos 70) (desayuno no) (almuerzo si) (comida si) (merienda no) (cena no))" calcext:value-type="string">
            <text:p>(alimento (id 275) (nombre fideos-de-harina-integral) (grupo 6) (tipo energeticos) (racion 100) (kcal 359) (proteinas 15.4) (grasas 1.7) (hidratos 70) (desayuno no) (almuerzo si) (comida si) (merienda no) (cena no))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42.5" calcext:value-type="float">
            <text:p>142,5</text:p>
          </table:table-cell>
          <table:table-cell table:style-name="ce2" table:formula="of:=[.H277]*[.I277]/100" office:value-type="float" office:value="142.5" calcext:value-type="float">
            <text:p>14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7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7];&quot;) (nombre &quot;;[.R277];&quot;) (grupo &quot;;[.D277];&quot;) (tipo &quot;;[.E277];&quot;) (racion &quot;;[.H277];&quot;) (kcal &quot;;[.I277];&quot;) (proteinas &quot;;[.J277];&quot;) (grasas &quot;;[.K277];&quot;) (hidratos &quot;;[.L277];&quot;) (desayuno &quot;;[.M277];&quot;) (almuerzo &quot;;[.N277];&quot;) (comida &quot;;[.O277];&quot;) (merienda &quot;;[.P277];&quot;) (cena &quot;;[.Q277];&quot;))&quot;)" office:value-type="string" office:string-value="(alimento (id 276) (nombre chocolate-amargo) (grupo 6) (tipo energeticos) (racion 25) (kcal 570) (proteinas 5,5) (grasas 52,9) (hidratos 18) (desayuno si) (almuerzo si) (comida si) (merienda si) (cena no))" calcext:value-type="string">
            <text:p>(alimento (id 276) (nombre chocolate-amargo) (grupo 6) (tipo energeticos) (racion 25) (kcal 570) (proteinas 5,5) (grasas 52,9) (hidratos 18) (desayuno si) (almuerzo si) (comida si) (merienda si) (cena no))</text:p>
          </table:table-cell>
          <table:table-cell table:formula="of:=SUBSTITUTE([.S277];&quot;,&quot;;&quot;.&quot;)" office:value-type="string" office:string-value="(alimento (id 276) (nombre chocolate-amargo) (grupo 6) (tipo energeticos) (racion 25) (kcal 570) (proteinas 5.5) (grasas 52.9) (hidratos 18) (desayuno si) (almuerzo si) (comida si) (merienda si) (cena no))" calcext:value-type="string">
            <text:p>(alimento (id 276) (nombre chocolate-amargo) (grupo 6) (tipo energeticos) (racion 2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5.5" calcext:value-type="float">
            <text:p>85,5</text:p>
          </table:table-cell>
          <table:table-cell table:style-name="ce2" table:formula="of:=[.H278]*[.I278]/100" office:value-type="float" office:value="85.5" calcext:value-type="float">
            <text:p>85,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8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8];&quot;) (nombre &quot;;[.R278];&quot;) (grupo &quot;;[.D278];&quot;) (tipo &quot;;[.E278];&quot;) (racion &quot;;[.H278];&quot;) (kcal &quot;;[.I278];&quot;) (proteinas &quot;;[.J278];&quot;) (grasas &quot;;[.K278];&quot;) (hidratos &quot;;[.L278];&quot;) (desayuno &quot;;[.M278];&quot;) (almuerzo &quot;;[.N278];&quot;) (comida &quot;;[.O278];&quot;) (merienda &quot;;[.P278];&quot;) (cena &quot;;[.Q278];&quot;))&quot;)" office:value-type="string" office:string-value="(alimento (id 277) (nombre chocolate-amargo) (grupo 6) (tipo energeticos) (racion 15) (kcal 570) (proteinas 5,5) (grasas 52,9) (hidratos 18) (desayuno si) (almuerzo si) (comida si) (merienda si) (cena no))" calcext:value-type="string">
            <text:p>(alimento (id 277) (nombre chocolate-amargo) (grupo 6) (tipo energeticos) (racion 15) (kcal 570) (proteinas 5,5) (grasas 52,9) (hidratos 18) (desayuno si) (almuerzo si) (comida si) (merienda si) (cena no))</text:p>
          </table:table-cell>
          <table:table-cell table:formula="of:=SUBSTITUTE([.S278];&quot;,&quot;;&quot;.&quot;)" office:value-type="string" office:string-value="(alimento (id 277) (nombre chocolate-amargo) (grupo 6) (tipo energeticos) (racion 15) (kcal 570) (proteinas 5.5) (grasas 52.9) (hidratos 18) (desayuno si) (almuerzo si) (comida si) (merienda si) (cena no))" calcext:value-type="string">
            <text:p>(alimento (id 277) (nombre chocolate-amargo) (grupo 6) (tipo energeticos) (racion 1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7" calcext:value-type="float">
            <text:p>57</text:p>
          </table:table-cell>
          <table:table-cell table:style-name="ce2" table:formula="of:=[.H279]*[.I279]/100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9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9];&quot;) (nombre &quot;;[.R279];&quot;) (grupo &quot;;[.D279];&quot;) (tipo &quot;;[.E279];&quot;) (racion &quot;;[.H279];&quot;) (kcal &quot;;[.I279];&quot;) (proteinas &quot;;[.J279];&quot;) (grasas &quot;;[.K279];&quot;) (hidratos &quot;;[.L279];&quot;) (desayuno &quot;;[.M279];&quot;) (almuerzo &quot;;[.N279];&quot;) (comida &quot;;[.O279];&quot;) (merienda &quot;;[.P279];&quot;) (cena &quot;;[.Q279];&quot;))&quot;)" office:value-type="string" office:string-value="(alimento (id 278) (nombre chocolate-amargo) (grupo 6) (tipo energeticos) (racion 10) (kcal 570) (proteinas 5,5) (grasas 52,9) (hidratos 18) (desayuno si) (almuerzo si) (comida si) (merienda si) (cena no))" calcext:value-type="string">
            <text:p>(alimento (id 278) (nombre chocolate-amargo) (grupo 6) (tipo energeticos) (racion 10) (kcal 570) (proteinas 5,5) (grasas 52,9) (hidratos 18) (desayuno si) (almuerzo si) (comida si) (merienda si) (cena no))</text:p>
          </table:table-cell>
          <table:table-cell table:formula="of:=SUBSTITUTE([.S279];&quot;,&quot;;&quot;.&quot;)" office:value-type="string" office:string-value="(alimento (id 278) (nombre chocolate-amargo) (grupo 6) (tipo energeticos) (racion 10) (kcal 570) (proteinas 5.5) (grasas 52.9) (hidratos 18) (desayuno si) (almuerzo si) (comida si) (merienda si) (cena no))" calcext:value-type="string">
            <text:p>(alimento (id 278) (nombre chocolate-amargo) (grupo 6) (tipo energeticos) (racion 1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8.5" calcext:value-type="float">
            <text:p>28,5</text:p>
          </table:table-cell>
          <table:table-cell table:style-name="ce2" table:formula="of:=[.H280]*[.I280]/100" office:value-type="float" office:value="28.5" calcext:value-type="float">
            <text:p>28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0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0];&quot;) (nombre &quot;;[.R280];&quot;) (grupo &quot;;[.D280];&quot;) (tipo &quot;;[.E280];&quot;) (racion &quot;;[.H280];&quot;) (kcal &quot;;[.I280];&quot;) (proteinas &quot;;[.J280];&quot;) (grasas &quot;;[.K280];&quot;) (hidratos &quot;;[.L280];&quot;) (desayuno &quot;;[.M280];&quot;) (almuerzo &quot;;[.N280];&quot;) (comida &quot;;[.O280];&quot;) (merienda &quot;;[.P280];&quot;) (cena &quot;;[.Q280];&quot;))&quot;)" office:value-type="string" office:string-value="(alimento (id 279) (nombre chocolate-amargo) (grupo 6) (tipo energeticos) (racion 5) (kcal 570) (proteinas 5,5) (grasas 52,9) (hidratos 18) (desayuno si) (almuerzo si) (comida si) (merienda si) (cena no))" calcext:value-type="string">
            <text:p>(alimento (id 279) (nombre chocolate-amargo) (grupo 6) (tipo energeticos) (racion 5) (kcal 570) (proteinas 5,5) (grasas 52,9) (hidratos 18) (desayuno si) (almuerzo si) (comida si) (merienda si) (cena no))</text:p>
          </table:table-cell>
          <table:table-cell table:formula="of:=SUBSTITUTE([.S280];&quot;,&quot;;&quot;.&quot;)" office:value-type="string" office:string-value="(alimento (id 279) (nombre chocolate-amargo) (grupo 6) (tipo energeticos) (racion 5) (kcal 570) (proteinas 5.5) (grasas 52.9) (hidratos 18) (desayuno si) (almuerzo si) (comida si) (merienda si) (cena no))" calcext:value-type="string">
            <text:p>(alimento (id 279) (nombre chocolate-amargo) (grupo 6) (tipo energeticos) (racion 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14" calcext:value-type="float">
            <text:p>114</text:p>
          </table:table-cell>
          <table:table-cell table:style-name="ce2" table:formula="of:=[.H281]*[.I281]/100" office:value-type="float" office:value="114" calcext:value-type="float">
            <text:p>1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1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1];&quot;) (nombre &quot;;[.R281];&quot;) (grupo &quot;;[.D281];&quot;) (tipo &quot;;[.E281];&quot;) (racion &quot;;[.H281];&quot;) (kcal &quot;;[.I281];&quot;) (proteinas &quot;;[.J281];&quot;) (grasas &quot;;[.K281];&quot;) (hidratos &quot;;[.L281];&quot;) (desayuno &quot;;[.M281];&quot;) (almuerzo &quot;;[.N281];&quot;) (comida &quot;;[.O281];&quot;) (merienda &quot;;[.P281];&quot;) (cena &quot;;[.Q281];&quot;))&quot;)" office:value-type="string" office:string-value="(alimento (id 280) (nombre chocolate-amargo) (grupo 6) (tipo energeticos) (racion 20) (kcal 570) (proteinas 5,5) (grasas 52,9) (hidratos 18) (desayuno si) (almuerzo si) (comida si) (merienda si) (cena no))" calcext:value-type="string">
            <text:p>(alimento (id 280) (nombre chocolate-amargo) (grupo 6) (tipo energeticos) (racion 20) (kcal 570) (proteinas 5,5) (grasas 52,9) (hidratos 18) (desayuno si) (almuerzo si) (comida si) (merienda si) (cena no))</text:p>
          </table:table-cell>
          <table:table-cell table:formula="of:=SUBSTITUTE([.S281];&quot;,&quot;;&quot;.&quot;)" office:value-type="string" office:string-value="(alimento (id 280) (nombre chocolate-amargo) (grupo 6) (tipo energeticos) (racion 20) (kcal 570) (proteinas 5.5) (grasas 52.9) (hidratos 18) (desayuno si) (almuerzo si) (comida si) (merienda si) (cena no))" calcext:value-type="string">
            <text:p>(alimento (id 280) (nombre chocolate-amargo) (grupo 6) (tipo energeticos) (racion 2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91.5" calcext:value-type="float">
            <text:p>191,5</text:p>
          </table:table-cell>
          <table:table-cell table:style-name="ce2" table:formula="of:=[.H282]*[.I282]/100" office:value-type="float" office:value="191.5" calcext:value-type="float">
            <text:p>19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2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2];&quot;) (nombre &quot;;[.R282];&quot;) (grupo &quot;;[.D282];&quot;) (tipo &quot;;[.E282];&quot;) (racion &quot;;[.H282];&quot;) (kcal &quot;;[.I282];&quot;) (proteinas &quot;;[.J282];&quot;) (grasas &quot;;[.K282];&quot;) (hidratos &quot;;[.L282];&quot;) (desayuno &quot;;[.M282];&quot;) (almuerzo &quot;;[.N282];&quot;) (comida &quot;;[.O282];&quot;) (merienda &quot;;[.P282];&quot;) (cena &quot;;[.Q282];&quot;))&quot;)" office:value-type="string" office:string-value="(alimento (id 281) (nombre avena-salvado-de) (grupo 6) (tipo energeticos) (racion 50) (kcal 383) (proteinas 17) (grasas 8,8) (hidratos 58,9) (desayuno si) (almuerzo si) (comida si) (merienda no) (cena no))" calcext:value-type="string">
            <text:p>(alimento (id 281) (nombre avena-salvado-de) (grupo 6) (tipo energeticos) (racion 50) (kcal 383) (proteinas 17) (grasas 8,8) (hidratos 58,9) (desayuno si) (almuerzo si) (comida si) (merienda no) (cena no))</text:p>
          </table:table-cell>
          <table:table-cell table:formula="of:=SUBSTITUTE([.S282];&quot;,&quot;;&quot;.&quot;)" office:value-type="string" office:string-value="(alimento (id 281) (nombre avena-salvado-de) (grupo 6) (tipo energeticos) (racion 50) (kcal 383) (proteinas 17) (grasas 8.8) (hidratos 58.9) (desayuno si) (almuerzo si) (comida si) (merienda no) (cena no))" calcext:value-type="string">
            <text:p>(alimento (id 281) (nombre avena-salvado-de) (grupo 6) (tipo energeticos) (racion 5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8.3" calcext:value-type="float">
            <text:p>38,3</text:p>
          </table:table-cell>
          <table:table-cell table:style-name="ce2" table:formula="of:=[.H283]*[.I283]/100" office:value-type="float" office:value="38.3" calcext:value-type="float">
            <text:p>38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3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3];&quot;) (nombre &quot;;[.R283];&quot;) (grupo &quot;;[.D283];&quot;) (tipo &quot;;[.E283];&quot;) (racion &quot;;[.H283];&quot;) (kcal &quot;;[.I283];&quot;) (proteinas &quot;;[.J283];&quot;) (grasas &quot;;[.K283];&quot;) (hidratos &quot;;[.L283];&quot;) (desayuno &quot;;[.M283];&quot;) (almuerzo &quot;;[.N283];&quot;) (comida &quot;;[.O283];&quot;) (merienda &quot;;[.P283];&quot;) (cena &quot;;[.Q283];&quot;))&quot;)" office:value-type="string" office:string-value="(alimento (id 282) (nombre avena-salvado-de) (grupo 6) (tipo energeticos) (racion 10) (kcal 383) (proteinas 17) (grasas 8,8) (hidratos 58,9) (desayuno si) (almuerzo si) (comida si) (merienda no) (cena no))" calcext:value-type="string">
            <text:p>(alimento (id 282) (nombre avena-salvado-de) (grupo 6) (tipo energeticos) (racion 10) (kcal 383) (proteinas 17) (grasas 8,8) (hidratos 58,9) (desayuno si) (almuerzo si) (comida si) (merienda no) (cena no))</text:p>
          </table:table-cell>
          <table:table-cell table:formula="of:=SUBSTITUTE([.S283];&quot;,&quot;;&quot;.&quot;)" office:value-type="string" office:string-value="(alimento (id 282) (nombre avena-salvado-de) (grupo 6) (tipo energeticos) (racion 10) (kcal 383) (proteinas 17) (grasas 8.8) (hidratos 58.9) (desayuno si) (almuerzo si) (comida si) (merienda no) (cena no))" calcext:value-type="string">
            <text:p>(alimento (id 282) (nombre avena-salvado-de) (grupo 6) (tipo energeticos) (racion 1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3.2" calcext:value-type="float">
            <text:p>153,2</text:p>
          </table:table-cell>
          <table:table-cell table:style-name="ce2" table:formula="of:=[.H284]*[.I284]/100" office:value-type="float" office:value="153.2" calcext:value-type="float">
            <text:p>153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4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4];&quot;) (nombre &quot;;[.R284];&quot;) (grupo &quot;;[.D284];&quot;) (tipo &quot;;[.E284];&quot;) (racion &quot;;[.H284];&quot;) (kcal &quot;;[.I284];&quot;) (proteinas &quot;;[.J284];&quot;) (grasas &quot;;[.K284];&quot;) (hidratos &quot;;[.L284];&quot;) (desayuno &quot;;[.M284];&quot;) (almuerzo &quot;;[.N284];&quot;) (comida &quot;;[.O284];&quot;) (merienda &quot;;[.P284];&quot;) (cena &quot;;[.Q284];&quot;))&quot;)" office:value-type="string" office:string-value="(alimento (id 283) (nombre avena-salvado-de) (grupo 6) (tipo energeticos) (racion 40) (kcal 383) (proteinas 17) (grasas 8,8) (hidratos 58,9) (desayuno si) (almuerzo si) (comida si) (merienda no) (cena no))" calcext:value-type="string">
            <text:p>(alimento (id 283) (nombre avena-salvado-de) (grupo 6) (tipo energeticos) (racion 40) (kcal 383) (proteinas 17) (grasas 8,8) (hidratos 58,9) (desayuno si) (almuerzo si) (comida si) (merienda no) (cena no))</text:p>
          </table:table-cell>
          <table:table-cell table:formula="of:=SUBSTITUTE([.S284];&quot;,&quot;;&quot;.&quot;)" office:value-type="string" office:string-value="(alimento (id 283) (nombre avena-salvado-de) (grupo 6) (tipo energeticos) (racion 40) (kcal 383) (proteinas 17) (grasas 8.8) (hidratos 58.9) (desayuno si) (almuerzo si) (comida si) (merienda no) (cena no))" calcext:value-type="string">
            <text:p>(alimento (id 283) (nombre avena-salvado-de) (grupo 6) (tipo energeticos) (racion 4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6.6" calcext:value-type="float">
            <text:p>76,6</text:p>
          </table:table-cell>
          <table:table-cell table:style-name="ce2" table:formula="of:=[.H285]*[.I285]/100" office:value-type="float" office:value="76.6" calcext:value-type="float">
            <text:p>76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5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5];&quot;) (nombre &quot;;[.R285];&quot;) (grupo &quot;;[.D285];&quot;) (tipo &quot;;[.E285];&quot;) (racion &quot;;[.H285];&quot;) (kcal &quot;;[.I285];&quot;) (proteinas &quot;;[.J285];&quot;) (grasas &quot;;[.K285];&quot;) (hidratos &quot;;[.L285];&quot;) (desayuno &quot;;[.M285];&quot;) (almuerzo &quot;;[.N285];&quot;) (comida &quot;;[.O285];&quot;) (merienda &quot;;[.P285];&quot;) (cena &quot;;[.Q285];&quot;))&quot;)" office:value-type="string" office:string-value="(alimento (id 284) (nombre avena-salvado-de) (grupo 6) (tipo energeticos) (racion 20) (kcal 383) (proteinas 17) (grasas 8,8) (hidratos 58,9) (desayuno si) (almuerzo si) (comida si) (merienda no) (cena no))" calcext:value-type="string">
            <text:p>(alimento (id 284) (nombre avena-salvado-de) (grupo 6) (tipo energeticos) (racion 20) (kcal 383) (proteinas 17) (grasas 8,8) (hidratos 58,9) (desayuno si) (almuerzo si) (comida si) (merienda no) (cena no))</text:p>
          </table:table-cell>
          <table:table-cell table:formula="of:=SUBSTITUTE([.S285];&quot;,&quot;;&quot;.&quot;)" office:value-type="string" office:string-value="(alimento (id 284) (nombre avena-salvado-de) (grupo 6) (tipo energeticos) (racion 20) (kcal 383) (proteinas 17) (grasas 8.8) (hidratos 58.9) (desayuno si) (almuerzo si) (comida si) (merienda no) (cena no))" calcext:value-type="string">
            <text:p>(alimento (id 284) (nombre avena-salvado-de) (grupo 6) (tipo energeticos) (racion 2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14.9" calcext:value-type="float">
            <text:p>114,9</text:p>
          </table:table-cell>
          <table:table-cell table:style-name="ce2" table:formula="of:=[.H286]*[.I286]/100" office:value-type="float" office:value="114.9" calcext:value-type="float">
            <text:p>114,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6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6];&quot;) (nombre &quot;;[.R286];&quot;) (grupo &quot;;[.D286];&quot;) (tipo &quot;;[.E286];&quot;) (racion &quot;;[.H286];&quot;) (kcal &quot;;[.I286];&quot;) (proteinas &quot;;[.J286];&quot;) (grasas &quot;;[.K286];&quot;) (hidratos &quot;;[.L286];&quot;) (desayuno &quot;;[.M286];&quot;) (almuerzo &quot;;[.N286];&quot;) (comida &quot;;[.O286];&quot;) (merienda &quot;;[.P286];&quot;) (cena &quot;;[.Q286];&quot;))&quot;)" office:value-type="string" office:string-value="(alimento (id 285) (nombre avena-salvado-de) (grupo 6) (tipo energeticos) (racion 30) (kcal 383) (proteinas 17) (grasas 8,8) (hidratos 58,9) (desayuno si) (almuerzo si) (comida si) (merienda no) (cena no))" calcext:value-type="string">
            <text:p>(alimento (id 285) (nombre avena-salvado-de) (grupo 6) (tipo energeticos) (racion 30) (kcal 383) (proteinas 17) (grasas 8,8) (hidratos 58,9) (desayuno si) (almuerzo si) (comida si) (merienda no) (cena no))</text:p>
          </table:table-cell>
          <table:table-cell table:formula="of:=SUBSTITUTE([.S286];&quot;,&quot;;&quot;.&quot;)" office:value-type="string" office:string-value="(alimento (id 285) (nombre avena-salvado-de) (grupo 6) (tipo energeticos) (racion 30) (kcal 383) (proteinas 17) (grasas 8.8) (hidratos 58.9) (desayuno si) (almuerzo si) (comida si) (merienda no) (cena no))" calcext:value-type="string">
            <text:p>(alimento (id 285) (nombre avena-salvado-de) (grupo 6) (tipo energeticos) (racion 3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0" calcext:value-type="float">
            <text:p>150</text:p>
          </table:table-cell>
          <table:table-cell table:style-name="ce2" table:formula="of:=[.H287]*[.I287]/100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7];&quot;) (nombre &quot;;[.R287];&quot;) (grupo &quot;;[.D287];&quot;) (tipo &quot;;[.E287];&quot;) (racion &quot;;[.H287];&quot;) (kcal &quot;;[.I287];&quot;) (proteinas &quot;;[.J287];&quot;) (grasas &quot;;[.K287];&quot;) (hidratos &quot;;[.L287];&quot;) (desayuno &quot;;[.M287];&quot;) (almuerzo &quot;;[.N287];&quot;) (comida &quot;;[.O287];&quot;) (merienda &quot;;[.P287];&quot;) (cena &quot;;[.Q287];&quot;))&quot;)" office:value-type="string" office:string-value="(alimento (id 286) (nombre miel) (grupo 6) (tipo energeticos) (racion 50) (kcal 300) (proteinas 0,6) (grasas 0) (hidratos 80) (desayuno si) (almuerzo si) (comida si) (merienda si) (cena no))" calcext:value-type="string">
            <text:p>(alimento (id 286) (nombre miel) (grupo 6) (tipo energeticos) (racion 50) (kcal 300) (proteinas 0,6) (grasas 0) (hidratos 80) (desayuno si) (almuerzo si) (comida si) (merienda si) (cena no))</text:p>
          </table:table-cell>
          <table:table-cell table:formula="of:=SUBSTITUTE([.S287];&quot;,&quot;;&quot;.&quot;)" office:value-type="string" office:string-value="(alimento (id 286) (nombre miel) (grupo 6) (tipo energeticos) (racion 50) (kcal 300) (proteinas 0.6) (grasas 0) (hidratos 80) (desayuno si) (almuerzo si) (comida si) (merienda si) (cena no))" calcext:value-type="string">
            <text:p>(alimento (id 286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20" calcext:value-type="float">
            <text:p>120</text:p>
          </table:table-cell>
          <table:table-cell table:style-name="ce2" table:formula="of:=[.H288]*[.I288]/100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8];&quot;) (nombre &quot;;[.R288];&quot;) (grupo &quot;;[.D288];&quot;) (tipo &quot;;[.E288];&quot;) (racion &quot;;[.H288];&quot;) (kcal &quot;;[.I288];&quot;) (proteinas &quot;;[.J288];&quot;) (grasas &quot;;[.K288];&quot;) (hidratos &quot;;[.L288];&quot;) (desayuno &quot;;[.M288];&quot;) (almuerzo &quot;;[.N288];&quot;) (comida &quot;;[.O288];&quot;) (merienda &quot;;[.P288];&quot;) (cena &quot;;[.Q288];&quot;))&quot;)" office:value-type="string" office:string-value="(alimento (id 287) (nombre miel) (grupo 6) (tipo energeticos) (racion 40) (kcal 300) (proteinas 0,6) (grasas 0) (hidratos 80) (desayuno si) (almuerzo si) (comida si) (merienda si) (cena no))" calcext:value-type="string">
            <text:p>(alimento (id 287) (nombre miel) (grupo 6) (tipo energeticos) (racion 40) (kcal 300) (proteinas 0,6) (grasas 0) (hidratos 80) (desayuno si) (almuerzo si) (comida si) (merienda si) (cena no))</text:p>
          </table:table-cell>
          <table:table-cell table:formula="of:=SUBSTITUTE([.S288];&quot;,&quot;;&quot;.&quot;)" office:value-type="string" office:string-value="(alimento (id 287) (nombre miel) (grupo 6) (tipo energeticos) (racion 40) (kcal 300) (proteinas 0.6) (grasas 0) (hidratos 80) (desayuno si) (almuerzo si) (comida si) (merienda si) (cena no))" calcext:value-type="string">
            <text:p>(alimento (id 287) (nombre miel) (grupo 6) (tipo energeticos) (racion 4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60" calcext:value-type="float">
            <text:p>60</text:p>
          </table:table-cell>
          <table:table-cell table:style-name="ce2" table:formula="of:=[.H289]*[.I289]/100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9];&quot;) (nombre &quot;;[.R289];&quot;) (grupo &quot;;[.D289];&quot;) (tipo &quot;;[.E289];&quot;) (racion &quot;;[.H289];&quot;) (kcal &quot;;[.I289];&quot;) (proteinas &quot;;[.J289];&quot;) (grasas &quot;;[.K289];&quot;) (hidratos &quot;;[.L289];&quot;) (desayuno &quot;;[.M289];&quot;) (almuerzo &quot;;[.N289];&quot;) (comida &quot;;[.O289];&quot;) (merienda &quot;;[.P289];&quot;) (cena &quot;;[.Q289];&quot;))&quot;)" office:value-type="string" office:string-value="(alimento (id 288) (nombre miel) (grupo 6) (tipo energeticos) (racion 20) (kcal 300) (proteinas 0,6) (grasas 0) (hidratos 80) (desayuno si) (almuerzo si) (comida si) (merienda si) (cena no))" calcext:value-type="string">
            <text:p>(alimento (id 288) (nombre miel) (grupo 6) (tipo energeticos) (racion 20) (kcal 300) (proteinas 0,6) (grasas 0) (hidratos 80) (desayuno si) (almuerzo si) (comida si) (merienda si) (cena no))</text:p>
          </table:table-cell>
          <table:table-cell table:formula="of:=SUBSTITUTE([.S289];&quot;,&quot;;&quot;.&quot;)" office:value-type="string" office:string-value="(alimento (id 288) (nombre miel) (grupo 6) (tipo energeticos) (racion 20) (kcal 300) (proteinas 0.6) (grasas 0) (hidratos 80) (desayuno si) (almuerzo si) (comida si) (merienda si) (cena no))" calcext:value-type="string">
            <text:p>(alimento (id 288) (nombre miel) (grupo 6) (tipo energeticos) (racion 2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0" calcext:value-type="float">
            <text:p>30</text:p>
          </table:table-cell>
          <table:table-cell table:style-name="ce2" table:formula="of:=[.H290]*[.I290]/100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0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0];&quot;) (nombre &quot;;[.R290];&quot;) (grupo &quot;;[.D290];&quot;) (tipo &quot;;[.E290];&quot;) (racion &quot;;[.H290];&quot;) (kcal &quot;;[.I290];&quot;) (proteinas &quot;;[.J290];&quot;) (grasas &quot;;[.K290];&quot;) (hidratos &quot;;[.L290];&quot;) (desayuno &quot;;[.M290];&quot;) (almuerzo &quot;;[.N290];&quot;) (comida &quot;;[.O290];&quot;) (merienda &quot;;[.P290];&quot;) (cena &quot;;[.Q290];&quot;))&quot;)" office:value-type="string" office:string-value="(alimento (id 289) (nombre miel) (grupo 6) (tipo energeticos) (racion 10) (kcal 300) (proteinas 0,6) (grasas 0) (hidratos 80) (desayuno si) (almuerzo si) (comida si) (merienda si) (cena no))" calcext:value-type="string">
            <text:p>(alimento (id 289) (nombre miel) (grupo 6) (tipo energeticos) (racion 10) (kcal 300) (proteinas 0,6) (grasas 0) (hidratos 80) (desayuno si) (almuerzo si) (comida si) (merienda si) (cena no))</text:p>
          </table:table-cell>
          <table:table-cell table:formula="of:=SUBSTITUTE([.S290];&quot;,&quot;;&quot;.&quot;)" office:value-type="string" office:string-value="(alimento (id 289) (nombre miel) (grupo 6) (tipo energeticos) (racion 10) (kcal 300) (proteinas 0.6) (grasas 0) (hidratos 80) (desayuno si) (almuerzo si) (comida si) (merienda si) (cena no))" calcext:value-type="string">
            <text:p>(alimento (id 289) (nombre miel) (grupo 6) (tipo energeticos) (racion 1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0" calcext:value-type="float">
            <text:p>150</text:p>
          </table:table-cell>
          <table:table-cell table:style-name="ce2" table:formula="of:=[.H291]*[.I291]/100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1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1];&quot;) (nombre &quot;;[.R291];&quot;) (grupo &quot;;[.D291];&quot;) (tipo &quot;;[.E291];&quot;) (racion &quot;;[.H291];&quot;) (kcal &quot;;[.I291];&quot;) (proteinas &quot;;[.J291];&quot;) (grasas &quot;;[.K291];&quot;) (hidratos &quot;;[.L291];&quot;) (desayuno &quot;;[.M291];&quot;) (almuerzo &quot;;[.N291];&quot;) (comida &quot;;[.O291];&quot;) (merienda &quot;;[.P291];&quot;) (cena &quot;;[.Q291];&quot;))&quot;)" office:value-type="string" office:string-value="(alimento (id 290) (nombre miel) (grupo 6) (tipo energeticos) (racion 50) (kcal 300) (proteinas 0,6) (grasas 0) (hidratos 80) (desayuno si) (almuerzo si) (comida si) (merienda si) (cena no))" calcext:value-type="string">
            <text:p>(alimento (id 290) (nombre miel) (grupo 6) (tipo energeticos) (racion 50) (kcal 300) (proteinas 0,6) (grasas 0) (hidratos 80) (desayuno si) (almuerzo si) (comida si) (merienda si) (cena no))</text:p>
          </table:table-cell>
          <table:table-cell table:formula="of:=SUBSTITUTE([.S291];&quot;,&quot;;&quot;.&quot;)" office:value-type="string" office:string-value="(alimento (id 290) (nombre miel) (grupo 6) (tipo energeticos) (racion 50) (kcal 300) (proteinas 0.6) (grasas 0) (hidratos 80) (desayuno si) (almuerzo si) (comida si) (merienda si) (cena no))" calcext:value-type="string">
            <text:p>(alimento (id 290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68" calcext:value-type="float">
            <text:p>68</text:p>
          </table:table-cell>
          <table:table-cell table:style-name="ce2" table:formula="of:=[.H292]*[.I292]/100" office:value-type="float" office:value="68" calcext:value-type="float">
            <text:p>6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2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2];&quot;) (nombre &quot;;[.R292];&quot;) (grupo &quot;;[.D292];&quot;) (tipo &quot;;[.E292];&quot;) (racion &quot;;[.H292];&quot;) (kcal &quot;;[.I292];&quot;) (proteinas &quot;;[.J292];&quot;) (grasas &quot;;[.K292];&quot;) (hidratos &quot;;[.L292];&quot;) (desayuno &quot;;[.M292];&quot;) (almuerzo &quot;;[.N292];&quot;) (comida &quot;;[.O292];&quot;) (merienda &quot;;[.P292];&quot;) (cena &quot;;[.Q292];&quot;))&quot;)" office:value-type="string" office:string-value="(alimento (id 291) (nombre mermelada) (grupo 6) (tipo energeticos) (racion 25) (kcal 272) (proteinas 0,6) (grasas 0,1) (hidratos 70) (desayuno si) (almuerzo si) (comida si) (merienda si) (cena no))" calcext:value-type="string">
            <text:p>(alimento (id 291) (nombre mermelada) (grupo 6) (tipo energeticos) (racion 25) (kcal 272) (proteinas 0,6) (grasas 0,1) (hidratos 70) (desayuno si) (almuerzo si) (comida si) (merienda si) (cena no))</text:p>
          </table:table-cell>
          <table:table-cell table:formula="of:=SUBSTITUTE([.S292];&quot;,&quot;;&quot;.&quot;)" office:value-type="string" office:string-value="(alimento (id 291) (nombre mermelada) (grupo 6) (tipo energeticos) (racion 25) (kcal 272) (proteinas 0.6) (grasas 0.1) (hidratos 70) (desayuno si) (almuerzo si) (comida si) (merienda si) (cena no))" calcext:value-type="string">
            <text:p>(alimento (id 291) (nombre mermelada) (grupo 6) (tipo energeticos) (racion 2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3.6" calcext:value-type="float">
            <text:p>13,6</text:p>
          </table:table-cell>
          <table:table-cell table:style-name="ce2" table:formula="of:=[.H293]*[.I293]/100" office:value-type="float" office:value="13.6" calcext:value-type="float">
            <text:p>13,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3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3];&quot;) (nombre &quot;;[.R293];&quot;) (grupo &quot;;[.D293];&quot;) (tipo &quot;;[.E293];&quot;) (racion &quot;;[.H293];&quot;) (kcal &quot;;[.I293];&quot;) (proteinas &quot;;[.J293];&quot;) (grasas &quot;;[.K293];&quot;) (hidratos &quot;;[.L293];&quot;) (desayuno &quot;;[.M293];&quot;) (almuerzo &quot;;[.N293];&quot;) (comida &quot;;[.O293];&quot;) (merienda &quot;;[.P293];&quot;) (cena &quot;;[.Q293];&quot;))&quot;)" office:value-type="string" office:string-value="(alimento (id 292) (nombre mermelada) (grupo 6) (tipo energeticos) (racion 5) (kcal 272) (proteinas 0,6) (grasas 0,1) (hidratos 70) (desayuno si) (almuerzo si) (comida si) (merienda si) (cena no))" calcext:value-type="string">
            <text:p>(alimento (id 292) (nombre mermelada) (grupo 6) (tipo energeticos) (racion 5) (kcal 272) (proteinas 0,6) (grasas 0,1) (hidratos 70) (desayuno si) (almuerzo si) (comida si) (merienda si) (cena no))</text:p>
          </table:table-cell>
          <table:table-cell table:formula="of:=SUBSTITUTE([.S293];&quot;,&quot;;&quot;.&quot;)" office:value-type="string" office:string-value="(alimento (id 292) (nombre mermelada) (grupo 6) (tipo energeticos) (racion 5) (kcal 272) (proteinas 0.6) (grasas 0.1) (hidratos 70) (desayuno si) (almuerzo si) (comida si) (merienda si) (cena no))" calcext:value-type="string">
            <text:p>(alimento (id 292) (nombre mermelada) (grupo 6) (tipo energeticos) (racion 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4.4" calcext:value-type="float">
            <text:p>54,4</text:p>
          </table:table-cell>
          <table:table-cell table:style-name="ce2" table:formula="of:=[.H294]*[.I294]/100" office:value-type="float" office:value="54.4" calcext:value-type="float">
            <text:p>54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4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4];&quot;) (nombre &quot;;[.R294];&quot;) (grupo &quot;;[.D294];&quot;) (tipo &quot;;[.E294];&quot;) (racion &quot;;[.H294];&quot;) (kcal &quot;;[.I294];&quot;) (proteinas &quot;;[.J294];&quot;) (grasas &quot;;[.K294];&quot;) (hidratos &quot;;[.L294];&quot;) (desayuno &quot;;[.M294];&quot;) (almuerzo &quot;;[.N294];&quot;) (comida &quot;;[.O294];&quot;) (merienda &quot;;[.P294];&quot;) (cena &quot;;[.Q294];&quot;))&quot;)" office:value-type="string" office:string-value="(alimento (id 293) (nombre mermelada) (grupo 6) (tipo energeticos) (racion 20) (kcal 272) (proteinas 0,6) (grasas 0,1) (hidratos 70) (desayuno si) (almuerzo si) (comida si) (merienda si) (cena no))" calcext:value-type="string">
            <text:p>(alimento (id 293) (nombre mermelada) (grupo 6) (tipo energeticos) (racion 20) (kcal 272) (proteinas 0,6) (grasas 0,1) (hidratos 70) (desayuno si) (almuerzo si) (comida si) (merienda si) (cena no))</text:p>
          </table:table-cell>
          <table:table-cell table:formula="of:=SUBSTITUTE([.S294];&quot;,&quot;;&quot;.&quot;)" office:value-type="string" office:string-value="(alimento (id 293) (nombre mermelada) (grupo 6) (tipo energeticos) (racion 20) (kcal 272) (proteinas 0.6) (grasas 0.1) (hidratos 70) (desayuno si) (almuerzo si) (comida si) (merienda si) (cena no))" calcext:value-type="string">
            <text:p>(alimento (id 293) (nombre mermelada) (grupo 6) (tipo energeticos) (racion 2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0.8" calcext:value-type="float">
            <text:p>40,8</text:p>
          </table:table-cell>
          <table:table-cell table:style-name="ce2" table:formula="of:=[.H295]*[.I295]/100" office:value-type="float" office:value="40.8" calcext:value-type="float">
            <text:p>40,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5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5];&quot;) (nombre &quot;;[.R295];&quot;) (grupo &quot;;[.D295];&quot;) (tipo &quot;;[.E295];&quot;) (racion &quot;;[.H295];&quot;) (kcal &quot;;[.I295];&quot;) (proteinas &quot;;[.J295];&quot;) (grasas &quot;;[.K295];&quot;) (hidratos &quot;;[.L295];&quot;) (desayuno &quot;;[.M295];&quot;) (almuerzo &quot;;[.N295];&quot;) (comida &quot;;[.O295];&quot;) (merienda &quot;;[.P295];&quot;) (cena &quot;;[.Q295];&quot;))&quot;)" office:value-type="string" office:string-value="(alimento (id 294) (nombre mermelada) (grupo 6) (tipo energeticos) (racion 15) (kcal 272) (proteinas 0,6) (grasas 0,1) (hidratos 70) (desayuno si) (almuerzo si) (comida si) (merienda si) (cena no))" calcext:value-type="string">
            <text:p>(alimento (id 294) (nombre mermelada) (grupo 6) (tipo energeticos) (racion 15) (kcal 272) (proteinas 0,6) (grasas 0,1) (hidratos 70) (desayuno si) (almuerzo si) (comida si) (merienda si) (cena no))</text:p>
          </table:table-cell>
          <table:table-cell table:formula="of:=SUBSTITUTE([.S295];&quot;,&quot;;&quot;.&quot;)" office:value-type="string" office:string-value="(alimento (id 294) (nombre mermelada) (grupo 6) (tipo energeticos) (racion 15) (kcal 272) (proteinas 0.6) (grasas 0.1) (hidratos 70) (desayuno si) (almuerzo si) (comida si) (merienda si) (cena no))" calcext:value-type="string">
            <text:p>(alimento (id 294) (nombre mermelada) (grupo 6) (tipo energeticos) (racion 1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7.2" calcext:value-type="float">
            <text:p>27,2</text:p>
          </table:table-cell>
          <table:table-cell table:style-name="ce2" table:formula="of:=[.H296]*[.I296]/100" office:value-type="float" office:value="27.2" calcext:value-type="float">
            <text:p>27,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6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6];&quot;) (nombre &quot;;[.R296];&quot;) (grupo &quot;;[.D296];&quot;) (tipo &quot;;[.E296];&quot;) (racion &quot;;[.H296];&quot;) (kcal &quot;;[.I296];&quot;) (proteinas &quot;;[.J296];&quot;) (grasas &quot;;[.K296];&quot;) (hidratos &quot;;[.L296];&quot;) (desayuno &quot;;[.M296];&quot;) (almuerzo &quot;;[.N296];&quot;) (comida &quot;;[.O296];&quot;) (merienda &quot;;[.P296];&quot;) (cena &quot;;[.Q296];&quot;))&quot;)" office:value-type="string" office:string-value="(alimento (id 295) (nombre mermelada) (grupo 6) (tipo energeticos) (racion 10) (kcal 272) (proteinas 0,6) (grasas 0,1) (hidratos 70) (desayuno si) (almuerzo si) (comida si) (merienda si) (cena no))" calcext:value-type="string">
            <text:p>(alimento (id 295) (nombre mermelada) (grupo 6) (tipo energeticos) (racion 10) (kcal 272) (proteinas 0,6) (grasas 0,1) (hidratos 70) (desayuno si) (almuerzo si) (comida si) (merienda si) (cena no))</text:p>
          </table:table-cell>
          <table:table-cell table:formula="of:=SUBSTITUTE([.S296];&quot;,&quot;;&quot;.&quot;)" office:value-type="string" office:string-value="(alimento (id 295) (nombre mermelada) (grupo 6) (tipo energeticos) (racion 10) (kcal 272) (proteinas 0.6) (grasas 0.1) (hidratos 70) (desayuno si) (almuerzo si) (comida si) (merienda si) (cena no))" calcext:value-type="string">
            <text:p>(alimento (id 295) (nombre mermelada) (grupo 6) (tipo energeticos) (racion 1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3" calcext:value-type="float">
            <text:p>183</text:p>
          </table:table-cell>
          <table:table-cell table:style-name="ce2" table:formula="of:=[.H297]*[.I297]/100" office:value-type="float" office:value="61.5" calcext:value-type="float">
            <text:p>6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7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7];&quot;) (nombre &quot;;[.R297];&quot;) (grupo &quot;;[.D297];&quot;) (tipo &quot;;[.E297];&quot;) (racion &quot;;[.H297];&quot;) (kcal &quot;;[.I297];&quot;) (proteinas &quot;;[.J297];&quot;) (grasas &quot;;[.K297];&quot;) (hidratos &quot;;[.L297];&quot;) (desayuno &quot;;[.M297];&quot;) (almuerzo &quot;;[.N297];&quot;) (comida &quot;;[.O297];&quot;) (merienda &quot;;[.P297];&quot;) (cena &quot;;[.Q297];&quot;))&quot;)" office:value-type="string" office:string-value="(alimento (id 296) (nombre arroz-cocido) (grupo 6) (tipo energeticos) (racion 50) (kcal 123) (proteinas 2,2) (grasas 0,3) (hidratos 27,9) (desayuno no) (almuerzo si) (comida si) (merienda no) (cena no))" calcext:value-type="string">
            <text:p>(alimento (id 296) (nombre arroz-cocido) (grupo 6) (tipo energeticos) (racion 50) (kcal 123) (proteinas 2,2) (grasas 0,3) (hidratos 27,9) (desayuno no) (almuerzo si) (comida si) (merienda no) (cena no))</text:p>
          </table:table-cell>
          <table:table-cell table:formula="of:=SUBSTITUTE([.S297];&quot;,&quot;;&quot;.&quot;)" office:value-type="string" office:string-value="(alimento (id 296) (nombre arroz-cocido) (grupo 6) (tipo energeticos) (racion 50) (kcal 123) (proteinas 2.2) (grasas 0.3) (hidratos 27.9) (desayuno no) (almuerzo si) (comida si) (merienda no) (cena no))" calcext:value-type="string">
            <text:p>(alimento (id 296) (nombre arroz-cocido) (grupo 6) (tipo energeticos) (racion 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66" calcext:value-type="float">
            <text:p>366</text:p>
          </table:table-cell>
          <table:table-cell table:style-name="ce2" table:formula="of:=[.H298]*[.I298]/100" office:value-type="float" office:value="123" calcext:value-type="float">
            <text:p>1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8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8];&quot;) (nombre &quot;;[.R298];&quot;) (grupo &quot;;[.D298];&quot;) (tipo &quot;;[.E298];&quot;) (racion &quot;;[.H298];&quot;) (kcal &quot;;[.I298];&quot;) (proteinas &quot;;[.J298];&quot;) (grasas &quot;;[.K298];&quot;) (hidratos &quot;;[.L298];&quot;) (desayuno &quot;;[.M298];&quot;) (almuerzo &quot;;[.N298];&quot;) (comida &quot;;[.O298];&quot;) (merienda &quot;;[.P298];&quot;) (cena &quot;;[.Q298];&quot;))&quot;)" office:value-type="string" office:string-value="(alimento (id 297) (nombre arroz-cocido) (grupo 6) (tipo energeticos) (racion 100) (kcal 123) (proteinas 2,2) (grasas 0,3) (hidratos 27,9) (desayuno no) (almuerzo si) (comida si) (merienda no) (cena no))" calcext:value-type="string">
            <text:p>(alimento (id 297) (nombre arroz-cocido) (grupo 6) (tipo energeticos) (racion 100) (kcal 123) (proteinas 2,2) (grasas 0,3) (hidratos 27,9) (desayuno no) (almuerzo si) (comida si) (merienda no) (cena no))</text:p>
          </table:table-cell>
          <table:table-cell table:formula="of:=SUBSTITUTE([.S298];&quot;,&quot;;&quot;.&quot;)" office:value-type="string" office:string-value="(alimento (id 297) (nombre arroz-cocido) (grupo 6) (tipo energeticos) (racion 100) (kcal 123) (proteinas 2.2) (grasas 0.3) (hidratos 27.9) (desayuno no) (almuerzo si) (comida si) (merienda no) (cena no))" calcext:value-type="string">
            <text:p>(alimento (id 297) (nombre arroz-cocido) (grupo 6) (tipo energeticos) (racion 1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915" calcext:value-type="float">
            <text:p>915</text:p>
          </table:table-cell>
          <table:table-cell table:style-name="ce2" table:formula="of:=[.H299]*[.I299]/100" office:value-type="float" office:value="307.5" calcext:value-type="float">
            <text:p>30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9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9];&quot;) (nombre &quot;;[.R299];&quot;) (grupo &quot;;[.D299];&quot;) (tipo &quot;;[.E299];&quot;) (racion &quot;;[.H299];&quot;) (kcal &quot;;[.I299];&quot;) (proteinas &quot;;[.J299];&quot;) (grasas &quot;;[.K299];&quot;) (hidratos &quot;;[.L299];&quot;) (desayuno &quot;;[.M299];&quot;) (almuerzo &quot;;[.N299];&quot;) (comida &quot;;[.O299];&quot;) (merienda &quot;;[.P299];&quot;) (cena &quot;;[.Q299];&quot;))&quot;)" office:value-type="string" office:string-value="(alimento (id 298) (nombre arroz-cocido) (grupo 6) (tipo energeticos) (racion 250) (kcal 123) (proteinas 2,2) (grasas 0,3) (hidratos 27,9) (desayuno no) (almuerzo si) (comida si) (merienda no) (cena no))" calcext:value-type="string">
            <text:p>(alimento (id 298) (nombre arroz-cocido) (grupo 6) (tipo energeticos) (racion 250) (kcal 123) (proteinas 2,2) (grasas 0,3) (hidratos 27,9) (desayuno no) (almuerzo si) (comida si) (merienda no) (cena no))</text:p>
          </table:table-cell>
          <table:table-cell table:formula="of:=SUBSTITUTE([.S299];&quot;,&quot;;&quot;.&quot;)" office:value-type="string" office:string-value="(alimento (id 298) (nombre arroz-cocido) (grupo 6) (tipo energeticos) (racion 250) (kcal 123) (proteinas 2.2) (grasas 0.3) (hidratos 27.9) (desayuno no) (almuerzo si) (comida si) (merienda no) (cena no))" calcext:value-type="string">
            <text:p>(alimento (id 298) (nombre arroz-cocido) (grupo 6) (tipo energeticos) (racion 2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49" calcext:value-type="float">
            <text:p>549</text:p>
          </table:table-cell>
          <table:table-cell table:style-name="ce2" table:formula="of:=[.H300]*[.I300]/100" office:value-type="float" office:value="184.5" calcext:value-type="float">
            <text:p>184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0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0];&quot;) (nombre &quot;;[.R300];&quot;) (grupo &quot;;[.D300];&quot;) (tipo &quot;;[.E300];&quot;) (racion &quot;;[.H300];&quot;) (kcal &quot;;[.I300];&quot;) (proteinas &quot;;[.J300];&quot;) (grasas &quot;;[.K300];&quot;) (hidratos &quot;;[.L300];&quot;) (desayuno &quot;;[.M300];&quot;) (almuerzo &quot;;[.N300];&quot;) (comida &quot;;[.O300];&quot;) (merienda &quot;;[.P300];&quot;) (cena &quot;;[.Q300];&quot;))&quot;)" office:value-type="string" office:string-value="(alimento (id 299) (nombre arroz-cocido) (grupo 6) (tipo energeticos) (racion 150) (kcal 123) (proteinas 2,2) (grasas 0,3) (hidratos 27,9) (desayuno no) (almuerzo si) (comida si) (merienda no) (cena no))" calcext:value-type="string">
            <text:p>(alimento (id 299) (nombre arroz-cocido) (grupo 6) (tipo energeticos) (racion 150) (kcal 123) (proteinas 2,2) (grasas 0,3) (hidratos 27,9) (desayuno no) (almuerzo si) (comida si) (merienda no) (cena no))</text:p>
          </table:table-cell>
          <table:table-cell table:formula="of:=SUBSTITUTE([.S300];&quot;,&quot;;&quot;.&quot;)" office:value-type="string" office:string-value="(alimento (id 299) (nombre arroz-cocido) (grupo 6) (tipo energeticos) (racion 150) (kcal 123) (proteinas 2.2) (grasas 0.3) (hidratos 27.9) (desayuno no) (almuerzo si) (comida si) (merienda no) (cena no))" calcext:value-type="string">
            <text:p>(alimento (id 299) (nombre arroz-cocido) (grupo 6) (tipo energeticos) (racion 1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32" calcext:value-type="float">
            <text:p>732</text:p>
          </table:table-cell>
          <table:table-cell table:style-name="ce2" table:formula="of:=[.H301]*[.I301]/100" office:value-type="float" office:value="246" calcext:value-type="float">
            <text:p>24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1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1];&quot;) (nombre &quot;;[.R301];&quot;) (grupo &quot;;[.D301];&quot;) (tipo &quot;;[.E301];&quot;) (racion &quot;;[.H301];&quot;) (kcal &quot;;[.I301];&quot;) (proteinas &quot;;[.J301];&quot;) (grasas &quot;;[.K301];&quot;) (hidratos &quot;;[.L301];&quot;) (desayuno &quot;;[.M301];&quot;) (almuerzo &quot;;[.N301];&quot;) (comida &quot;;[.O301];&quot;) (merienda &quot;;[.P301];&quot;) (cena &quot;;[.Q301];&quot;))&quot;)" office:value-type="string" office:string-value="(alimento (id 300) (nombre arroz-cocido) (grupo 6) (tipo energeticos) (racion 200) (kcal 123) (proteinas 2,2) (grasas 0,3) (hidratos 27,9) (desayuno no) (almuerzo si) (comida si) (merienda no) (cena no))" calcext:value-type="string">
            <text:p>(alimento (id 300) (nombre arroz-cocido) (grupo 6) (tipo energeticos) (racion 200) (kcal 123) (proteinas 2,2) (grasas 0,3) (hidratos 27,9) (desayuno no) (almuerzo si) (comida si) (merienda no) (cena no))</text:p>
          </table:table-cell>
          <table:table-cell table:formula="of:=SUBSTITUTE([.S301];&quot;,&quot;;&quot;.&quot;)" office:value-type="string" office:string-value="(alimento (id 300) (nombre arroz-cocido) (grupo 6) (tipo energeticos) (racion 200) (kcal 123) (proteinas 2.2) (grasas 0.3) (hidratos 27.9) (desayuno no) (almuerzo si) (comida si) (merienda no) (cena no))" calcext:value-type="string">
            <text:p>(alimento (id 300) (nombre arroz-cocido) (grupo 6) (tipo energeticos) (racion 2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7.5" calcext:value-type="float">
            <text:p>37,5</text:p>
          </table:table-cell>
          <table:table-cell table:style-name="ce2" table:formula="of:=[.H302]*[.I302]/100" office:value-type="float" office:value="37.5" calcext:value-type="float">
            <text:p>37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2];&quot;) (nombre &quot;;[.R302];&quot;) (grupo &quot;;[.D302];&quot;) (tipo &quot;;[.E302];&quot;) (racion &quot;;[.H302];&quot;) (kcal &quot;;[.I302];&quot;) (proteinas &quot;;[.J302];&quot;) (grasas &quot;;[.K302];&quot;) (hidratos &quot;;[.L302];&quot;) (desayuno &quot;;[.M302];&quot;) (almuerzo &quot;;[.N302];&quot;) (comida &quot;;[.O302];&quot;) (merienda &quot;;[.P302];&quot;) (cena &quot;;[.Q302];&quot;))&quot;)" office:value-type="string" office:string-value="(alimento (id 301) (nombre mantequilla) (grupo 7) (tipo energeticos) (racion 5) (kcal 750) (proteinas 0,6) (grasas 83) (hidratos 0,3) (desayuno si) (almuerzo si) (comida si) (merienda no) (cena no))" calcext:value-type="string">
            <text:p>(alimento (id 301) (nombre mantequilla) (grupo 7) (tipo energeticos) (racion 5) (kcal 750) (proteinas 0,6) (grasas 83) (hidratos 0,3) (desayuno si) (almuerzo si) (comida si) (merienda no) (cena no))</text:p>
          </table:table-cell>
          <table:table-cell table:formula="of:=SUBSTITUTE([.S302];&quot;,&quot;;&quot;.&quot;)" office:value-type="string" office:string-value="(alimento (id 301) (nombre mantequilla) (grupo 7) (tipo energeticos) (racion 5) (kcal 750) (proteinas 0.6) (grasas 83) (hidratos 0.3) (desayuno si) (almuerzo si) (comida si) (merienda no) (cena no))" calcext:value-type="string">
            <text:p>(alimento (id 301) (nombre mantequilla) (grupo 7) (tipo energeticos) (racion 5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5" calcext:value-type="float">
            <text:p>75</text:p>
          </table:table-cell>
          <table:table-cell table:style-name="ce2" table:formula="of:=[.H303]*[.I303]/100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3];&quot;) (nombre &quot;;[.R303];&quot;) (grupo &quot;;[.D303];&quot;) (tipo &quot;;[.E303];&quot;) (racion &quot;;[.H303];&quot;) (kcal &quot;;[.I303];&quot;) (proteinas &quot;;[.J303];&quot;) (grasas &quot;;[.K303];&quot;) (hidratos &quot;;[.L303];&quot;) (desayuno &quot;;[.M303];&quot;) (almuerzo &quot;;[.N303];&quot;) (comida &quot;;[.O303];&quot;) (merienda &quot;;[.P303];&quot;) (cena &quot;;[.Q303];&quot;))&quot;)" office:value-type="string" office:string-value="(alimento (id 302) (nombre mantequilla) (grupo 7) (tipo energeticos) (racion 10) (kcal 750) (proteinas 0,6) (grasas 83) (hidratos 0,3) (desayuno si) (almuerzo si) (comida si) (merienda no) (cena no))" calcext:value-type="string">
            <text:p>(alimento (id 302) (nombre mantequilla) (grupo 7) (tipo energeticos) (racion 10) (kcal 750) (proteinas 0,6) (grasas 83) (hidratos 0,3) (desayuno si) (almuerzo si) (comida si) (merienda no) (cena no))</text:p>
          </table:table-cell>
          <table:table-cell table:formula="of:=SUBSTITUTE([.S303];&quot;,&quot;;&quot;.&quot;)" office:value-type="string" office:string-value="(alimento (id 302) (nombre mantequilla) (grupo 7) (tipo energeticos) (racion 10) (kcal 750) (proteinas 0.6) (grasas 83) (hidratos 0.3) (desayuno si) (almuerzo si) (comida si) (merienda no) (cena no))" calcext:value-type="string">
            <text:p>(alimento (id 302) (nombre mantequilla) (grupo 7) (tipo energeticos) (racion 1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00" calcext:value-type="float">
            <text:p>300</text:p>
          </table:table-cell>
          <table:table-cell table:style-name="ce2" table:formula="of:=[.H304]*[.I304]/100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4];&quot;) (nombre &quot;;[.R304];&quot;) (grupo &quot;;[.D304];&quot;) (tipo &quot;;[.E304];&quot;) (racion &quot;;[.H304];&quot;) (kcal &quot;;[.I304];&quot;) (proteinas &quot;;[.J304];&quot;) (grasas &quot;;[.K304];&quot;) (hidratos &quot;;[.L304];&quot;) (desayuno &quot;;[.M304];&quot;) (almuerzo &quot;;[.N304];&quot;) (comida &quot;;[.O304];&quot;) (merienda &quot;;[.P304];&quot;) (cena &quot;;[.Q304];&quot;))&quot;)" office:value-type="string" office:string-value="(alimento (id 303) (nombre mantequilla) (grupo 7) (tipo energeticos) (racion 40) (kcal 750) (proteinas 0,6) (grasas 83) (hidratos 0,3) (desayuno si) (almuerzo si) (comida si) (merienda no) (cena no))" calcext:value-type="string">
            <text:p>(alimento (id 303) (nombre mantequilla) (grupo 7) (tipo energeticos) (racion 40) (kcal 750) (proteinas 0,6) (grasas 83) (hidratos 0,3) (desayuno si) (almuerzo si) (comida si) (merienda no) (cena no))</text:p>
          </table:table-cell>
          <table:table-cell table:formula="of:=SUBSTITUTE([.S304];&quot;,&quot;;&quot;.&quot;)" office:value-type="string" office:string-value="(alimento (id 303) (nombre mantequilla) (grupo 7) (tipo energeticos) (racion 40) (kcal 750) (proteinas 0.6) (grasas 83) (hidratos 0.3) (desayuno si) (almuerzo si) (comida si) (merienda no) (cena no))" calcext:value-type="string">
            <text:p>(alimento (id 303) (nombre mantequilla) (grupo 7) (tipo energeticos) (racion 4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25" calcext:value-type="float">
            <text:p>225</text:p>
          </table:table-cell>
          <table:table-cell table:style-name="ce2" table:formula="of:=[.H305]*[.I305]/100" office:value-type="float" office:value="225" calcext:value-type="float">
            <text:p>2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5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5];&quot;) (nombre &quot;;[.R305];&quot;) (grupo &quot;;[.D305];&quot;) (tipo &quot;;[.E305];&quot;) (racion &quot;;[.H305];&quot;) (kcal &quot;;[.I305];&quot;) (proteinas &quot;;[.J305];&quot;) (grasas &quot;;[.K305];&quot;) (hidratos &quot;;[.L305];&quot;) (desayuno &quot;;[.M305];&quot;) (almuerzo &quot;;[.N305];&quot;) (comida &quot;;[.O305];&quot;) (merienda &quot;;[.P305];&quot;) (cena &quot;;[.Q305];&quot;))&quot;)" office:value-type="string" office:string-value="(alimento (id 304) (nombre mantequilla) (grupo 7) (tipo energeticos) (racion 30) (kcal 750) (proteinas 0,6) (grasas 83) (hidratos 0,3) (desayuno si) (almuerzo si) (comida si) (merienda no) (cena no))" calcext:value-type="string">
            <text:p>(alimento (id 304) (nombre mantequilla) (grupo 7) (tipo energeticos) (racion 30) (kcal 750) (proteinas 0,6) (grasas 83) (hidratos 0,3) (desayuno si) (almuerzo si) (comida si) (merienda no) (cena no))</text:p>
          </table:table-cell>
          <table:table-cell table:formula="of:=SUBSTITUTE([.S305];&quot;,&quot;;&quot;.&quot;)" office:value-type="string" office:string-value="(alimento (id 304) (nombre mantequilla) (grupo 7) (tipo energeticos) (racion 30) (kcal 750) (proteinas 0.6) (grasas 83) (hidratos 0.3) (desayuno si) (almuerzo si) (comida si) (merienda no) (cena no))" calcext:value-type="string">
            <text:p>(alimento (id 304) (nombre mantequilla) (grupo 7) (tipo energeticos) (racion 3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50" calcext:value-type="float">
            <text:p>150</text:p>
          </table:table-cell>
          <table:table-cell table:style-name="ce2" table:formula="of:=[.H306]*[.I306]/100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6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6];&quot;) (nombre &quot;;[.R306];&quot;) (grupo &quot;;[.D306];&quot;) (tipo &quot;;[.E306];&quot;) (racion &quot;;[.H306];&quot;) (kcal &quot;;[.I306];&quot;) (proteinas &quot;;[.J306];&quot;) (grasas &quot;;[.K306];&quot;) (hidratos &quot;;[.L306];&quot;) (desayuno &quot;;[.M306];&quot;) (almuerzo &quot;;[.N306];&quot;) (comida &quot;;[.O306];&quot;) (merienda &quot;;[.P306];&quot;) (cena &quot;;[.Q306];&quot;))&quot;)" office:value-type="string" office:string-value="(alimento (id 305) (nombre mantequilla) (grupo 7) (tipo energeticos) (racion 20) (kcal 750) (proteinas 0,6) (grasas 83) (hidratos 0,3) (desayuno si) (almuerzo si) (comida si) (merienda no) (cena no))" calcext:value-type="string">
            <text:p>(alimento (id 305) (nombre mantequilla) (grupo 7) (tipo energeticos) (racion 20) (kcal 750) (proteinas 0,6) (grasas 83) (hidratos 0,3) (desayuno si) (almuerzo si) (comida si) (merienda no) (cena no))</text:p>
          </table:table-cell>
          <table:table-cell table:formula="of:=SUBSTITUTE([.S306];&quot;,&quot;;&quot;.&quot;)" office:value-type="string" office:string-value="(alimento (id 305) (nombre mantequilla) (grupo 7) (tipo energeticos) (racion 20) (kcal 750) (proteinas 0.6) (grasas 83) (hidratos 0.3) (desayuno si) (almuerzo si) (comida si) (merienda no) (cena no))" calcext:value-type="string">
            <text:p>(alimento (id 305) (nombre mantequilla) (grupo 7) (tipo energeticos) (racion 2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32.1" calcext:value-type="float">
            <text:p>232,1</text:p>
          </table:table-cell>
          <table:table-cell table:style-name="ce2" table:formula="of:=[.H307]*[.I307]/100" office:value-type="float" office:value="232.1" calcext:value-type="float">
            <text:p>232,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7];&quot;) (nombre &quot;;[.R307];&quot;) (grupo &quot;;[.D307];&quot;) (tipo &quot;;[.E307];&quot;) (racion &quot;;[.H307];&quot;) (kcal &quot;;[.I307];&quot;) (proteinas &quot;;[.J307];&quot;) (grasas &quot;;[.K307];&quot;) (hidratos &quot;;[.L307];&quot;) (desayuno &quot;;[.M307];&quot;) (almuerzo &quot;;[.N307];&quot;) (comida &quot;;[.O307];&quot;) (merienda &quot;;[.P307];&quot;) (cena &quot;;[.Q307];&quot;))&quot;)" office:value-type="string" office:string-value="(alimento (id 306) (nombre nata-liquida) (grupo 7) (tipo energeticos) (racion 55) (kcal 422) (proteinas 1,7) (grasas 45) (hidratos 2,5) (desayuno no) (almuerzo si) (comida si) (merienda no) (cena no))" calcext:value-type="string">
            <text:p>(alimento (id 306) (nombre nata-liquida) (grupo 7) (tipo energeticos) (racion 55) (kcal 422) (proteinas 1,7) (grasas 45) (hidratos 2,5) (desayuno no) (almuerzo si) (comida si) (merienda no) (cena no))</text:p>
          </table:table-cell>
          <table:table-cell table:formula="of:=SUBSTITUTE([.S307];&quot;,&quot;;&quot;.&quot;)" office:value-type="string" office:string-value="(alimento (id 306) (nombre nata-liquida) (grupo 7) (tipo energeticos) (racion 55) (kcal 422) (proteinas 1.7) (grasas 45) (hidratos 2.5) (desayuno no) (almuerzo si) (comida si) (merienda no) (cena no))" calcext:value-type="string">
            <text:p>(alimento (id 306) (nombre nata-liquida) (grupo 7) (tipo energeticos) (racion 55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68.8" calcext:value-type="float">
            <text:p>168,8</text:p>
          </table:table-cell>
          <table:table-cell table:style-name="ce2" table:formula="of:=[.H308]*[.I308]/100" office:value-type="float" office:value="168.8" calcext:value-type="float">
            <text:p>168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8];&quot;) (nombre &quot;;[.R308];&quot;) (grupo &quot;;[.D308];&quot;) (tipo &quot;;[.E308];&quot;) (racion &quot;;[.H308];&quot;) (kcal &quot;;[.I308];&quot;) (proteinas &quot;;[.J308];&quot;) (grasas &quot;;[.K308];&quot;) (hidratos &quot;;[.L308];&quot;) (desayuno &quot;;[.M308];&quot;) (almuerzo &quot;;[.N308];&quot;) (comida &quot;;[.O308];&quot;) (merienda &quot;;[.P308];&quot;) (cena &quot;;[.Q308];&quot;))&quot;)" office:value-type="string" office:string-value="(alimento (id 307) (nombre nata-liquida) (grupo 7) (tipo energeticos) (racion 40) (kcal 422) (proteinas 1,7) (grasas 45) (hidratos 2,5) (desayuno no) (almuerzo si) (comida si) (merienda no) (cena no))" calcext:value-type="string">
            <text:p>(alimento (id 307) (nombre nata-liquida) (grupo 7) (tipo energeticos) (racion 40) (kcal 422) (proteinas 1,7) (grasas 45) (hidratos 2,5) (desayuno no) (almuerzo si) (comida si) (merienda no) (cena no))</text:p>
          </table:table-cell>
          <table:table-cell table:formula="of:=SUBSTITUTE([.S308];&quot;,&quot;;&quot;.&quot;)" office:value-type="string" office:string-value="(alimento (id 307) (nombre nata-liquida) (grupo 7) (tipo energeticos) (racion 40) (kcal 422) (proteinas 1.7) (grasas 45) (hidratos 2.5) (desayuno no) (almuerzo si) (comida si) (merienda no) (cena no))" calcext:value-type="string">
            <text:p>(alimento (id 307) (nombre nata-liquida) (grupo 7) (tipo energeticos) (racion 4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9.9" calcext:value-type="float">
            <text:p>189,9</text:p>
          </table:table-cell>
          <table:table-cell table:style-name="ce2" table:formula="of:=[.H309]*[.I309]/100" office:value-type="float" office:value="189.9" calcext:value-type="float">
            <text:p>189,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9];&quot;) (nombre &quot;;[.R309];&quot;) (grupo &quot;;[.D309];&quot;) (tipo &quot;;[.E309];&quot;) (racion &quot;;[.H309];&quot;) (kcal &quot;;[.I309];&quot;) (proteinas &quot;;[.J309];&quot;) (grasas &quot;;[.K309];&quot;) (hidratos &quot;;[.L309];&quot;) (desayuno &quot;;[.M309];&quot;) (almuerzo &quot;;[.N309];&quot;) (comida &quot;;[.O309];&quot;) (merienda &quot;;[.P309];&quot;) (cena &quot;;[.Q309];&quot;))&quot;)" office:value-type="string" office:string-value="(alimento (id 308) (nombre nata-liquida) (grupo 7) (tipo energeticos) (racion 45) (kcal 422) (proteinas 1,7) (grasas 45) (hidratos 2,5) (desayuno no) (almuerzo si) (comida si) (merienda no) (cena no))" calcext:value-type="string">
            <text:p>(alimento (id 308) (nombre nata-liquida) (grupo 7) (tipo energeticos) (racion 45) (kcal 422) (proteinas 1,7) (grasas 45) (hidratos 2,5) (desayuno no) (almuerzo si) (comida si) (merienda no) (cena no))</text:p>
          </table:table-cell>
          <table:table-cell table:formula="of:=SUBSTITUTE([.S309];&quot;,&quot;;&quot;.&quot;)" office:value-type="string" office:string-value="(alimento (id 308) (nombre nata-liquida) (grupo 7) (tipo energeticos) (racion 45) (kcal 422) (proteinas 1.7) (grasas 45) (hidratos 2.5) (desayuno no) (almuerzo si) (comida si) (merienda no) (cena no))" calcext:value-type="string">
            <text:p>(alimento (id 308) (nombre nata-liquida) (grupo 7) (tipo energeticos) (racion 45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53.2" calcext:value-type="float">
            <text:p>253,2</text:p>
          </table:table-cell>
          <table:table-cell table:style-name="ce2" table:formula="of:=[.H310]*[.I310]/100" office:value-type="float" office:value="253.2" calcext:value-type="float">
            <text:p>253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0];&quot;) (nombre &quot;;[.R310];&quot;) (grupo &quot;;[.D310];&quot;) (tipo &quot;;[.E310];&quot;) (racion &quot;;[.H310];&quot;) (kcal &quot;;[.I310];&quot;) (proteinas &quot;;[.J310];&quot;) (grasas &quot;;[.K310];&quot;) (hidratos &quot;;[.L310];&quot;) (desayuno &quot;;[.M310];&quot;) (almuerzo &quot;;[.N310];&quot;) (comida &quot;;[.O310];&quot;) (merienda &quot;;[.P310];&quot;) (cena &quot;;[.Q310];&quot;))&quot;)" office:value-type="string" office:string-value="(alimento (id 309) (nombre nata-liquida) (grupo 7) (tipo energeticos) (racion 60) (kcal 422) (proteinas 1,7) (grasas 45) (hidratos 2,5) (desayuno no) (almuerzo si) (comida si) (merienda no) (cena no))" calcext:value-type="string">
            <text:p>(alimento (id 309) (nombre nata-liquida) (grupo 7) (tipo energeticos) (racion 60) (kcal 422) (proteinas 1,7) (grasas 45) (hidratos 2,5) (desayuno no) (almuerzo si) (comida si) (merienda no) (cena no))</text:p>
          </table:table-cell>
          <table:table-cell table:formula="of:=SUBSTITUTE([.S310];&quot;,&quot;;&quot;.&quot;)" office:value-type="string" office:string-value="(alimento (id 309) (nombre nata-liquida) (grupo 7) (tipo energeticos) (racion 60) (kcal 422) (proteinas 1.7) (grasas 45) (hidratos 2.5) (desayuno no) (almuerzo si) (comida si) (merienda no) (cena no))" calcext:value-type="string">
            <text:p>(alimento (id 309) (nombre nata-liquida) (grupo 7) (tipo energeticos) (racion 6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11" calcext:value-type="float">
            <text:p>211</text:p>
          </table:table-cell>
          <table:table-cell table:style-name="ce2" table:formula="of:=[.H311]*[.I311]/100" office:value-type="float" office:value="211" calcext:value-type="float">
            <text:p>2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1];&quot;) (nombre &quot;;[.R311];&quot;) (grupo &quot;;[.D311];&quot;) (tipo &quot;;[.E311];&quot;) (racion &quot;;[.H311];&quot;) (kcal &quot;;[.I311];&quot;) (proteinas &quot;;[.J311];&quot;) (grasas &quot;;[.K311];&quot;) (hidratos &quot;;[.L311];&quot;) (desayuno &quot;;[.M311];&quot;) (almuerzo &quot;;[.N311];&quot;) (comida &quot;;[.O311];&quot;) (merienda &quot;;[.P311];&quot;) (cena &quot;;[.Q311];&quot;))&quot;)" office:value-type="string" office:string-value="(alimento (id 310) (nombre nata-liquida) (grupo 7) (tipo energeticos) (racion 50) (kcal 422) (proteinas 1,7) (grasas 45) (hidratos 2,5) (desayuno no) (almuerzo si) (comida si) (merienda no) (cena no))" calcext:value-type="string">
            <text:p>(alimento (id 310) (nombre nata-liquida) (grupo 7) (tipo energeticos) (racion 50) (kcal 422) (proteinas 1,7) (grasas 45) (hidratos 2,5) (desayuno no) (almuerzo si) (comida si) (merienda no) (cena no))</text:p>
          </table:table-cell>
          <table:table-cell table:formula="of:=SUBSTITUTE([.S311];&quot;,&quot;;&quot;.&quot;)" office:value-type="string" office:string-value="(alimento (id 310) (nombre nata-liquida) (grupo 7) (tipo energeticos) (racion 50) (kcal 422) (proteinas 1.7) (grasas 45) (hidratos 2.5) (desayuno no) (almuerzo si) (comida si) (merienda no) (cena no))" calcext:value-type="string">
            <text:p>(alimento (id 310) (nombre nata-liquida) (grupo 7) (tipo energeticos) (racion 5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48.2" calcext:value-type="float">
            <text:p>448,2</text:p>
          </table:table-cell>
          <table:table-cell table:style-name="ce2" table:formula="of:=[.H312]*[.I312]/100" office:value-type="float" office:value="448.2" calcext:value-type="float">
            <text:p>448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2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2];&quot;) (nombre &quot;;[.R312];&quot;) (grupo &quot;;[.D312];&quot;) (tipo &quot;;[.E312];&quot;) (racion &quot;;[.H312];&quot;) (kcal &quot;;[.I312];&quot;) (proteinas &quot;;[.J312];&quot;) (grasas &quot;;[.K312];&quot;) (hidratos &quot;;[.L312];&quot;) (desayuno &quot;;[.M312];&quot;) (almuerzo &quot;;[.N312];&quot;) (comida &quot;;[.O312];&quot;) (merienda &quot;;[.P312];&quot;) (cena &quot;;[.Q312];&quot;))&quot;)" office:value-type="string" office:string-value="(alimento (id 311) (nombre margarina) (grupo 7) (tipo energeticos) (racion 60) (kcal 747) (proteinas 0) (grasas 99) (hidratos 0,3) (desayuno si) (almuerzo si) (comida si) (merienda no) (cena no))" calcext:value-type="string">
            <text:p>(alimento (id 311) (nombre margarina) (grupo 7) (tipo energeticos) (racion 60) (kcal 747) (proteinas 0) (grasas 99) (hidratos 0,3) (desayuno si) (almuerzo si) (comida si) (merienda no) (cena no))</text:p>
          </table:table-cell>
          <table:table-cell table:formula="of:=SUBSTITUTE([.S312];&quot;,&quot;;&quot;.&quot;)" office:value-type="string" office:string-value="(alimento (id 311) (nombre margarina) (grupo 7) (tipo energeticos) (racion 60) (kcal 747) (proteinas 0) (grasas 99) (hidratos 0.3) (desayuno si) (almuerzo si) (comida si) (merienda no) (cena no))" calcext:value-type="string">
            <text:p>(alimento (id 311) (nombre margarina) (grupo 7) (tipo energeticos) (racion 6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73.5" calcext:value-type="float">
            <text:p>373,5</text:p>
          </table:table-cell>
          <table:table-cell table:style-name="ce2" table:formula="of:=[.H313]*[.I313]/100" office:value-type="float" office:value="373.5" calcext:value-type="float">
            <text:p>373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3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3];&quot;) (nombre &quot;;[.R313];&quot;) (grupo &quot;;[.D313];&quot;) (tipo &quot;;[.E313];&quot;) (racion &quot;;[.H313];&quot;) (kcal &quot;;[.I313];&quot;) (proteinas &quot;;[.J313];&quot;) (grasas &quot;;[.K313];&quot;) (hidratos &quot;;[.L313];&quot;) (desayuno &quot;;[.M313];&quot;) (almuerzo &quot;;[.N313];&quot;) (comida &quot;;[.O313];&quot;) (merienda &quot;;[.P313];&quot;) (cena &quot;;[.Q313];&quot;))&quot;)" office:value-type="string" office:string-value="(alimento (id 312) (nombre margarina) (grupo 7) (tipo energeticos) (racion 50) (kcal 747) (proteinas 0) (grasas 99) (hidratos 0,3) (desayuno si) (almuerzo si) (comida si) (merienda no) (cena no))" calcext:value-type="string">
            <text:p>(alimento (id 312) (nombre margarina) (grupo 7) (tipo energeticos) (racion 50) (kcal 747) (proteinas 0) (grasas 99) (hidratos 0,3) (desayuno si) (almuerzo si) (comida si) (merienda no) (cena no))</text:p>
          </table:table-cell>
          <table:table-cell table:formula="of:=SUBSTITUTE([.S313];&quot;,&quot;;&quot;.&quot;)" office:value-type="string" office:string-value="(alimento (id 312) (nombre margarina) (grupo 7) (tipo energeticos) (racion 50) (kcal 747) (proteinas 0) (grasas 99) (hidratos 0.3) (desayuno si) (almuerzo si) (comida si) (merienda no) (cena no))" calcext:value-type="string">
            <text:p>(alimento (id 312) (nombre margarina) (grupo 7) (tipo energeticos) (racion 5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98.8" calcext:value-type="float">
            <text:p>298,8</text:p>
          </table:table-cell>
          <table:table-cell table:style-name="ce2" table:formula="of:=[.H314]*[.I314]/100" office:value-type="float" office:value="298.8" calcext:value-type="float">
            <text:p>298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4];&quot;) (nombre &quot;;[.R314];&quot;) (grupo &quot;;[.D314];&quot;) (tipo &quot;;[.E314];&quot;) (racion &quot;;[.H314];&quot;) (kcal &quot;;[.I314];&quot;) (proteinas &quot;;[.J314];&quot;) (grasas &quot;;[.K314];&quot;) (hidratos &quot;;[.L314];&quot;) (desayuno &quot;;[.M314];&quot;) (almuerzo &quot;;[.N314];&quot;) (comida &quot;;[.O314];&quot;) (merienda &quot;;[.P314];&quot;) (cena &quot;;[.Q314];&quot;))&quot;)" office:value-type="string" office:string-value="(alimento (id 313) (nombre margarina) (grupo 7) (tipo energeticos) (racion 40) (kcal 747) (proteinas 0) (grasas 99) (hidratos 0,3) (desayuno si) (almuerzo si) (comida si) (merienda no) (cena no))" calcext:value-type="string">
            <text:p>(alimento (id 313) (nombre margarina) (grupo 7) (tipo energeticos) (racion 40) (kcal 747) (proteinas 0) (grasas 99) (hidratos 0,3) (desayuno si) (almuerzo si) (comida si) (merienda no) (cena no))</text:p>
          </table:table-cell>
          <table:table-cell table:formula="of:=SUBSTITUTE([.S314];&quot;,&quot;;&quot;.&quot;)" office:value-type="string" office:string-value="(alimento (id 313) (nombre margarina) (grupo 7) (tipo energeticos) (racion 40) (kcal 747) (proteinas 0) (grasas 99) (hidratos 0.3) (desayuno si) (almuerzo si) (comida si) (merienda no) (cena no))" calcext:value-type="string">
            <text:p>(alimento (id 313) (nombre margarina) (grupo 7) (tipo energeticos) (racion 4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24.1" calcext:value-type="float">
            <text:p>224,1</text:p>
          </table:table-cell>
          <table:table-cell table:style-name="ce2" table:formula="of:=[.H315]*[.I315]/100" office:value-type="float" office:value="224.1" calcext:value-type="float">
            <text:p>224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5];&quot;) (nombre &quot;;[.R315];&quot;) (grupo &quot;;[.D315];&quot;) (tipo &quot;;[.E315];&quot;) (racion &quot;;[.H315];&quot;) (kcal &quot;;[.I315];&quot;) (proteinas &quot;;[.J315];&quot;) (grasas &quot;;[.K315];&quot;) (hidratos &quot;;[.L315];&quot;) (desayuno &quot;;[.M315];&quot;) (almuerzo &quot;;[.N315];&quot;) (comida &quot;;[.O315];&quot;) (merienda &quot;;[.P315];&quot;) (cena &quot;;[.Q315];&quot;))&quot;)" office:value-type="string" office:string-value="(alimento (id 314) (nombre margarina) (grupo 7) (tipo energeticos) (racion 30) (kcal 747) (proteinas 0) (grasas 99) (hidratos 0,3) (desayuno si) (almuerzo si) (comida si) (merienda no) (cena no))" calcext:value-type="string">
            <text:p>(alimento (id 314) (nombre margarina) (grupo 7) (tipo energeticos) (racion 30) (kcal 747) (proteinas 0) (grasas 99) (hidratos 0,3) (desayuno si) (almuerzo si) (comida si) (merienda no) (cena no))</text:p>
          </table:table-cell>
          <table:table-cell table:formula="of:=SUBSTITUTE([.S315];&quot;,&quot;;&quot;.&quot;)" office:value-type="string" office:string-value="(alimento (id 314) (nombre margarina) (grupo 7) (tipo energeticos) (racion 30) (kcal 747) (proteinas 0) (grasas 99) (hidratos 0.3) (desayuno si) (almuerzo si) (comida si) (merienda no) (cena no))" calcext:value-type="string">
            <text:p>(alimento (id 314) (nombre margarina) (grupo 7) (tipo energeticos) (racion 3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49.4" calcext:value-type="float">
            <text:p>149,4</text:p>
          </table:table-cell>
          <table:table-cell table:style-name="ce2" table:formula="of:=[.H316]*[.I316]/100" office:value-type="float" office:value="149.4" calcext:value-type="float">
            <text:p>149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6];&quot;) (nombre &quot;;[.R316];&quot;) (grupo &quot;;[.D316];&quot;) (tipo &quot;;[.E316];&quot;) (racion &quot;;[.H316];&quot;) (kcal &quot;;[.I316];&quot;) (proteinas &quot;;[.J316];&quot;) (grasas &quot;;[.K316];&quot;) (hidratos &quot;;[.L316];&quot;) (desayuno &quot;;[.M316];&quot;) (almuerzo &quot;;[.N316];&quot;) (comida &quot;;[.O316];&quot;) (merienda &quot;;[.P316];&quot;) (cena &quot;;[.Q316];&quot;))&quot;)" office:value-type="string" office:string-value="(alimento (id 315) (nombre margarina) (grupo 7) (tipo energeticos) (racion 20) (kcal 747) (proteinas 0) (grasas 99) (hidratos 0,3) (desayuno si) (almuerzo si) (comida si) (merienda no) (cena no))" calcext:value-type="string">
            <text:p>(alimento (id 315) (nombre margarina) (grupo 7) (tipo energeticos) (racion 20) (kcal 747) (proteinas 0) (grasas 99) (hidratos 0,3) (desayuno si) (almuerzo si) (comida si) (merienda no) (cena no))</text:p>
          </table:table-cell>
          <table:table-cell table:formula="of:=SUBSTITUTE([.S316];&quot;,&quot;;&quot;.&quot;)" office:value-type="string" office:string-value="(alimento (id 315) (nombre margarina) (grupo 7) (tipo energeticos) (racion 20) (kcal 747) (proteinas 0) (grasas 99) (hidratos 0.3) (desayuno si) (almuerzo si) (comida si) (merienda no) (cena no))" calcext:value-type="string">
            <text:p>(alimento (id 315) (nombre margarina) (grupo 7) (tipo energeticos) (racion 2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45.5" calcext:value-type="float">
            <text:p>445,5</text:p>
          </table:table-cell>
          <table:table-cell table:style-name="ce2" table:formula="of:=[.H317]*[.I317]/100" office:value-type="float" office:value="445.5" calcext:value-type="float">
            <text:p>445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7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7];&quot;) (nombre &quot;;[.R317];&quot;) (grupo &quot;;[.D317];&quot;) (tipo &quot;;[.E317];&quot;) (racion &quot;;[.H317];&quot;) (kcal &quot;;[.I317];&quot;) (proteinas &quot;;[.J317];&quot;) (grasas &quot;;[.K317];&quot;) (hidratos &quot;;[.L317];&quot;) (desayuno &quot;;[.M317];&quot;) (almuerzo &quot;;[.N317];&quot;) (comida &quot;;[.O317];&quot;) (merienda &quot;;[.P317];&quot;) (cena &quot;;[.Q317];&quot;))&quot;)" office:value-type="string" office:string-value="(alimento (id 316) (nombre manteca-de-cerdo) (grupo 7) (tipo energeticos) (racion 50) (kcal 891) (proteinas 0,3) (grasas 82,8) (hidratos 0,2) (desayuno no) (almuerzo no) (comida si) (merienda no) (cena no))" calcext:value-type="string">
            <text:p>(alimento (id 316) (nombre manteca-de-cerdo) (grupo 7) (tipo energeticos) (racion 50) (kcal 891) (proteinas 0,3) (grasas 82,8) (hidratos 0,2) (desayuno no) (almuerzo no) (comida si) (merienda no) (cena no))</text:p>
          </table:table-cell>
          <table:table-cell table:formula="of:=SUBSTITUTE([.S317];&quot;,&quot;;&quot;.&quot;)" office:value-type="string" office:string-value="(alimento (id 316) (nombre manteca-de-cerdo) (grupo 7) (tipo energeticos) (racion 50) (kcal 891) (proteinas 0.3) (grasas 82.8) (hidratos 0.2) (desayuno no) (almuerzo no) (comida si) (merienda no) (cena no))" calcext:value-type="string">
            <text:p>(alimento (id 316) (nombre manteca-de-cerdo) (grupo 7) (tipo energeticos) (racion 5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56.4" calcext:value-type="float">
            <text:p>356,4</text:p>
          </table:table-cell>
          <table:table-cell table:style-name="ce2" table:formula="of:=[.H318]*[.I318]/100" office:value-type="float" office:value="356.4" calcext:value-type="float">
            <text:p>356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8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8];&quot;) (nombre &quot;;[.R318];&quot;) (grupo &quot;;[.D318];&quot;) (tipo &quot;;[.E318];&quot;) (racion &quot;;[.H318];&quot;) (kcal &quot;;[.I318];&quot;) (proteinas &quot;;[.J318];&quot;) (grasas &quot;;[.K318];&quot;) (hidratos &quot;;[.L318];&quot;) (desayuno &quot;;[.M318];&quot;) (almuerzo &quot;;[.N318];&quot;) (comida &quot;;[.O318];&quot;) (merienda &quot;;[.P318];&quot;) (cena &quot;;[.Q318];&quot;))&quot;)" office:value-type="string" office:string-value="(alimento (id 317) (nombre manteca-de-cerdo) (grupo 7) (tipo energeticos) (racion 40) (kcal 891) (proteinas 0,3) (grasas 82,8) (hidratos 0,2) (desayuno no) (almuerzo no) (comida si) (merienda no) (cena no))" calcext:value-type="string">
            <text:p>(alimento (id 317) (nombre manteca-de-cerdo) (grupo 7) (tipo energeticos) (racion 40) (kcal 891) (proteinas 0,3) (grasas 82,8) (hidratos 0,2) (desayuno no) (almuerzo no) (comida si) (merienda no) (cena no))</text:p>
          </table:table-cell>
          <table:table-cell table:formula="of:=SUBSTITUTE([.S318];&quot;,&quot;;&quot;.&quot;)" office:value-type="string" office:string-value="(alimento (id 317) (nombre manteca-de-cerdo) (grupo 7) (tipo energeticos) (racion 40) (kcal 891) (proteinas 0.3) (grasas 82.8) (hidratos 0.2) (desayuno no) (almuerzo no) (comida si) (merienda no) (cena no))" calcext:value-type="string">
            <text:p>(alimento (id 317) (nombre manteca-de-cerdo) (grupo 7) (tipo energeticos) (racion 4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67.3" calcext:value-type="float">
            <text:p>267,3</text:p>
          </table:table-cell>
          <table:table-cell table:style-name="ce2" table:formula="of:=[.H319]*[.I319]/100" office:value-type="float" office:value="267.3" calcext:value-type="float">
            <text:p>267,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9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9];&quot;) (nombre &quot;;[.R319];&quot;) (grupo &quot;;[.D319];&quot;) (tipo &quot;;[.E319];&quot;) (racion &quot;;[.H319];&quot;) (kcal &quot;;[.I319];&quot;) (proteinas &quot;;[.J319];&quot;) (grasas &quot;;[.K319];&quot;) (hidratos &quot;;[.L319];&quot;) (desayuno &quot;;[.M319];&quot;) (almuerzo &quot;;[.N319];&quot;) (comida &quot;;[.O319];&quot;) (merienda &quot;;[.P319];&quot;) (cena &quot;;[.Q319];&quot;))&quot;)" office:value-type="string" office:string-value="(alimento (id 318) (nombre manteca-de-cerdo) (grupo 7) (tipo energeticos) (racion 30) (kcal 891) (proteinas 0,3) (grasas 82,8) (hidratos 0,2) (desayuno no) (almuerzo no) (comida si) (merienda no) (cena no))" calcext:value-type="string">
            <text:p>(alimento (id 318) (nombre manteca-de-cerdo) (grupo 7) (tipo energeticos) (racion 30) (kcal 891) (proteinas 0,3) (grasas 82,8) (hidratos 0,2) (desayuno no) (almuerzo no) (comida si) (merienda no) (cena no))</text:p>
          </table:table-cell>
          <table:table-cell table:formula="of:=SUBSTITUTE([.S319];&quot;,&quot;;&quot;.&quot;)" office:value-type="string" office:string-value="(alimento (id 318) (nombre manteca-de-cerdo) (grupo 7) (tipo energeticos) (racion 30) (kcal 891) (proteinas 0.3) (grasas 82.8) (hidratos 0.2) (desayuno no) (almuerzo no) (comida si) (merienda no) (cena no))" calcext:value-type="string">
            <text:p>(alimento (id 318) (nombre manteca-de-cerdo) (grupo 7) (tipo energeticos) (racion 3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78.2" calcext:value-type="float">
            <text:p>178,2</text:p>
          </table:table-cell>
          <table:table-cell table:style-name="ce2" table:formula="of:=[.H320]*[.I320]/100" office:value-type="float" office:value="178.2" calcext:value-type="float">
            <text:p>178,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0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0];&quot;) (nombre &quot;;[.R320];&quot;) (grupo &quot;;[.D320];&quot;) (tipo &quot;;[.E320];&quot;) (racion &quot;;[.H320];&quot;) (kcal &quot;;[.I320];&quot;) (proteinas &quot;;[.J320];&quot;) (grasas &quot;;[.K320];&quot;) (hidratos &quot;;[.L320];&quot;) (desayuno &quot;;[.M320];&quot;) (almuerzo &quot;;[.N320];&quot;) (comida &quot;;[.O320];&quot;) (merienda &quot;;[.P320];&quot;) (cena &quot;;[.Q320];&quot;))&quot;)" office:value-type="string" office:string-value="(alimento (id 319) (nombre manteca-de-cerdo) (grupo 7) (tipo energeticos) (racion 20) (kcal 891) (proteinas 0,3) (grasas 82,8) (hidratos 0,2) (desayuno no) (almuerzo no) (comida si) (merienda no) (cena no))" calcext:value-type="string">
            <text:p>(alimento (id 319) (nombre manteca-de-cerdo) (grupo 7) (tipo energeticos) (racion 20) (kcal 891) (proteinas 0,3) (grasas 82,8) (hidratos 0,2) (desayuno no) (almuerzo no) (comida si) (merienda no) (cena no))</text:p>
          </table:table-cell>
          <table:table-cell table:formula="of:=SUBSTITUTE([.S320];&quot;,&quot;;&quot;.&quot;)" office:value-type="string" office:string-value="(alimento (id 319) (nombre manteca-de-cerdo) (grupo 7) (tipo energeticos) (racion 20) (kcal 891) (proteinas 0.3) (grasas 82.8) (hidratos 0.2) (desayuno no) (almuerzo no) (comida si) (merienda no) (cena no))" calcext:value-type="string">
            <text:p>(alimento (id 319) (nombre manteca-de-cerdo) (grupo 7) (tipo energeticos) (racion 2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9.1" calcext:value-type="float">
            <text:p>89,1</text:p>
          </table:table-cell>
          <table:table-cell table:style-name="ce2" table:formula="of:=[.H321]*[.I321]/100" office:value-type="float" office:value="89.1" calcext:value-type="float">
            <text:p>89,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1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1];&quot;) (nombre &quot;;[.R321];&quot;) (grupo &quot;;[.D321];&quot;) (tipo &quot;;[.E321];&quot;) (racion &quot;;[.H321];&quot;) (kcal &quot;;[.I321];&quot;) (proteinas &quot;;[.J321];&quot;) (grasas &quot;;[.K321];&quot;) (hidratos &quot;;[.L321];&quot;) (desayuno &quot;;[.M321];&quot;) (almuerzo &quot;;[.N321];&quot;) (comida &quot;;[.O321];&quot;) (merienda &quot;;[.P321];&quot;) (cena &quot;;[.Q321];&quot;))&quot;)" office:value-type="string" office:string-value="(alimento (id 320) (nombre manteca-de-cerdo) (grupo 7) (tipo energeticos) (racion 10) (kcal 891) (proteinas 0,3) (grasas 82,8) (hidratos 0,2) (desayuno no) (almuerzo no) (comida si) (merienda no) (cena no))" calcext:value-type="string">
            <text:p>(alimento (id 320) (nombre manteca-de-cerdo) (grupo 7) (tipo energeticos) (racion 10) (kcal 891) (proteinas 0,3) (grasas 82,8) (hidratos 0,2) (desayuno no) (almuerzo no) (comida si) (merienda no) (cena no))</text:p>
          </table:table-cell>
          <table:table-cell table:formula="of:=SUBSTITUTE([.S321];&quot;,&quot;;&quot;.&quot;)" office:value-type="string" office:string-value="(alimento (id 320) (nombre manteca-de-cerdo) (grupo 7) (tipo energeticos) (racion 10) (kcal 891) (proteinas 0.3) (grasas 82.8) (hidratos 0.2) (desayuno no) (almuerzo no) (comida si) (merienda no) (cena no))" calcext:value-type="string">
            <text:p>(alimento (id 320) (nombre manteca-de-cerdo) (grupo 7) (tipo energeticos) (racion 1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70" calcext:value-type="float">
            <text:p>270</text:p>
          </table:table-cell>
          <table:table-cell table:style-name="ce2" table:formula="of:=[.H322]*[.I322]/100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2];&quot;) (nombre &quot;;[.R322];&quot;) (grupo &quot;;[.D322];&quot;) (tipo &quot;;[.E322];&quot;) (racion &quot;;[.H322];&quot;) (kcal &quot;;[.I322];&quot;) (proteinas &quot;;[.J322];&quot;) (grasas &quot;;[.K322];&quot;) (hidratos &quot;;[.L322];&quot;) (desayuno &quot;;[.M322];&quot;) (almuerzo &quot;;[.N322];&quot;) (comida &quot;;[.O322];&quot;) (merienda &quot;;[.P322];&quot;) (cena &quot;;[.Q322];&quot;))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  <table:table-cell table:formula="of:=SUBSTITUTE([.S322];&quot;,&quot;;&quot;.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60" calcext:value-type="float">
            <text:p>360</text:p>
          </table:table-cell>
          <table:table-cell table:style-name="ce2" table:formula="of:=[.H323]*[.I323]/100" office:value-type="float" office:value="360" calcext:value-type="float">
            <text:p>3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3];&quot;) (nombre &quot;;[.R323];&quot;) (grupo &quot;;[.D323];&quot;) (tipo &quot;;[.E323];&quot;) (racion &quot;;[.H323];&quot;) (kcal &quot;;[.I323];&quot;) (proteinas &quot;;[.J323];&quot;) (grasas &quot;;[.K323];&quot;) (hidratos &quot;;[.L323];&quot;) (desayuno &quot;;[.M323];&quot;) (almuerzo &quot;;[.N323];&quot;) (comida &quot;;[.O323];&quot;) (merienda &quot;;[.P323];&quot;) (cena &quot;;[.Q323];&quot;))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  <table:table-cell table:formula="of:=SUBSTITUTE([.S323];&quot;,&quot;;&quot;.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05" calcext:value-type="float">
            <text:p>405</text:p>
          </table:table-cell>
          <table:table-cell table:style-name="ce2" table:formula="of:=[.H324]*[.I324]/100" office:value-type="float" office:value="405" calcext:value-type="float">
            <text:p>4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4];&quot;) (nombre &quot;;[.R324];&quot;) (grupo &quot;;[.D324];&quot;) (tipo &quot;;[.E324];&quot;) (racion &quot;;[.H324];&quot;) (kcal &quot;;[.I324];&quot;) (proteinas &quot;;[.J324];&quot;) (grasas &quot;;[.K324];&quot;) (hidratos &quot;;[.L324];&quot;) (desayuno &quot;;[.M324];&quot;) (almuerzo &quot;;[.N324];&quot;) (comida &quot;;[.O324];&quot;) (merienda &quot;;[.P324];&quot;) (cena &quot;;[.Q324];&quot;))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  <table:table-cell table:formula="of:=SUBSTITUTE([.S324];&quot;,&quot;;&quot;.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40" calcext:value-type="float">
            <text:p>540</text:p>
          </table:table-cell>
          <table:table-cell table:style-name="ce2" table:formula="of:=[.H325]*[.I325]/100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5];&quot;) (nombre &quot;;[.R325];&quot;) (grupo &quot;;[.D325];&quot;) (tipo &quot;;[.E325];&quot;) (racion &quot;;[.H325];&quot;) (kcal &quot;;[.I325];&quot;) (proteinas &quot;;[.J325];&quot;) (grasas &quot;;[.K325];&quot;) (hidratos &quot;;[.L325];&quot;) (desayuno &quot;;[.M325];&quot;) (almuerzo &quot;;[.N325];&quot;) (comida &quot;;[.O325];&quot;) (merienda &quot;;[.P325];&quot;) (cena &quot;;[.Q325];&quot;))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  <table:table-cell table:formula="of:=SUBSTITUTE([.S325];&quot;,&quot;;&quot;.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50" calcext:value-type="float">
            <text:p>450</text:p>
          </table:table-cell>
          <table:table-cell table:style-name="ce2" table:formula="of:=[.H326]*[.I326]/100" office:value-type="float" office:value="450" calcext:value-type="float">
            <text:p>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6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6];&quot;) (nombre &quot;;[.R326];&quot;) (grupo &quot;;[.D326];&quot;) (tipo &quot;;[.E326];&quot;) (racion &quot;;[.H326];&quot;) (kcal &quot;;[.I326];&quot;) (proteinas &quot;;[.J326];&quot;) (grasas &quot;;[.K326];&quot;) (hidratos &quot;;[.L326];&quot;) (desayuno &quot;;[.M326];&quot;) (almuerzo &quot;;[.N326];&quot;) (comida &quot;;[.O326];&quot;) (merienda &quot;;[.P326];&quot;) (cena &quot;;[.Q326];&quot;))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  <table:table-cell table:formula="of:=SUBSTITUTE([.S326];&quot;,&quot;;&quot;.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00" calcext:value-type="float">
            <text:p>400</text:p>
          </table:table-cell>
          <table:table-cell table:style-name="ce2" table:formula="of:=[.H327]*[.I327]/100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7];&quot;) (nombre &quot;;[.R327];&quot;) (grupo &quot;;[.D327];&quot;) (tipo &quot;;[.E327];&quot;) (racion &quot;;[.H327];&quot;) (kcal &quot;;[.I327];&quot;) (proteinas &quot;;[.J327];&quot;) (grasas &quot;;[.K327];&quot;) (hidratos &quot;;[.L327];&quot;) (desayuno &quot;;[.M327];&quot;) (almuerzo &quot;;[.N327];&quot;) (comida &quot;;[.O327];&quot;) (merienda &quot;;[.P327];&quot;) (cena &quot;;[.Q327];&quot;))&quot;)" office:value-type="string" office:string-value="(alimento (id 326) (nombre mayonesa) (grupo 7) (tipo energeticos) (racion 50) (kcal 800) (proteinas 1) (grasas 81,3) (hidratos 1,5) (desayuno no) (almuerzo si) (comida si) (merienda no) (cena no))" calcext:value-type="string">
            <text:p>(alimento (id 326) (nombre mayonesa) (grupo 7) (tipo energeticos) (racion 50) (kcal 800) (proteinas 1) (grasas 81,3) (hidratos 1,5) (desayuno no) (almuerzo si) (comida si) (merienda no) (cena no))</text:p>
          </table:table-cell>
          <table:table-cell table:formula="of:=SUBSTITUTE([.S327];&quot;,&quot;;&quot;.&quot;)" office:value-type="string" office:string-value="(alimento (id 326) (nombre mayonesa) (grupo 7) (tipo energeticos) (racion 50) (kcal 800) (proteinas 1) (grasas 81.3) (hidratos 1.5) (desayuno no) (almuerzo si) (comida si) (merienda no) (cena no))" calcext:value-type="string">
            <text:p>(alimento (id 326) (nombre mayonesa) (grupo 7) (tipo energeticos) (racion 5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20" calcext:value-type="float">
            <text:p>320</text:p>
          </table:table-cell>
          <table:table-cell table:style-name="ce2" table:formula="of:=[.H328]*[.I328]/100" office:value-type="float" office:value="320" calcext:value-type="float">
            <text:p>3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8];&quot;) (nombre &quot;;[.R328];&quot;) (grupo &quot;;[.D328];&quot;) (tipo &quot;;[.E328];&quot;) (racion &quot;;[.H328];&quot;) (kcal &quot;;[.I328];&quot;) (proteinas &quot;;[.J328];&quot;) (grasas &quot;;[.K328];&quot;) (hidratos &quot;;[.L328];&quot;) (desayuno &quot;;[.M328];&quot;) (almuerzo &quot;;[.N328];&quot;) (comida &quot;;[.O328];&quot;) (merienda &quot;;[.P328];&quot;) (cena &quot;;[.Q328];&quot;))&quot;)" office:value-type="string" office:string-value="(alimento (id 327) (nombre mayonesa) (grupo 7) (tipo energeticos) (racion 40) (kcal 800) (proteinas 1) (grasas 81,3) (hidratos 1,5) (desayuno no) (almuerzo si) (comida si) (merienda no) (cena no))" calcext:value-type="string">
            <text:p>(alimento (id 327) (nombre mayonesa) (grupo 7) (tipo energeticos) (racion 40) (kcal 800) (proteinas 1) (grasas 81,3) (hidratos 1,5) (desayuno no) (almuerzo si) (comida si) (merienda no) (cena no))</text:p>
          </table:table-cell>
          <table:table-cell table:formula="of:=SUBSTITUTE([.S328];&quot;,&quot;;&quot;.&quot;)" office:value-type="string" office:string-value="(alimento (id 327) (nombre mayonesa) (grupo 7) (tipo energeticos) (racion 40) (kcal 800) (proteinas 1) (grasas 81.3) (hidratos 1.5) (desayuno no) (almuerzo si) (comida si) (merienda no) (cena no))" calcext:value-type="string">
            <text:p>(alimento (id 327) (nombre mayonesa) (grupo 7) (tipo energeticos) (racion 4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40" calcext:value-type="float">
            <text:p>240</text:p>
          </table:table-cell>
          <table:table-cell table:style-name="ce2" table:formula="of:=[.H329]*[.I329]/100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9];&quot;) (nombre &quot;;[.R329];&quot;) (grupo &quot;;[.D329];&quot;) (tipo &quot;;[.E329];&quot;) (racion &quot;;[.H329];&quot;) (kcal &quot;;[.I329];&quot;) (proteinas &quot;;[.J329];&quot;) (grasas &quot;;[.K329];&quot;) (hidratos &quot;;[.L329];&quot;) (desayuno &quot;;[.M329];&quot;) (almuerzo &quot;;[.N329];&quot;) (comida &quot;;[.O329];&quot;) (merienda &quot;;[.P329];&quot;) (cena &quot;;[.Q329];&quot;))&quot;)" office:value-type="string" office:string-value="(alimento (id 328) (nombre mayonesa) (grupo 7) (tipo energeticos) (racion 30) (kcal 800) (proteinas 1) (grasas 81,3) (hidratos 1,5) (desayuno no) (almuerzo si) (comida si) (merienda no) (cena no))" calcext:value-type="string">
            <text:p>(alimento (id 328) (nombre mayonesa) (grupo 7) (tipo energeticos) (racion 30) (kcal 800) (proteinas 1) (grasas 81,3) (hidratos 1,5) (desayuno no) (almuerzo si) (comida si) (merienda no) (cena no))</text:p>
          </table:table-cell>
          <table:table-cell table:formula="of:=SUBSTITUTE([.S329];&quot;,&quot;;&quot;.&quot;)" office:value-type="string" office:string-value="(alimento (id 328) (nombre mayonesa) (grupo 7) (tipo energeticos) (racion 30) (kcal 800) (proteinas 1) (grasas 81.3) (hidratos 1.5) (desayuno no) (almuerzo si) (comida si) (merienda no) (cena no))" calcext:value-type="string">
            <text:p>(alimento (id 328) (nombre mayonesa) (grupo 7) (tipo energeticos) (racion 3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60" calcext:value-type="float">
            <text:p>160</text:p>
          </table:table-cell>
          <table:table-cell table:style-name="ce2" table:formula="of:=[.H330]*[.I330]/100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0];&quot;) (nombre &quot;;[.R330];&quot;) (grupo &quot;;[.D330];&quot;) (tipo &quot;;[.E330];&quot;) (racion &quot;;[.H330];&quot;) (kcal &quot;;[.I330];&quot;) (proteinas &quot;;[.J330];&quot;) (grasas &quot;;[.K330];&quot;) (hidratos &quot;;[.L330];&quot;) (desayuno &quot;;[.M330];&quot;) (almuerzo &quot;;[.N330];&quot;) (comida &quot;;[.O330];&quot;) (merienda &quot;;[.P330];&quot;) (cena &quot;;[.Q330];&quot;))&quot;)" office:value-type="string" office:string-value="(alimento (id 329) (nombre mayonesa) (grupo 7) (tipo energeticos) (racion 20) (kcal 800) (proteinas 1) (grasas 81,3) (hidratos 1,5) (desayuno no) (almuerzo si) (comida si) (merienda no) (cena no))" calcext:value-type="string">
            <text:p>(alimento (id 329) (nombre mayonesa) (grupo 7) (tipo energeticos) (racion 20) (kcal 800) (proteinas 1) (grasas 81,3) (hidratos 1,5) (desayuno no) (almuerzo si) (comida si) (merienda no) (cena no))</text:p>
          </table:table-cell>
          <table:table-cell table:formula="of:=SUBSTITUTE([.S330];&quot;,&quot;;&quot;.&quot;)" office:value-type="string" office:string-value="(alimento (id 329) (nombre mayonesa) (grupo 7) (tipo energeticos) (racion 20) (kcal 800) (proteinas 1) (grasas 81.3) (hidratos 1.5) (desayuno no) (almuerzo si) (comida si) (merienda no) (cena no))" calcext:value-type="string">
            <text:p>(alimento (id 329) (nombre mayonesa) (grupo 7) (tipo energeticos) (racion 2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80" calcext:value-type="float">
            <text:p>80</text:p>
          </table:table-cell>
          <table:table-cell table:style-name="ce2" table:formula="of:=[.H331]*[.I331]/100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1];&quot;) (nombre &quot;;[.R331];&quot;) (grupo &quot;;[.D331];&quot;) (tipo &quot;;[.E331];&quot;) (racion &quot;;[.H331];&quot;) (kcal &quot;;[.I331];&quot;) (proteinas &quot;;[.J331];&quot;) (grasas &quot;;[.K331];&quot;) (hidratos &quot;;[.L331];&quot;) (desayuno &quot;;[.M331];&quot;) (almuerzo &quot;;[.N331];&quot;) (comida &quot;;[.O331];&quot;) (merienda &quot;;[.P331];&quot;) (cena &quot;;[.Q331];&quot;))&quot;)" office:value-type="string" office:string-value="(alimento (id 330) (nombre mayonesa) (grupo 7) (tipo energeticos) (racion 10) (kcal 800) (proteinas 1) (grasas 81,3) (hidratos 1,5) (desayuno no) (almuerzo si) (comida si) (merienda no) (cena no))" calcext:value-type="string">
            <text:p>(alimento (id 330) (nombre mayonesa) (grupo 7) (tipo energeticos) (racion 10) (kcal 800) (proteinas 1) (grasas 81,3) (hidratos 1,5) (desayuno no) (almuerzo si) (comida si) (merienda no) (cena no))</text:p>
          </table:table-cell>
          <table:table-cell table:formula="of:=SUBSTITUTE([.S331];&quot;,&quot;;&quot;.&quot;)" office:value-type="string" office:string-value="(alimento (id 330) (nombre mayonesa) (grupo 7) (tipo energeticos) (racion 10) (kcal 800) (proteinas 1) (grasas 81.3) (hidratos 1.5) (desayuno no) (almuerzo si) (comida si) (merienda no) (cena no))" calcext:value-type="string">
            <text:p>(alimento (id 330) (nombre mayonesa) (grupo 7) (tipo energeticos) (racion 1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04.55" calcext:value-type="float">
            <text:p>404,55</text:p>
          </table:table-cell>
          <table:table-cell table:style-name="ce2" table:formula="of:=[.H332]*[.I332]/100" office:value-type="float" office:value="404.55" calcext:value-type="float">
            <text:p>404,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2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2];&quot;) (nombre &quot;;[.R332];&quot;) (grupo &quot;;[.D332];&quot;) (tipo &quot;;[.E332];&quot;) (racion &quot;;[.H332];&quot;) (kcal &quot;;[.I332];&quot;) (proteinas &quot;;[.J332];&quot;) (grasas &quot;;[.K332];&quot;) (hidratos &quot;;[.L332];&quot;) (desayuno &quot;;[.M332];&quot;) (almuerzo &quot;;[.N332];&quot;) (comida &quot;;[.O332];&quot;) (merienda &quot;;[.P332];&quot;) (cena &quot;;[.Q332];&quot;))&quot;)" office:value-type="string" office:string-value="(alimento (id 331) (nombre aceite-de-palma) (grupo 7) (tipo energeticos) (racion 45) (kcal 899) (proteinas 0) (grasas 99,9) (hidratos 0) (desayuno si) (almuerzo si) (comida si) (merienda no) (cena si))" calcext:value-type="string">
            <text:p>(alimento (id 331) (nombre aceite-de-palma) (grupo 7) (tipo energeticos) (racion 45) (kcal 899) (proteinas 0) (grasas 99,9) (hidratos 0) (desayuno si) (almuerzo si) (comida si) (merienda no) (cena si))</text:p>
          </table:table-cell>
          <table:table-cell table:formula="of:=SUBSTITUTE([.S332];&quot;,&quot;;&quot;.&quot;)" office:value-type="string" office:string-value="(alimento (id 331) (nombre aceite-de-palma) (grupo 7) (tipo energeticos) (racion 45) (kcal 899) (proteinas 0) (grasas 99.9) (hidratos 0) (desayuno si) (almuerzo si) (comida si) (merienda no) (cena si))" calcext:value-type="string">
            <text:p>(alimento (id 331) (nombre aceite-de-palma) (grupo 7) (tipo energeticos) (racion 45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539.4" calcext:value-type="float">
            <text:p>539,4</text:p>
          </table:table-cell>
          <table:table-cell table:style-name="ce2" table:formula="of:=[.H333]*[.I333]/100" office:value-type="float" office:value="539.4" calcext:value-type="float">
            <text:p>539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3];&quot;) (nombre &quot;;[.R333];&quot;) (grupo &quot;;[.D333];&quot;) (tipo &quot;;[.E333];&quot;) (racion &quot;;[.H333];&quot;) (kcal &quot;;[.I333];&quot;) (proteinas &quot;;[.J333];&quot;) (grasas &quot;;[.K333];&quot;) (hidratos &quot;;[.L333];&quot;) (desayuno &quot;;[.M333];&quot;) (almuerzo &quot;;[.N333];&quot;) (comida &quot;;[.O333];&quot;) (merienda &quot;;[.P333];&quot;) (cena &quot;;[.Q333];&quot;))&quot;)" office:value-type="string" office:string-value="(alimento (id 332) (nombre aceite-de-palma) (grupo 7) (tipo energeticos) (racion 60) (kcal 899) (proteinas 0) (grasas 99,9) (hidratos 0) (desayuno si) (almuerzo si) (comida si) (merienda no) (cena si))" calcext:value-type="string">
            <text:p>(alimento (id 332) (nombre aceite-de-palma) (grupo 7) (tipo energeticos) (racion 60) (kcal 899) (proteinas 0) (grasas 99,9) (hidratos 0) (desayuno si) (almuerzo si) (comida si) (merienda no) (cena si))</text:p>
          </table:table-cell>
          <table:table-cell table:formula="of:=SUBSTITUTE([.S333];&quot;,&quot;;&quot;.&quot;)" office:value-type="string" office:string-value="(alimento (id 332) (nombre aceite-de-palma) (grupo 7) (tipo energeticos) (racion 60) (kcal 899) (proteinas 0) (grasas 99.9) (hidratos 0) (desayuno si) (almuerzo si) (comida si) (merienda no) (cena si))" calcext:value-type="string">
            <text:p>(alimento (id 332) (nombre aceite-de-palma) (grupo 7) (tipo energeticos) (racion 6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69.7" calcext:value-type="float">
            <text:p>269,7</text:p>
          </table:table-cell>
          <table:table-cell table:style-name="ce2" table:formula="of:=[.H334]*[.I334]/100" office:value-type="float" office:value="269.7" calcext:value-type="float">
            <text:p>269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4];&quot;) (nombre &quot;;[.R334];&quot;) (grupo &quot;;[.D334];&quot;) (tipo &quot;;[.E334];&quot;) (racion &quot;;[.H334];&quot;) (kcal &quot;;[.I334];&quot;) (proteinas &quot;;[.J334];&quot;) (grasas &quot;;[.K334];&quot;) (hidratos &quot;;[.L334];&quot;) (desayuno &quot;;[.M334];&quot;) (almuerzo &quot;;[.N334];&quot;) (comida &quot;;[.O334];&quot;) (merienda &quot;;[.P334];&quot;) (cena &quot;;[.Q334];&quot;))&quot;)" office:value-type="string" office:string-value="(alimento (id 333) (nombre aceite-de-palma) (grupo 7) (tipo energeticos) (racion 30) (kcal 899) (proteinas 0) (grasas 99,9) (hidratos 0) (desayuno si) (almuerzo si) (comida si) (merienda no) (cena si))" calcext:value-type="string">
            <text:p>(alimento (id 333) (nombre aceite-de-palma) (grupo 7) (tipo energeticos) (racion 30) (kcal 899) (proteinas 0) (grasas 99,9) (hidratos 0) (desayuno si) (almuerzo si) (comida si) (merienda no) (cena si))</text:p>
          </table:table-cell>
          <table:table-cell table:formula="of:=SUBSTITUTE([.S334];&quot;,&quot;;&quot;.&quot;)" office:value-type="string" office:string-value="(alimento (id 333) (nombre aceite-de-palma) (grupo 7) (tipo energeticos) (racion 30) (kcal 899) (proteinas 0) (grasas 99.9) (hidratos 0) (desayuno si) (almuerzo si) (comida si) (merienda no) (cena si))" calcext:value-type="string">
            <text:p>(alimento (id 333) (nombre aceite-de-palma) (grupo 7) (tipo energeticos) (racion 3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59.6" calcext:value-type="float">
            <text:p>359,6</text:p>
          </table:table-cell>
          <table:table-cell table:style-name="ce2" table:formula="of:=[.H335]*[.I335]/100" office:value-type="float" office:value="359.6" calcext:value-type="float">
            <text:p>359,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5];&quot;) (nombre &quot;;[.R335];&quot;) (grupo &quot;;[.D335];&quot;) (tipo &quot;;[.E335];&quot;) (racion &quot;;[.H335];&quot;) (kcal &quot;;[.I335];&quot;) (proteinas &quot;;[.J335];&quot;) (grasas &quot;;[.K335];&quot;) (hidratos &quot;;[.L335];&quot;) (desayuno &quot;;[.M335];&quot;) (almuerzo &quot;;[.N335];&quot;) (comida &quot;;[.O335];&quot;) (merienda &quot;;[.P335];&quot;) (cena &quot;;[.Q335];&quot;))&quot;)" office:value-type="string" office:string-value="(alimento (id 334) (nombre aceite-de-palma) (grupo 7) (tipo energeticos) (racion 40) (kcal 899) (proteinas 0) (grasas 99,9) (hidratos 0) (desayuno si) (almuerzo si) (comida si) (merienda no) (cena si))" calcext:value-type="string">
            <text:p>(alimento (id 334) (nombre aceite-de-palma) (grupo 7) (tipo energeticos) (racion 40) (kcal 899) (proteinas 0) (grasas 99,9) (hidratos 0) (desayuno si) (almuerzo si) (comida si) (merienda no) (cena si))</text:p>
          </table:table-cell>
          <table:table-cell table:formula="of:=SUBSTITUTE([.S335];&quot;,&quot;;&quot;.&quot;)" office:value-type="string" office:string-value="(alimento (id 334) (nombre aceite-de-palma) (grupo 7) (tipo energeticos) (racion 40) (kcal 899) (proteinas 0) (grasas 99.9) (hidratos 0) (desayuno si) (almuerzo si) (comida si) (merienda no) (cena si))" calcext:value-type="string">
            <text:p>(alimento (id 334) (nombre aceite-de-palma) (grupo 7) (tipo energeticos) (racion 4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49.5" calcext:value-type="float">
            <text:p>449,5</text:p>
          </table:table-cell>
          <table:table-cell table:style-name="ce2" table:formula="of:=[.H336]*[.I336]/100" office:value-type="float" office:value="449.5" calcext:value-type="float">
            <text:p>44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6];&quot;) (nombre &quot;;[.R336];&quot;) (grupo &quot;;[.D336];&quot;) (tipo &quot;;[.E336];&quot;) (racion &quot;;[.H336];&quot;) (kcal &quot;;[.I336];&quot;) (proteinas &quot;;[.J336];&quot;) (grasas &quot;;[.K336];&quot;) (hidratos &quot;;[.L336];&quot;) (desayuno &quot;;[.M336];&quot;) (almuerzo &quot;;[.N336];&quot;) (comida &quot;;[.O336];&quot;) (merienda &quot;;[.P336];&quot;) (cena &quot;;[.Q336];&quot;))&quot;)" office:value-type="string" office:string-value="(alimento (id 335) (nombre aceite-de-palma) (grupo 7) (tipo energeticos) (racion 50) (kcal 899) (proteinas 0) (grasas 99,9) (hidratos 0) (desayuno si) (almuerzo si) (comida si) (merienda no) (cena si))" calcext:value-type="string">
            <text:p>(alimento (id 335) (nombre aceite-de-palma) (grupo 7) (tipo energeticos) (racion 50) (kcal 899) (proteinas 0) (grasas 99,9) (hidratos 0) (desayuno si) (almuerzo si) (comida si) (merienda no) (cena si))</text:p>
          </table:table-cell>
          <table:table-cell table:formula="of:=SUBSTITUTE([.S336];&quot;,&quot;;&quot;.&quot;)" office:value-type="string" office:string-value="(alimento (id 335) (nombre aceite-de-palma) (grupo 7) (tipo energeticos) (racion 50) (kcal 899) (proteinas 0) (grasas 99.9) (hidratos 0) (desayuno si) (almuerzo si) (comida si) (merienda no) (cena si))" calcext:value-type="string">
            <text:p>(alimento (id 335) (nombre aceite-de-palma) (grupo 7) (tipo energeticos) (racion 5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4" calcext:value-type="float">
            <text:p>184</text:p>
          </table:table-cell>
          <table:table-cell table:style-name="ce2" table:formula="of:=[.H337]*[.I337]/100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7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7];&quot;) (nombre &quot;;[.R337];&quot;) (grupo &quot;;[.D337];&quot;) (tipo &quot;;[.E337];&quot;) (racion &quot;;[.H337];&quot;) (kcal &quot;;[.I337];&quot;) (proteinas &quot;;[.J337];&quot;) (grasas &quot;;[.K337];&quot;) (hidratos &quot;;[.L337];&quot;) (desayuno &quot;;[.M337];&quot;) (almuerzo &quot;;[.N337];&quot;) (comida &quot;;[.O337];&quot;) (merienda &quot;;[.P337];&quot;) (cena &quot;;[.Q337];&quot;))&quot;)" office:value-type="string" office:string-value="(alimento (id 346) (nombre margarina-ligera) (grupo 7) (tipo energeticos) (racion 50) (kcal 368) (proteinas 1,6) (grasas 40) (hidratos 0,4) (desayuno si) (almuerzo si) (comida si) (merienda no) (cena no))" calcext:value-type="string">
            <text:p>(alimento (id 346) (nombre margarina-ligera) (grupo 7) (tipo energeticos) (racion 50) (kcal 368) (proteinas 1,6) (grasas 40) (hidratos 0,4) (desayuno si) (almuerzo si) (comida si) (merienda no) (cena no))</text:p>
          </table:table-cell>
          <table:table-cell table:formula="of:=SUBSTITUTE([.S337];&quot;,&quot;;&quot;.&quot;)" office:value-type="string" office:string-value="(alimento (id 346) (nombre margarina-ligera) (grupo 7) (tipo energeticos) (racion 50) (kcal 368) (proteinas 1.6) (grasas 40) (hidratos 0.4) (desayuno si) (almuerzo si) (comida si) (merienda no) (cena no))" calcext:value-type="string">
            <text:p>(alimento (id 346) (nombre margarina-ligera) (grupo 7) (tipo energeticos) (racion 5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47.2" calcext:value-type="float">
            <text:p>147,2</text:p>
          </table:table-cell>
          <table:table-cell table:style-name="ce2" table:formula="of:=[.H338]*[.I338]/100" office:value-type="float" office:value="147.2" calcext:value-type="float">
            <text:p>147,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8];&quot;) (nombre &quot;;[.R338];&quot;) (grupo &quot;;[.D338];&quot;) (tipo &quot;;[.E338];&quot;) (racion &quot;;[.H338];&quot;) (kcal &quot;;[.I338];&quot;) (proteinas &quot;;[.J338];&quot;) (grasas &quot;;[.K338];&quot;) (hidratos &quot;;[.L338];&quot;) (desayuno &quot;;[.M338];&quot;) (almuerzo &quot;;[.N338];&quot;) (comida &quot;;[.O338];&quot;) (merienda &quot;;[.P338];&quot;) (cena &quot;;[.Q338];&quot;))&quot;)" office:value-type="string" office:string-value="(alimento (id 347) (nombre margarina-ligera) (grupo 7) (tipo energeticos) (racion 40) (kcal 368) (proteinas 1,6) (grasas 40) (hidratos 0,4) (desayuno si) (almuerzo si) (comida si) (merienda no) (cena no))" calcext:value-type="string">
            <text:p>(alimento (id 347) (nombre margarina-ligera) (grupo 7) (tipo energeticos) (racion 40) (kcal 368) (proteinas 1,6) (grasas 40) (hidratos 0,4) (desayuno si) (almuerzo si) (comida si) (merienda no) (cena no))</text:p>
          </table:table-cell>
          <table:table-cell table:formula="of:=SUBSTITUTE([.S338];&quot;,&quot;;&quot;.&quot;)" office:value-type="string" office:string-value="(alimento (id 347) (nombre margarina-ligera) (grupo 7) (tipo energeticos) (racion 40) (kcal 368) (proteinas 1.6) (grasas 40) (hidratos 0.4) (desayuno si) (almuerzo si) (comida si) (merienda no) (cena no))" calcext:value-type="string">
            <text:p>(alimento (id 347) (nombre margarina-ligera) (grupo 7) (tipo energeticos) (racion 4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10.4" calcext:value-type="float">
            <text:p>110,4</text:p>
          </table:table-cell>
          <table:table-cell table:style-name="ce2" table:formula="of:=[.H339]*[.I339]/100" office:value-type="float" office:value="110.4" calcext:value-type="float">
            <text:p>110,4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9];&quot;) (nombre &quot;;[.R339];&quot;) (grupo &quot;;[.D339];&quot;) (tipo &quot;;[.E339];&quot;) (racion &quot;;[.H339];&quot;) (kcal &quot;;[.I339];&quot;) (proteinas &quot;;[.J339];&quot;) (grasas &quot;;[.K339];&quot;) (hidratos &quot;;[.L339];&quot;) (desayuno &quot;;[.M339];&quot;) (almuerzo &quot;;[.N339];&quot;) (comida &quot;;[.O339];&quot;) (merienda &quot;;[.P339];&quot;) (cena &quot;;[.Q339];&quot;))&quot;)" office:value-type="string" office:string-value="(alimento (id 348) (nombre margarina-ligera) (grupo 7) (tipo energeticos) (racion 30) (kcal 368) (proteinas 1,6) (grasas 40) (hidratos 0,4) (desayuno si) (almuerzo si) (comida si) (merienda no) (cena no))" calcext:value-type="string">
            <text:p>(alimento (id 348) (nombre margarina-ligera) (grupo 7) (tipo energeticos) (racion 30) (kcal 368) (proteinas 1,6) (grasas 40) (hidratos 0,4) (desayuno si) (almuerzo si) (comida si) (merienda no) (cena no))</text:p>
          </table:table-cell>
          <table:table-cell table:formula="of:=SUBSTITUTE([.S339];&quot;,&quot;;&quot;.&quot;)" office:value-type="string" office:string-value="(alimento (id 348) (nombre margarina-ligera) (grupo 7) (tipo energeticos) (racion 30) (kcal 368) (proteinas 1.6) (grasas 40) (hidratos 0.4) (desayuno si) (almuerzo si) (comida si) (merienda no) (cena no))" calcext:value-type="string">
            <text:p>(alimento (id 348) (nombre margarina-ligera) (grupo 7) (tipo energeticos) (racion 3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73.6" calcext:value-type="float">
            <text:p>73,6</text:p>
          </table:table-cell>
          <table:table-cell table:style-name="ce2" table:formula="of:=[.H340]*[.I340]/100" office:value-type="float" office:value="73.6" calcext:value-type="float">
            <text:p>73,6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0];&quot;) (nombre &quot;;[.R340];&quot;) (grupo &quot;;[.D340];&quot;) (tipo &quot;;[.E340];&quot;) (racion &quot;;[.H340];&quot;) (kcal &quot;;[.I340];&quot;) (proteinas &quot;;[.J340];&quot;) (grasas &quot;;[.K340];&quot;) (hidratos &quot;;[.L340];&quot;) (desayuno &quot;;[.M340];&quot;) (almuerzo &quot;;[.N340];&quot;) (comida &quot;;[.O340];&quot;) (merienda &quot;;[.P340];&quot;) (cena &quot;;[.Q340];&quot;))&quot;)" office:value-type="string" office:string-value="(alimento (id 349) (nombre margarina-ligera) (grupo 7) (tipo energeticos) (racion 20) (kcal 368) (proteinas 1,6) (grasas 40) (hidratos 0,4) (desayuno si) (almuerzo si) (comida si) (merienda no) (cena no))" calcext:value-type="string">
            <text:p>(alimento (id 349) (nombre margarina-ligera) (grupo 7) (tipo energeticos) (racion 20) (kcal 368) (proteinas 1,6) (grasas 40) (hidratos 0,4) (desayuno si) (almuerzo si) (comida si) (merienda no) (cena no))</text:p>
          </table:table-cell>
          <table:table-cell table:formula="of:=SUBSTITUTE([.S340];&quot;,&quot;;&quot;.&quot;)" office:value-type="string" office:string-value="(alimento (id 349) (nombre margarina-ligera) (grupo 7) (tipo energeticos) (racion 20) (kcal 368) (proteinas 1.6) (grasas 40) (hidratos 0.4) (desayuno si) (almuerzo si) (comida si) (merienda no) (cena no))" calcext:value-type="string">
            <text:p>(alimento (id 349) (nombre margarina-ligera) (grupo 7) (tipo energeticos) (racion 2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6.8" calcext:value-type="float">
            <text:p>36,8</text:p>
          </table:table-cell>
          <table:table-cell table:style-name="ce2" table:formula="of:=[.H341]*[.I341]/100" office:value-type="float" office:value="36.8" calcext:value-type="float">
            <text:p>36,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1];&quot;) (nombre &quot;;[.R341];&quot;) (grupo &quot;;[.D341];&quot;) (tipo &quot;;[.E341];&quot;) (racion &quot;;[.H341];&quot;) (kcal &quot;;[.I341];&quot;) (proteinas &quot;;[.J341];&quot;) (grasas &quot;;[.K341];&quot;) (hidratos &quot;;[.L341];&quot;) (desayuno &quot;;[.M341];&quot;) (almuerzo &quot;;[.N341];&quot;) (comida &quot;;[.O341];&quot;) (merienda &quot;;[.P341];&quot;) (cena &quot;;[.Q341];&quot;))&quot;)" office:value-type="string" office:string-value="(alimento (id 350) (nombre margarina-ligera) (grupo 7) (tipo energeticos) (racion 10) (kcal 368) (proteinas 1,6) (grasas 40) (hidratos 0,4) (desayuno si) (almuerzo si) (comida si) (merienda no) (cena no))" calcext:value-type="string">
            <text:p>(alimento (id 350) (nombre margarina-ligera) (grupo 7) (tipo energeticos) (racion 10) (kcal 368) (proteinas 1,6) (grasas 40) (hidratos 0,4) (desayuno si) (almuerzo si) (comida si) (merienda no) (cena no))</text:p>
          </table:table-cell>
          <table:table-cell table:formula="of:=SUBSTITUTE([.S341];&quot;,&quot;;&quot;.&quot;)" office:value-type="string" office:string-value="(alimento (id 350) (nombre margarina-ligera) (grupo 7) (tipo energeticos) (racion 10) (kcal 368) (proteinas 1.6) (grasas 40) (hidratos 0.4) (desayuno si) (almuerzo si) (comida si) (merienda no) (cena no))" calcext:value-type="string">
            <text:p>(alimento (id 350) (nombre margarina-ligera) (grupo 7) (tipo energeticos) (racion 1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92.5" calcext:value-type="float">
            <text:p>92,5</text:p>
          </table:table-cell>
          <table:table-cell table:style-name="ce2" table:formula="of:=[.H342]*[.I342]/100" office:value-type="float" office:value="92.5" calcext:value-type="float">
            <text:p>92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2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2];&quot;) (nombre &quot;;[.R342];&quot;) (grupo &quot;;[.D342];&quot;) (tipo &quot;;[.E342];&quot;) (racion &quot;;[.H342];&quot;) (kcal &quot;;[.I342];&quot;) (proteinas &quot;;[.J342];&quot;) (grasas &quot;;[.K342];&quot;) (hidratos &quot;;[.L342];&quot;) (desayuno &quot;;[.M342];&quot;) (almuerzo &quot;;[.N342];&quot;) (comida &quot;;[.O342];&quot;) (merienda &quot;;[.P342];&quot;) (cena &quot;;[.Q342];&quot;))&quot;)" office:value-type="string" office:string-value="(alimento (id 340) (nombre manteca-de-cacao) (grupo 7) (tipo energeticos) (racion 10) (kcal 925) (proteinas 0) (grasas 94,5) (hidratos 0) (desayuno si) (almuerzo si) (comida si) (merienda si) (cena no))" calcext:value-type="string">
            <text:p>(alimento (id 340) (nombre manteca-de-cacao) (grupo 7) (tipo energeticos) (racion 10) (kcal 925) (proteinas 0) (grasas 94,5) (hidratos 0) (desayuno si) (almuerzo si) (comida si) (merienda si) (cena no))</text:p>
          </table:table-cell>
          <table:table-cell table:formula="of:=SUBSTITUTE([.S342];&quot;,&quot;;&quot;.&quot;)" office:value-type="string" office:string-value="(alimento (id 340) (nombre manteca-de-cacao) (grupo 7) (tipo energeticos) (racion 10) (kcal 925) (proteinas 0) (grasas 94.5) (hidratos 0) (desayuno si) (almuerzo si) (comida si) (merienda si) (cena no))" calcext:value-type="string">
            <text:p>(alimento (id 340) (nombre manteca-de-cacao) (grupo 7) (tipo energeticos) (racion 1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185" calcext:value-type="float">
            <text:p>185</text:p>
          </table:table-cell>
          <table:table-cell table:style-name="ce2" table:formula="of:=[.H343]*[.I343]/100" office:value-type="float" office:value="185" calcext:value-type="float">
            <text:p>18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3];&quot;) (nombre &quot;;[.R343];&quot;) (grupo &quot;;[.D343];&quot;) (tipo &quot;;[.E343];&quot;) (racion &quot;;[.H343];&quot;) (kcal &quot;;[.I343];&quot;) (proteinas &quot;;[.J343];&quot;) (grasas &quot;;[.K343];&quot;) (hidratos &quot;;[.L343];&quot;) (desayuno &quot;;[.M343];&quot;) (almuerzo &quot;;[.N343];&quot;) (comida &quot;;[.O343];&quot;) (merienda &quot;;[.P343];&quot;) (cena &quot;;[.Q343];&quot;))&quot;)" office:value-type="string" office:string-value="(alimento (id 339) (nombre manteca-de-cacao) (grupo 7) (tipo energeticos) (racion 20) (kcal 925) (proteinas 0) (grasas 94,5) (hidratos 0) (desayuno si) (almuerzo si) (comida si) (merienda si) (cena no))" calcext:value-type="string">
            <text:p>(alimento (id 339) (nombre manteca-de-cacao) (grupo 7) (tipo energeticos) (racion 20) (kcal 925) (proteinas 0) (grasas 94,5) (hidratos 0) (desayuno si) (almuerzo si) (comida si) (merienda si) (cena no))</text:p>
          </table:table-cell>
          <table:table-cell table:formula="of:=SUBSTITUTE([.S343];&quot;,&quot;;&quot;.&quot;)" office:value-type="string" office:string-value="(alimento (id 339) (nombre manteca-de-cacao) (grupo 7) (tipo energeticos) (racion 20) (kcal 925) (proteinas 0) (grasas 94.5) (hidratos 0) (desayuno si) (almuerzo si) (comida si) (merienda si) (cena no))" calcext:value-type="string">
            <text:p>(alimento (id 339) (nombre manteca-de-cacao) (grupo 7) (tipo energeticos) (racion 2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77.5" calcext:value-type="float">
            <text:p>277,5</text:p>
          </table:table-cell>
          <table:table-cell table:style-name="ce2" table:formula="of:=[.H344]*[.I344]/100" office:value-type="float" office:value="277.5" calcext:value-type="float">
            <text:p>277,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4];&quot;) (nombre &quot;;[.R344];&quot;) (grupo &quot;;[.D344];&quot;) (tipo &quot;;[.E344];&quot;) (racion &quot;;[.H344];&quot;) (kcal &quot;;[.I344];&quot;) (proteinas &quot;;[.J344];&quot;) (grasas &quot;;[.K344];&quot;) (hidratos &quot;;[.L344];&quot;) (desayuno &quot;;[.M344];&quot;) (almuerzo &quot;;[.N344];&quot;) (comida &quot;;[.O344];&quot;) (merienda &quot;;[.P344];&quot;) (cena &quot;;[.Q344];&quot;))&quot;)" office:value-type="string" office:string-value="(alimento (id 338) (nombre manteca-de-cacao) (grupo 7) (tipo energeticos) (racion 30) (kcal 925) (proteinas 0) (grasas 94,5) (hidratos 0) (desayuno si) (almuerzo si) (comida si) (merienda si) (cena no))" calcext:value-type="string">
            <text:p>(alimento (id 338) (nombre manteca-de-cacao) (grupo 7) (tipo energeticos) (racion 30) (kcal 925) (proteinas 0) (grasas 94,5) (hidratos 0) (desayuno si) (almuerzo si) (comida si) (merienda si) (cena no))</text:p>
          </table:table-cell>
          <table:table-cell table:formula="of:=SUBSTITUTE([.S344];&quot;,&quot;;&quot;.&quot;)" office:value-type="string" office:string-value="(alimento (id 338) (nombre manteca-de-cacao) (grupo 7) (tipo energeticos) (racion 30) (kcal 925) (proteinas 0) (grasas 94.5) (hidratos 0) (desayuno si) (almuerzo si) (comida si) (merienda si) (cena no))" calcext:value-type="string">
            <text:p>(alimento (id 338) (nombre manteca-de-cacao) (grupo 7) (tipo energeticos) (racion 3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370" calcext:value-type="float">
            <text:p>370</text:p>
          </table:table-cell>
          <table:table-cell table:style-name="ce2" table:formula="of:=[.H345]*[.I345]/100" office:value-type="float" office:value="370" calcext:value-type="float">
            <text:p>37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5];&quot;) (nombre &quot;;[.R345];&quot;) (grupo &quot;;[.D345];&quot;) (tipo &quot;;[.E345];&quot;) (racion &quot;;[.H345];&quot;) (kcal &quot;;[.I345];&quot;) (proteinas &quot;;[.J345];&quot;) (grasas &quot;;[.K345];&quot;) (hidratos &quot;;[.L345];&quot;) (desayuno &quot;;[.M345];&quot;) (almuerzo &quot;;[.N345];&quot;) (comida &quot;;[.O345];&quot;) (merienda &quot;;[.P345];&quot;) (cena &quot;;[.Q345];&quot;))&quot;)" office:value-type="string" office:string-value="(alimento (id 337) (nombre manteca-de-cacao) (grupo 7) (tipo energeticos) (racion 40) (kcal 925) (proteinas 0) (grasas 94,5) (hidratos 0) (desayuno si) (almuerzo si) (comida si) (merienda si) (cena no))" calcext:value-type="string">
            <text:p>(alimento (id 337) (nombre manteca-de-cacao) (grupo 7) (tipo energeticos) (racion 40) (kcal 925) (proteinas 0) (grasas 94,5) (hidratos 0) (desayuno si) (almuerzo si) (comida si) (merienda si) (cena no))</text:p>
          </table:table-cell>
          <table:table-cell table:formula="of:=SUBSTITUTE([.S345];&quot;,&quot;;&quot;.&quot;)" office:value-type="string" office:string-value="(alimento (id 337) (nombre manteca-de-cacao) (grupo 7) (tipo energeticos) (racion 40) (kcal 925) (proteinas 0) (grasas 94.5) (hidratos 0) (desayuno si) (almuerzo si) (comida si) (merienda si) (cena no))" calcext:value-type="string">
            <text:p>(alimento (id 337) (nombre manteca-de-cacao) (grupo 7) (tipo energeticos) (racion 4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416.25" calcext:value-type="float">
            <text:p>416,25</text:p>
          </table:table-cell>
          <table:table-cell table:style-name="ce2" table:formula="of:=[.H346]*[.I346]/100" office:value-type="float" office:value="462.5" calcext:value-type="float">
            <text:p>4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6];&quot;) (nombre &quot;;[.R346];&quot;) (grupo &quot;;[.D346];&quot;) (tipo &quot;;[.E346];&quot;) (racion &quot;;[.H346];&quot;) (kcal &quot;;[.I346];&quot;) (proteinas &quot;;[.J346];&quot;) (grasas &quot;;[.K346];&quot;) (hidratos &quot;;[.L346];&quot;) (desayuno &quot;;[.M346];&quot;) (almuerzo &quot;;[.N346];&quot;) (comida &quot;;[.O346];&quot;) (merienda &quot;;[.P346];&quot;) (cena &quot;;[.Q346];&quot;))&quot;)" office:value-type="string" office:string-value="(alimento (id 336) (nombre manteca-de-cacao) (grupo 7) (tipo energeticos) (racion 50) (kcal 925) (proteinas 0) (grasas 94,5) (hidratos 0) (desayuno si) (almuerzo si) (comida si) (merienda si) (cena no))" calcext:value-type="string">
            <text:p>(alimento (id 336) (nombre manteca-de-cacao) (grupo 7) (tipo energeticos) (racion 50) (kcal 925) (proteinas 0) (grasas 94,5) (hidratos 0) (desayuno si) (almuerzo si) (comida si) (merienda si) (cena no))</text:p>
          </table:table-cell>
          <table:table-cell table:formula="of:=SUBSTITUTE([.S346];&quot;,&quot;;&quot;.&quot;)" office:value-type="string" office:string-value="(alimento (id 336) (nombre manteca-de-cacao) (grupo 7) (tipo energeticos) (racion 50) (kcal 925) (proteinas 0) (grasas 94.5) (hidratos 0) (desayuno si) (almuerzo si) (comida si) (merienda si) (cena no))" calcext:value-type="string">
            <text:p>(alimento (id 336) (nombre manteca-de-cacao) (grupo 7) (tipo energeticos) (racion 5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office:value-type="float" office:value="270" calcext:value-type="float">
            <text:p>270</text:p>
          </table:table-cell>
          <table:table-cell table:style-name="ce2" table:formula="of:=[.H347]*[.I347]/100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7];&quot;) (nombre &quot;;[.R347];&quot;) (grupo &quot;;[.D347];&quot;) (tipo &quot;;[.E347];&quot;) (racion &quot;;[.H347];&quot;) (kcal &quot;;[.I347];&quot;) (proteinas &quot;;[.J347];&quot;) (grasas &quot;;[.K347];&quot;) (hidratos &quot;;[.L347];&quot;) (desayuno &quot;;[.M347];&quot;) (almuerzo &quot;;[.N347];&quot;) (comida &quot;;[.O347];&quot;) (merienda &quot;;[.P347];&quot;) (cena &quot;;[.Q347];&quot;))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  <table:table-cell table:formula="of:=SUBSTITUTE([.S347];&quot;,&quot;;&quot;.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office:value-type="float" office:value="360" calcext:value-type="float">
            <text:p>360</text:p>
          </table:table-cell>
          <table:table-cell table:style-name="ce2" table:formula="of:=[.H348]*[.I348]/100" office:value-type="float" office:value="360" calcext:value-type="float">
            <text:p>3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8];&quot;) (nombre &quot;;[.R348];&quot;) (grupo &quot;;[.D348];&quot;) (tipo &quot;;[.E348];&quot;) (racion &quot;;[.H348];&quot;) (kcal &quot;;[.I348];&quot;) (proteinas &quot;;[.J348];&quot;) (grasas &quot;;[.K348];&quot;) (hidratos &quot;;[.L348];&quot;) (desayuno &quot;;[.M348];&quot;) (almuerzo &quot;;[.N348];&quot;) (comida &quot;;[.O348];&quot;) (merienda &quot;;[.P348];&quot;) (cena &quot;;[.Q348];&quot;))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  <table:table-cell table:formula="of:=SUBSTITUTE([.S348];&quot;,&quot;;&quot;.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office:value-type="float" office:value="405" calcext:value-type="float">
            <text:p>405</text:p>
          </table:table-cell>
          <table:table-cell table:style-name="ce2" table:formula="of:=[.H349]*[.I349]/100" office:value-type="float" office:value="405" calcext:value-type="float">
            <text:p>4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9];&quot;) (nombre &quot;;[.R349];&quot;) (grupo &quot;;[.D349];&quot;) (tipo &quot;;[.E349];&quot;) (racion &quot;;[.H349];&quot;) (kcal &quot;;[.I349];&quot;) (proteinas &quot;;[.J349];&quot;) (grasas &quot;;[.K349];&quot;) (hidratos &quot;;[.L349];&quot;) (desayuno &quot;;[.M349];&quot;) (almuerzo &quot;;[.N349];&quot;) (comida &quot;;[.O349];&quot;) (merienda &quot;;[.P349];&quot;) (cena &quot;;[.Q349];&quot;))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  <table:table-cell table:formula="of:=SUBSTITUTE([.S349];&quot;,&quot;;&quot;.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office:value-type="float" office:value="450" calcext:value-type="float">
            <text:p>450</text:p>
          </table:table-cell>
          <table:table-cell table:style-name="ce2" table:formula="of:=[.H350]*[.I350]/100" office:value-type="float" office:value="450" calcext:value-type="float">
            <text:p>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0];&quot;) (nombre &quot;;[.R350];&quot;) (grupo &quot;;[.D350];&quot;) (tipo &quot;;[.E350];&quot;) (racion &quot;;[.H350];&quot;) (kcal &quot;;[.I350];&quot;) (proteinas &quot;;[.J350];&quot;) (grasas &quot;;[.K350];&quot;) (hidratos &quot;;[.L350];&quot;) (desayuno &quot;;[.M350];&quot;) (almuerzo &quot;;[.N350];&quot;) (comida &quot;;[.O350];&quot;) (merienda &quot;;[.P350];&quot;) (cena &quot;;[.Q350];&quot;))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  <table:table-cell table:formula="of:=SUBSTITUTE([.S350];&quot;,&quot;;&quot;.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office:value-type="float" office:value="540" calcext:value-type="float">
            <text:p>540</text:p>
          </table:table-cell>
          <table:table-cell table:style-name="ce2" table:formula="of:=[.H351]*[.I351]/100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1];&quot;) (nombre &quot;;[.R351];&quot;) (grupo &quot;;[.D351];&quot;) (tipo &quot;;[.E351];&quot;) (racion &quot;;[.H351];&quot;) (kcal &quot;;[.I351];&quot;) (proteinas &quot;;[.J351];&quot;) (grasas &quot;;[.K351];&quot;) (hidratos &quot;;[.L351];&quot;) (desayuno &quot;;[.M351];&quot;) (almuerzo &quot;;[.N351];&quot;) (comida &quot;;[.O351];&quot;) (merienda &quot;;[.P351];&quot;) (cena &quot;;[.Q351];&quot;))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  <table:table-cell table:formula="of:=SUBSTITUTE([.S351];&quot;,&quot;;&quot;.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ttp://www.mujerdeelite.com/guia_de_alimentos/73/jamon-cocido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ttps://www.infermeravirtual.com/files/media/file/645/raciones%20recomendadas%20para%20adultos.pdf?1362135959</text:p>
          </table:table-cell>
          <table:table-cell table:number-columns-repeated="18"/>
        </table:table-row>
        <table:table-row table:style-name="ro1" table:number-rows-repeated="10482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12"/>
        <table:table-row table:style-name="ro1">
          <table:table-cell table:style-name="ce7" office:value-type="string" calcext:value-type="string">
            <text:p>Proteínas (g) / 100 g alimento</text:p>
          </table:table-cell>
          <table:table-cell table:style-name="ce7" office:value-type="string" calcext:value-type="string">
            <text:p>Grasas</text:p>
          </table:table-cell>
          <table:table-cell table:style-name="ce9" office:value-type="string" calcext:value-type="string">
            <text:p>Hidratos (g) / 100g alimento</text:p>
          </table:table-cell>
        </table:table-row>
        <table:table-row table:style-name="ro1"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0</text:p>
          </table:table-cell>
        </table:table-row>
        <table:table-row table:style-name="ro1"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0</text:p>
          </table:table-cell>
        </table:table-row>
        <table:table-row table:style-name="ro1"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0</text:p>
          </table:table-cell>
        </table:table-row>
        <table:table-row table:style-name="ro1"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.0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0</text:p>
          </table:table-cell>
        </table:table-row>
        <table:table-row table:style-name="ro1"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0</text:p>
          </table:table-cell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0</text:p>
          </table:table-cell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0</text:p>
          </table:table-cell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.00</text:p>
          </table:table-cell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0</text:p>
          </table:table-cell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0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0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0</text:p>
          </table:table-cell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2" calcext:value-type="float">
            <text:p>3.2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.9" calcext:value-type="float">
            <text:p>6.9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27.9" calcext:value-type="float">
            <text:p>27.9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7.5" calcext:value-type="float">
            <text:p>47.5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0</text:p>
          </table:table-cell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0</text:p>
          </table:table-cell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10" office:value-type="float" office:value="18" calcext:value-type="float">
            <text:p>18.00</text:p>
          </table:table-cell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9" table:default-cell-style-name="ce4"/>
        <table:table-column table:style-name="co9" table:default-cell-style-name="ce2"/>
        <table:table-column table:style-name="co9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=</text:p>
          </table:table-cell>
        </table:table-row>
      </table:table>
      <table:named-expressions/>
      <table:database-ranges>
        <table:database-range table:name="__Anonymous_Sheet_DB__0" table:target-range-address="Hoja1.A342:Hoja1.AMJ34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09:40:45.4381906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Martín</meta:initial-creator>
    <meta:creation-date>2016-11-16T21:49:13.706089260</meta:creation-date>
    <dc:date>2017-01-10T13:00:28.960092985</dc:date>
    <dc:creator>Miguel Martín</dc:creator>
    <meta:editing-duration>P25DT9H30M5S</meta:editing-duration>
    <meta:editing-cycles>39</meta:editing-cycles>
    <meta:generator>LibreOffice/4.3.3.2$Linux_X86_64 LibreOffice_project/430m0$Build-2</meta:generator>
    <meta:document-statistic meta:table-count="4" meta:cell-count="7276" meta:object-count="0"/>
  </office:meta>
</office:document-meta>
</file>